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73mm"/>
    </style:style>
    <style:style style:name="co2" style:family="table-column">
      <style:table-column-properties fo:break-before="auto" style:column-width="14.32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3.76mm"/>
    </style:style>
    <style:style style:name="co9" style:family="table-column">
      <style:table-column-properties fo:break-before="auto" style:column-width="14.61mm"/>
    </style:style>
    <style:style style:name="co10" style:family="table-column">
      <style:table-column-properties fo:break-before="auto" style:column-width="22.0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7" style:family="table-cell" style:parent-style-name="Default" style:data-style-name="N3"/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shapes>
          <draw:frame draw:z-index="0" draw:style-name="gr1" draw:text-style-name="P1" svg:width="161.42mm" svg:height="89.66mm" svg:x="51.22mm" svg:y="0.19mm">
            <draw:object draw:notify-on-update-of-ranges="Tabelle1.B4:Tabelle1.B20 Tabelle1.C3:Tabelle1.C3 Tabelle1.C4:Tabelle1.C20 Tabelle1.D3:Tabelle1.D3 Tabelle1.D4:Tabelle1.D20 Tabelle1.E3:Tabelle1.E3 Tabelle1.E4:Tabelle1.E20 Tabelle1.F3:Tabelle1.F3 Tabelle1.F4:Tabelle1.F20 Tabelle1.G3:Tabelle1.G3 Tabelle1.G4:Tabelle1.G20 Tabelle1.H3:Tabelle1.H3 Tabelle1.H4:Tabelle1.H20 Tabelle1.I3:Tabelle1.I3 Tabelle1.I4:Tabelle1.I20 Tabelle1.J3:Tabelle1.J3 Tabelle1.J4:Tabelle1.J20 Tabelle1.K3:Tabelle1.K3 Tabelle1.K4:Tabelle1.K20 Tabelle1.L3:Tabelle1.L3 Tabelle1.L4:Tabelle1.L20 Tabelle1.M3:Tabelle1.M3 Tabelle1.M4:Tabelle1.M20 Tabelle1.N3:Tabelle1.N3 Tabelle1.N4:Tabelle1.N20 Tabelle1.O3:Tabelle1.O3 Tabelle1.O4:Tabelle1.O20 Tabelle1.P3:Tabelle1.P3 Tabelle1.P4:Tabelle1.P20 Tabelle1.Q3:Tabelle1.Q3 Tabelle1.Q4:Tabelle1.Q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05mm" svg:x="179.99mm" svg:y="89.06mm">
            <draw:object draw:notify-on-update-of-ranges="Tabelle1.B24:Tabelle1.B36 Tabelle1.C23:Tabelle1.C23 Tabelle1.C24:Tabelle1.C36 Tabelle1.D23:Tabelle1.D23 Tabelle1.D24:Tabelle1.D36 Tabelle1.E23:Tabelle1.E23 Tabelle1.E24:Tabelle1.E36 Tabelle1.F23:Tabelle1.F23 Tabelle1.F24:Tabelle1.F36 Tabelle1.G23:Tabelle1.G23 Tabelle1.G24:Tabelle1.G36 Tabelle1.H23:Tabelle1.H23 Tabelle1.H24:Tabelle1.H36 Tabelle1.I23:Tabelle1.I23 Tabelle1.I24:Tabelle1.I36 Tabelle1.J23:Tabelle1.J23 Tabelle1.J24:Tabelle1.J36 Tabelle1.K23:Tabelle1.K23 Tabelle1.K24:Tabelle1.K36 Tabelle1.L23:Tabelle1.L23 Tabelle1.L24:Tabelle1.L36 Tabelle1.M23:Tabelle1.M23 Tabelle1.M24:Tabelle1.M36 Tabelle1.N23:Tabelle1.N23 Tabelle1.N24:Tabelle1.N36 Tabelle1.O23:Tabelle1.O23 Tabelle1.O24:Tabelle1.O36 Tabelle1.P23:Tabelle1.P23 Tabelle1.P24:Tabelle1.P36 Tabelle1.Q23:Tabelle1.Q23 Tabelle1.Q24:Tabelle1.Q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6mm" svg:x="60.17mm" svg:y="148.18mm">
            <draw:object draw:notify-on-update-of-ranges="Tabelle1.B40:Tabelle1.B48 Tabelle1.C39:Tabelle1.C39 Tabelle1.C40:Tabelle1.C48 Tabelle1.D39:Tabelle1.D39 Tabelle1.D40:Tabelle1.D48 Tabelle1.E39:Tabelle1.E39 Tabelle1.E40:Tabelle1.E48 Tabelle1.F39:Tabelle1.F39 Tabelle1.F40:Tabelle1.F48 Tabelle1.G39:Tabelle1.G39 Tabelle1.G40:Tabelle1.G48 Tabelle1.H39:Tabelle1.H39 Tabelle1.H40:Tabelle1.H48 Tabelle1.I39:Tabelle1.I39 Tabelle1.I40:Tabelle1.I48 Tabelle1.J39:Tabelle1.J39 Tabelle1.J40:Tabelle1.J48 Tabelle1.K39:Tabelle1.K39 Tabelle1.K40:Tabelle1.K48 Tabelle1.L39:Tabelle1.L39 Tabelle1.L40:Tabelle1.L48 Tabelle1.M39:Tabelle1.M39 Tabelle1.M40:Tabelle1.M48 Tabelle1.N39:Tabelle1.N39 Tabelle1.N40:Tabelle1.N48 Tabelle1.O39:Tabelle1.O39 Tabelle1.O40:Tabelle1.O48 Tabelle1.P39:Tabelle1.P39 Tabelle1.P40:Tabelle1.P48 Tabelle1.Q39:Tabelle1.Q39 Tabelle1.Q40:Tabelle1.Q4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04.98mm" svg:y="215.31mm">
            <draw:object draw:notify-on-update-of-ranges="Tabelle1.B52:Tabelle1.B64 Tabelle1.C51:Tabelle1.C51 Tabelle1.C52:Tabelle1.C64 Tabelle1.D51:Tabelle1.D51 Tabelle1.D52:Tabelle1.D64 Tabelle1.E51:Tabelle1.E51 Tabelle1.E52:Tabelle1.E64 Tabelle1.F51:Tabelle1.F51 Tabelle1.F52:Tabelle1.F64 Tabelle1.G51:Tabelle1.G51 Tabelle1.G52:Tabelle1.G64 Tabelle1.H51:Tabelle1.H51 Tabelle1.H52:Tabelle1.H64 Tabelle1.I51:Tabelle1.I51 Tabelle1.I52:Tabelle1.I64 Tabelle1.J51:Tabelle1.J51 Tabelle1.J52:Tabelle1.J64 Tabelle1.K51:Tabelle1.K51 Tabelle1.K52:Tabelle1.K64 Tabelle1.L51:Tabelle1.L51 Tabelle1.L52:Tabelle1.L64 Tabelle1.M51:Tabelle1.M51 Tabelle1.M52:Tabelle1.M64 Tabelle1.N51:Tabelle1.N51 Tabelle1.N52:Tabelle1.N64 Tabelle1.O51:Tabelle1.O51 Tabelle1.O52:Tabelle1.O64 Tabelle1.P51:Tabelle1.P51 Tabelle1.P52:Tabelle1.P64 Tabelle1.Q51:Tabelle1.Q51 Tabelle1.Q52:Tabelle1.Q6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52.89mm" svg:y="293.42mm">
            <draw:object draw:notify-on-update-of-ranges="Tabelle1.B68:Tabelle1.B78 Tabelle1.C67:Tabelle1.C67 Tabelle1.C68:Tabelle1.C78 Tabelle1.D67:Tabelle1.D67 Tabelle1.D68:Tabelle1.D78 Tabelle1.E67:Tabelle1.E67 Tabelle1.E68:Tabelle1.E78 Tabelle1.F67:Tabelle1.F67 Tabelle1.F68:Tabelle1.F78 Tabelle1.G67:Tabelle1.G67 Tabelle1.G68:Tabelle1.G78 Tabelle1.H67:Tabelle1.H67 Tabelle1.H68:Tabelle1.H78 Tabelle1.I67:Tabelle1.I67 Tabelle1.I68:Tabelle1.I78 Tabelle1.J67:Tabelle1.J67 Tabelle1.J68:Tabelle1.J78 Tabelle1.K67:Tabelle1.K67 Tabelle1.K68:Tabelle1.K78 Tabelle1.L67:Tabelle1.L67 Tabelle1.L68:Tabelle1.L78 Tabelle1.M67:Tabelle1.M67 Tabelle1.M68:Tabelle1.M78 Tabelle1.N67:Tabelle1.N67 Tabelle1.N68:Tabelle1.N78 Tabelle1.O67:Tabelle1.O67 Tabelle1.O68:Tabelle1.O78 Tabelle1.P67:Tabelle1.P67 Tabelle1.P68:Tabelle1.P78 Tabelle1.Q67:Tabelle1.Q67 Tabelle1.Q68:Tabelle1.Q7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204.56mm" svg:y="381.64mm">
            <draw:object draw:notify-on-update-of-ranges="Tabelle1.B82:Tabelle1.B98 Tabelle1.C81:Tabelle1.C81 Tabelle1.C82:Tabelle1.C98 Tabelle1.D81:Tabelle1.D81 Tabelle1.D82:Tabelle1.D98 Tabelle1.E81:Tabelle1.E81 Tabelle1.E82:Tabelle1.E98 Tabelle1.F81:Tabelle1.F81 Tabelle1.F82:Tabelle1.F98 Tabelle1.G81:Tabelle1.G81 Tabelle1.G82:Tabelle1.G98 Tabelle1.H81:Tabelle1.H81 Tabelle1.H82:Tabelle1.H98 Tabelle1.I81:Tabelle1.I81 Tabelle1.I82:Tabelle1.I98 Tabelle1.J81:Tabelle1.J81 Tabelle1.J82:Tabelle1.J98 Tabelle1.K81:Tabelle1.K81 Tabelle1.K82:Tabelle1.K98 Tabelle1.L81:Tabelle1.L81 Tabelle1.L82:Tabelle1.L98 Tabelle1.M81:Tabelle1.M81 Tabelle1.M82:Tabelle1.M98 Tabelle1.N81:Tabelle1.N81 Tabelle1.N82:Tabelle1.N98 Tabelle1.O81:Tabelle1.O81 Tabelle1.O82:Tabelle1.O98 Tabelle1.P81:Tabelle1.P81 Tabelle1.P82:Tabelle1.P98 Tabelle1.Q81:Tabelle1.Q81 Tabelle1.Q82:Tabelle1.Q9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5mm" svg:height="90.06mm" svg:x="104.54mm" svg:y="481.27mm">
            <draw:object draw:notify-on-update-of-ranges="Tabelle1.B102:Tabelle1.B110 Tabelle1.C101:Tabelle1.C101 Tabelle1.C102:Tabelle1.C110 Tabelle1.D101:Tabelle1.D101 Tabelle1.D102:Tabelle1.D110 Tabelle1.E101:Tabelle1.E101 Tabelle1.E102:Tabelle1.E110 Tabelle1.F101:Tabelle1.F101 Tabelle1.F102:Tabelle1.F110 Tabelle1.G101:Tabelle1.G101 Tabelle1.G102:Tabelle1.G110 Tabelle1.H101:Tabelle1.H101 Tabelle1.H102:Tabelle1.H110 Tabelle1.I101:Tabelle1.I101 Tabelle1.I102:Tabelle1.I110 Tabelle1.J101:Tabelle1.J101 Tabelle1.J102:Tabelle1.J110 Tabelle1.K101:Tabelle1.K101 Tabelle1.K102:Tabelle1.K110 Tabelle1.L101:Tabelle1.L101 Tabelle1.L102:Tabelle1.L110 Tabelle1.M101:Tabelle1.M101 Tabelle1.M102:Tabelle1.M110 Tabelle1.N101:Tabelle1.N101 Tabelle1.N102:Tabelle1.N110 Tabelle1.O101:Tabelle1.O101 Tabelle1.O102:Tabelle1.O110 Tabelle1.P101:Tabelle1.P101 Tabelle1.P102:Tabelle1.P110 Tabelle1.Q101:Tabelle1.Q101 Tabelle1.Q102:Tabelle1.Q11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6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" table:default-cell-style-name="ce2"/>
        <table:table-column table:style-name="co10" table:number-columns-repeated="995" table:default-cell-style-name="ce2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Same Image</text:p>
          </table:table-cell>
          <table:table-cell table:style-name="ce5"/>
          <table:table-cell table:number-columns-repeated="7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05"/>
          <table:table-cell table:style-name="ce8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tation</text:p>
          </table:table-cell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1°</text:p>
          </table:table-cell>
          <table:table-cell office:value-type="float" office:value="0.990291176014" calcext:value-type="float">
            <text:p>0.990291176</text:p>
          </table:table-cell>
          <table:table-cell office:value-type="float" office:value="0.980769061822" calcext:value-type="float">
            <text:p>0.9807690618</text:p>
          </table:table-cell>
          <table:table-cell office:value-type="float" office:value="0.93585043405" calcext:value-type="float">
            <text:p>0.9358504341</text:p>
          </table:table-cell>
          <table:table-cell office:value-type="float" office:value="0.98251735156" calcext:value-type="float">
            <text:p>0.9825173516</text:p>
          </table:table-cell>
          <table:table-cell office:value-type="float" office:value="0.965589202645" calcext:value-type="float">
            <text:p>0.9655892026</text:p>
          </table:table-cell>
          <table:table-cell office:value-type="float" office:value="0.901072069782" calcext:value-type="float">
            <text:p>0.9010720698</text:p>
          </table:table-cell>
          <table:table-cell office:value-type="float" office:value="0.995844144324" calcext:value-type="float">
            <text:p>0.9958441443</text:p>
          </table:table-cell>
          <table:table-cell office:value-type="float" office:value="0.00223260328236872" calcext:value-type="float">
            <text:p>0.0022326033</text:p>
          </table:table-cell>
          <table:table-cell office:value-type="float" office:value="0.0334615464148" calcext:value-type="float">
            <text:p>0.0334615464</text:p>
          </table:table-cell>
          <table:table-cell office:value-type="float" office:value="0.994423858049" calcext:value-type="float">
            <text:p>0.994423858</text:p>
          </table:table-cell>
          <table:table-cell office:value-type="float" office:value="0.87727701005" calcext:value-type="float">
            <text:p>0.8772770101</text:p>
          </table:table-cell>
          <table:table-cell office:value-type="float" office:value="0.986192701478" calcext:value-type="float">
            <text:p>0.9861927015</text:p>
          </table:table-cell>
          <table:table-cell office:value-type="float" office:value="0.990291176014" calcext:value-type="float">
            <text:p>0.990291176</text:p>
          </table:table-cell>
          <table:table-cell office:value-type="float" office:value="0.982488" calcext:value-type="float">
            <text:p>0.982488</text:p>
          </table:table-cell>
          <table:table-cell office:value-type="float" office:value="0.12272298995" calcext:value-type="float">
            <text:p>0.12272299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2°</text:p>
          </table:table-cell>
          <table:table-cell office:value-type="float" office:value="0.982334992061" calcext:value-type="float">
            <text:p>0.9823349921</text:p>
          </table:table-cell>
          <table:table-cell office:value-type="float" office:value="0.965283255686" calcext:value-type="float">
            <text:p>0.9652832557</text:p>
          </table:table-cell>
          <table:table-cell office:value-type="float" office:value="0.896729246343" calcext:value-type="float">
            <text:p>0.8967292463</text:p>
          </table:table-cell>
          <table:table-cell office:value-type="float" office:value="0.968187551725" calcext:value-type="float">
            <text:p>0.9681875517</text:p>
          </table:table-cell>
          <table:table-cell office:value-type="float" office:value="1.00754030146" calcext:value-type="float">
            <text:p>1.0075403015</text:p>
          </table:table-cell>
          <table:table-cell office:value-type="float" office:value="0.819936560788" calcext:value-type="float">
            <text:p>0.8199365608</text:p>
          </table:table-cell>
          <table:table-cell office:value-type="float" office:value="0.995884226119" calcext:value-type="float">
            <text:p>0.9958842261</text:p>
          </table:table-cell>
          <table:table-cell office:value-type="float" office:value="0.00231570379090603" calcext:value-type="float">
            <text:p>0.0023157038</text:p>
          </table:table-cell>
          <table:table-cell office:value-type="float" office:value="-0.0141622547063" calcext:value-type="float">
            <text:p>-0.0141622547</text:p>
          </table:table-cell>
          <table:table-cell office:value-type="float" office:value="0.986394769891" calcext:value-type="float">
            <text:p>0.9863947699</text:p>
          </table:table-cell>
          <table:table-cell office:value-type="float" office:value="0.807063722794" calcext:value-type="float">
            <text:p>0.8070637228</text:p>
          </table:table-cell>
          <table:table-cell office:value-type="float" office:value="0.978308495508" calcext:value-type="float">
            <text:p>0.9783084955</text:p>
          </table:table-cell>
          <table:table-cell office:value-type="float" office:value="0.982334992061" calcext:value-type="float">
            <text:p>0.9823349921</text:p>
          </table:table-cell>
          <table:table-cell office:value-type="float" office:value="0.968136" calcext:value-type="float">
            <text:p>0.968136</text:p>
          </table:table-cell>
          <table:table-cell office:value-type="float" office:value="0.192936277206" calcext:value-type="float">
            <text:p>0.1929362772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3°</text:p>
          </table:table-cell>
          <table:table-cell office:value-type="float" office:value="0.975051892065" calcext:value-type="float">
            <text:p>0.9750518921</text:p>
          </table:table-cell>
          <table:table-cell office:value-type="float" office:value="0.951318300425" calcext:value-type="float">
            <text:p>0.9513183004</text:p>
          </table:table-cell>
          <table:table-cell office:value-type="float" office:value="0.860774371362" calcext:value-type="float">
            <text:p>0.8607743714</text:p>
          </table:table-cell>
          <table:table-cell office:value-type="float" office:value="0.955074550524" calcext:value-type="float">
            <text:p>0.9550745505</text:p>
          </table:table-cell>
          <table:table-cell office:value-type="float" office:value="1.05148915943" calcext:value-type="float">
            <text:p>1.0514891594</text:p>
          </table:table-cell>
          <table:table-cell office:value-type="float" office:value="0.745760426905" calcext:value-type="float">
            <text:p>0.7457604269</text:p>
          </table:table-cell>
          <table:table-cell office:value-type="float" office:value="0.995857505278" calcext:value-type="float">
            <text:p>0.9958575053</text:p>
          </table:table-cell>
          <table:table-cell office:value-type="float" office:value="0.00243263598982362" calcext:value-type="float">
            <text:p>0.002432636</text:p>
          </table:table-cell>
          <table:table-cell office:value-type="float" office:value="0.00962772481577" calcext:value-type="float">
            <text:p>0.0096277248</text:p>
          </table:table-cell>
          <table:table-cell office:value-type="float" office:value="0.979107841129" calcext:value-type="float">
            <text:p>0.9791078411</text:p>
          </table:table-cell>
          <table:table-cell office:value-type="float" office:value="0.742440901594" calcext:value-type="float">
            <text:p>0.7424409016</text:p>
          </table:table-cell>
          <table:table-cell office:value-type="float" office:value="0.971029407867" calcext:value-type="float">
            <text:p>0.9710294079</text:p>
          </table:table-cell>
          <table:table-cell office:value-type="float" office:value="0.975051892065" calcext:value-type="float">
            <text:p>0.9750518921</text:p>
          </table:table-cell>
          <table:table-cell office:value-type="float" office:value="0.955" calcext:value-type="float">
            <text:p>0.955</text:p>
          </table:table-cell>
          <table:table-cell office:value-type="float" office:value="0.257559098406" calcext:value-type="float">
            <text:p>0.2575590984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4°</text:p>
          </table:table-cell>
          <table:table-cell office:value-type="float" office:value="0.969124700905" calcext:value-type="float">
            <text:p>0.9691247009</text:p>
          </table:table-cell>
          <table:table-cell office:value-type="float" office:value="0.9400988672" calcext:value-type="float">
            <text:p>0.9400988672</text:p>
          </table:table-cell>
          <table:table-cell office:value-type="float" office:value="0.831576076788" calcext:value-type="float">
            <text:p>0.8315760768</text:p>
          </table:table-cell>
          <table:table-cell office:value-type="float" office:value="0.944399002897" calcext:value-type="float">
            <text:p>0.9443990029</text:p>
          </table:table-cell>
          <table:table-cell office:value-type="float" office:value="1.03225828023" calcext:value-type="float">
            <text:p>1.0322582802</text:p>
          </table:table-cell>
          <table:table-cell office:value-type="float" office:value="0.685313053934" calcext:value-type="float">
            <text:p>0.6853130539</text:p>
          </table:table-cell>
          <table:table-cell office:value-type="float" office:value="0.995873092608" calcext:value-type="float">
            <text:p>0.9958730926</text:p>
          </table:table-cell>
          <table:table-cell office:value-type="float" office:value="0.00262632110518204" calcext:value-type="float">
            <text:p>0.0026263211</text:p>
          </table:table-cell>
          <table:table-cell office:value-type="float" office:value="0.0244392706396" calcext:value-type="float">
            <text:p>0.0244392706</text:p>
          </table:table-cell>
          <table:table-cell office:value-type="float" office:value="0.973140762711" calcext:value-type="float">
            <text:p>0.9731407627</text:p>
          </table:table-cell>
          <table:table-cell office:value-type="float" office:value="0.690011390864" calcext:value-type="float">
            <text:p>0.6900113909</text:p>
          </table:table-cell>
          <table:table-cell office:value-type="float" office:value="0.965141650692" calcext:value-type="float">
            <text:p>0.9651416507</text:p>
          </table:table-cell>
          <table:table-cell office:value-type="float" office:value="0.969124700905" calcext:value-type="float">
            <text:p>0.9691247009</text:p>
          </table:table-cell>
          <table:table-cell office:value-type="float" office:value="0.944308" calcext:value-type="float">
            <text:p>0.944308</text:p>
          </table:table-cell>
          <table:table-cell office:value-type="float" office:value="0.309988609136" calcext:value-type="float">
            <text:p>0.3099886091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5°</text:p>
          </table:table-cell>
          <table:table-cell office:value-type="float" office:value="0.964305991732" calcext:value-type="float">
            <text:p>0.9643059917</text:p>
          </table:table-cell>
          <table:table-cell office:value-type="float" office:value="0.931072289724" calcext:value-type="float">
            <text:p>0.9310722897</text:p>
          </table:table-cell>
          <table:table-cell office:value-type="float" office:value="0.807738855647" calcext:value-type="float">
            <text:p>0.8077388556</text:p>
          </table:table-cell>
          <table:table-cell office:value-type="float" office:value="0.93574064236" calcext:value-type="float">
            <text:p>0.9357406424</text:p>
          </table:table-cell>
          <table:table-cell office:value-type="float" office:value="1.01697556013" calcext:value-type="float">
            <text:p>1.0169755601</text:p>
          </table:table-cell>
          <table:table-cell office:value-type="float" office:value="0.636607230066" calcext:value-type="float">
            <text:p>0.6366072301</text:p>
          </table:table-cell>
          <table:table-cell office:value-type="float" office:value="0.99575060769" calcext:value-type="float">
            <text:p>0.9957506077</text:p>
          </table:table-cell>
          <table:table-cell office:value-type="float" office:value="0.0029427282972558" calcext:value-type="float">
            <text:p>0.0029427283</text:p>
          </table:table-cell>
          <table:table-cell office:value-type="float" office:value="0.0386137249027" calcext:value-type="float">
            <text:p>0.0386137249</text:p>
          </table:table-cell>
          <table:table-cell office:value-type="float" office:value="0.968421193304" calcext:value-type="float">
            <text:p>0.9684211933</text:p>
          </table:table-cell>
          <table:table-cell office:value-type="float" office:value="0.64705651799" calcext:value-type="float">
            <text:p>0.647056518</text:p>
          </table:table-cell>
          <table:table-cell office:value-type="float" office:value="0.960225616381" calcext:value-type="float">
            <text:p>0.9602256164</text:p>
          </table:table-cell>
          <table:table-cell office:value-type="float" office:value="0.964305991732" calcext:value-type="float">
            <text:p>0.9643059917</text:p>
          </table:table-cell>
          <table:table-cell office:value-type="float" office:value="0.935624" calcext:value-type="float">
            <text:p>0.935624</text:p>
          </table:table-cell>
          <table:table-cell office:value-type="float" office:value="0.35294348201" calcext:value-type="float">
            <text:p>0.352943482</text:p>
          </table:table-cell>
          <table:table-cell table:number-columns-repeated="8"/>
          <table:table-cell table:style-name="ce7"/>
          <table:table-cell table:number-columns-repeated="998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10°</text:p>
          </table:table-cell>
          <table:table-cell office:value-type="float" office:value="0.95411427849" calcext:value-type="float">
            <text:p>0.9541142785</text:p>
          </table:table-cell>
          <table:table-cell office:value-type="float" office:value="0.912254808406" calcext:value-type="float">
            <text:p>0.9122548084</text:p>
          </table:table-cell>
          <table:table-cell office:value-type="float" office:value="0.757596635357" calcext:value-type="float">
            <text:p>0.7575966354</text:p>
          </table:table-cell>
          <table:table-cell office:value-type="float" office:value="0.917395817811" calcext:value-type="float">
            <text:p>0.9173958178</text:p>
          </table:table-cell>
          <table:table-cell office:value-type="float" office:value="0.98562400704" calcext:value-type="float">
            <text:p>0.985624007</text:p>
          </table:table-cell>
          <table:table-cell office:value-type="float" office:value="0.532914138807" calcext:value-type="float">
            <text:p>0.5329141388</text:p>
          </table:table-cell>
          <table:table-cell office:value-type="float" office:value="0.995735016556" calcext:value-type="float">
            <text:p>0.9957350166</text:p>
          </table:table-cell>
          <table:table-cell office:value-type="float" office:value="0.00418015713091181" calcext:value-type="float">
            <text:p>0.0041801571</text:p>
          </table:table-cell>
          <table:table-cell office:value-type="float" office:value="0.0673764297751" calcext:value-type="float">
            <text:p>0.0673764298</text:p>
          </table:table-cell>
          <table:table-cell office:value-type="float" office:value="0.958200989848" calcext:value-type="float">
            <text:p>0.9582009898</text:p>
          </table:table-cell>
          <table:table-cell office:value-type="float" office:value="0.556992280867" calcext:value-type="float">
            <text:p>0.5569922809</text:p>
          </table:table-cell>
          <table:table-cell office:value-type="float" office:value="0.950062278602" calcext:value-type="float">
            <text:p>0.9500622786</text:p>
          </table:table-cell>
          <table:table-cell office:value-type="float" office:value="0.95411427849" calcext:value-type="float">
            <text:p>0.9541142785</text:p>
          </table:table-cell>
          <table:table-cell office:value-type="float" office:value="0.917244" calcext:value-type="float">
            <text:p>0.917244</text:p>
          </table:table-cell>
          <table:table-cell office:value-type="float" office:value="0.443007719133" calcext:value-type="float">
            <text:p>0.44300771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15°</text:p>
          </table:table-cell>
          <table:table-cell office:value-type="float" office:value="0.948119265139" calcext:value-type="float">
            <text:p>0.9481192651</text:p>
          </table:table-cell>
          <table:table-cell office:value-type="float" office:value="0.901356240986" calcext:value-type="float">
            <text:p>0.901356241</text:p>
          </table:table-cell>
          <table:table-cell office:value-type="float" office:value="0.728137604225" calcext:value-type="float">
            <text:p>0.7281376042</text:p>
          </table:table-cell>
          <table:table-cell office:value-type="float" office:value="0.906613694738" calcext:value-type="float">
            <text:p>0.9066136947</text:p>
          </table:table-cell>
          <table:table-cell office:value-type="float" office:value="0.967819268941" calcext:value-type="float">
            <text:p>0.9678192689</text:p>
          </table:table-cell>
          <table:table-cell office:value-type="float" office:value="0.472103806417" calcext:value-type="float">
            <text:p>0.4721038064</text:p>
          </table:table-cell>
          <table:table-cell office:value-type="float" office:value="0.995690467794" calcext:value-type="float">
            <text:p>0.9956904678</text:p>
          </table:table-cell>
          <table:table-cell office:value-type="float" office:value="0.0057420922666684" calcext:value-type="float">
            <text:p>0.0057420923</text:p>
          </table:table-cell>
          <table:table-cell office:value-type="float" office:value="0.0834108679363" calcext:value-type="float">
            <text:p>0.0834108679</text:p>
          </table:table-cell>
          <table:table-cell office:value-type="float" office:value="0.952222900396" calcext:value-type="float">
            <text:p>0.9522229004</text:p>
          </table:table-cell>
          <table:table-cell office:value-type="float" office:value="0.504052308054" calcext:value-type="float">
            <text:p>0.5040523081</text:p>
          </table:table-cell>
          <table:table-cell office:value-type="float" office:value="0.944050847607" calcext:value-type="float">
            <text:p>0.9440508476</text:p>
          </table:table-cell>
          <table:table-cell office:value-type="float" office:value="0.948119265139" calcext:value-type="float">
            <text:p>0.9481192651</text:p>
          </table:table-cell>
          <table:table-cell office:value-type="float" office:value="0.906436" calcext:value-type="float">
            <text:p>0.906436</text:p>
          </table:table-cell>
          <table:table-cell office:value-type="float" office:value="0.495947691946" calcext:value-type="float">
            <text:p>0.49594769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20°</text:p>
          </table:table-cell>
          <table:table-cell office:value-type="float" office:value="0.943691705881" calcext:value-type="float">
            <text:p>0.9436917059</text:p>
          </table:table-cell>
          <table:table-cell office:value-type="float" office:value="0.893386628822" calcext:value-type="float">
            <text:p>0.8933866288</text:p>
          </table:table-cell>
          <table:table-cell office:value-type="float" office:value="0.70617937233" calcext:value-type="float">
            <text:p>0.7061793723</text:p>
          </table:table-cell>
          <table:table-cell office:value-type="float" office:value="0.898596980564" calcext:value-type="float">
            <text:p>0.8985969806</text:p>
          </table:table-cell>
          <table:table-cell office:value-type="float" office:value="0.95493489046" calcext:value-type="float">
            <text:p>0.9549348905</text:p>
          </table:table-cell>
          <table:table-cell office:value-type="float" office:value="0.426059714585" calcext:value-type="float">
            <text:p>0.4260597146</text:p>
          </table:table-cell>
          <table:table-cell office:value-type="float" office:value="0.995879772744" calcext:value-type="float">
            <text:p>0.9958797727</text:p>
          </table:table-cell>
          <table:table-cell office:value-type="float" office:value="0.00745492965465339" calcext:value-type="float">
            <text:p>0.0074549297</text:p>
          </table:table-cell>
          <table:table-cell office:value-type="float" office:value="0.0949889834993" calcext:value-type="float">
            <text:p>0.0949889835</text:p>
          </table:table-cell>
          <table:table-cell office:value-type="float" office:value="0.947596016816" calcext:value-type="float">
            <text:p>0.9475960168</text:p>
          </table:table-cell>
          <table:table-cell office:value-type="float" office:value="0.464762727844" calcext:value-type="float">
            <text:p>0.4647627278</text:p>
          </table:table-cell>
          <table:table-cell office:value-type="float" office:value="0.939819436224" calcext:value-type="float">
            <text:p>0.9398194362</text:p>
          </table:table-cell>
          <table:table-cell office:value-type="float" office:value="0.943691705881" calcext:value-type="float">
            <text:p>0.9436917059</text:p>
          </table:table-cell>
          <table:table-cell office:value-type="float" office:value="0.898432" calcext:value-type="float">
            <text:p>0.898432</text:p>
          </table:table-cell>
          <table:table-cell office:value-type="float" office:value="0.535237272156" calcext:value-type="float">
            <text:p>0.5352372722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1°</text:p>
          </table:table-cell>
          <table:table-cell office:value-type="float" office:value="0.910780517628" calcext:value-type="float">
            <text:p>0.9107805176</text:p>
          </table:table-cell>
          <table:table-cell office:value-type="float" office:value="0.836177218979" calcext:value-type="float">
            <text:p>0.836177219</text:p>
          </table:table-cell>
          <table:table-cell office:value-type="float" office:value="0.93585043405" calcext:value-type="float">
            <text:p>0.9358504341</text:p>
          </table:table-cell>
          <table:table-cell office:value-type="float" office:value="0.98251735156" calcext:value-type="float">
            <text:p>0.9825173516</text:p>
          </table:table-cell>
          <table:table-cell office:value-type="float" office:value="0.965589202645" calcext:value-type="float">
            <text:p>0.9655892026</text:p>
          </table:table-cell>
          <table:table-cell office:value-type="float" office:value="0.901072069782" calcext:value-type="float">
            <text:p>0.9010720698</text:p>
          </table:table-cell>
          <table:table-cell office:value-type="float" office:value="0.96180965967" calcext:value-type="float">
            <text:p>0.9618096597</text:p>
          </table:table-cell>
          <table:table-cell office:value-type="float" office:value="0.0147985034245866" calcext:value-type="float">
            <text:p>0.0147985034</text:p>
          </table:table-cell>
          <table:table-cell office:value-type="float" office:value="0.0334615464148" calcext:value-type="float">
            <text:p>0.0334615464</text:p>
          </table:table-cell>
          <table:table-cell office:value-type="float" office:value="0.87727701005" calcext:value-type="float">
            <text:p>0.8772770101</text:p>
          </table:table-cell>
          <table:table-cell office:value-type="float" office:value="0.994423858049" calcext:value-type="float">
            <text:p>0.994423858</text:p>
          </table:table-cell>
          <table:table-cell office:value-type="float" office:value="0.946944656327" calcext:value-type="float">
            <text:p>0.9469446563</text:p>
          </table:table-cell>
          <table:table-cell office:value-type="float" office:value="0.910780517628" calcext:value-type="float">
            <text:p>0.9107805176</text:p>
          </table:table-cell>
          <table:table-cell office:value-type="float" office:value="0.982488" calcext:value-type="float">
            <text:p>0.982488</text:p>
          </table:table-cell>
          <table:table-cell office:value-type="float" office:value="0.00557614195112" calcext:value-type="float">
            <text:p>0.005576142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2°</text:p>
          </table:table-cell>
          <table:table-cell office:value-type="float" office:value="0.837600913316" calcext:value-type="float">
            <text:p>0.8376009133</text:p>
          </table:table-cell>
          <table:table-cell office:value-type="float" office:value="0.720579466134" calcext:value-type="float">
            <text:p>0.7205794661</text:p>
          </table:table-cell>
          <table:table-cell office:value-type="float" office:value="0.896729246343" calcext:value-type="float">
            <text:p>0.8967292463</text:p>
          </table:table-cell>
          <table:table-cell office:value-type="float" office:value="0.968187551725" calcext:value-type="float">
            <text:p>0.9681875517</text:p>
          </table:table-cell>
          <table:table-cell office:value-type="float" office:value="1.00754030146" calcext:value-type="float">
            <text:p>1.0075403015</text:p>
          </table:table-cell>
          <table:table-cell office:value-type="float" office:value="0.819936560788" calcext:value-type="float">
            <text:p>0.8199365608</text:p>
          </table:table-cell>
          <table:table-cell office:value-type="float" office:value="0.962162602952" calcext:value-type="float">
            <text:p>0.962162603</text:p>
          </table:table-cell>
          <table:table-cell office:value-type="float" office:value="0.0213907256161064" calcext:value-type="float">
            <text:p>0.0213907256</text:p>
          </table:table-cell>
          <table:table-cell office:value-type="float" office:value="-0.0141622547063" calcext:value-type="float">
            <text:p>-0.0141622547</text:p>
          </table:table-cell>
          <table:table-cell office:value-type="float" office:value="0.807063722794" calcext:value-type="float">
            <text:p>0.8070637228</text:p>
          </table:table-cell>
          <table:table-cell office:value-type="float" office:value="0.986394769891" calcext:value-type="float">
            <text:p>0.9863947699</text:p>
          </table:table-cell>
          <table:table-cell office:value-type="float" office:value="0.870539876261" calcext:value-type="float">
            <text:p>0.8705398763</text:p>
          </table:table-cell>
          <table:table-cell office:value-type="float" office:value="0.837600913316" calcext:value-type="float">
            <text:p>0.8376009133</text:p>
          </table:table-cell>
          <table:table-cell office:value-type="float" office:value="0.968136" calcext:value-type="float">
            <text:p>0.968136</text:p>
          </table:table-cell>
          <table:table-cell office:value-type="float" office:value="0.0136052301088" calcext:value-type="float">
            <text:p>0.0136052301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3°</text:p>
          </table:table-cell>
          <table:table-cell office:value-type="float" office:value="0.770707647155" calcext:value-type="float">
            <text:p>0.7707076472</text:p>
          </table:table-cell>
          <table:table-cell office:value-type="float" office:value="0.626952283052" calcext:value-type="float">
            <text:p>0.6269522831</text:p>
          </table:table-cell>
          <table:table-cell office:value-type="float" office:value="0.860774371362" calcext:value-type="float">
            <text:p>0.8607743714</text:p>
          </table:table-cell>
          <table:table-cell office:value-type="float" office:value="0.955074550524" calcext:value-type="float">
            <text:p>0.9550745505</text:p>
          </table:table-cell>
          <table:table-cell office:value-type="float" office:value="1.05148915943" calcext:value-type="float">
            <text:p>1.0514891594</text:p>
          </table:table-cell>
          <table:table-cell office:value-type="float" office:value="0.745760426905" calcext:value-type="float">
            <text:p>0.7457604269</text:p>
          </table:table-cell>
          <table:table-cell office:value-type="float" office:value="0.961927278656" calcext:value-type="float">
            <text:p>0.9619272787</text:p>
          </table:table-cell>
          <table:table-cell office:value-type="float" office:value="0.0286670792333146" calcext:value-type="float">
            <text:p>0.0286670792</text:p>
          </table:table-cell>
          <table:table-cell office:value-type="float" office:value="0.00962772481577" calcext:value-type="float">
            <text:p>0.0096277248</text:p>
          </table:table-cell>
          <table:table-cell office:value-type="float" office:value="0.742440901594" calcext:value-type="float">
            <text:p>0.7424409016</text:p>
          </table:table-cell>
          <table:table-cell office:value-type="float" office:value="0.979107841129" calcext:value-type="float">
            <text:p>0.9791078411</text:p>
          </table:table-cell>
          <table:table-cell office:value-type="float" office:value="0.801211967116" calcext:value-type="float">
            <text:p>0.8012119671</text:p>
          </table:table-cell>
          <table:table-cell office:value-type="float" office:value="0.770707647155" calcext:value-type="float">
            <text:p>0.7707076472</text:p>
          </table:table-cell>
          <table:table-cell office:value-type="float" office:value="0.955" calcext:value-type="float">
            <text:p>0.955</text:p>
          </table:table-cell>
          <table:table-cell office:value-type="float" office:value="0.0208921588713" calcext:value-type="float">
            <text:p>0.0208921589</text:p>
          </table:table-cell>
          <table:table-cell table:number-columns-repeated="7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4°</text:p>
          </table:table-cell>
          <table:table-cell office:value-type="float" office:value="0.716187292333" calcext:value-type="float">
            <text:p>0.7161872923</text:p>
          </table:table-cell>
          <table:table-cell office:value-type="float" office:value="0.55785963798" calcext:value-type="float">
            <text:p>0.557859638</text:p>
          </table:table-cell>
          <table:table-cell office:value-type="float" office:value="0.831576076788" calcext:value-type="float">
            <text:p>0.8315760768</text:p>
          </table:table-cell>
          <table:table-cell office:value-type="float" office:value="0.944399002897" calcext:value-type="float">
            <text:p>0.9443990029</text:p>
          </table:table-cell>
          <table:table-cell office:value-type="float" office:value="1.03225828023" calcext:value-type="float">
            <text:p>1.0322582802</text:p>
          </table:table-cell>
          <table:table-cell office:value-type="float" office:value="0.685313053934" calcext:value-type="float">
            <text:p>0.6853130539</text:p>
          </table:table-cell>
          <table:table-cell office:value-type="float" office:value="0.962064537171" calcext:value-type="float">
            <text:p>0.9620645372</text:p>
          </table:table-cell>
          <table:table-cell office:value-type="float" office:value="0.0363007311156423" calcext:value-type="float">
            <text:p>0.0363007311</text:p>
          </table:table-cell>
          <table:table-cell office:value-type="float" office:value="0.0244392706396" calcext:value-type="float">
            <text:p>0.0244392706</text:p>
          </table:table-cell>
          <table:table-cell office:value-type="float" office:value="0.690011390864" calcext:value-type="float">
            <text:p>0.6900113909</text:p>
          </table:table-cell>
          <table:table-cell office:value-type="float" office:value="0.973140762711" calcext:value-type="float">
            <text:p>0.9731407627</text:p>
          </table:table-cell>
          <table:table-cell office:value-type="float" office:value="0.744427493855" calcext:value-type="float">
            <text:p>0.7444274939</text:p>
          </table:table-cell>
          <table:table-cell office:value-type="float" office:value="0.716187292333" calcext:value-type="float">
            <text:p>0.7161872923</text:p>
          </table:table-cell>
          <table:table-cell office:value-type="float" office:value="0.944308" calcext:value-type="float">
            <text:p>0.944308</text:p>
          </table:table-cell>
          <table:table-cell office:value-type="float" office:value="0.0268592372885" calcext:value-type="float">
            <text:p>0.0268592373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5°</text:p>
          </table:table-cell>
          <table:table-cell office:value-type="float" office:value="0.672300048868" calcext:value-type="float">
            <text:p>0.6723000489</text:p>
          </table:table-cell>
          <table:table-cell office:value-type="float" office:value="0.50636444499" calcext:value-type="float">
            <text:p>0.506364445</text:p>
          </table:table-cell>
          <table:table-cell office:value-type="float" office:value="0.807738855647" calcext:value-type="float">
            <text:p>0.8077388556</text:p>
          </table:table-cell>
          <table:table-cell office:value-type="float" office:value="0.93574064236" calcext:value-type="float">
            <text:p>0.9357406424</text:p>
          </table:table-cell>
          <table:table-cell office:value-type="float" office:value="1.01697556013" calcext:value-type="float">
            <text:p>1.0169755601</text:p>
          </table:table-cell>
          <table:table-cell office:value-type="float" office:value="0.636607230066" calcext:value-type="float">
            <text:p>0.6366072301</text:p>
          </table:table-cell>
          <table:table-cell office:value-type="float" office:value="0.960987131455" calcext:value-type="float">
            <text:p>0.9609871315</text:p>
          </table:table-cell>
          <table:table-cell office:value-type="float" office:value="0.0386145527408935" calcext:value-type="float">
            <text:p>0.0386145527</text:p>
          </table:table-cell>
          <table:table-cell office:value-type="float" office:value="0.0386137249027" calcext:value-type="float">
            <text:p>0.0386137249</text:p>
          </table:table-cell>
          <table:table-cell office:value-type="float" office:value="0.64705651799" calcext:value-type="float">
            <text:p>0.647056518</text:p>
          </table:table-cell>
          <table:table-cell office:value-type="float" office:value="0.968421193304" calcext:value-type="float">
            <text:p>0.9684211933</text:p>
          </table:table-cell>
          <table:table-cell office:value-type="float" office:value="0.699593185863" calcext:value-type="float">
            <text:p>0.6995931859</text:p>
          </table:table-cell>
          <table:table-cell office:value-type="float" office:value="0.672300048868" calcext:value-type="float">
            <text:p>0.6723000489</text:p>
          </table:table-cell>
          <table:table-cell office:value-type="float" office:value="0.935624" calcext:value-type="float">
            <text:p>0.935624</text:p>
          </table:table-cell>
          <table:table-cell office:value-type="float" office:value="0.0315788066962" calcext:value-type="float">
            <text:p>0.0315788067</text:p>
          </table:table-cell>
          <table:table-cell table:number-columns-repeated="8"/>
          <table:table-cell table:style-name="ce7"/>
          <table:table-cell table:number-columns-repeated="998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10°</text:p>
          </table:table-cell>
          <table:table-cell office:value-type="float" office:value="0.578798428307" calcext:value-type="float">
            <text:p>0.5787984283</text:p>
          </table:table-cell>
          <table:table-cell office:value-type="float" office:value="0.407259912904" calcext:value-type="float">
            <text:p>0.4072599129</text:p>
          </table:table-cell>
          <table:table-cell office:value-type="float" office:value="0.757596635357" calcext:value-type="float">
            <text:p>0.7575966354</text:p>
          </table:table-cell>
          <table:table-cell office:value-type="float" office:value="0.917395817811" calcext:value-type="float">
            <text:p>0.9173958178</text:p>
          </table:table-cell>
          <table:table-cell office:value-type="float" office:value="0.98562400704" calcext:value-type="float">
            <text:p>0.985624007</text:p>
          </table:table-cell>
          <table:table-cell office:value-type="float" office:value="0.532914138807" calcext:value-type="float">
            <text:p>0.5329141388</text:p>
          </table:table-cell>
          <table:table-cell office:value-type="float" office:value="0.960850180175" calcext:value-type="float">
            <text:p>0.9608501802</text:p>
          </table:table-cell>
          <table:table-cell office:value-type="float" office:value="0.0797568839577065" calcext:value-type="float">
            <text:p>0.079756884</text:p>
          </table:table-cell>
          <table:table-cell office:value-type="float" office:value="0.0673764297751" calcext:value-type="float">
            <text:p>0.0673764298</text:p>
          </table:table-cell>
          <table:table-cell office:value-type="float" office:value="0.556992280867" calcext:value-type="float">
            <text:p>0.5569922809</text:p>
          </table:table-cell>
          <table:table-cell office:value-type="float" office:value="0.958200989848" calcext:value-type="float">
            <text:p>0.9582009898</text:p>
          </table:table-cell>
          <table:table-cell office:value-type="float" office:value="0.602381557759" calcext:value-type="float">
            <text:p>0.6023815578</text:p>
          </table:table-cell>
          <table:table-cell office:value-type="float" office:value="0.578798428307" calcext:value-type="float">
            <text:p>0.5787984283</text:p>
          </table:table-cell>
          <table:table-cell office:value-type="float" office:value="0.917244" calcext:value-type="float">
            <text:p>0.917244</text:p>
          </table:table-cell>
          <table:table-cell office:value-type="float" office:value="0.0417990101524" calcext:value-type="float">
            <text:p>0.04179901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15°</text:p>
          </table:table-cell>
          <table:table-cell office:value-type="float" office:value="0.523982987037" calcext:value-type="float">
            <text:p>0.523982987</text:p>
          </table:table-cell>
          <table:table-cell office:value-type="float" office:value="0.35499793189" calcext:value-type="float">
            <text:p>0.3549979319</text:p>
          </table:table-cell>
          <table:table-cell office:value-type="float" office:value="0.728137604225" calcext:value-type="float">
            <text:p>0.7281376042</text:p>
          </table:table-cell>
          <table:table-cell office:value-type="float" office:value="0.906613694738" calcext:value-type="float">
            <text:p>0.9066136947</text:p>
          </table:table-cell>
          <table:table-cell office:value-type="float" office:value="0.967819268941" calcext:value-type="float">
            <text:p>0.9678192689</text:p>
          </table:table-cell>
          <table:table-cell office:value-type="float" office:value="0.472103806417" calcext:value-type="float">
            <text:p>0.4721038064</text:p>
          </table:table-cell>
          <table:table-cell office:value-type="float" office:value="0.960459105802" calcext:value-type="float">
            <text:p>0.9604591058</text:p>
          </table:table-cell>
          <table:table-cell office:value-type="float" office:value="0.117774869945639" calcext:value-type="float">
            <text:p>0.1177748699</text:p>
          </table:table-cell>
          <table:table-cell office:value-type="float" office:value="0.0834108679363" calcext:value-type="float">
            <text:p>0.0834108679</text:p>
          </table:table-cell>
          <table:table-cell office:value-type="float" office:value="0.504052308054" calcext:value-type="float">
            <text:p>0.5040523081</text:p>
          </table:table-cell>
          <table:table-cell office:value-type="float" office:value="0.952222900396" calcext:value-type="float">
            <text:p>0.9522229004</text:p>
          </table:table-cell>
          <table:table-cell office:value-type="float" office:value="0.545554708026" calcext:value-type="float">
            <text:p>0.545554708</text:p>
          </table:table-cell>
          <table:table-cell office:value-type="float" office:value="0.523982987037" calcext:value-type="float">
            <text:p>0.523982987</text:p>
          </table:table-cell>
          <table:table-cell office:value-type="float" office:value="0.906436" calcext:value-type="float">
            <text:p>0.906436</text:p>
          </table:table-cell>
          <table:table-cell office:value-type="float" office:value="0.0477770996039" calcext:value-type="float">
            <text:p>0.04777709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20°</text:p>
          </table:table-cell>
          <table:table-cell office:value-type="float" office:value="0.482366371754" calcext:value-type="float">
            <text:p>0.4823663718</text:p>
          </table:table-cell>
          <table:table-cell office:value-type="float" office:value="0.317841119738" calcext:value-type="float">
            <text:p>0.3178411197</text:p>
          </table:table-cell>
          <table:table-cell office:value-type="float" office:value="0.70617937233" calcext:value-type="float">
            <text:p>0.7061793723</text:p>
          </table:table-cell>
          <table:table-cell office:value-type="float" office:value="0.898596980564" calcext:value-type="float">
            <text:p>0.8985969806</text:p>
          </table:table-cell>
          <table:table-cell office:value-type="float" office:value="0.95493489046" calcext:value-type="float">
            <text:p>0.9549348905</text:p>
          </table:table-cell>
          <table:table-cell office:value-type="float" office:value="0.426059714585" calcext:value-type="float">
            <text:p>0.4260597146</text:p>
          </table:table-cell>
          <table:table-cell office:value-type="float" office:value="0.962123374241" calcext:value-type="float">
            <text:p>0.9621233742</text:p>
          </table:table-cell>
          <table:table-cell office:value-type="float" office:value="0.16645070054315" calcext:value-type="float">
            <text:p>0.1664507005</text:p>
          </table:table-cell>
          <table:table-cell office:value-type="float" office:value="0.0949889834993" calcext:value-type="float">
            <text:p>0.0949889835</text:p>
          </table:table-cell>
          <table:table-cell office:value-type="float" office:value="0.464762727844" calcext:value-type="float">
            <text:p>0.4647627278</text:p>
          </table:table-cell>
          <table:table-cell office:value-type="float" office:value="0.947596016816" calcext:value-type="float">
            <text:p>0.9475960168</text:p>
          </table:table-cell>
          <table:table-cell office:value-type="float" office:value="0.501356047123" calcext:value-type="float">
            <text:p>0.5013560471</text:p>
          </table:table-cell>
          <table:table-cell office:value-type="float" office:value="0.482366371754" calcext:value-type="float">
            <text:p>0.4823663718</text:p>
          </table:table-cell>
          <table:table-cell office:value-type="float" office:value="0.898432" calcext:value-type="float">
            <text:p>0.898432</text:p>
          </table:table-cell>
          <table:table-cell office:value-type="float" office:value="0.0524039831837" calcext:value-type="float">
            <text:p>0.0524039832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3" office:value-type="string" calcext:value-type="string">
            <text:p>Downscale</text:p>
          </table:table-cell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ackground</text:p>
          </table:table-cell>
          <table:table-cell table:style-name="ce6" office:value-type="string" calcext:value-type="string">
            <text:p>5%</text:p>
          </table:table-cell>
          <table:table-cell office:value-type="float" office:value="0.979699685923" calcext:value-type="float">
            <text:p>0.9796996859</text:p>
          </table:table-cell>
          <table:table-cell office:value-type="float" office:value="0.960207178618" calcext:value-type="float">
            <text:p>0.9602071786</text:p>
          </table:table-cell>
          <table:table-cell office:value-type="float" office:value="0.895603910665" calcext:value-type="float">
            <text:p>0.8956039107</text:p>
          </table:table-cell>
          <table:table-cell office:value-type="float" office:value="0.962950217408" calcext:value-type="float">
            <text:p>0.9629502174</text:p>
          </table:table-cell>
          <table:table-cell office:value-type="float" office:value="0.997635839091" calcext:value-type="float">
            <text:p>0.9976358391</text:p>
          </table:table-cell>
          <table:table-cell office:value-type="float" office:value="0.782223634166" calcext:value-type="float">
            <text:p>0.7822236342</text:p>
          </table:table-cell>
          <table:table-cell office:value-type="float" office:value="0.998703109009" calcext:value-type="float">
            <text:p>0.998703109</text:p>
          </table:table-cell>
          <table:table-cell office:value-type="float" office:value="0.00137195082344733" calcext:value-type="float">
            <text:p>0.0013719508</text:p>
          </table:table-cell>
          <table:table-cell office:value-type="float" office:value="-0.00570221492452" calcext:value-type="float">
            <text:p>-0.0057022149</text:p>
          </table:table-cell>
          <table:table-cell office:value-type="float" office:value="0.978430767875" calcext:value-type="float">
            <text:p>0.9784307679</text:p>
          </table:table-cell>
          <table:table-cell office:value-type="float" office:value="0.812777053455" calcext:value-type="float">
            <text:p>0.8127770535</text:p>
          </table:table-cell>
          <table:table-cell office:value-type="float" office:value="0.980971899542" calcext:value-type="float">
            <text:p>0.9809718995</text:p>
          </table:table-cell>
          <table:table-cell office:value-type="float" office:value="0.979699685923" calcext:value-type="float">
            <text:p>0.9796996859</text:p>
          </table:table-cell>
          <table:table-cell office:value-type="float" office:value="0.963184" calcext:value-type="float">
            <text:p>0.963184</text:p>
          </table:table-cell>
          <table:table-cell office:value-type="float" office:value="0.187222946545" calcext:value-type="float">
            <text:p>0.18722294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table:style-name="ce6" office:value-type="string" calcext:value-type="string">
            <text:p>10%</text:p>
          </table:table-cell>
          <table:table-cell office:value-type="float" office:value="0.969186595326" calcext:value-type="float">
            <text:p>0.9691865953</text:p>
          </table:table-cell>
          <table:table-cell office:value-type="float" office:value="0.940215358988" calcext:value-type="float">
            <text:p>0.940215359</text:p>
          </table:table-cell>
          <table:table-cell office:value-type="float" office:value="0.850835824815" calcext:value-type="float">
            <text:p>0.8508358248</text:p>
          </table:table-cell>
          <table:table-cell office:value-type="float" office:value="0.942769550684" calcext:value-type="float">
            <text:p>0.9427695507</text:p>
          </table:table-cell>
          <table:table-cell office:value-type="float" office:value="1.03122105471" calcext:value-type="float">
            <text:p>1.0312210547</text:p>
          </table:table-cell>
          <table:table-cell office:value-type="float" office:value="0.64511432876" calcext:value-type="float">
            <text:p>0.6451143288</text:p>
          </table:table-cell>
          <table:table-cell office:value-type="float" office:value="0.991714612987" calcext:value-type="float">
            <text:p>0.991714613</text:p>
          </table:table-cell>
          <table:table-cell office:value-type="float" office:value="0.00475389046322181" calcext:value-type="float">
            <text:p>0.0047538905</text:p>
          </table:table-cell>
          <table:table-cell office:value-type="float" office:value="0.0226974141427" calcext:value-type="float">
            <text:p>0.0226974141</text:p>
          </table:table-cell>
          <table:table-cell office:value-type="float" office:value="0.96122249495" calcext:value-type="float">
            <text:p>0.961222495</text:p>
          </table:table-cell>
          <table:table-cell office:value-type="float" office:value="0.740449154681" calcext:value-type="float">
            <text:p>0.7404491547</text:p>
          </table:table-cell>
          <table:table-cell office:value-type="float" office:value="0.977283769578" calcext:value-type="float">
            <text:p>0.9772837696</text:p>
          </table:table-cell>
          <table:table-cell office:value-type="float" office:value="0.969186595326" calcext:value-type="float">
            <text:p>0.9691865953</text:p>
          </table:table-cell>
          <table:table-cell office:value-type="float" office:value="0.943724" calcext:value-type="float">
            <text:p>0.943724</text:p>
          </table:table-cell>
          <table:table-cell office:value-type="float" office:value="0.259550845319" calcext:value-type="float">
            <text:p>0.25955084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table:style-name="ce6" office:value-type="string" calcext:value-type="string">
            <text:p>20%</text:p>
          </table:table-cell>
          <table:table-cell office:value-type="float" office:value="0.954477534142" calcext:value-type="float">
            <text:p>0.9544775341</text:p>
          </table:table-cell>
          <table:table-cell office:value-type="float" office:value="0.912919200984" calcext:value-type="float">
            <text:p>0.912919201</text:p>
          </table:table-cell>
          <table:table-cell office:value-type="float" office:value="0.760757360529" calcext:value-type="float">
            <text:p>0.7607573605</text:p>
          </table:table-cell>
          <table:table-cell office:value-type="float" office:value="0.913642346137" calcext:value-type="float">
            <text:p>0.9136423461</text:p>
          </table:table-cell>
          <table:table-cell office:value-type="float" office:value="0.984857751497" calcext:value-type="float">
            <text:p>0.9848577515</text:p>
          </table:table-cell>
          <table:table-cell office:value-type="float" office:value="0.424758186652" calcext:value-type="float">
            <text:p>0.4247581867</text:p>
          </table:table-cell>
          <table:table-cell office:value-type="float" office:value="0.983432949925" calcext:value-type="float">
            <text:p>0.9834329499</text:p>
          </table:table-cell>
          <table:table-cell office:value-type="float" office:value="0.00939554296737303" calcext:value-type="float">
            <text:p>0.009395543</text:p>
          </table:table-cell>
          <table:table-cell office:value-type="float" office:value="0.00624040160778" calcext:value-type="float">
            <text:p>0.0062404016</text:p>
          </table:table-cell>
          <table:table-cell office:value-type="float" office:value="0.938922360381" calcext:value-type="float">
            <text:p>0.9389223604</text:p>
          </table:table-cell>
          <table:table-cell office:value-type="float" office:value="0.582592360676" calcext:value-type="float">
            <text:p>0.5825923607</text:p>
          </table:table-cell>
          <table:table-cell office:value-type="float" office:value="0.970556797201" calcext:value-type="float">
            <text:p>0.9705567972</text:p>
          </table:table-cell>
          <table:table-cell office:value-type="float" office:value="0.954477534142" calcext:value-type="float">
            <text:p>0.9544775341</text:p>
          </table:table-cell>
          <table:table-cell office:value-type="float" office:value="0.91616" calcext:value-type="float">
            <text:p>0.91616</text:p>
          </table:table-cell>
          <table:table-cell office:value-type="float" office:value="0.417407639324" calcext:value-type="float">
            <text:p>0.41740763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table:style-name="ce6" office:value-type="string" calcext:value-type="string">
            <text:p>30%</text:p>
          </table:table-cell>
          <table:table-cell office:value-type="float" office:value="0.9501821655" calcext:value-type="float">
            <text:p>0.9501821655</text:p>
          </table:table-cell>
          <table:table-cell office:value-type="float" office:value="0.905092421061" calcext:value-type="float">
            <text:p>0.9050924211</text:p>
          </table:table-cell>
          <table:table-cell office:value-type="float" office:value="0.725052883789" calcext:value-type="float">
            <text:p>0.7250528838</text:p>
          </table:table-cell>
          <table:table-cell office:value-type="float" office:value="0.910642732281" calcext:value-type="float">
            <text:p>0.9106427323</text:p>
          </table:table-cell>
          <table:table-cell office:value-type="float" office:value="1.03873416646" calcext:value-type="float">
            <text:p>1.0387341665</text:p>
          </table:table-cell>
          <table:table-cell office:value-type="float" office:value="0.331018667312" calcext:value-type="float">
            <text:p>0.3310186673</text:p>
          </table:table-cell>
          <table:table-cell office:value-type="float" office:value="0.97847292152" calcext:value-type="float">
            <text:p>0.9784729215</text:p>
          </table:table-cell>
          <table:table-cell office:value-type="float" office:value="0.0113945404883038" calcext:value-type="float">
            <text:p>0.0113945405</text:p>
          </table:table-cell>
          <table:table-cell office:value-type="float" office:value="0.0218826278536" calcext:value-type="float">
            <text:p>0.0218826279</text:p>
          </table:table-cell>
          <table:table-cell office:value-type="float" office:value="0.930158568987" calcext:value-type="float">
            <text:p>0.930158569</text:p>
          </table:table-cell>
          <table:table-cell office:value-type="float" office:value="0.519947198592" calcext:value-type="float">
            <text:p>0.5199471986</text:p>
          </table:table-cell>
          <table:table-cell office:value-type="float" office:value="0.971086827855" calcext:value-type="float">
            <text:p>0.9710868279</text:p>
          </table:table-cell>
          <table:table-cell office:value-type="float" office:value="0.9501821655" calcext:value-type="float">
            <text:p>0.9501821655</text:p>
          </table:table-cell>
          <table:table-cell office:value-type="float" office:value="0.907784" calcext:value-type="float">
            <text:p>0.907784</text:p>
          </table:table-cell>
          <table:table-cell office:value-type="float" office:value="0.480052801408" calcext:value-type="float">
            <text:p>0.48005280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table:style-name="ce6" office:value-type="string" calcext:value-type="string">
            <text:p>40%</text:p>
          </table:table-cell>
          <table:table-cell office:value-type="float" office:value="0.948810604374" calcext:value-type="float">
            <text:p>0.9488106044</text:p>
          </table:table-cell>
          <table:table-cell office:value-type="float" office:value="0.902606712284" calcext:value-type="float">
            <text:p>0.9026067123</text:p>
          </table:table-cell>
          <table:table-cell office:value-type="float" office:value="0.701826428723" calcext:value-type="float">
            <text:p>0.7018264287</text:p>
          </table:table-cell>
          <table:table-cell office:value-type="float" office:value="0.906028273881" calcext:value-type="float">
            <text:p>0.9060282739</text:p>
          </table:table-cell>
          <table:table-cell office:value-type="float" office:value="1.03560651341" calcext:value-type="float">
            <text:p>1.0356065134</text:p>
          </table:table-cell>
          <table:table-cell office:value-type="float" office:value="0.2213849084" calcext:value-type="float">
            <text:p>0.2213849084</text:p>
          </table:table-cell>
          <table:table-cell office:value-type="float" office:value="0.969336027813" calcext:value-type="float">
            <text:p>0.9693360278</text:p>
          </table:table-cell>
          <table:table-cell office:value-type="float" office:value="0.0149890203929575" calcext:value-type="float">
            <text:p>0.0149890204</text:p>
          </table:table-cell>
          <table:table-cell office:value-type="float" office:value="0.0325763013356" calcext:value-type="float">
            <text:p>0.0325763013</text:p>
          </table:table-cell>
          <table:table-cell office:value-type="float" office:value="0.9205819064" calcext:value-type="float">
            <text:p>0.9205819064</text:p>
          </table:table-cell>
          <table:table-cell office:value-type="float" office:value="0.483070951046" calcext:value-type="float">
            <text:p>0.483070951</text:p>
          </table:table-cell>
          <table:table-cell office:value-type="float" office:value="0.978825275395" calcext:value-type="float">
            <text:p>0.9788252754</text:p>
          </table:table-cell>
          <table:table-cell office:value-type="float" office:value="0.948810604374" calcext:value-type="float">
            <text:p>0.9488106044</text:p>
          </table:table-cell>
          <table:table-cell office:value-type="float" office:value="0.904352" calcext:value-type="float">
            <text:p>0.904352</text:p>
          </table:table-cell>
          <table:table-cell office:value-type="float" office:value="0.516929048954" calcext:value-type="float">
            <text:p>0.5169290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table:style-name="ce6" office:value-type="string" calcext:value-type="string">
            <text:p>50%</text:p>
          </table:table-cell>
          <table:table-cell office:value-type="float" office:value="0.948357788328" calcext:value-type="float">
            <text:p>0.9483577883</text:p>
          </table:table-cell>
          <table:table-cell office:value-type="float" office:value="0.901787487989" calcext:value-type="float">
            <text:p>0.901787488</text:p>
          </table:table-cell>
          <table:table-cell office:value-type="float" office:value="0.686819698438" calcext:value-type="float">
            <text:p>0.6868196984</text:p>
          </table:table-cell>
          <table:table-cell office:value-type="float" office:value="0.904198072926" calcext:value-type="float">
            <text:p>0.9041980729</text:p>
          </table:table-cell>
          <table:table-cell office:value-type="float" office:value="0.962418023144" calcext:value-type="float">
            <text:p>0.9624180231</text:p>
          </table:table-cell>
          <table:table-cell office:value-type="float" office:value="0.164556712205" calcext:value-type="float">
            <text:p>0.1645567122</text:p>
          </table:table-cell>
          <table:table-cell office:value-type="float" office:value="0.965275542376" calcext:value-type="float">
            <text:p>0.9652755424</text:p>
          </table:table-cell>
          <table:table-cell office:value-type="float" office:value="0.0163878753704505" calcext:value-type="float">
            <text:p>0.0163878754</text:p>
          </table:table-cell>
          <table:table-cell office:value-type="float" office:value="0.0368418136159" calcext:value-type="float">
            <text:p>0.0368418136</text:p>
          </table:table-cell>
          <table:table-cell office:value-type="float" office:value="0.916531721407" calcext:value-type="float">
            <text:p>0.9165317214</text:p>
          </table:table-cell>
          <table:table-cell office:value-type="float" office:value="0.457107675469" calcext:value-type="float">
            <text:p>0.4571076755</text:p>
          </table:table-cell>
          <table:table-cell office:value-type="float" office:value="0.98247365306" calcext:value-type="float">
            <text:p>0.9824736531</text:p>
          </table:table-cell>
          <table:table-cell office:value-type="float" office:value="0.948357788328" calcext:value-type="float">
            <text:p>0.9483577883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542892324531" calcext:value-type="float">
            <text:p>0.5428923245</text:p>
          </table:table-cell>
          <table:table-cell table:number-columns-repeated="1007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table:style-name="Default" office:value-type="string" calcext:value-type="string">
            <text:p>Structure</text:p>
          </table:table-cell>
          <table:table-cell table:style-name="ce6" office:value-type="string" calcext:value-type="string">
            <text:p>5%</text:p>
          </table:table-cell>
          <table:table-cell office:value-type="float" office:value="0.802523171988" calcext:value-type="float">
            <text:p>0.802523172</text:p>
          </table:table-cell>
          <table:table-cell office:value-type="float" office:value="0.670178456246" calcext:value-type="float">
            <text:p>0.6701784562</text:p>
          </table:table-cell>
          <table:table-cell office:value-type="float" office:value="0.895603910665" calcext:value-type="float">
            <text:p>0.8956039107</text:p>
          </table:table-cell>
          <table:table-cell office:value-type="float" office:value="0.962950217408" calcext:value-type="float">
            <text:p>0.9629502174</text:p>
          </table:table-cell>
          <table:table-cell office:value-type="float" office:value="0.997635839091" calcext:value-type="float">
            <text:p>0.9976358391</text:p>
          </table:table-cell>
          <table:table-cell office:value-type="float" office:value="0.782223634166" calcext:value-type="float">
            <text:p>0.7822236342</text:p>
          </table:table-cell>
          <table:table-cell office:value-type="float" office:value="0.987384140062" calcext:value-type="float">
            <text:p>0.9873841401</text:p>
          </table:table-cell>
          <table:table-cell office:value-type="float" office:value="0.0202720592433343" calcext:value-type="float">
            <text:p>0.0202720592</text:p>
          </table:table-cell>
          <table:table-cell office:value-type="float" office:value="-0.00570221492452" calcext:value-type="float">
            <text:p>-0.0057022149</text:p>
          </table:table-cell>
          <table:table-cell office:value-type="float" office:value="0.812777053455" calcext:value-type="float">
            <text:p>0.8127770535</text:p>
          </table:table-cell>
          <table:table-cell office:value-type="float" office:value="0.978430767875" calcext:value-type="float">
            <text:p>0.9784307679</text:p>
          </table:table-cell>
          <table:table-cell office:value-type="float" office:value="0.792524790236" calcext:value-type="float">
            <text:p>0.7925247902</text:p>
          </table:table-cell>
          <table:table-cell office:value-type="float" office:value="0.802523171988" calcext:value-type="float">
            <text:p>0.802523172</text:p>
          </table:table-cell>
          <table:table-cell office:value-type="float" office:value="0.963184" calcext:value-type="float">
            <text:p>0.963184</text:p>
          </table:table-cell>
          <table:table-cell office:value-type="float" office:value="0.0215692321248" calcext:value-type="float">
            <text:p>0.0215692321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office:value-type="string" calcext:value-type="string">
            <text:p>Structure</text:p>
          </table:table-cell>
          <table:table-cell table:style-name="ce6" office:value-type="string" calcext:value-type="string">
            <text:p>10%</text:p>
          </table:table-cell>
          <table:table-cell office:value-type="float" office:value="0.675926565775" calcext:value-type="float">
            <text:p>0.6759265658</text:p>
          </table:table-cell>
          <table:table-cell office:value-type="float" office:value="0.510490240423" calcext:value-type="float">
            <text:p>0.5104902404</text:p>
          </table:table-cell>
          <table:table-cell office:value-type="float" office:value="0.850835824815" calcext:value-type="float">
            <text:p>0.8508358248</text:p>
          </table:table-cell>
          <table:table-cell office:value-type="float" office:value="0.942769550684" calcext:value-type="float">
            <text:p>0.9427695507</text:p>
          </table:table-cell>
          <table:table-cell office:value-type="float" office:value="1.03122105471" calcext:value-type="float">
            <text:p>1.0312210547</text:p>
          </table:table-cell>
          <table:table-cell office:value-type="float" office:value="0.64511432876" calcext:value-type="float">
            <text:p>0.6451143288</text:p>
          </table:table-cell>
          <table:table-cell office:value-type="float" office:value="0.912860203165" calcext:value-type="float">
            <text:p>0.9128602032</text:p>
          </table:table-cell>
          <table:table-cell office:value-type="float" office:value="0.0385016718270997" calcext:value-type="float">
            <text:p>0.0385016718</text:p>
          </table:table-cell>
          <table:table-cell office:value-type="float" office:value="0.0226974141427" calcext:value-type="float">
            <text:p>0.0226974141</text:p>
          </table:table-cell>
          <table:table-cell office:value-type="float" office:value="0.740449154681" calcext:value-type="float">
            <text:p>0.7404491547</text:p>
          </table:table-cell>
          <table:table-cell office:value-type="float" office:value="0.96122249495" calcext:value-type="float">
            <text:p>0.961222495</text:p>
          </table:table-cell>
          <table:table-cell office:value-type="float" office:value="0.621747605729" calcext:value-type="float">
            <text:p>0.6217476057</text:p>
          </table:table-cell>
          <table:table-cell office:value-type="float" office:value="0.675926565775" calcext:value-type="float">
            <text:p>0.6759265658</text:p>
          </table:table-cell>
          <table:table-cell office:value-type="float" office:value="0.943724" calcext:value-type="float">
            <text:p>0.943724</text:p>
          </table:table-cell>
          <table:table-cell office:value-type="float" office:value="0.0387775050503" calcext:value-type="float">
            <text:p>0.03877750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ucture</text:p>
          </table:table-cell>
          <table:table-cell table:style-name="ce6" office:value-type="string" calcext:value-type="string">
            <text:p>20%</text:p>
          </table:table-cell>
          <table:table-cell office:value-type="float" office:value="0.470279013344" calcext:value-type="float">
            <text:p>0.4702790133</text:p>
          </table:table-cell>
          <table:table-cell office:value-type="float" office:value="0.307427967222" calcext:value-type="float">
            <text:p>0.3074279672</text:p>
          </table:table-cell>
          <table:table-cell office:value-type="float" office:value="0.760757360529" calcext:value-type="float">
            <text:p>0.7607573605</text:p>
          </table:table-cell>
          <table:table-cell office:value-type="float" office:value="0.913642346137" calcext:value-type="float">
            <text:p>0.9136423461</text:p>
          </table:table-cell>
          <table:table-cell office:value-type="float" office:value="0.984857751497" calcext:value-type="float">
            <text:p>0.9848577515</text:p>
          </table:table-cell>
          <table:table-cell office:value-type="float" office:value="0.424758186652" calcext:value-type="float">
            <text:p>0.4247581867</text:p>
          </table:table-cell>
          <table:table-cell office:value-type="float" office:value="0.807217953902" calcext:value-type="float">
            <text:p>0.8072179539</text:p>
          </table:table-cell>
          <table:table-cell office:value-type="float" office:value="0.0984317196690225" calcext:value-type="float">
            <text:p>0.0984317197</text:p>
          </table:table-cell>
          <table:table-cell office:value-type="float" office:value="0.00624040160778" calcext:value-type="float">
            <text:p>0.0062404016</text:p>
          </table:table-cell>
          <table:table-cell office:value-type="float" office:value="0.582592360676" calcext:value-type="float">
            <text:p>0.5825923607</text:p>
          </table:table-cell>
          <table:table-cell office:value-type="float" office:value="0.938922360381" calcext:value-type="float">
            <text:p>0.9389223604</text:p>
          </table:table-cell>
          <table:table-cell office:value-type="float" office:value="0.394270700907" calcext:value-type="float">
            <text:p>0.3942707009</text:p>
          </table:table-cell>
          <table:table-cell office:value-type="float" office:value="0.470279013344" calcext:value-type="float">
            <text:p>0.4702790133</text:p>
          </table:table-cell>
          <table:table-cell office:value-type="float" office:value="0.91616" calcext:value-type="float">
            <text:p>0.91616</text:p>
          </table:table-cell>
          <table:table-cell office:value-type="float" office:value="0.0610776396189" calcext:value-type="float">
            <text:p>0.06107763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ucture</text:p>
          </table:table-cell>
          <table:table-cell table:style-name="ce6" office:value-type="string" calcext:value-type="string">
            <text:p>30%</text:p>
          </table:table-cell>
          <table:table-cell office:value-type="float" office:value="0.380834720954" calcext:value-type="float">
            <text:p>0.380834721</text:p>
          </table:table-cell>
          <table:table-cell office:value-type="float" office:value="0.235204352442" calcext:value-type="float">
            <text:p>0.2352043524</text:p>
          </table:table-cell>
          <table:table-cell office:value-type="float" office:value="0.725052883789" calcext:value-type="float">
            <text:p>0.7250528838</text:p>
          </table:table-cell>
          <table:table-cell office:value-type="float" office:value="0.910642732281" calcext:value-type="float">
            <text:p>0.9106427323</text:p>
          </table:table-cell>
          <table:table-cell office:value-type="float" office:value="1.03873416646" calcext:value-type="float">
            <text:p>1.0387341665</text:p>
          </table:table-cell>
          <table:table-cell office:value-type="float" office:value="0.331018667312" calcext:value-type="float">
            <text:p>0.3310186673</text:p>
          </table:table-cell>
          <table:table-cell office:value-type="float" office:value="0.732448837084" calcext:value-type="float">
            <text:p>0.7324488371</text:p>
          </table:table-cell>
          <table:table-cell office:value-type="float" office:value="0.123058405430474" calcext:value-type="float">
            <text:p>0.1230584054</text:p>
          </table:table-cell>
          <table:table-cell office:value-type="float" office:value="0.0218826278536" calcext:value-type="float">
            <text:p>0.0218826279</text:p>
          </table:table-cell>
          <table:table-cell office:value-type="float" office:value="0.519947198592" calcext:value-type="float">
            <text:p>0.5199471986</text:p>
          </table:table-cell>
          <table:table-cell office:value-type="float" office:value="0.930158568987" calcext:value-type="float">
            <text:p>0.930158569</text:p>
          </table:table-cell>
          <table:table-cell office:value-type="float" office:value="0.300449190609" calcext:value-type="float">
            <text:p>0.3004491906</text:p>
          </table:table-cell>
          <table:table-cell office:value-type="float" office:value="0.380834720954" calcext:value-type="float">
            <text:p>0.380834721</text:p>
          </table:table-cell>
          <table:table-cell office:value-type="float" office:value="0.907784" calcext:value-type="float">
            <text:p>0.907784</text:p>
          </table:table-cell>
          <table:table-cell office:value-type="float" office:value="0.0698414310132" calcext:value-type="float">
            <text:p>0.0698414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ucture</text:p>
          </table:table-cell>
          <table:table-cell table:style-name="ce6" office:value-type="string" calcext:value-type="string">
            <text:p>40%</text:p>
          </table:table-cell>
          <table:table-cell office:value-type="float" office:value="0.272572402044" calcext:value-type="float">
            <text:p>0.272572402</text:p>
          </table:table-cell>
          <table:table-cell office:value-type="float" office:value="0.157790927022" calcext:value-type="float">
            <text:p>0.157790927</text:p>
          </table:table-cell>
          <table:table-cell office:value-type="float" office:value="0.701826428723" calcext:value-type="float">
            <text:p>0.7018264287</text:p>
          </table:table-cell>
          <table:table-cell office:value-type="float" office:value="0.906028273881" calcext:value-type="float">
            <text:p>0.9060282739</text:p>
          </table:table-cell>
          <table:table-cell office:value-type="float" office:value="1.03560651341" calcext:value-type="float">
            <text:p>1.0356065134</text:p>
          </table:table-cell>
          <table:table-cell office:value-type="float" office:value="0.2213849084" calcext:value-type="float">
            <text:p>0.2213849084</text:p>
          </table:table-cell>
          <table:table-cell office:value-type="float" office:value="0.564249209053" calcext:value-type="float">
            <text:p>0.5642492091</text:p>
          </table:table-cell>
          <table:table-cell office:value-type="float" office:value="0.182972782854112" calcext:value-type="float">
            <text:p>0.1829727829</text:p>
          </table:table-cell>
          <table:table-cell office:value-type="float" office:value="0.0325763013356" calcext:value-type="float">
            <text:p>0.0325763013</text:p>
          </table:table-cell>
          <table:table-cell office:value-type="float" office:value="0.483070951046" calcext:value-type="float">
            <text:p>0.483070951</text:p>
          </table:table-cell>
          <table:table-cell office:value-type="float" office:value="0.9205819064" calcext:value-type="float">
            <text:p>0.9205819064</text:p>
          </table:table-cell>
          <table:table-cell office:value-type="float" office:value="0.189846597169" calcext:value-type="float">
            <text:p>0.1898465972</text:p>
          </table:table-cell>
          <table:table-cell office:value-type="float" office:value="0.272572402044" calcext:value-type="float">
            <text:p>0.272572402</text:p>
          </table:table-cell>
          <table:table-cell office:value-type="float" office:value="0.904352" calcext:value-type="float">
            <text:p>0.904352</text:p>
          </table:table-cell>
          <table:table-cell office:value-type="float" office:value="0.0794180936002" calcext:value-type="float">
            <text:p>0.0794180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ucture</text:p>
          </table:table-cell>
          <table:table-cell table:style-name="ce6" office:value-type="string" calcext:value-type="string">
            <text:p>50%</text:p>
          </table:table-cell>
          <table:table-cell office:value-type="float" office:value="0.216196978031" calcext:value-type="float">
            <text:p>0.216196978</text:p>
          </table:table-cell>
          <table:table-cell office:value-type="float" office:value="0.121200029021" calcext:value-type="float">
            <text:p>0.121200029</text:p>
          </table:table-cell>
          <table:table-cell office:value-type="float" office:value="0.686819698438" calcext:value-type="float">
            <text:p>0.6868196984</text:p>
          </table:table-cell>
          <table:table-cell office:value-type="float" office:value="0.904198072926" calcext:value-type="float">
            <text:p>0.9041980729</text:p>
          </table:table-cell>
          <table:table-cell office:value-type="float" office:value="0.962418023144" calcext:value-type="float">
            <text:p>0.9624180231</text:p>
          </table:table-cell>
          <table:table-cell office:value-type="float" office:value="0.164556712205" calcext:value-type="float">
            <text:p>0.1645567122</text:p>
          </table:table-cell>
          <table:table-cell office:value-type="float" office:value="0.472967288964" calcext:value-type="float">
            <text:p>0.472967289</text:p>
          </table:table-cell>
          <table:table-cell office:value-type="float" office:value="0.21798557705097" calcext:value-type="float">
            <text:p>0.2179855771</text:p>
          </table:table-cell>
          <table:table-cell office:value-type="float" office:value="0.0368418136159" calcext:value-type="float">
            <text:p>0.0368418136</text:p>
          </table:table-cell>
          <table:table-cell office:value-type="float" office:value="0.457107675469" calcext:value-type="float">
            <text:p>0.4571076755</text:p>
          </table:table-cell>
          <table:table-cell office:value-type="float" office:value="0.916531721407" calcext:value-type="float">
            <text:p>0.9165317214</text:p>
          </table:table-cell>
          <table:table-cell office:value-type="float" office:value="0.141579794898" calcext:value-type="float">
            <text:p>0.1415797949</text:p>
          </table:table-cell>
          <table:table-cell office:value-type="float" office:value="0.216196978031" calcext:value-type="float">
            <text:p>0.216196978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0834682785929" calcext:value-type="float">
            <text:p>0.0834682786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table:style-name="ce3" office:value-type="string" calcext:value-type="string">
            <text:p>Shift</text:p>
          </table:table-cell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px1</text:p>
          </table:table-cell>
          <table:table-cell office:value-type="float" office:value="0.995013294936" calcext:value-type="float">
            <text:p>0.9950132949</text:p>
          </table:table-cell>
          <table:table-cell office:value-type="float" office:value="0.990076077545" calcext:value-type="float">
            <text:p>0.9900760775</text:p>
          </table:table-cell>
          <table:table-cell office:value-type="float" office:value="0.973585128695" calcext:value-type="float">
            <text:p>0.9735851287</text:p>
          </table:table-cell>
          <table:table-cell office:value-type="float" office:value="0.99092806554" calcext:value-type="float">
            <text:p>0.9909280655</text:p>
          </table:table-cell>
          <table:table-cell office:value-type="float" office:value="0.982099082444" calcext:value-type="float">
            <text:p>0.9820990824</text:p>
          </table:table-cell>
          <table:table-cell office:value-type="float" office:value="0.947170463127" calcext:value-type="float">
            <text:p>0.9471704631</text:p>
          </table:table-cell>
          <table:table-cell office:value-type="float" office:value="1" calcext:value-type="float">
            <text:p>1</text:p>
          </table:table-cell>
          <table:table-cell office:value-type="float" office:value="0.000692280580380473" calcext:value-type="float">
            <text:p>0.0006922806</text:p>
          </table:table-cell>
          <table:table-cell office:value-type="float" office:value="0.0178254208824" calcext:value-type="float">
            <text:p>0.0178254209</text:p>
          </table:table-cell>
          <table:table-cell office:value-type="float" office:value="0.995013294936" calcext:value-type="float">
            <text:p>0.9950132949</text:p>
          </table:table-cell>
          <table:table-cell office:value-type="float" office:value="0.952156962454" calcext:value-type="float">
            <text:p>0.9521569625</text:p>
          </table:table-cell>
          <table:table-cell table:number-columns-repeated="2" office:value-type="float" office:value="0.995013294936" calcext:value-type="float">
            <text:p>0.9950132949</text:p>
          </table:table-cell>
          <table:table-cell office:value-type="float" office:value="0.990968" calcext:value-type="float">
            <text:p>0.990968</text:p>
          </table:table-cell>
          <table:table-cell office:value-type="float" office:value="0.0478430375456" calcext:value-type="float">
            <text:p>0.04784303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px5</text:p>
          </table:table-cell>
          <table:table-cell office:value-type="float" office:value="0.975987349907" calcext:value-type="float">
            <text:p>0.9759873499</text:p>
          </table:table-cell>
          <table:table-cell office:value-type="float" office:value="0.953100872161" calcext:value-type="float">
            <text:p>0.9531008722</text:p>
          </table:table-cell>
          <table:table-cell office:value-type="float" office:value="0.872799193539" calcext:value-type="float">
            <text:p>0.8727991935</text:p>
          </table:table-cell>
          <table:table-cell office:value-type="float" office:value="0.956315845038" calcext:value-type="float">
            <text:p>0.956315845</text:p>
          </table:table-cell>
          <table:table-cell office:value-type="float" office:value="1.05423827855" calcext:value-type="float">
            <text:p>1.0542382786</text:p>
          </table:table-cell>
          <table:table-cell office:value-type="float" office:value="0.745613426073" calcext:value-type="float">
            <text:p>0.7456134261</text:p>
          </table:table-cell>
          <table:table-cell office:value-type="float" office:value="0.999997791534" calcext:value-type="float">
            <text:p>0.9999977915</text:p>
          </table:table-cell>
          <table:table-cell office:value-type="float" office:value="0.00345385755310288" calcext:value-type="float">
            <text:p>0.0034538576</text:p>
          </table:table-cell>
          <table:table-cell office:value-type="float" office:value="0.00556889051717" calcext:value-type="float">
            <text:p>0.0055688905</text:p>
          </table:table-cell>
          <table:table-cell office:value-type="float" office:value="0.975989505347" calcext:value-type="float">
            <text:p>0.9759895053</text:p>
          </table:table-cell>
          <table:table-cell office:value-type="float" office:value="0.769608881732" calcext:value-type="float">
            <text:p>0.7696088817</text:p>
          </table:table-cell>
          <table:table-cell office:value-type="float" office:value="0.975985194477" calcext:value-type="float">
            <text:p>0.9759851945</text:p>
          </table:table-cell>
          <table:table-cell office:value-type="float" office:value="0.975987349907" calcext:value-type="float">
            <text:p>0.9759873499</text:p>
          </table:table-cell>
          <table:table-cell office:value-type="float" office:value="0.956508" calcext:value-type="float">
            <text:p>0.956508</text:p>
          </table:table-cell>
          <table:table-cell office:value-type="float" office:value="0.230391118268" calcext:value-type="float">
            <text:p>0.23039111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px10</text:p>
          </table:table-cell>
          <table:table-cell office:value-type="float" office:value="0.95804807378" calcext:value-type="float">
            <text:p>0.9580480738</text:p>
          </table:table-cell>
          <table:table-cell office:value-type="float" office:value="0.91947435354" calcext:value-type="float">
            <text:p>0.9194743535</text:p>
          </table:table-cell>
          <table:table-cell office:value-type="float" office:value="0.777778168596" calcext:value-type="float">
            <text:p>0.7777781686</text:p>
          </table:table-cell>
          <table:table-cell office:value-type="float" office:value="0.923680041182" calcext:value-type="float">
            <text:p>0.9236800412</text:p>
          </table:table-cell>
          <table:table-cell office:value-type="float" office:value="0.997018078056" calcext:value-type="float">
            <text:p>0.9970180781</text:p>
          </table:table-cell>
          <table:table-cell office:value-type="float" office:value="0.555557719908" calcext:value-type="float">
            <text:p>0.5555577199</text:p>
          </table:table-cell>
          <table:table-cell office:value-type="float" office:value="1" calcext:value-type="float">
            <text:p>1</text:p>
          </table:table-cell>
          <table:table-cell office:value-type="float" office:value="0.00692160349008685" calcext:value-type="float">
            <text:p>0.0069216035</text:p>
          </table:table-cell>
          <table:table-cell office:value-type="float" office:value="0.0592005522826" calcext:value-type="float">
            <text:p>0.0592005523</text:p>
          </table:table-cell>
          <table:table-cell office:value-type="float" office:value="0.95804807378" calcext:value-type="float">
            <text:p>0.9580480738</text:p>
          </table:table-cell>
          <table:table-cell office:value-type="float" office:value="0.597508263412" calcext:value-type="float">
            <text:p>0.5975082634</text:p>
          </table:table-cell>
          <table:table-cell table:number-columns-repeated="2" office:value-type="float" office:value="0.95804807378" calcext:value-type="float">
            <text:p>0.9580480738</text:p>
          </table:table-cell>
          <table:table-cell office:value-type="float" office:value="0.924016" calcext:value-type="float">
            <text:p>0.924016</text:p>
          </table:table-cell>
          <table:table-cell office:value-type="float" office:value="0.402491736588" calcext:value-type="float">
            <text:p>0.40249173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px15</text:p>
          </table:table-cell>
          <table:table-cell office:value-type="float" office:value="0.946842342382" calcext:value-type="float">
            <text:p>0.9468423424</text:p>
          </table:table-cell>
          <table:table-cell office:value-type="float" office:value="0.899050902335" calcext:value-type="float">
            <text:p>0.8990509023</text:p>
          </table:table-cell>
          <table:table-cell office:value-type="float" office:value="0.718420747426" calcext:value-type="float">
            <text:p>0.7184207474</text:p>
          </table:table-cell>
          <table:table-cell office:value-type="float" office:value="0.903294303604" calcext:value-type="float">
            <text:p>0.9032943036</text:p>
          </table:table-cell>
          <table:table-cell office:value-type="float" office:value="0.963418483946" calcext:value-type="float">
            <text:p>0.9634184839</text:p>
          </table:table-cell>
          <table:table-cell office:value-type="float" office:value="0.436843113194" calcext:value-type="float">
            <text:p>0.4368431132</text:p>
          </table:table-cell>
          <table:table-cell office:value-type="float" office:value="1" calcext:value-type="float">
            <text:p>1</text:p>
          </table:table-cell>
          <table:table-cell office:value-type="float" office:value="0.0103823271288288" calcext:value-type="float">
            <text:p>0.0103823271</text:p>
          </table:table-cell>
          <table:table-cell office:value-type="float" office:value="0.0895674054822" calcext:value-type="float">
            <text:p>0.0895674055</text:p>
          </table:table-cell>
          <table:table-cell office:value-type="float" office:value="0.946842342382" calcext:value-type="float">
            <text:p>0.9468423424</text:p>
          </table:table-cell>
          <table:table-cell office:value-type="float" office:value="0.489999152471" calcext:value-type="float">
            <text:p>0.4899991525</text:p>
          </table:table-cell>
          <table:table-cell table:number-columns-repeated="2" office:value-type="float" office:value="0.946842342382" calcext:value-type="float">
            <text:p>0.9468423424</text:p>
          </table:table-cell>
          <table:table-cell office:value-type="float" office:value="0.90372" calcext:value-type="float">
            <text:p>0.90372</text:p>
          </table:table-cell>
          <table:table-cell office:value-type="float" office:value="0.510000847529" calcext:value-type="float">
            <text:p>0.5100008475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px1</text:p>
          </table:table-cell>
          <table:table-cell office:value-type="float" office:value="0.952156962454" calcext:value-type="float">
            <text:p>0.9521569625</text:p>
          </table:table-cell>
          <table:table-cell office:value-type="float" office:value="0.908682816355" calcext:value-type="float">
            <text:p>0.9086828164</text:p>
          </table:table-cell>
          <table:table-cell office:value-type="float" office:value="0.973585128695" calcext:value-type="float">
            <text:p>0.9735851287</text:p>
          </table:table-cell>
          <table:table-cell office:value-type="float" office:value="0.99092806554" calcext:value-type="float">
            <text:p>0.9909280655</text:p>
          </table:table-cell>
          <table:table-cell office:value-type="float" office:value="0.982099082444" calcext:value-type="float">
            <text:p>0.9820990824</text:p>
          </table:table-cell>
          <table:table-cell office:value-type="float" office:value="0.947170463127" calcext:value-type="float">
            <text:p>0.9471704631</text:p>
          </table:table-cell>
          <table:table-cell office:value-type="float" office:value="1" calcext:value-type="float">
            <text:p>1</text:p>
          </table:table-cell>
          <table:table-cell office:value-type="float" office:value="0.0181091718141595" calcext:value-type="float">
            <text:p>0.0181091718</text:p>
          </table:table-cell>
          <table:table-cell office:value-type="float" office:value="0.0178254208824" calcext:value-type="float">
            <text:p>0.0178254209</text:p>
          </table:table-cell>
          <table:table-cell office:value-type="float" office:value="0.952156962454" calcext:value-type="float">
            <text:p>0.9521569625</text:p>
          </table:table-cell>
          <table:table-cell office:value-type="float" office:value="0.995013294936" calcext:value-type="float">
            <text:p>0.9950132949</text:p>
          </table:table-cell>
          <table:table-cell table:number-columns-repeated="2" office:value-type="float" office:value="0.952156962454" calcext:value-type="float">
            <text:p>0.9521569625</text:p>
          </table:table-cell>
          <table:table-cell office:value-type="float" office:value="0.990968" calcext:value-type="float">
            <text:p>0.990968</text:p>
          </table:table-cell>
          <table:table-cell office:value-type="float" office:value="0.00498670506444" calcext:value-type="float">
            <text:p>0.00498670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px5</text:p>
          </table:table-cell>
          <table:table-cell office:value-type="float" office:value="0.769625188042" calcext:value-type="float">
            <text:p>0.769625188</text:p>
          </table:table-cell>
          <table:table-cell office:value-type="float" office:value="0.625520923024" calcext:value-type="float">
            <text:p>0.625520923</text:p>
          </table:table-cell>
          <table:table-cell office:value-type="float" office:value="0.872799193539" calcext:value-type="float">
            <text:p>0.8727991935</text:p>
          </table:table-cell>
          <table:table-cell office:value-type="float" office:value="0.956315845038" calcext:value-type="float">
            <text:p>0.956315845</text:p>
          </table:table-cell>
          <table:table-cell office:value-type="float" office:value="1.05423827855" calcext:value-type="float">
            <text:p>1.0542382786</text:p>
          </table:table-cell>
          <table:table-cell office:value-type="float" office:value="0.745613426073" calcext:value-type="float">
            <text:p>0.7456134261</text:p>
          </table:table-cell>
          <table:table-cell office:value-type="float" office:value="0.999978812213" calcext:value-type="float">
            <text:p>0.9999788122</text:p>
          </table:table-cell>
          <table:table-cell office:value-type="float" office:value="0.0903456460220151" calcext:value-type="float">
            <text:p>0.090345646</text:p>
          </table:table-cell>
          <table:table-cell office:value-type="float" office:value="0.00556889051717" calcext:value-type="float">
            <text:p>0.0055688905</text:p>
          </table:table-cell>
          <table:table-cell office:value-type="float" office:value="0.769608881732" calcext:value-type="float">
            <text:p>0.7696088817</text:p>
          </table:table-cell>
          <table:table-cell office:value-type="float" office:value="0.975989505347" calcext:value-type="float">
            <text:p>0.9759895053</text:p>
          </table:table-cell>
          <table:table-cell office:value-type="float" office:value="0.769641495042" calcext:value-type="float">
            <text:p>0.769641495</text:p>
          </table:table-cell>
          <table:table-cell office:value-type="float" office:value="0.769625188042" calcext:value-type="float">
            <text:p>0.769625188</text:p>
          </table:table-cell>
          <table:table-cell office:value-type="float" office:value="0.956508" calcext:value-type="float">
            <text:p>0.956508</text:p>
          </table:table-cell>
          <table:table-cell office:value-type="float" office:value="0.0240104946533" calcext:value-type="float">
            <text:p>0.02401049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px10</text:p>
          </table:table-cell>
          <table:table-cell office:value-type="float" office:value="0.597508263412" calcext:value-type="float">
            <text:p>0.5975082634</text:p>
          </table:table-cell>
          <table:table-cell office:value-type="float" office:value="0.426033357505" calcext:value-type="float">
            <text:p>0.4260333575</text:p>
          </table:table-cell>
          <table:table-cell office:value-type="float" office:value="0.777778168596" calcext:value-type="float">
            <text:p>0.7777781686</text:p>
          </table:table-cell>
          <table:table-cell office:value-type="float" office:value="0.923680041182" calcext:value-type="float">
            <text:p>0.9236800412</text:p>
          </table:table-cell>
          <table:table-cell office:value-type="float" office:value="0.997018078056" calcext:value-type="float">
            <text:p>0.9970180781</text:p>
          </table:table-cell>
          <table:table-cell office:value-type="float" office:value="0.555557719908" calcext:value-type="float">
            <text:p>0.5555577199</text:p>
          </table:table-cell>
          <table:table-cell office:value-type="float" office:value="1" calcext:value-type="float">
            <text:p>1</text:p>
          </table:table-cell>
          <table:table-cell office:value-type="float" office:value="0.181091718141595" calcext:value-type="float">
            <text:p>0.1810917181</text:p>
          </table:table-cell>
          <table:table-cell office:value-type="float" office:value="0.0592005522826" calcext:value-type="float">
            <text:p>0.0592005523</text:p>
          </table:table-cell>
          <table:table-cell office:value-type="float" office:value="0.597508263412" calcext:value-type="float">
            <text:p>0.5975082634</text:p>
          </table:table-cell>
          <table:table-cell office:value-type="float" office:value="0.95804807378" calcext:value-type="float">
            <text:p>0.9580480738</text:p>
          </table:table-cell>
          <table:table-cell table:number-columns-repeated="2" office:value-type="float" office:value="0.597508263412" calcext:value-type="float">
            <text:p>0.5975082634</text:p>
          </table:table-cell>
          <table:table-cell office:value-type="float" office:value="0.924016" calcext:value-type="float">
            <text:p>0.924016</text:p>
          </table:table-cell>
          <table:table-cell office:value-type="float" office:value="0.0419519262197" calcext:value-type="float">
            <text:p>0.04195192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px15</text:p>
          </table:table-cell>
          <table:table-cell office:value-type="float" office:value="0.489999152471" calcext:value-type="float">
            <text:p>0.4899991525</text:p>
          </table:table-cell>
          <table:table-cell office:value-type="float" office:value="0.324502567844" calcext:value-type="float">
            <text:p>0.3245025678</text:p>
          </table:table-cell>
          <table:table-cell office:value-type="float" office:value="0.718420747426" calcext:value-type="float">
            <text:p>0.7184207474</text:p>
          </table:table-cell>
          <table:table-cell office:value-type="float" office:value="0.903294303604" calcext:value-type="float">
            <text:p>0.9032943036</text:p>
          </table:table-cell>
          <table:table-cell office:value-type="float" office:value="0.963418483946" calcext:value-type="float">
            <text:p>0.9634184839</text:p>
          </table:table-cell>
          <table:table-cell office:value-type="float" office:value="0.436843113194" calcext:value-type="float">
            <text:p>0.4368431132</text:p>
          </table:table-cell>
          <table:table-cell office:value-type="float" office:value="1" calcext:value-type="float">
            <text:p>1</text:p>
          </table:table-cell>
          <table:table-cell office:value-type="float" office:value="0.271637577212393" calcext:value-type="float">
            <text:p>0.2716375772</text:p>
          </table:table-cell>
          <table:table-cell office:value-type="float" office:value="0.0895674054822" calcext:value-type="float">
            <text:p>0.0895674055</text:p>
          </table:table-cell>
          <table:table-cell office:value-type="float" office:value="0.489999152471" calcext:value-type="float">
            <text:p>0.4899991525</text:p>
          </table:table-cell>
          <table:table-cell office:value-type="float" office:value="0.946842342382" calcext:value-type="float">
            <text:p>0.9468423424</text:p>
          </table:table-cell>
          <table:table-cell table:number-columns-repeated="2" office:value-type="float" office:value="0.489999152471" calcext:value-type="float">
            <text:p>0.4899991525</text:p>
          </table:table-cell>
          <table:table-cell office:value-type="float" office:value="0.90372" calcext:value-type="float">
            <text:p>0.90372</text:p>
          </table:table-cell>
          <table:table-cell office:value-type="float" office:value="0.0531576576179" calcext:value-type="float">
            <text:p>0.0531576576</text:p>
          </table:table-cell>
          <table:table-cell table:number-columns-repeated="1007"/>
        </table:table-row>
        <table:table-row table:style-name="ro1" table:number-rows-repeated="2">
          <table:table-cell table:style-name="Default" table:number-columns-repeated="1022"/>
          <table:table-cell table:number-columns-repeated="2"/>
        </table:table-row>
        <table:table-row table:style-name="ro1">
          <table:table-cell table:style-name="ce3" office:value-type="string" calcext:value-type="string">
            <text:p>Shere</text:p>
          </table:table-cell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5 px</text:p>
          </table:table-cell>
          <table:table-cell office:value-type="float" office:value="0.996218946884" calcext:value-type="float">
            <text:p>0.9962189469</text:p>
          </table:table-cell>
          <table:table-cell office:value-type="float" office:value="0.992466378789" calcext:value-type="float">
            <text:p>0.9924663788</text:p>
          </table:table-cell>
          <table:table-cell office:value-type="float" office:value="0.971075200099" calcext:value-type="float">
            <text:p>0.9710752001</text:p>
          </table:table-cell>
          <table:table-cell office:value-type="float" office:value="0.99316181818" calcext:value-type="float">
            <text:p>0.9931618182</text:p>
          </table:table-cell>
          <table:table-cell office:value-type="float" office:value="0.986429298165" calcext:value-type="float">
            <text:p>0.9864292982</text:p>
          </table:table-cell>
          <table:table-cell office:value-type="float" office:value="0.960837735756" calcext:value-type="float">
            <text:p>0.9608377358</text:p>
          </table:table-cell>
          <table:table-cell office:value-type="float" office:value="0.997613597623" calcext:value-type="float">
            <text:p>0.9976135976</text:p>
          </table:table-cell>
          <table:table-cell office:value-type="float" office:value="0.0013677458425686" calcext:value-type="float">
            <text:p>0.0013677458</text:p>
          </table:table-cell>
          <table:table-cell office:value-type="float" office:value="0.0133476901494" calcext:value-type="float">
            <text:p>0.0133476901</text:p>
          </table:table-cell>
          <table:table-cell office:value-type="float" office:value="0.998602013101" calcext:value-type="float">
            <text:p>0.9986020131</text:p>
          </table:table-cell>
          <table:table-cell office:value-type="float" office:value="0.943548387097" calcext:value-type="float">
            <text:p>0.9435483871</text:p>
          </table:table-cell>
          <table:table-cell office:value-type="float" office:value="0.993847227498" calcext:value-type="float">
            <text:p>0.9938472275</text:p>
          </table:table-cell>
          <table:table-cell office:value-type="float" office:value="0.996218946884" calcext:value-type="float">
            <text:p>0.9962189469</text:p>
          </table:table-cell>
          <table:table-cell office:value-type="float" office:value="0.993168" calcext:value-type="float">
            <text:p>0.993168</text:p>
          </table:table-cell>
          <table:table-cell office:value-type="float" office:value="0.0564516129032" calcext:value-type="float">
            <text:p>0.05645161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10 px</text:p>
          </table:table-cell>
          <table:table-cell office:value-type="float" office:value="0.992778483459" calcext:value-type="float">
            <text:p>0.9927784835</text:p>
          </table:table-cell>
          <table:table-cell office:value-type="float" office:value="0.985660519713" calcext:value-type="float">
            <text:p>0.9856605197</text:p>
          </table:table-cell>
          <table:table-cell office:value-type="float" office:value="0.960727645894" calcext:value-type="float">
            <text:p>0.9607276459</text:p>
          </table:table-cell>
          <table:table-cell office:value-type="float" office:value="0.986871704867" calcext:value-type="float">
            <text:p>0.9868717049</text:p>
          </table:table-cell>
          <table:table-cell office:value-type="float" office:value="0.974189860311" calcext:value-type="float">
            <text:p>0.9741898603</text:p>
          </table:table-cell>
          <table:table-cell office:value-type="float" office:value="0.923703235537" calcext:value-type="float">
            <text:p>0.9237032355</text:p>
          </table:table-cell>
          <table:table-cell office:value-type="float" office:value="0.999715027337" calcext:value-type="float">
            <text:p>0.9997150273</text:p>
          </table:table-cell>
          <table:table-cell office:value-type="float" office:value="0.000426355817403883" calcext:value-type="float">
            <text:p>0.0004263558</text:p>
          </table:table-cell>
          <table:table-cell office:value-type="float" office:value="0.0256217904399" calcext:value-type="float">
            <text:p>0.0256217904</text:p>
          </table:table-cell>
          <table:table-cell office:value-type="float" office:value="0.993061478833" calcext:value-type="float">
            <text:p>0.9930614788</text:p>
          </table:table-cell>
          <table:table-cell office:value-type="float" office:value="0.928393812956" calcext:value-type="float">
            <text:p>0.928393813</text:p>
          </table:table-cell>
          <table:table-cell office:value-type="float" office:value="0.992495649332" calcext:value-type="float">
            <text:p>0.9924956493</text:p>
          </table:table-cell>
          <table:table-cell office:value-type="float" office:value="0.992778483459" calcext:value-type="float">
            <text:p>0.9927784835</text:p>
          </table:table-cell>
          <table:table-cell office:value-type="float" office:value="0.986924" calcext:value-type="float">
            <text:p>0.986924</text:p>
          </table:table-cell>
          <table:table-cell office:value-type="float" office:value="0.0716061870443" calcext:value-type="float">
            <text:p>0.0716061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15 px</text:p>
          </table:table-cell>
          <table:table-cell office:value-type="float" office:value="0.989437422651" calcext:value-type="float">
            <text:p>0.9894374227</text:p>
          </table:table-cell>
          <table:table-cell office:value-type="float" office:value="0.979095649126" calcext:value-type="float">
            <text:p>0.9790956491</text:p>
          </table:table-cell>
          <table:table-cell office:value-type="float" office:value="0.936399392697" calcext:value-type="float">
            <text:p>0.9363993927</text:p>
          </table:table-cell>
          <table:table-cell office:value-type="float" office:value="0.980901027262" calcext:value-type="float">
            <text:p>0.9809010273</text:p>
          </table:table-cell>
          <table:table-cell office:value-type="float" office:value="0.962560248353" calcext:value-type="float">
            <text:p>0.9625602484</text:p>
          </table:table-cell>
          <table:table-cell office:value-type="float" office:value="0.890681859125" calcext:value-type="float">
            <text:p>0.8906818591</text:p>
          </table:table-cell>
          <table:table-cell office:value-type="float" office:value="0.997531487373" calcext:value-type="float">
            <text:p>0.9975314874</text:p>
          </table:table-cell>
          <table:table-cell office:value-type="float" office:value="0.00169068552308474" calcext:value-type="float">
            <text:p>0.0016906855</text:p>
          </table:table-cell>
          <table:table-cell office:value-type="float" office:value="0.036706776163" calcext:value-type="float">
            <text:p>0.0367067762</text:p>
          </table:table-cell>
          <table:table-cell office:value-type="float" office:value="0.991885905534" calcext:value-type="float">
            <text:p>0.9918859055</text:p>
          </table:table-cell>
          <table:table-cell office:value-type="float" office:value="0.880912879861" calcext:value-type="float">
            <text:p>0.8809128799</text:p>
          </table:table-cell>
          <table:table-cell office:value-type="float" office:value="0.987000998224" calcext:value-type="float">
            <text:p>0.9870009982</text:p>
          </table:table-cell>
          <table:table-cell office:value-type="float" office:value="0.989437422651" calcext:value-type="float">
            <text:p>0.9894374227</text:p>
          </table:table-cell>
          <table:table-cell office:value-type="float" office:value="0.980916" calcext:value-type="float">
            <text:p>0.980916</text:p>
          </table:table-cell>
          <table:table-cell office:value-type="float" office:value="0.119087120139" calcext:value-type="float">
            <text:p>0.11908712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20 px</text:p>
          </table:table-cell>
          <table:table-cell office:value-type="float" office:value="0.986274318808" calcext:value-type="float">
            <text:p>0.9862743188</text:p>
          </table:table-cell>
          <table:table-cell office:value-type="float" office:value="0.972920324607" calcext:value-type="float">
            <text:p>0.9729203246</text:p>
          </table:table-cell>
          <table:table-cell office:value-type="float" office:value="0.920472494583" calcext:value-type="float">
            <text:p>0.9204724946</text:p>
          </table:table-cell>
          <table:table-cell office:value-type="float" office:value="0.975179011184" calcext:value-type="float">
            <text:p>0.9751790112</text:p>
          </table:table-cell>
          <table:table-cell office:value-type="float" office:value="0.95162988652" calcext:value-type="float">
            <text:p>0.9516298865</text:p>
          </table:table-cell>
          <table:table-cell office:value-type="float" office:value="0.857889192923" calcext:value-type="float">
            <text:p>0.8578891929</text:p>
          </table:table-cell>
          <table:table-cell office:value-type="float" office:value="0.997573653776" calcext:value-type="float">
            <text:p>0.9975736538</text:p>
          </table:table-cell>
          <table:table-cell office:value-type="float" office:value="0.00170416339676291" calcext:value-type="float">
            <text:p>0.0017041634</text:p>
          </table:table-cell>
          <table:table-cell office:value-type="float" office:value="0.0473287260509" calcext:value-type="float">
            <text:p>0.0473287261</text:p>
          </table:table-cell>
          <table:table-cell office:value-type="float" office:value="0.98867318225" calcext:value-type="float">
            <text:p>0.9886731823</text:p>
          </table:table-cell>
          <table:table-cell office:value-type="float" office:value="0.852271806917" calcext:value-type="float">
            <text:p>0.8522718069</text:p>
          </table:table-cell>
          <table:table-cell office:value-type="float" office:value="0.983887068135" calcext:value-type="float">
            <text:p>0.9838870681</text:p>
          </table:table-cell>
          <table:table-cell office:value-type="float" office:value="0.986274318808" calcext:value-type="float">
            <text:p>0.9862743188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147728193083" calcext:value-type="float">
            <text:p>0.14772819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30 px</text:p>
          </table:table-cell>
          <table:table-cell office:value-type="float" office:value="0.980523505503" calcext:value-type="float">
            <text:p>0.9805235055</text:p>
          </table:table-cell>
          <table:table-cell office:value-type="float" office:value="0.961791184786" calcext:value-type="float">
            <text:p>0.9617911848</text:p>
          </table:table-cell>
          <table:table-cell office:value-type="float" office:value="0.891367812211" calcext:value-type="float">
            <text:p>0.8913678122</text:p>
          </table:table-cell>
          <table:table-cell office:value-type="float" office:value="0.964776385913" calcext:value-type="float">
            <text:p>0.9647763859</text:p>
          </table:table-cell>
          <table:table-cell office:value-type="float" office:value="1.00087238371" calcext:value-type="float">
            <text:p>1.0008723837</text:p>
          </table:table-cell>
          <table:table-cell office:value-type="float" office:value="0.798280465985" calcext:value-type="float">
            <text:p>0.798280466</text:p>
          </table:table-cell>
          <table:table-cell office:value-type="float" office:value="0.997609159575" calcext:value-type="float">
            <text:p>0.9976091596</text:p>
          </table:table-cell>
          <table:table-cell office:value-type="float" office:value="0.00196079131647475" calcext:value-type="float">
            <text:p>0.0019607913</text:p>
          </table:table-cell>
          <table:table-cell office:value-type="float" office:value="-0.0084533862903" calcext:value-type="float">
            <text:p>-0.0084533863</text:p>
          </table:table-cell>
          <table:table-cell office:value-type="float" office:value="0.982873398958" calcext:value-type="float">
            <text:p>0.982873399</text:p>
          </table:table-cell>
          <table:table-cell office:value-type="float" office:value="0.799862225464" calcext:value-type="float">
            <text:p>0.7998622255</text:p>
          </table:table-cell>
          <table:table-cell office:value-type="float" office:value="0.978184821689" calcext:value-type="float">
            <text:p>0.9781848217</text:p>
          </table:table-cell>
          <table:table-cell office:value-type="float" office:value="0.980523505503" calcext:value-type="float">
            <text:p>0.9805235055</text:p>
          </table:table-cell>
          <table:table-cell office:value-type="float" office:value="0.964808" calcext:value-type="float">
            <text:p>0.964808</text:p>
          </table:table-cell>
          <table:table-cell office:value-type="float" office:value="0.200137774536" calcext:value-type="float">
            <text:p>0.2001377745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40 px</text:p>
          </table:table-cell>
          <table:table-cell office:value-type="float" office:value="0.975613427668" calcext:value-type="float">
            <text:p>0.9756134277</text:p>
          </table:table-cell>
          <table:table-cell office:value-type="float" office:value="0.952387950037" calcext:value-type="float">
            <text:p>0.95238795</text:p>
          </table:table-cell>
          <table:table-cell office:value-type="float" office:value="0.866437483672" calcext:value-type="float">
            <text:p>0.8664374837</text:p>
          </table:table-cell>
          <table:table-cell office:value-type="float" office:value="0.955896415914" calcext:value-type="float">
            <text:p>0.9558964159</text:p>
          </table:table-cell>
          <table:table-cell office:value-type="float" office:value="1.05319443844" calcext:value-type="float">
            <text:p>1.0531944384</text:p>
          </table:table-cell>
          <table:table-cell office:value-type="float" office:value="0.747426390916" calcext:value-type="float">
            <text:p>0.7474263909</text:p>
          </table:table-cell>
          <table:table-cell office:value-type="float" office:value="0.997609159575" calcext:value-type="float">
            <text:p>0.9976091596</text:p>
          </table:table-cell>
          <table:table-cell office:value-type="float" office:value="0.00224862197064239" calcext:value-type="float">
            <text:p>0.002248622</text:p>
          </table:table-cell>
          <table:table-cell office:value-type="float" office:value="0.00551510264089" calcext:value-type="float">
            <text:p>0.0055151026</text:p>
          </table:table-cell>
          <table:table-cell office:value-type="float" office:value="0.977951553776" calcext:value-type="float">
            <text:p>0.9779515538</text:p>
          </table:table-cell>
          <table:table-cell office:value-type="float" office:value="0.754923413567" calcext:value-type="float">
            <text:p>0.7549234136</text:p>
          </table:table-cell>
          <table:table-cell office:value-type="float" office:value="0.973286455067" calcext:value-type="float">
            <text:p>0.9732864551</text:p>
          </table:table-cell>
          <table:table-cell office:value-type="float" office:value="0.975613427668" calcext:value-type="float">
            <text:p>0.9756134277</text:p>
          </table:table-cell>
          <table:table-cell office:value-type="float" office:value="0.955936" calcext:value-type="float">
            <text:p>0.955936</text:p>
          </table:table-cell>
          <table:table-cell office:value-type="float" office:value="0.245076586433" calcext:value-type="float">
            <text:p>0.2450765864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5 px</text:p>
          </table:table-cell>
          <table:table-cell office:value-type="float" office:value="0.96461863529" calcext:value-type="float">
            <text:p>0.9646186353</text:p>
          </table:table-cell>
          <table:table-cell office:value-type="float" office:value="0.931655395943" calcext:value-type="float">
            <text:p>0.9316553959</text:p>
          </table:table-cell>
          <table:table-cell office:value-type="float" office:value="0.971075200099" calcext:value-type="float">
            <text:p>0.9710752001</text:p>
          </table:table-cell>
          <table:table-cell office:value-type="float" office:value="0.99316181818" calcext:value-type="float">
            <text:p>0.9931618182</text:p>
          </table:table-cell>
          <table:table-cell office:value-type="float" office:value="0.986429298165" calcext:value-type="float">
            <text:p>0.9864292982</text:p>
          </table:table-cell>
          <table:table-cell office:value-type="float" office:value="0.960837735756" calcext:value-type="float">
            <text:p>0.9608377358</text:p>
          </table:table-cell>
          <table:table-cell office:value-type="float" office:value="0.977669138667" calcext:value-type="float">
            <text:p>0.9776691387</text:p>
          </table:table-cell>
          <table:table-cell office:value-type="float" office:value="0.00863338445215533" calcext:value-type="float">
            <text:p>0.0086333845</text:p>
          </table:table-cell>
          <table:table-cell office:value-type="float" office:value="0.0133476901494" calcext:value-type="float">
            <text:p>0.0133476901</text:p>
          </table:table-cell>
          <table:table-cell office:value-type="float" office:value="0.943548387097" calcext:value-type="float">
            <text:p>0.9435483871</text:p>
          </table:table-cell>
          <table:table-cell office:value-type="float" office:value="0.998602013101" calcext:value-type="float">
            <text:p>0.9986020131</text:p>
          </table:table-cell>
          <table:table-cell office:value-type="float" office:value="0.986651411137" calcext:value-type="float">
            <text:p>0.9866514111</text:p>
          </table:table-cell>
          <table:table-cell office:value-type="float" office:value="0.96461863529" calcext:value-type="float">
            <text:p>0.9646186353</text:p>
          </table:table-cell>
          <table:table-cell office:value-type="float" office:value="0.993168" calcext:value-type="float">
            <text:p>0.993168</text:p>
          </table:table-cell>
          <table:table-cell office:value-type="float" office:value="0.00139798689887" calcext:value-type="float">
            <text:p>0.001397986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10 px</text:p>
          </table:table-cell>
          <table:table-cell office:value-type="float" office:value="0.930924458531" calcext:value-type="float">
            <text:p>0.9309244585</text:p>
          </table:table-cell>
          <table:table-cell office:value-type="float" office:value="0.870775190734" calcext:value-type="float">
            <text:p>0.8707751907</text:p>
          </table:table-cell>
          <table:table-cell office:value-type="float" office:value="0.960727645894" calcext:value-type="float">
            <text:p>0.9607276459</text:p>
          </table:table-cell>
          <table:table-cell office:value-type="float" office:value="0.986871704867" calcext:value-type="float">
            <text:p>0.9868717049</text:p>
          </table:table-cell>
          <table:table-cell office:value-type="float" office:value="0.974189860311" calcext:value-type="float">
            <text:p>0.9741898603</text:p>
          </table:table-cell>
          <table:table-cell office:value-type="float" office:value="0.923703235537" calcext:value-type="float">
            <text:p>0.9237032355</text:p>
          </table:table-cell>
          <table:table-cell office:value-type="float" office:value="0.997274167987" calcext:value-type="float">
            <text:p>0.997274168</text:p>
          </table:table-cell>
          <table:table-cell office:value-type="float" office:value="0.00995550497897853" calcext:value-type="float">
            <text:p>0.009955505</text:p>
          </table:table-cell>
          <table:table-cell office:value-type="float" office:value="0.0256217904399" calcext:value-type="float">
            <text:p>0.0256217904</text:p>
          </table:table-cell>
          <table:table-cell office:value-type="float" office:value="0.928393812956" calcext:value-type="float">
            <text:p>0.928393813</text:p>
          </table:table-cell>
          <table:table-cell office:value-type="float" office:value="0.993061478833" calcext:value-type="float">
            <text:p>0.9930614788</text:p>
          </table:table-cell>
          <table:table-cell office:value-type="float" office:value="0.933468938046" calcext:value-type="float">
            <text:p>0.933468938</text:p>
          </table:table-cell>
          <table:table-cell office:value-type="float" office:value="0.930924458531" calcext:value-type="float">
            <text:p>0.9309244585</text:p>
          </table:table-cell>
          <table:table-cell office:value-type="float" office:value="0.986924" calcext:value-type="float">
            <text:p>0.986924</text:p>
          </table:table-cell>
          <table:table-cell office:value-type="float" office:value="0.00693852116691" calcext:value-type="float">
            <text:p>0.00693852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15 px</text:p>
          </table:table-cell>
          <table:table-cell office:value-type="float" office:value="0.9012440231" calcext:value-type="float">
            <text:p>0.9012440231</text:p>
          </table:table-cell>
          <table:table-cell office:value-type="float" office:value="0.820240382804" calcext:value-type="float">
            <text:p>0.8202403828</text:p>
          </table:table-cell>
          <table:table-cell office:value-type="float" office:value="0.936399392697" calcext:value-type="float">
            <text:p>0.9363993927</text:p>
          </table:table-cell>
          <table:table-cell office:value-type="float" office:value="0.980901027262" calcext:value-type="float">
            <text:p>0.9809010273</text:p>
          </table:table-cell>
          <table:table-cell office:value-type="float" office:value="0.962560248353" calcext:value-type="float">
            <text:p>0.9625602484</text:p>
          </table:table-cell>
          <table:table-cell office:value-type="float" office:value="0.890681859125" calcext:value-type="float">
            <text:p>0.8906818591</text:p>
          </table:table-cell>
          <table:table-cell office:value-type="float" office:value="0.976920370102" calcext:value-type="float">
            <text:p>0.9769203701</text:p>
          </table:table-cell>
          <table:table-cell office:value-type="float" office:value="0.0196717823000729" calcext:value-type="float">
            <text:p>0.0196717823</text:p>
          </table:table-cell>
          <table:table-cell office:value-type="float" office:value="0.036706776163" calcext:value-type="float">
            <text:p>0.0367067762</text:p>
          </table:table-cell>
          <table:table-cell office:value-type="float" office:value="0.880912879861" calcext:value-type="float">
            <text:p>0.8809128799</text:p>
          </table:table-cell>
          <table:table-cell office:value-type="float" office:value="0.991885905534" calcext:value-type="float">
            <text:p>0.9918859055</text:p>
          </table:table-cell>
          <table:table-cell office:value-type="float" office:value="0.922535808119" calcext:value-type="float">
            <text:p>0.9225358081</text:p>
          </table:table-cell>
          <table:table-cell office:value-type="float" office:value="0.9012440231" calcext:value-type="float">
            <text:p>0.9012440231</text:p>
          </table:table-cell>
          <table:table-cell office:value-type="float" office:value="0.980916" calcext:value-type="float">
            <text:p>0.980916</text:p>
          </table:table-cell>
          <table:table-cell office:value-type="float" office:value="0.00811409446617" calcext:value-type="float">
            <text:p>0.00811409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20 px</text:p>
          </table:table-cell>
          <table:table-cell office:value-type="float" office:value="0.871614346061" calcext:value-type="float">
            <text:p>0.8716143461</text:p>
          </table:table-cell>
          <table:table-cell office:value-type="float" office:value="0.772443661455" calcext:value-type="float">
            <text:p>0.7724436615</text:p>
          </table:table-cell>
          <table:table-cell office:value-type="float" office:value="0.920472494583" calcext:value-type="float">
            <text:p>0.9204724946</text:p>
          </table:table-cell>
          <table:table-cell office:value-type="float" office:value="0.975179011184" calcext:value-type="float">
            <text:p>0.9751790112</text:p>
          </table:table-cell>
          <table:table-cell office:value-type="float" office:value="0.95162988652" calcext:value-type="float">
            <text:p>0.9516298865</text:p>
          </table:table-cell>
          <table:table-cell office:value-type="float" office:value="0.857889192923" calcext:value-type="float">
            <text:p>0.8578891929</text:p>
          </table:table-cell>
          <table:table-cell office:value-type="float" office:value="0.977304729562" calcext:value-type="float">
            <text:p>0.9773047296</text:p>
          </table:table-cell>
          <table:table-cell office:value-type="float" office:value="0.0196574123507968" calcext:value-type="float">
            <text:p>0.0196574124</text:p>
          </table:table-cell>
          <table:table-cell office:value-type="float" office:value="0.0473287260509" calcext:value-type="float">
            <text:p>0.0473287261</text:p>
          </table:table-cell>
          <table:table-cell office:value-type="float" office:value="0.852271806917" calcext:value-type="float">
            <text:p>0.8522718069</text:p>
          </table:table-cell>
          <table:table-cell office:value-type="float" office:value="0.98867318225" calcext:value-type="float">
            <text:p>0.9886731823</text:p>
          </table:table-cell>
          <table:table-cell office:value-type="float" office:value="0.89185524197" calcext:value-type="float">
            <text:p>0.891855242</text:p>
          </table:table-cell>
          <table:table-cell office:value-type="float" office:value="0.871614346061" calcext:value-type="float">
            <text:p>0.8716143461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0113268177501" calcext:value-type="float">
            <text:p>0.01132681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30 px</text:p>
          </table:table-cell>
          <table:table-cell office:value-type="float" office:value="0.817756234982" calcext:value-type="float">
            <text:p>0.817756235</text:p>
          </table:table-cell>
          <table:table-cell office:value-type="float" office:value="0.691698496689" calcext:value-type="float">
            <text:p>0.6916984967</text:p>
          </table:table-cell>
          <table:table-cell office:value-type="float" office:value="0.891367812211" calcext:value-type="float">
            <text:p>0.8913678122</text:p>
          </table:table-cell>
          <table:table-cell office:value-type="float" office:value="0.964776385913" calcext:value-type="float">
            <text:p>0.9647763859</text:p>
          </table:table-cell>
          <table:table-cell office:value-type="float" office:value="1.00087238371" calcext:value-type="float">
            <text:p>1.0008723837</text:p>
          </table:table-cell>
          <table:table-cell office:value-type="float" office:value="0.798280465985" calcext:value-type="float">
            <text:p>0.798280466</text:p>
          </table:table-cell>
          <table:table-cell office:value-type="float" office:value="0.977628635347" calcext:value-type="float">
            <text:p>0.9776286353</text:p>
          </table:table-cell>
          <table:table-cell office:value-type="float" office:value="0.0280874178774189" calcext:value-type="float">
            <text:p>0.0280874179</text:p>
          </table:table-cell>
          <table:table-cell office:value-type="float" office:value="-0.0084533862903" calcext:value-type="float">
            <text:p>-0.0084533863</text:p>
          </table:table-cell>
          <table:table-cell office:value-type="float" office:value="0.799862225464" calcext:value-type="float">
            <text:p>0.7998622255</text:p>
          </table:table-cell>
          <table:table-cell office:value-type="float" office:value="0.982873398958" calcext:value-type="float">
            <text:p>0.982873399</text:p>
          </table:table-cell>
          <table:table-cell office:value-type="float" office:value="0.836469192304" calcext:value-type="float">
            <text:p>0.8364691923</text:p>
          </table:table-cell>
          <table:table-cell office:value-type="float" office:value="0.817756234982" calcext:value-type="float">
            <text:p>0.817756235</text:p>
          </table:table-cell>
          <table:table-cell office:value-type="float" office:value="0.964808" calcext:value-type="float">
            <text:p>0.964808</text:p>
          </table:table-cell>
          <table:table-cell office:value-type="float" office:value="0.0171266010421" calcext:value-type="float">
            <text:p>0.017126601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40 px</text:p>
          </table:table-cell>
          <table:table-cell office:value-type="float" office:value="0.771812080537" calcext:value-type="float">
            <text:p>0.7718120805</text:p>
          </table:table-cell>
          <table:table-cell office:value-type="float" office:value="0.628415300546" calcext:value-type="float">
            <text:p>0.6284153005</text:p>
          </table:table-cell>
          <table:table-cell office:value-type="float" office:value="0.866437483672" calcext:value-type="float">
            <text:p>0.8664374837</text:p>
          </table:table-cell>
          <table:table-cell office:value-type="float" office:value="0.955896415914" calcext:value-type="float">
            <text:p>0.9558964159</text:p>
          </table:table-cell>
          <table:table-cell office:value-type="float" office:value="1.05319443844" calcext:value-type="float">
            <text:p>1.0531944384</text:p>
          </table:table-cell>
          <table:table-cell office:value-type="float" office:value="0.747426390916" calcext:value-type="float">
            <text:p>0.7474263909</text:p>
          </table:table-cell>
          <table:table-cell office:value-type="float" office:value="0.977628635347" calcext:value-type="float">
            <text:p>0.9776286353</text:p>
          </table:table-cell>
          <table:table-cell office:value-type="float" office:value="0.0366061981706834" calcext:value-type="float">
            <text:p>0.0366061982</text:p>
          </table:table-cell>
          <table:table-cell office:value-type="float" office:value="0.00551510264089" calcext:value-type="float">
            <text:p>0.0055151026</text:p>
          </table:table-cell>
          <table:table-cell office:value-type="float" office:value="0.754923413567" calcext:value-type="float">
            <text:p>0.7549234136</text:p>
          </table:table-cell>
          <table:table-cell office:value-type="float" office:value="0.977951553776" calcext:value-type="float">
            <text:p>0.9779515538</text:p>
          </table:table-cell>
          <table:table-cell office:value-type="float" office:value="0.789473684211" calcext:value-type="float">
            <text:p>0.7894736842</text:p>
          </table:table-cell>
          <table:table-cell office:value-type="float" office:value="0.771812080537" calcext:value-type="float">
            <text:p>0.7718120805</text:p>
          </table:table-cell>
          <table:table-cell office:value-type="float" office:value="0.955936" calcext:value-type="float">
            <text:p>0.955936</text:p>
          </table:table-cell>
          <table:table-cell office:value-type="float" office:value="0.0220484462236" calcext:value-type="float">
            <text:p>0.0220484462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 table:number-rows-repeated="2">
          <table:table-cell table:style-name="Default" table:number-columns-repeated="1022"/>
          <table:table-cell table:number-columns-repeated="2"/>
        </table:table-row>
        <table:table-row table:style-name="ro1">
          <table:table-cell table:style-name="ce3" office:value-type="string" calcext:value-type="string">
            <text:p>Upscale</text:p>
          </table:table-cell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uscl5</text:p>
          </table:table-cell>
          <table:table-cell office:value-type="float" office:value="0.977880982017" calcext:value-type="float">
            <text:p>0.977880982</text:p>
          </table:table-cell>
          <table:table-cell office:value-type="float" office:value="0.956719290818" calcext:value-type="float">
            <text:p>0.9567192908</text:p>
          </table:table-cell>
          <table:table-cell office:value-type="float" office:value="0.865626384236" calcext:value-type="float">
            <text:p>0.8656263842</text:p>
          </table:table-cell>
          <table:table-cell office:value-type="float" office:value="0.960736736542" calcext:value-type="float">
            <text:p>0.9607367365</text:p>
          </table:table-cell>
          <table:table-cell office:value-type="float" office:value="0.993017732376" calcext:value-type="float">
            <text:p>0.9930177324</text:p>
          </table:table-cell>
          <table:table-cell office:value-type="float" office:value="0.78607548676" calcext:value-type="float">
            <text:p>0.7860754868</text:p>
          </table:table-cell>
          <table:table-cell office:value-type="float" office:value="0.989957662469" calcext:value-type="float">
            <text:p>0.9899576625</text:p>
          </table:table-cell>
          <table:table-cell office:value-type="float" office:value="0.00498458022391641" calcext:value-type="float">
            <text:p>0.0049845802</text:p>
          </table:table-cell>
          <table:table-cell office:value-type="float" office:value="0.00128555821841" calcext:value-type="float">
            <text:p>0.0012855582</text:p>
          </table:table-cell>
          <table:table-cell office:value-type="float" office:value="0.987800811176" calcext:value-type="float">
            <text:p>0.9878008112</text:p>
          </table:table-cell>
          <table:table-cell office:value-type="float" office:value="0.743451957295" calcext:value-type="float">
            <text:p>0.7434519573</text:p>
          </table:table-cell>
          <table:table-cell office:value-type="float" office:value="0.968158408495" calcext:value-type="float">
            <text:p>0.9681584085</text:p>
          </table:table-cell>
          <table:table-cell office:value-type="float" office:value="0.977880982017" calcext:value-type="float">
            <text:p>0.977880982</text:p>
          </table:table-cell>
          <table:table-cell office:value-type="float" office:value="0.960336" calcext:value-type="float">
            <text:p>0.960336</text:p>
          </table:table-cell>
          <table:table-cell office:value-type="float" office:value="0.256548042705" calcext:value-type="float">
            <text:p>0.256548042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uscl10</text:p>
          </table:table-cell>
          <table:table-cell office:value-type="float" office:value="0.961195905908" calcext:value-type="float">
            <text:p>0.9611959059</text:p>
          </table:table-cell>
          <table:table-cell office:value-type="float" office:value="0.925290833348" calcext:value-type="float">
            <text:p>0.9252908333</text:p>
          </table:table-cell>
          <table:table-cell office:value-type="float" office:value="0.789667594823" calcext:value-type="float">
            <text:p>0.7896675948</text:p>
          </table:table-cell>
          <table:table-cell office:value-type="float" office:value="0.932152943877" calcext:value-type="float">
            <text:p>0.9321529439</text:p>
          </table:table-cell>
          <table:table-cell office:value-type="float" office:value="1.00934089013" calcext:value-type="float">
            <text:p>1.0093408901</text:p>
          </table:table-cell>
          <table:table-cell office:value-type="float" office:value="0.643869617157" calcext:value-type="float">
            <text:p>0.6438696172</text:p>
          </table:table-cell>
          <table:table-cell office:value-type="float" office:value="0.983650565631" calcext:value-type="float">
            <text:p>0.9836505656</text:p>
          </table:table-cell>
          <table:table-cell office:value-type="float" office:value="0.00977879676265434" calcext:value-type="float">
            <text:p>0.0097787968</text:p>
          </table:table-cell>
          <table:table-cell office:value-type="float" office:value="0.0398913159246" calcext:value-type="float">
            <text:p>0.0398913159</text:p>
          </table:table-cell>
          <table:table-cell office:value-type="float" office:value="0.977172117307" calcext:value-type="float">
            <text:p>0.9771721173</text:p>
          </table:table-cell>
          <table:table-cell office:value-type="float" office:value="0.60216307234" calcext:value-type="float">
            <text:p>0.6021630723</text:p>
          </table:table-cell>
          <table:table-cell office:value-type="float" office:value="0.945733694932" calcext:value-type="float">
            <text:p>0.9457336949</text:p>
          </table:table-cell>
          <table:table-cell office:value-type="float" office:value="0.961195905908" calcext:value-type="float">
            <text:p>0.9611959059</text:p>
          </table:table-cell>
          <table:table-cell office:value-type="float" office:value="0.930848" calcext:value-type="float">
            <text:p>0.930848</text:p>
          </table:table-cell>
          <table:table-cell office:value-type="float" office:value="0.39783692766" calcext:value-type="float">
            <text:p>0.39783692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uscl20</text:p>
          </table:table-cell>
          <table:table-cell office:value-type="float" office:value="0.935939077981" calcext:value-type="float">
            <text:p>0.935939078</text:p>
          </table:table-cell>
          <table:table-cell office:value-type="float" office:value="0.879591627334" calcext:value-type="float">
            <text:p>0.8795916273</text:p>
          </table:table-cell>
          <table:table-cell office:value-type="float" office:value="0.7013551923" calcext:value-type="float">
            <text:p>0.7013551923</text:p>
          </table:table-cell>
          <table:table-cell office:value-type="float" office:value="0.883809598963" calcext:value-type="float">
            <text:p>0.883809599</text:p>
          </table:table-cell>
          <table:table-cell office:value-type="float" office:value="1.0062292038" calcext:value-type="float">
            <text:p>1.0062292038</text:p>
          </table:table-cell>
          <table:table-cell office:value-type="float" office:value="0.469309316654" calcext:value-type="float">
            <text:p>0.4693093167</text:p>
          </table:table-cell>
          <table:table-cell office:value-type="float" office:value="0.970066690322" calcext:value-type="float">
            <text:p>0.9700666903</text:p>
          </table:table-cell>
          <table:table-cell office:value-type="float" office:value="0.019395437089246" calcext:value-type="float">
            <text:p>0.0193954371</text:p>
          </table:table-cell>
          <table:table-cell office:value-type="float" office:value="0.0564652611265" calcext:value-type="float">
            <text:p>0.0564652611</text:p>
          </table:table-cell>
          <table:table-cell office:value-type="float" office:value="0.964819313268" calcext:value-type="float">
            <text:p>0.9648193133</text:p>
          </table:table-cell>
          <table:table-cell office:value-type="float" office:value="0.437891071331" calcext:value-type="float">
            <text:p>0.4378910713</text:p>
          </table:table-cell>
          <table:table-cell office:value-type="float" office:value="0.908737555322" calcext:value-type="float">
            <text:p>0.9087375553</text:p>
          </table:table-cell>
          <table:table-cell office:value-type="float" office:value="0.935939077981" calcext:value-type="float">
            <text:p>0.935939078</text:p>
          </table:table-cell>
          <table:table-cell office:value-type="float" office:value="0.887344" calcext:value-type="float">
            <text:p>0.887344</text:p>
          </table:table-cell>
          <table:table-cell office:value-type="float" office:value="0.562108928669" calcext:value-type="float">
            <text:p>0.56210892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uscl30</text:p>
          </table:table-cell>
          <table:table-cell office:value-type="float" office:value="0.911879693695" calcext:value-type="float">
            <text:p>0.9118796937</text:p>
          </table:table-cell>
          <table:table-cell office:value-type="float" office:value="0.838032052533" calcext:value-type="float">
            <text:p>0.8380320525</text:p>
          </table:table-cell>
          <table:table-cell office:value-type="float" office:value="0.64285923509" calcext:value-type="float">
            <text:p>0.6428592351</text:p>
          </table:table-cell>
          <table:table-cell office:value-type="float" office:value="0.845758246974" calcext:value-type="float">
            <text:p>0.845758247</text:p>
          </table:table-cell>
          <table:table-cell office:value-type="float" office:value="1.01607365521" calcext:value-type="float">
            <text:p>1.0160736552</text:p>
          </table:table-cell>
          <table:table-cell office:value-type="float" office:value="0.339489174644" calcext:value-type="float">
            <text:p>0.3394891746</text:p>
          </table:table-cell>
          <table:table-cell office:value-type="float" office:value="0.954972835996" calcext:value-type="float">
            <text:p>0.954972836</text:p>
          </table:table-cell>
          <table:table-cell office:value-type="float" office:value="0.0313459392781851" calcext:value-type="float">
            <text:p>0.0313459393</text:p>
          </table:table-cell>
          <table:table-cell office:value-type="float" office:value="0.0483341452832" calcext:value-type="float">
            <text:p>0.0483341453</text:p>
          </table:table-cell>
          <table:table-cell office:value-type="float" office:value="0.95487500725" calcext:value-type="float">
            <text:p>0.9548750073</text:p>
          </table:table-cell>
          <table:table-cell office:value-type="float" office:value="0.33084346293" calcext:value-type="float">
            <text:p>0.3308434629</text:p>
          </table:table-cell>
          <table:table-cell office:value-type="float" office:value="0.872589464757" calcext:value-type="float">
            <text:p>0.8725894648</text:p>
          </table:table-cell>
          <table:table-cell office:value-type="float" office:value="0.911879693695" calcext:value-type="float">
            <text:p>0.9118796937</text:p>
          </table:table-cell>
          <table:table-cell office:value-type="float" office:value="0.847272" calcext:value-type="float">
            <text:p>0.847272</text:p>
          </table:table-cell>
          <table:table-cell office:value-type="float" office:value="0.66915653707" calcext:value-type="float">
            <text:p>0.6691565371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uscl40</text:p>
          </table:table-cell>
          <table:table-cell office:value-type="float" office:value="0.890188580212" calcext:value-type="float">
            <text:p>0.8901885802</text:p>
          </table:table-cell>
          <table:table-cell office:value-type="float" office:value="0.802107965678" calcext:value-type="float">
            <text:p>0.8021079657</text:p>
          </table:table-cell>
          <table:table-cell office:value-type="float" office:value="0.606824742216" calcext:value-type="float">
            <text:p>0.6068247422</text:p>
          </table:table-cell>
          <table:table-cell office:value-type="float" office:value="0.81464991502" calcext:value-type="float">
            <text:p>0.814649915</text:p>
          </table:table-cell>
          <table:table-cell office:value-type="float" office:value="0.970245291797" calcext:value-type="float">
            <text:p>0.9702452918</text:p>
          </table:table-cell>
          <table:table-cell office:value-type="float" office:value="0.250251630408" calcext:value-type="float">
            <text:p>0.2502516304</text:p>
          </table:table-cell>
          <table:table-cell office:value-type="float" office:value="0.938992614254" calcext:value-type="float">
            <text:p>0.9389926143</text:p>
          </table:table-cell>
          <table:table-cell office:value-type="float" office:value="0.0450967639637854" calcext:value-type="float">
            <text:p>0.045096764</text:p>
          </table:table-cell>
          <table:table-cell office:value-type="float" office:value="-0.166198532968" calcext:value-type="float">
            <text:p>-0.166198533</text:p>
          </table:table-cell>
          <table:table-cell office:value-type="float" office:value="0.948025114041" calcext:value-type="float">
            <text:p>0.948025114</text:p>
          </table:table-cell>
          <table:table-cell office:value-type="float" office:value="0.265624370391" calcext:value-type="float">
            <text:p>0.2656243704</text:p>
          </table:table-cell>
          <table:table-cell office:value-type="float" office:value="0.839003189018" calcext:value-type="float">
            <text:p>0.839003189</text:p>
          </table:table-cell>
          <table:table-cell office:value-type="float" office:value="0.890188580212" calcext:value-type="float">
            <text:p>0.8901885802</text:p>
          </table:table-cell>
          <table:table-cell office:value-type="float" office:value="0.812544" calcext:value-type="float">
            <text:p>0.812544</text:p>
          </table:table-cell>
          <table:table-cell office:value-type="float" office:value="0.734375629609" calcext:value-type="float">
            <text:p>0.7343756296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uscl5</text:p>
          </table:table-cell>
          <table:table-cell office:value-type="float" office:value="0.80819374057" calcext:value-type="float">
            <text:p>0.8081937406</text:p>
          </table:table-cell>
          <table:table-cell office:value-type="float" office:value="0.678125101438" calcext:value-type="float">
            <text:p>0.6781251014</text:p>
          </table:table-cell>
          <table:table-cell office:value-type="float" office:value="0.865626384236" calcext:value-type="float">
            <text:p>0.8656263842</text:p>
          </table:table-cell>
          <table:table-cell office:value-type="float" office:value="0.960736736542" calcext:value-type="float">
            <text:p>0.9607367365</text:p>
          </table:table-cell>
          <table:table-cell office:value-type="float" office:value="0.993017732376" calcext:value-type="float">
            <text:p>0.9930177324</text:p>
          </table:table-cell>
          <table:table-cell office:value-type="float" office:value="0.78607548676" calcext:value-type="float">
            <text:p>0.7860754868</text:p>
          </table:table-cell>
          <table:table-cell office:value-type="float" office:value="0.912917327556" calcext:value-type="float">
            <text:p>0.9129173276</text:p>
          </table:table-cell>
          <table:table-cell office:value-type="float" office:value="0.0165106988811374" calcext:value-type="float">
            <text:p>0.0165106989</text:p>
          </table:table-cell>
          <table:table-cell office:value-type="float" office:value="0.00128555821841" calcext:value-type="float">
            <text:p>0.0012855582</text:p>
          </table:table-cell>
          <table:table-cell office:value-type="float" office:value="0.743451957295" calcext:value-type="float">
            <text:p>0.7434519573</text:p>
          </table:table-cell>
          <table:table-cell office:value-type="float" office:value="0.987800811176" calcext:value-type="float">
            <text:p>0.9878008112</text:p>
          </table:table-cell>
          <table:table-cell office:value-type="float" office:value="0.885286888719" calcext:value-type="float">
            <text:p>0.8852868887</text:p>
          </table:table-cell>
          <table:table-cell office:value-type="float" office:value="0.80819374057" calcext:value-type="float">
            <text:p>0.8081937406</text:p>
          </table:table-cell>
          <table:table-cell office:value-type="float" office:value="0.960336" calcext:value-type="float">
            <text:p>0.960336</text:p>
          </table:table-cell>
          <table:table-cell office:value-type="float" office:value="0.0121991888238" calcext:value-type="float">
            <text:p>0.0121991888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uscl10</text:p>
          </table:table-cell>
          <table:table-cell office:value-type="float" office:value="0.682672540382" calcext:value-type="float">
            <text:p>0.6826725404</text:p>
          </table:table-cell>
          <table:table-cell office:value-type="float" office:value="0.518225392933" calcext:value-type="float">
            <text:p>0.5182253929</text:p>
          </table:table-cell>
          <table:table-cell office:value-type="float" office:value="0.789667594823" calcext:value-type="float">
            <text:p>0.7896675948</text:p>
          </table:table-cell>
          <table:table-cell office:value-type="float" office:value="0.932152943877" calcext:value-type="float">
            <text:p>0.9321529439</text:p>
          </table:table-cell>
          <table:table-cell office:value-type="float" office:value="1.00934089013" calcext:value-type="float">
            <text:p>1.0093408901</text:p>
          </table:table-cell>
          <table:table-cell office:value-type="float" office:value="0.643869617157" calcext:value-type="float">
            <text:p>0.6438696172</text:p>
          </table:table-cell>
          <table:table-cell office:value-type="float" office:value="0.866299559471" calcext:value-type="float">
            <text:p>0.8662995595</text:p>
          </table:table-cell>
          <table:table-cell office:value-type="float" office:value="0.0458936733359583" calcext:value-type="float">
            <text:p>0.0458936733</text:p>
          </table:table-cell>
          <table:table-cell office:value-type="float" office:value="0.0398913159246" calcext:value-type="float">
            <text:p>0.0398913159</text:p>
          </table:table-cell>
          <table:table-cell office:value-type="float" office:value="0.60216307234" calcext:value-type="float">
            <text:p>0.6021630723</text:p>
          </table:table-cell>
          <table:table-cell office:value-type="float" office:value="0.977172117307" calcext:value-type="float">
            <text:p>0.9771721173</text:p>
          </table:table-cell>
          <table:table-cell office:value-type="float" office:value="0.788032884143" calcext:value-type="float">
            <text:p>0.7880328841</text:p>
          </table:table-cell>
          <table:table-cell office:value-type="float" office:value="0.682672540382" calcext:value-type="float">
            <text:p>0.6826725404</text:p>
          </table:table-cell>
          <table:table-cell office:value-type="float" office:value="0.930848" calcext:value-type="float">
            <text:p>0.930848</text:p>
          </table:table-cell>
          <table:table-cell office:value-type="float" office:value="0.0228278826933" calcext:value-type="float">
            <text:p>0.02282788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uscl20</text:p>
          </table:table-cell>
          <table:table-cell office:value-type="float" office:value="0.53336867917" calcext:value-type="float">
            <text:p>0.5333686792</text:p>
          </table:table-cell>
          <table:table-cell office:value-type="float" office:value="0.363669227293" calcext:value-type="float">
            <text:p>0.3636692273</text:p>
          </table:table-cell>
          <table:table-cell office:value-type="float" office:value="0.7013551923" calcext:value-type="float">
            <text:p>0.7013551923</text:p>
          </table:table-cell>
          <table:table-cell office:value-type="float" office:value="0.883809598963" calcext:value-type="float">
            <text:p>0.883809599</text:p>
          </table:table-cell>
          <table:table-cell office:value-type="float" office:value="1.0062292038" calcext:value-type="float">
            <text:p>1.0062292038</text:p>
          </table:table-cell>
          <table:table-cell office:value-type="float" office:value="0.469309316654" calcext:value-type="float">
            <text:p>0.4693093167</text:p>
          </table:table-cell>
          <table:table-cell office:value-type="float" office:value="0.78196036848" calcext:value-type="float">
            <text:p>0.7819603685</text:p>
          </table:table-cell>
          <table:table-cell office:value-type="float" office:value="0.0810235149415433" calcext:value-type="float">
            <text:p>0.0810235149</text:p>
          </table:table-cell>
          <table:table-cell office:value-type="float" office:value="0.0564652611265" calcext:value-type="float">
            <text:p>0.0564652611</text:p>
          </table:table-cell>
          <table:table-cell office:value-type="float" office:value="0.437891071331" calcext:value-type="float">
            <text:p>0.4378910713</text:p>
          </table:table-cell>
          <table:table-cell office:value-type="float" office:value="0.964819313268" calcext:value-type="float">
            <text:p>0.9648193133</text:p>
          </table:table-cell>
          <table:table-cell office:value-type="float" office:value="0.682091702687" calcext:value-type="float">
            <text:p>0.6820917027</text:p>
          </table:table-cell>
          <table:table-cell office:value-type="float" office:value="0.53336867917" calcext:value-type="float">
            <text:p>0.5333686792</text:p>
          </table:table-cell>
          <table:table-cell office:value-type="float" office:value="0.887344" calcext:value-type="float">
            <text:p>0.887344</text:p>
          </table:table-cell>
          <table:table-cell office:value-type="float" office:value="0.0351806867315" calcext:value-type="float">
            <text:p>0.03518068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uscl30</text:p>
          </table:table-cell>
          <table:table-cell office:value-type="float" office:value="0.42760771145" calcext:value-type="float">
            <text:p>0.4276077115</text:p>
          </table:table-cell>
          <table:table-cell office:value-type="float" office:value="0.271947219892" calcext:value-type="float">
            <text:p>0.2719472199</text:p>
          </table:table-cell>
          <table:table-cell office:value-type="float" office:value="0.64285923509" calcext:value-type="float">
            <text:p>0.6428592351</text:p>
          </table:table-cell>
          <table:table-cell office:value-type="float" office:value="0.845758246974" calcext:value-type="float">
            <text:p>0.845758247</text:p>
          </table:table-cell>
          <table:table-cell office:value-type="float" office:value="1.01607365521" calcext:value-type="float">
            <text:p>1.0160736552</text:p>
          </table:table-cell>
          <table:table-cell office:value-type="float" office:value="0.339489174644" calcext:value-type="float">
            <text:p>0.3394891746</text:p>
          </table:table-cell>
          <table:table-cell office:value-type="float" office:value="0.707522561689" calcext:value-type="float">
            <text:p>0.7075225617</text:p>
          </table:table-cell>
          <table:table-cell office:value-type="float" office:value="0.111612386319237" calcext:value-type="float">
            <text:p>0.1116123863</text:p>
          </table:table-cell>
          <table:table-cell office:value-type="float" office:value="0.0483341452832" calcext:value-type="float">
            <text:p>0.0483341453</text:p>
          </table:table-cell>
          <table:table-cell office:value-type="float" office:value="0.33084346293" calcext:value-type="float">
            <text:p>0.3308434629</text:p>
          </table:table-cell>
          <table:table-cell office:value-type="float" office:value="0.95487500725" calcext:value-type="float">
            <text:p>0.9548750073</text:p>
          </table:table-cell>
          <table:table-cell office:value-type="float" office:value="0.604373251971" calcext:value-type="float">
            <text:p>0.604373252</text:p>
          </table:table-cell>
          <table:table-cell office:value-type="float" office:value="0.42760771145" calcext:value-type="float">
            <text:p>0.4276077115</text:p>
          </table:table-cell>
          <table:table-cell office:value-type="float" office:value="0.847272" calcext:value-type="float">
            <text:p>0.847272</text:p>
          </table:table-cell>
          <table:table-cell office:value-type="float" office:value="0.0451249927498" calcext:value-type="float">
            <text:p>0.045124992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uscl40</text:p>
          </table:table-cell>
          <table:table-cell office:value-type="float" office:value="0.360061175442" calcext:value-type="float">
            <text:p>0.3600611754</text:p>
          </table:table-cell>
          <table:table-cell office:value-type="float" office:value="0.219557687184" calcext:value-type="float">
            <text:p>0.2195576872</text:p>
          </table:table-cell>
          <table:table-cell office:value-type="float" office:value="0.606824742216" calcext:value-type="float">
            <text:p>0.6068247422</text:p>
          </table:table-cell>
          <table:table-cell office:value-type="float" office:value="0.81464991502" calcext:value-type="float">
            <text:p>0.814649915</text:p>
          </table:table-cell>
          <table:table-cell office:value-type="float" office:value="0.970245291797" calcext:value-type="float">
            <text:p>0.9702452918</text:p>
          </table:table-cell>
          <table:table-cell office:value-type="float" office:value="0.250251630408" calcext:value-type="float">
            <text:p>0.2502516304</text:p>
          </table:table-cell>
          <table:table-cell office:value-type="float" office:value="0.644472361809" calcext:value-type="float">
            <text:p>0.6444723618</text:p>
          </table:table-cell>
          <table:table-cell office:value-type="float" office:value="0.135141201549908" calcext:value-type="float">
            <text:p>0.1351412015</text:p>
          </table:table-cell>
          <table:table-cell office:value-type="float" office:value="-0.166198532968" calcext:value-type="float">
            <text:p>-0.166198533</text:p>
          </table:table-cell>
          <table:table-cell office:value-type="float" office:value="0.265624370391" calcext:value-type="float">
            <text:p>0.2656243704</text:p>
          </table:table-cell>
          <table:table-cell office:value-type="float" office:value="0.948025114041" calcext:value-type="float">
            <text:p>0.948025114</text:p>
          </table:table-cell>
          <table:table-cell office:value-type="float" office:value="0.558691414527" calcext:value-type="float">
            <text:p>0.5586914145</text:p>
          </table:table-cell>
          <table:table-cell office:value-type="float" office:value="0.360061175442" calcext:value-type="float">
            <text:p>0.3600611754</text:p>
          </table:table-cell>
          <table:table-cell office:value-type="float" office:value="0.812544" calcext:value-type="float">
            <text:p>0.812544</text:p>
          </table:table-cell>
          <table:table-cell office:value-type="float" office:value="0.0519748859587" calcext:value-type="float">
            <text:p>0.051974886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 table:number-rows-repeated="2">
          <table:table-cell table:style-name="Default" table:number-columns-repeated="1022"/>
          <table:table-cell table:number-columns-repeated="2"/>
        </table:table-row>
        <table:table-row table:style-name="ro1">
          <table:table-cell table:style-name="ce4" office:value-type="string" calcext:value-type="string">
            <text:p>Randompixel</text:p>
          </table:table-cell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dmpx1</text:p>
          </table:table-cell>
          <table:table-cell office:value-type="float" office:value="0.997650145541" calcext:value-type="float">
            <text:p>0.9976501455</text:p>
          </table:table-cell>
          <table:table-cell office:value-type="float" office:value="0.995311308823" calcext:value-type="float">
            <text:p>0.9953113088</text:p>
          </table:table-cell>
          <table:table-cell office:value-type="float" office:value="0.987462826314" calcext:value-type="float">
            <text:p>0.9874628263</text:p>
          </table:table-cell>
          <table:table-cell office:value-type="float" office:value="0.995725321665" calcext:value-type="float">
            <text:p>0.9957253217</text:p>
          </table:table-cell>
          <table:table-cell office:value-type="float" office:value="0.991524193169" calcext:value-type="float">
            <text:p>0.9915241932</text:p>
          </table:table-cell>
          <table:table-cell office:value-type="float" office:value="0.97511073617" calcext:value-type="float">
            <text:p>0.9751107362</text:p>
          </table:table-cell>
          <table:table-cell office:value-type="float" office:value="0.999977914902" calcext:value-type="float">
            <text:p>0.9999779149</text:p>
          </table:table-cell>
          <table:table-cell office:value-type="float" office:value="0.000256254610165261" calcext:value-type="float">
            <text:p>0.0002562546</text:p>
          </table:table-cell>
          <table:table-cell office:value-type="float" office:value="0.00845823341468" calcext:value-type="float">
            <text:p>0.0084582334</text:p>
          </table:table-cell>
          <table:table-cell office:value-type="float" office:value="0.997672179229" calcext:value-type="float">
            <text:p>0.9976721792</text:p>
          </table:table-cell>
          <table:table-cell office:value-type="float" office:value="0.977253473399" calcext:value-type="float">
            <text:p>0.9772534734</text:p>
          </table:table-cell>
          <table:table-cell office:value-type="float" office:value="0.997628112826" calcext:value-type="float">
            <text:p>0.9976281128</text:p>
          </table:table-cell>
          <table:table-cell office:value-type="float" office:value="0.997650145541" calcext:value-type="float">
            <text:p>0.9976501455</text:p>
          </table:table-cell>
          <table:table-cell office:value-type="float" office:value="0.995744" calcext:value-type="float">
            <text:p>0.995744</text:p>
          </table:table-cell>
          <table:table-cell office:value-type="float" office:value="0.0227465266012" calcext:value-type="float">
            <text:p>0.0227465266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dmpx2</text:p>
          </table:table-cell>
          <table:table-cell office:value-type="float" office:value="0.997820195984" calcext:value-type="float">
            <text:p>0.997820196</text:p>
          </table:table-cell>
          <table:table-cell office:value-type="float" office:value="0.995649874388" calcext:value-type="float">
            <text:p>0.9956498744</text:p>
          </table:table-cell>
          <table:table-cell office:value-type="float" office:value="0.988354214912" calcext:value-type="float">
            <text:p>0.9883542149</text:p>
          </table:table-cell>
          <table:table-cell office:value-type="float" office:value="0.99603468631" calcext:value-type="float">
            <text:p>0.9960346863</text:p>
          </table:table-cell>
          <table:table-cell office:value-type="float" office:value="0.992135141949" calcext:value-type="float">
            <text:p>0.9921351419</text:p>
          </table:table-cell>
          <table:table-cell office:value-type="float" office:value="0.97691237107" calcext:value-type="float">
            <text:p>0.9769123711</text:p>
          </table:table-cell>
          <table:table-cell office:value-type="float" office:value="0.999975706338" calcext:value-type="float">
            <text:p>0.9999757063</text:p>
          </table:table-cell>
          <table:table-cell office:value-type="float" office:value="0.000186483019643423" calcext:value-type="float">
            <text:p>0.000186483</text:p>
          </table:table-cell>
          <table:table-cell office:value-type="float" office:value="0.00784960487069" calcext:value-type="float">
            <text:p>0.0078496049</text:p>
          </table:table-cell>
          <table:table-cell office:value-type="float" office:value="0.997844437279" calcext:value-type="float">
            <text:p>0.9978444373</text:p>
          </table:table-cell>
          <table:table-cell office:value-type="float" office:value="0.978863992545" calcext:value-type="float">
            <text:p>0.9788639925</text:p>
          </table:table-cell>
          <table:table-cell office:value-type="float" office:value="0.997795955866" calcext:value-type="float">
            <text:p>0.9977959559</text:p>
          </table:table-cell>
          <table:table-cell office:value-type="float" office:value="0.997820195984" calcext:value-type="float">
            <text:p>0.997820196</text:p>
          </table:table-cell>
          <table:table-cell office:value-type="float" office:value="0.996052" calcext:value-type="float">
            <text:p>0.996052</text:p>
          </table:table-cell>
          <table:table-cell office:value-type="float" office:value="0.0211360074548" calcext:value-type="float">
            <text:p>0.0211360075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dmpx3</text:p>
          </table:table-cell>
          <table:table-cell office:value-type="float" office:value="0.99527577837" calcext:value-type="float">
            <text:p>0.9952757784</text:p>
          </table:table-cell>
          <table:table-cell office:value-type="float" office:value="0.990595983399" calcext:value-type="float">
            <text:p>0.9905959834</text:p>
          </table:table-cell>
          <table:table-cell office:value-type="float" office:value="0.974712887569" calcext:value-type="float">
            <text:p>0.9747128876</text:p>
          </table:table-cell>
          <table:table-cell office:value-type="float" office:value="0.99140703834" calcext:value-type="float">
            <text:p>0.9914070383</text:p>
          </table:table-cell>
          <table:table-cell office:value-type="float" office:value="0.983034342409" calcext:value-type="float">
            <text:p>0.9830343424</text:p>
          </table:table-cell>
          <table:table-cell office:value-type="float" office:value="0.949984085317" calcext:value-type="float">
            <text:p>0.9499840853</text:p>
          </table:table-cell>
          <table:table-cell office:value-type="float" office:value="0.99993153302" calcext:value-type="float">
            <text:p>0.999931533</text:p>
          </table:table-cell>
          <table:table-cell office:value-type="float" office:value="0.000439875757150256" calcext:value-type="float">
            <text:p>0.0004398758</text:p>
          </table:table-cell>
          <table:table-cell office:value-type="float" office:value="0.0168930852172" calcext:value-type="float">
            <text:p>0.0168930852</text:p>
          </table:table-cell>
          <table:table-cell office:value-type="float" office:value="0.995343926563" calcext:value-type="float">
            <text:p>0.9953439266</text:p>
          </table:table-cell>
          <table:table-cell office:value-type="float" office:value="0.954081848576" calcext:value-type="float">
            <text:p>0.9540818486</text:p>
          </table:table-cell>
          <table:table-cell office:value-type="float" office:value="0.995207639508" calcext:value-type="float">
            <text:p>0.9952076395</text:p>
          </table:table-cell>
          <table:table-cell office:value-type="float" office:value="0.99527577837" calcext:value-type="float">
            <text:p>0.9952757784</text:p>
          </table:table-cell>
          <table:table-cell office:value-type="float" office:value="0.991444" calcext:value-type="float">
            <text:p>0.991444</text:p>
          </table:table-cell>
          <table:table-cell office:value-type="float" office:value="0.0459181514241" calcext:value-type="float">
            <text:p>0.0459181514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dmpx4</text:p>
          </table:table-cell>
          <table:table-cell office:value-type="float" office:value="0.99533316106" calcext:value-type="float">
            <text:p>0.9953331611</text:p>
          </table:table-cell>
          <table:table-cell office:value-type="float" office:value="0.990709678554" calcext:value-type="float">
            <text:p>0.9907096786</text:p>
          </table:table-cell>
          <table:table-cell office:value-type="float" office:value="0.974982589831" calcext:value-type="float">
            <text:p>0.9749825898</text:p>
          </table:table-cell>
          <table:table-cell office:value-type="float" office:value="0.991511598268" calcext:value-type="float">
            <text:p>0.9915115983</text:p>
          </table:table-cell>
          <table:table-cell office:value-type="float" office:value="0.983238805563" calcext:value-type="float">
            <text:p>0.9832388056</text:p>
          </table:table-cell>
          <table:table-cell office:value-type="float" office:value="0.950595787367" calcext:value-type="float">
            <text:p>0.9505957874</text:p>
          </table:table-cell>
          <table:table-cell office:value-type="float" office:value="0.999922697888" calcext:value-type="float">
            <text:p>0.9999226979</text:p>
          </table:table-cell>
          <table:table-cell office:value-type="float" office:value="0.000301688653952657" calcext:value-type="float">
            <text:p>0.0003016887</text:p>
          </table:table-cell>
          <table:table-cell office:value-type="float" office:value="0.0166896929967" calcext:value-type="float">
            <text:p>0.016689693</text:p>
          </table:table-cell>
          <table:table-cell office:value-type="float" office:value="0.995410108364" calcext:value-type="float">
            <text:p>0.9954101084</text:p>
          </table:table-cell>
          <table:table-cell office:value-type="float" office:value="0.954555071299" calcext:value-type="float">
            <text:p>0.9545550713</text:p>
          </table:table-cell>
          <table:table-cell office:value-type="float" office:value="0.995256225652" calcext:value-type="float">
            <text:p>0.9952562257</text:p>
          </table:table-cell>
          <table:table-cell office:value-type="float" office:value="0.99533316106" calcext:value-type="float">
            <text:p>0.9953331611</text:p>
          </table:table-cell>
          <table:table-cell office:value-type="float" office:value="0.991548" calcext:value-type="float">
            <text:p>0.991548</text:p>
          </table:table-cell>
          <table:table-cell office:value-type="float" office:value="0.0454449287014" calcext:value-type="float">
            <text:p>0.045444928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dmpx5</text:p>
          </table:table-cell>
          <table:table-cell office:value-type="float" office:value="0.992829174461" calcext:value-type="float">
            <text:p>0.9928291745</text:p>
          </table:table-cell>
          <table:table-cell office:value-type="float" office:value="0.985760458191" calcext:value-type="float">
            <text:p>0.9857604582</text:p>
          </table:table-cell>
          <table:table-cell office:value-type="float" office:value="0.96203960942" calcext:value-type="float">
            <text:p>0.9620396094</text:p>
          </table:table-cell>
          <table:table-cell office:value-type="float" office:value="0.986954446762" calcext:value-type="float">
            <text:p>0.9869544468</text:p>
          </table:table-cell>
          <table:table-cell office:value-type="float" office:value="0.974361273733" calcext:value-type="float">
            <text:p>0.9743612737</text:p>
          </table:table-cell>
          <table:table-cell office:value-type="float" office:value="0.924026890157" calcext:value-type="float">
            <text:p>0.9240268902</text:p>
          </table:table-cell>
          <table:table-cell office:value-type="float" office:value="0.999993374661" calcext:value-type="float">
            <text:p>0.9999933747</text:p>
          </table:table-cell>
          <table:table-cell office:value-type="float" office:value="0.000608690244902246" calcext:value-type="float">
            <text:p>0.0006086902</text:p>
          </table:table-cell>
          <table:table-cell office:value-type="float" office:value="0.0254819168695" calcext:value-type="float">
            <text:p>0.0254819169</text:p>
          </table:table-cell>
          <table:table-cell office:value-type="float" office:value="0.992822596674" calcext:value-type="float">
            <text:p>0.9928225967</text:p>
          </table:table-cell>
          <table:table-cell office:value-type="float" office:value="0.931256622166" calcext:value-type="float">
            <text:p>0.9312566222</text:p>
          </table:table-cell>
          <table:table-cell office:value-type="float" office:value="0.992835752334" calcext:value-type="float">
            <text:p>0.9928357523</text:p>
          </table:table-cell>
          <table:table-cell office:value-type="float" office:value="0.992829174461" calcext:value-type="float">
            <text:p>0.9928291745</text:p>
          </table:table-cell>
          <table:table-cell office:value-type="float" office:value="0.987012" calcext:value-type="float">
            <text:p>0.987012</text:p>
          </table:table-cell>
          <table:table-cell office:value-type="float" office:value="0.0687433778343" calcext:value-type="float">
            <text:p>0.0687433778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dmpx10</text:p>
          </table:table-cell>
          <table:table-cell office:value-type="float" office:value="0.988000008832" calcext:value-type="float">
            <text:p>0.9880000088</text:p>
          </table:table-cell>
          <table:table-cell office:value-type="float" office:value="0.976284602227" calcext:value-type="float">
            <text:p>0.9762846022</text:p>
          </table:table-cell>
          <table:table-cell office:value-type="float" office:value="0.937223602319" calcext:value-type="float">
            <text:p>0.9372236023</text:p>
          </table:table-cell>
          <table:table-cell office:value-type="float" office:value="0.978155832853" calcext:value-type="float">
            <text:p>0.9781558329</text:p>
          </table:table-cell>
          <table:table-cell office:value-type="float" office:value="0.95746508506" calcext:value-type="float">
            <text:p>0.9574650851</text:p>
          </table:table-cell>
          <table:table-cell office:value-type="float" office:value="0.872566040537" calcext:value-type="float">
            <text:p>0.8725660405</text:p>
          </table:table-cell>
          <table:table-cell office:value-type="float" office:value="0.999750506163" calcext:value-type="float">
            <text:p>0.9997505062</text:p>
          </table:table-cell>
          <table:table-cell office:value-type="float" office:value="0.000507048214842252" calcext:value-type="float">
            <text:p>0.0005070482</text:p>
          </table:table-cell>
          <table:table-cell office:value-type="float" office:value="0.0420505357853" calcext:value-type="float">
            <text:p>0.0420505358</text:p>
          </table:table-cell>
          <table:table-cell office:value-type="float" office:value="0.987753570404" calcext:value-type="float">
            <text:p>0.9877535704</text:p>
          </table:table-cell>
          <table:table-cell office:value-type="float" office:value="0.886693634235" calcext:value-type="float">
            <text:p>0.8866936342</text:p>
          </table:table-cell>
          <table:table-cell office:value-type="float" office:value="0.98824657026" calcext:value-type="float">
            <text:p>0.9882465703</text:p>
          </table:table-cell>
          <table:table-cell office:value-type="float" office:value="0.988000008832" calcext:value-type="float">
            <text:p>0.9880000088</text:p>
          </table:table-cell>
          <table:table-cell office:value-type="float" office:value="0.97826" calcext:value-type="float">
            <text:p>0.97826</text:p>
          </table:table-cell>
          <table:table-cell office:value-type="float" office:value="0.113306365765" calcext:value-type="float">
            <text:p>0.1133063658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dmpx20</text:p>
          </table:table-cell>
          <table:table-cell office:value-type="float" office:value="0.976917911701" calcext:value-type="float">
            <text:p>0.9769179117</text:p>
          </table:table-cell>
          <table:table-cell office:value-type="float" office:value="0.954877348429" calcext:value-type="float">
            <text:p>0.9548773484</text:p>
          </table:table-cell>
          <table:table-cell office:value-type="float" office:value="0.877404415128" calcext:value-type="float">
            <text:p>0.8774044151</text:p>
          </table:table-cell>
          <table:table-cell office:value-type="float" office:value="0.958025033721" calcext:value-type="float">
            <text:p>0.9580250337</text:p>
          </table:table-cell>
          <table:table-cell office:value-type="float" office:value="1.05733366281" calcext:value-type="float">
            <text:p>1.0573336628</text:p>
          </table:table-cell>
          <table:table-cell office:value-type="float" office:value="0.755838968831" calcext:value-type="float">
            <text:p>0.7558389688</text:p>
          </table:table-cell>
          <table:table-cell office:value-type="float" office:value="0.999840965516" calcext:value-type="float">
            <text:p>0.9998409655</text:p>
          </table:table-cell>
          <table:table-cell office:value-type="float" office:value="0.0005163629086162" calcext:value-type="float">
            <text:p>0.0005163629</text:p>
          </table:table-cell>
          <table:table-cell office:value-type="float" office:value="0.0025405162392" calcext:value-type="float">
            <text:p>0.0025405162</text:p>
          </table:table-cell>
          <table:table-cell office:value-type="float" office:value="0.977073300049" calcext:value-type="float">
            <text:p>0.9770733</text:p>
          </table:table-cell>
          <table:table-cell office:value-type="float" office:value="0.777735530207" calcext:value-type="float">
            <text:p>0.7777355302</text:p>
          </table:table-cell>
          <table:table-cell office:value-type="float" office:value="0.976762572769" calcext:value-type="float">
            <text:p>0.9767625728</text:p>
          </table:table-cell>
          <table:table-cell office:value-type="float" office:value="0.976917911701" calcext:value-type="float">
            <text:p>0.9769179117</text:p>
          </table:table-cell>
          <table:table-cell office:value-type="float" office:value="0.9582" calcext:value-type="float">
            <text:p>0.9582</text:p>
          </table:table-cell>
          <table:table-cell office:value-type="float" office:value="0.222264469793" calcext:value-type="float">
            <text:p>0.2222644698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dmpx30</text:p>
          </table:table-cell>
          <table:table-cell office:value-type="float" office:value="0.968238682546" calcext:value-type="float">
            <text:p>0.9682386825</text:p>
          </table:table-cell>
          <table:table-cell office:value-type="float" office:value="0.938432819845" calcext:value-type="float">
            <text:p>0.9384328198</text:p>
          </table:table-cell>
          <table:table-cell office:value-type="float" office:value="0.831616810763" calcext:value-type="float">
            <text:p>0.8316168108</text:p>
          </table:table-cell>
          <table:table-cell office:value-type="float" office:value="0.942235468553" calcext:value-type="float">
            <text:p>0.9422354686</text:p>
          </table:table-cell>
          <table:table-cell office:value-type="float" office:value="1.02901617034" calcext:value-type="float">
            <text:p>1.0290161703</text:p>
          </table:table-cell>
          <table:table-cell office:value-type="float" office:value="0.663888294112" calcext:value-type="float">
            <text:p>0.6638882941</text:p>
          </table:table-cell>
          <table:table-cell office:value-type="float" office:value="0.999885146835" calcext:value-type="float">
            <text:p>0.9998851468</text:p>
          </table:table-cell>
          <table:table-cell office:value-type="float" office:value="0.000547196622108922" calcext:value-type="float">
            <text:p>0.0005471966</text:p>
          </table:table-cell>
          <table:table-cell office:value-type="float" office:value="0.0294265817815" calcext:value-type="float">
            <text:p>0.0294265818</text:p>
          </table:table-cell>
          <table:table-cell office:value-type="float" office:value="0.968349900596" calcext:value-type="float">
            <text:p>0.9683499006</text:p>
          </table:table-cell>
          <table:table-cell office:value-type="float" office:value="0.69488372093" calcext:value-type="float">
            <text:p>0.6948837209</text:p>
          </table:table-cell>
          <table:table-cell office:value-type="float" office:value="0.96812749004" calcext:value-type="float">
            <text:p>0.96812749</text:p>
          </table:table-cell>
          <table:table-cell office:value-type="float" office:value="0.968238682546" calcext:value-type="float">
            <text:p>0.9682386825</text:p>
          </table:table-cell>
          <table:table-cell office:value-type="float" office:value="0.94248" calcext:value-type="float">
            <text:p>0.94248</text:p>
          </table:table-cell>
          <table:table-cell office:value-type="float" office:value="0.30511627907" calcext:value-type="float">
            <text:p>0.3051162791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rdmpx1</text:p>
          </table:table-cell>
          <table:table-cell office:value-type="float" office:value="0.97746049231" calcext:value-type="float">
            <text:p>0.9774604923</text:p>
          </table:table-cell>
          <table:table-cell office:value-type="float" office:value="0.955914646779" calcext:value-type="float">
            <text:p>0.9559146468</text:p>
          </table:table-cell>
          <table:table-cell office:value-type="float" office:value="0.987462826314" calcext:value-type="float">
            <text:p>0.9874628263</text:p>
          </table:table-cell>
          <table:table-cell office:value-type="float" office:value="0.995725321665" calcext:value-type="float">
            <text:p>0.9957253217</text:p>
          </table:table-cell>
          <table:table-cell office:value-type="float" office:value="0.991524193169" calcext:value-type="float">
            <text:p>0.9915241932</text:p>
          </table:table-cell>
          <table:table-cell office:value-type="float" office:value="0.97511073617" calcext:value-type="float">
            <text:p>0.9751107362</text:p>
          </table:table-cell>
          <table:table-cell office:value-type="float" office:value="0.999788162522" calcext:value-type="float">
            <text:p>0.9997881625</text:p>
          </table:table-cell>
          <table:table-cell office:value-type="float" office:value="0.00650133571526855" calcext:value-type="float">
            <text:p>0.0065013357</text:p>
          </table:table-cell>
          <table:table-cell office:value-type="float" office:value="0.00845823341468" calcext:value-type="float">
            <text:p>0.0084582334</text:p>
          </table:table-cell>
          <table:table-cell office:value-type="float" office:value="0.977253473399" calcext:value-type="float">
            <text:p>0.9772534734</text:p>
          </table:table-cell>
          <table:table-cell office:value-type="float" office:value="0.997672179229" calcext:value-type="float">
            <text:p>0.9976721792</text:p>
          </table:table-cell>
          <table:table-cell office:value-type="float" office:value="0.977667598949" calcext:value-type="float">
            <text:p>0.9776675989</text:p>
          </table:table-cell>
          <table:table-cell office:value-type="float" office:value="0.97746049231" calcext:value-type="float">
            <text:p>0.9774604923</text:p>
          </table:table-cell>
          <table:table-cell office:value-type="float" office:value="0.995744" calcext:value-type="float">
            <text:p>0.995744</text:p>
          </table:table-cell>
          <table:table-cell office:value-type="float" office:value="0.00232782077105" calcext:value-type="float">
            <text:p>0.0023278208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rdmpx2</text:p>
          </table:table-cell>
          <table:table-cell office:value-type="float" office:value="0.979092083801" calcext:value-type="float">
            <text:p>0.9790920838</text:p>
          </table:table-cell>
          <table:table-cell office:value-type="float" office:value="0.959040544466" calcext:value-type="float">
            <text:p>0.9590405445</text:p>
          </table:table-cell>
          <table:table-cell office:value-type="float" office:value="0.988354214912" calcext:value-type="float">
            <text:p>0.9883542149</text:p>
          </table:table-cell>
          <table:table-cell office:value-type="float" office:value="0.99603468631" calcext:value-type="float">
            <text:p>0.9960346863</text:p>
          </table:table-cell>
          <table:table-cell office:value-type="float" office:value="0.992135141949" calcext:value-type="float">
            <text:p>0.9921351419</text:p>
          </table:table-cell>
          <table:table-cell office:value-type="float" office:value="0.97691237107" calcext:value-type="float">
            <text:p>0.9769123711</text:p>
          </table:table-cell>
          <table:table-cell office:value-type="float" office:value="0.99976698371" calcext:value-type="float">
            <text:p>0.9997669837</text:p>
          </table:table-cell>
          <table:table-cell office:value-type="float" office:value="0.00440909972441833" calcext:value-type="float">
            <text:p>0.0044090997</text:p>
          </table:table-cell>
          <table:table-cell office:value-type="float" office:value="0.00784960487069" calcext:value-type="float">
            <text:p>0.0078496049</text:p>
          </table:table-cell>
          <table:table-cell office:value-type="float" office:value="0.978863992545" calcext:value-type="float">
            <text:p>0.9788639925</text:p>
          </table:table-cell>
          <table:table-cell office:value-type="float" office:value="0.997844437279" calcext:value-type="float">
            <text:p>0.9978444373</text:p>
          </table:table-cell>
          <table:table-cell office:value-type="float" office:value="0.97932028138" calcext:value-type="float">
            <text:p>0.9793202814</text:p>
          </table:table-cell>
          <table:table-cell office:value-type="float" office:value="0.979092083801" calcext:value-type="float">
            <text:p>0.9790920838</text:p>
          </table:table-cell>
          <table:table-cell office:value-type="float" office:value="0.996052" calcext:value-type="float">
            <text:p>0.996052</text:p>
          </table:table-cell>
          <table:table-cell office:value-type="float" office:value="0.00215556272113" calcext:value-type="float">
            <text:p>0.002155562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rdmpx3</text:p>
          </table:table-cell>
          <table:table-cell office:value-type="float" office:value="0.954708111885" calcext:value-type="float">
            <text:p>0.9547081119</text:p>
          </table:table-cell>
          <table:table-cell office:value-type="float" office:value="0.913341165985" calcext:value-type="float">
            <text:p>0.913341166</text:p>
          </table:table-cell>
          <table:table-cell office:value-type="float" office:value="0.974712887569" calcext:value-type="float">
            <text:p>0.9747128876</text:p>
          </table:table-cell>
          <table:table-cell office:value-type="float" office:value="0.99140703834" calcext:value-type="float">
            <text:p>0.9914070383</text:p>
          </table:table-cell>
          <table:table-cell office:value-type="float" office:value="0.983034342409" calcext:value-type="float">
            <text:p>0.9830343424</text:p>
          </table:table-cell>
          <table:table-cell office:value-type="float" office:value="0.949984085317" calcext:value-type="float">
            <text:p>0.9499840853</text:p>
          </table:table-cell>
          <table:table-cell office:value-type="float" office:value="0.999343595824" calcext:value-type="float">
            <text:p>0.9993435958</text:p>
          </table:table-cell>
          <table:table-cell office:value-type="float" office:value="0.0107801624346283" calcext:value-type="float">
            <text:p>0.0107801624</text:p>
          </table:table-cell>
          <table:table-cell office:value-type="float" office:value="0.0168930852172" calcext:value-type="float">
            <text:p>0.0168930852</text:p>
          </table:table-cell>
          <table:table-cell office:value-type="float" office:value="0.954081848576" calcext:value-type="float">
            <text:p>0.9540818486</text:p>
          </table:table-cell>
          <table:table-cell office:value-type="float" office:value="0.995343926563" calcext:value-type="float">
            <text:p>0.9953439266</text:p>
          </table:table-cell>
          <table:table-cell office:value-type="float" office:value="0.955335197898" calcext:value-type="float">
            <text:p>0.9553351979</text:p>
          </table:table-cell>
          <table:table-cell office:value-type="float" office:value="0.954708111885" calcext:value-type="float">
            <text:p>0.9547081119</text:p>
          </table:table-cell>
          <table:table-cell office:value-type="float" office:value="0.991444" calcext:value-type="float">
            <text:p>0.991444</text:p>
          </table:table-cell>
          <table:table-cell office:value-type="float" office:value="0.00465607343697" calcext:value-type="float">
            <text:p>0.0046560734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rdmpx4</text:p>
          </table:table-cell>
          <table:table-cell office:value-type="float" office:value="0.955262433571" calcext:value-type="float">
            <text:p>0.9552624336</text:p>
          </table:table-cell>
          <table:table-cell office:value-type="float" office:value="0.914356355383" calcext:value-type="float">
            <text:p>0.9143563554</text:p>
          </table:table-cell>
          <table:table-cell office:value-type="float" office:value="0.974982589831" calcext:value-type="float">
            <text:p>0.9749825898</text:p>
          </table:table-cell>
          <table:table-cell office:value-type="float" office:value="0.991511598268" calcext:value-type="float">
            <text:p>0.9915115983</text:p>
          </table:table-cell>
          <table:table-cell office:value-type="float" office:value="0.983238805563" calcext:value-type="float">
            <text:p>0.9832388056</text:p>
          </table:table-cell>
          <table:table-cell office:value-type="float" office:value="0.950595787367" calcext:value-type="float">
            <text:p>0.9505957874</text:p>
          </table:table-cell>
          <table:table-cell office:value-type="float" office:value="0.999258961275" calcext:value-type="float">
            <text:p>0.9992589613</text:p>
          </table:table-cell>
          <table:table-cell office:value-type="float" office:value="0.00797840500652057" calcext:value-type="float">
            <text:p>0.007978405</text:p>
          </table:table-cell>
          <table:table-cell office:value-type="float" office:value="0.0166896929967" calcext:value-type="float">
            <text:p>0.016689693</text:p>
          </table:table-cell>
          <table:table-cell office:value-type="float" office:value="0.954555071299" calcext:value-type="float">
            <text:p>0.9545550713</text:p>
          </table:table-cell>
          <table:table-cell office:value-type="float" office:value="0.995410108364" calcext:value-type="float">
            <text:p>0.9954101084</text:p>
          </table:table-cell>
          <table:table-cell office:value-type="float" office:value="0.955970844987" calcext:value-type="float">
            <text:p>0.955970845</text:p>
          </table:table-cell>
          <table:table-cell office:value-type="float" office:value="0.955262433571" calcext:value-type="float">
            <text:p>0.9552624336</text:p>
          </table:table-cell>
          <table:table-cell office:value-type="float" office:value="0.991548" calcext:value-type="float">
            <text:p>0.991548</text:p>
          </table:table-cell>
          <table:table-cell office:value-type="float" office:value="0.00458989163615" calcext:value-type="float">
            <text:p>0.0045898916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rdmpx5</text:p>
          </table:table-cell>
          <table:table-cell office:value-type="float" office:value="0.931197423347" calcext:value-type="float">
            <text:p>0.9311974233</text:p>
          </table:table-cell>
          <table:table-cell office:value-type="float" office:value="0.87125297383" calcext:value-type="float">
            <text:p>0.8712529738</text:p>
          </table:table-cell>
          <table:table-cell office:value-type="float" office:value="0.96203960942" calcext:value-type="float">
            <text:p>0.9620396094</text:p>
          </table:table-cell>
          <table:table-cell office:value-type="float" office:value="0.986954446762" calcext:value-type="float">
            <text:p>0.9869544468</text:p>
          </table:table-cell>
          <table:table-cell office:value-type="float" office:value="0.974361273733" calcext:value-type="float">
            <text:p>0.9743612737</text:p>
          </table:table-cell>
          <table:table-cell office:value-type="float" office:value="0.924026890157" calcext:value-type="float">
            <text:p>0.9240268902</text:p>
          </table:table-cell>
          <table:table-cell office:value-type="float" office:value="0.99993643125" calcext:value-type="float">
            <text:p>0.9999364313</text:p>
          </table:table-cell>
          <table:table-cell office:value-type="float" office:value="0.013938342596023" calcext:value-type="float">
            <text:p>0.0139383426</text:p>
          </table:table-cell>
          <table:table-cell office:value-type="float" office:value="0.0254819168695" calcext:value-type="float">
            <text:p>0.0254819169</text:p>
          </table:table-cell>
          <table:table-cell office:value-type="float" office:value="0.931256622166" calcext:value-type="float">
            <text:p>0.9312566222</text:p>
          </table:table-cell>
          <table:table-cell office:value-type="float" office:value="0.992822596674" calcext:value-type="float">
            <text:p>0.9928225967</text:p>
          </table:table-cell>
          <table:table-cell office:value-type="float" office:value="0.931138232054" calcext:value-type="float">
            <text:p>0.9311382321</text:p>
          </table:table-cell>
          <table:table-cell office:value-type="float" office:value="0.931197423347" calcext:value-type="float">
            <text:p>0.9311974233</text:p>
          </table:table-cell>
          <table:table-cell office:value-type="float" office:value="0.987012" calcext:value-type="float">
            <text:p>0.987012</text:p>
          </table:table-cell>
          <table:table-cell office:value-type="float" office:value="0.0071774033259" calcext:value-type="float">
            <text:p>0.0071774033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rdmpx10</text:p>
          </table:table-cell>
          <table:table-cell office:value-type="float" office:value="0.884565554446" calcext:value-type="float">
            <text:p>0.8845655544</text:p>
          </table:table-cell>
          <table:table-cell office:value-type="float" office:value="0.793023344377" calcext:value-type="float">
            <text:p>0.7930233444</text:p>
          </table:table-cell>
          <table:table-cell office:value-type="float" office:value="0.937223602319" calcext:value-type="float">
            <text:p>0.9372236023</text:p>
          </table:table-cell>
          <table:table-cell office:value-type="float" office:value="0.978155832853" calcext:value-type="float">
            <text:p>0.9781558329</text:p>
          </table:table-cell>
          <table:table-cell office:value-type="float" office:value="0.95746508506" calcext:value-type="float">
            <text:p>0.9574650851</text:p>
          </table:table-cell>
          <table:table-cell office:value-type="float" office:value="0.872566040537" calcext:value-type="float">
            <text:p>0.8725660405</text:p>
          </table:table-cell>
          <table:table-cell office:value-type="float" office:value="0.997599983009" calcext:value-type="float">
            <text:p>0.997599983</text:p>
          </table:table-cell>
          <table:table-cell office:value-type="float" office:value="0.00920097754617165" calcext:value-type="float">
            <text:p>0.0092009775</text:p>
          </table:table-cell>
          <table:table-cell office:value-type="float" office:value="0.0420505357853" calcext:value-type="float">
            <text:p>0.0420505358</text:p>
          </table:table-cell>
          <table:table-cell office:value-type="float" office:value="0.886693634235" calcext:value-type="float">
            <text:p>0.8866936342</text:p>
          </table:table-cell>
          <table:table-cell office:value-type="float" office:value="0.987753570404" calcext:value-type="float">
            <text:p>0.9877535704</text:p>
          </table:table-cell>
          <table:table-cell office:value-type="float" office:value="0.882447665056" calcext:value-type="float">
            <text:p>0.8824476651</text:p>
          </table:table-cell>
          <table:table-cell office:value-type="float" office:value="0.884565554446" calcext:value-type="float">
            <text:p>0.8845655544</text:p>
          </table:table-cell>
          <table:table-cell office:value-type="float" office:value="0.97826" calcext:value-type="float">
            <text:p>0.97826</text:p>
          </table:table-cell>
          <table:table-cell office:value-type="float" office:value="0.0122464295963" calcext:value-type="float">
            <text:p>0.0122464296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rdmpx20</text:p>
          </table:table-cell>
          <table:table-cell office:value-type="float" office:value="0.778920199712" calcext:value-type="float">
            <text:p>0.7789201997</text:p>
          </table:table-cell>
          <table:table-cell office:value-type="float" office:value="0.637894590942" calcext:value-type="float">
            <text:p>0.6378945909</text:p>
          </table:table-cell>
          <table:table-cell office:value-type="float" office:value="0.877404415128" calcext:value-type="float">
            <text:p>0.8774044151</text:p>
          </table:table-cell>
          <table:table-cell office:value-type="float" office:value="0.958025033721" calcext:value-type="float">
            <text:p>0.9580250337</text:p>
          </table:table-cell>
          <table:table-cell office:value-type="float" office:value="1.05733366281" calcext:value-type="float">
            <text:p>1.0573336628</text:p>
          </table:table-cell>
          <table:table-cell office:value-type="float" office:value="0.755838968831" calcext:value-type="float">
            <text:p>0.7558389688</text:p>
          </table:table-cell>
          <table:table-cell office:value-type="float" office:value="0.998476770754" calcext:value-type="float">
            <text:p>0.9984767708</text:p>
          </table:table-cell>
          <table:table-cell office:value-type="float" office:value="0.0127849294762154" calcext:value-type="float">
            <text:p>0.0127849295</text:p>
          </table:table-cell>
          <table:table-cell office:value-type="float" office:value="0.0025405162392" calcext:value-type="float">
            <text:p>0.0025405162</text:p>
          </table:table-cell>
          <table:table-cell office:value-type="float" office:value="0.777735530207" calcext:value-type="float">
            <text:p>0.7777355302</text:p>
          </table:table-cell>
          <table:table-cell office:value-type="float" office:value="0.977073300049" calcext:value-type="float">
            <text:p>0.9770733</text:p>
          </table:table-cell>
          <table:table-cell office:value-type="float" office:value="0.78010848377" calcext:value-type="float">
            <text:p>0.7801084838</text:p>
          </table:table-cell>
          <table:table-cell office:value-type="float" office:value="0.778920199712" calcext:value-type="float">
            <text:p>0.7789201997</text:p>
          </table:table-cell>
          <table:table-cell office:value-type="float" office:value="0.9582" calcext:value-type="float">
            <text:p>0.9582</text:p>
          </table:table-cell>
          <table:table-cell office:value-type="float" office:value="0.0229266999514" calcext:value-type="float">
            <text:p>0.022926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rdmpx30</text:p>
          </table:table-cell>
          <table:table-cell office:value-type="float" office:value="0.695648493058" calcext:value-type="float">
            <text:p>0.6956484931</text:p>
          </table:table-cell>
          <table:table-cell office:value-type="float" office:value="0.533329006296" calcext:value-type="float">
            <text:p>0.5333290063</text:p>
          </table:table-cell>
          <table:table-cell office:value-type="float" office:value="0.831616810763" calcext:value-type="float">
            <text:p>0.8316168108</text:p>
          </table:table-cell>
          <table:table-cell office:value-type="float" office:value="0.942235468553" calcext:value-type="float">
            <text:p>0.9422354686</text:p>
          </table:table-cell>
          <table:table-cell office:value-type="float" office:value="1.02901617034" calcext:value-type="float">
            <text:p>1.0290161703</text:p>
          </table:table-cell>
          <table:table-cell office:value-type="float" office:value="0.663888294112" calcext:value-type="float">
            <text:p>0.6638882941</text:p>
          </table:table-cell>
          <table:table-cell office:value-type="float" office:value="0.998899424314" calcext:value-type="float">
            <text:p>0.9988994243</text:p>
          </table:table-cell>
          <table:table-cell office:value-type="float" office:value="0.0123449128681481" calcext:value-type="float">
            <text:p>0.0123449129</text:p>
          </table:table-cell>
          <table:table-cell office:value-type="float" office:value="0.0294265817815" calcext:value-type="float">
            <text:p>0.0294265818</text:p>
          </table:table-cell>
          <table:table-cell office:value-type="float" office:value="0.69488372093" calcext:value-type="float">
            <text:p>0.6948837209</text:p>
          </table:table-cell>
          <table:table-cell office:value-type="float" office:value="0.968349900596" calcext:value-type="float">
            <text:p>0.9683499006</text:p>
          </table:table-cell>
          <table:table-cell office:value-type="float" office:value="0.69641495042" calcext:value-type="float">
            <text:p>0.6964149504</text:p>
          </table:table-cell>
          <table:table-cell office:value-type="float" office:value="0.695648493058" calcext:value-type="float">
            <text:p>0.6956484931</text:p>
          </table:table-cell>
          <table:table-cell office:value-type="float" office:value="0.94248" calcext:value-type="float">
            <text:p>0.94248</text:p>
          </table:table-cell>
          <table:table-cell office:value-type="float" office:value="0.0316500994036" calcext:value-type="float">
            <text:p>0.0316500994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 table:number-rows-repeated="2">
          <table:table-cell table:style-name="Default" table:number-columns-repeated="1022"/>
          <table:table-cell table:number-columns-repeated="2"/>
        </table:table-row>
        <table:table-row table:style-name="ro1">
          <table:table-cell table:style-name="ce4" office:value-type="string" calcext:value-type="string">
            <text:p>Noise</text:p>
          </table:table-cell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noise20</text:p>
          </table:table-cell>
          <table:table-cell office:value-type="float" office:value="0.677160477597" calcext:value-type="float">
            <text:p>0.6771604776</text:p>
          </table:table-cell>
          <table:table-cell office:value-type="float" office:value="0.51189918817" calcext:value-type="float">
            <text:p>0.5118991882</text:p>
          </table:table-cell>
          <table:table-cell office:value-type="float" office:value="0.587983296671" calcext:value-type="float">
            <text:p>0.5879832967</text:p>
          </table:table-cell>
          <table:table-cell office:value-type="float" office:value="0.562600051813" calcext:value-type="float">
            <text:p>0.5626000518</text:p>
          </table:table-cell>
          <table:table-cell office:value-type="float" office:value="0.987757793751" calcext:value-type="float">
            <text:p>0.9877577938</text:p>
          </table:table-cell>
          <table:table-cell office:value-type="float" office:value="-0.0235661082546" calcext:value-type="float">
            <text:p>-0.0235661083</text:p>
          </table:table-cell>
          <table:table-cell office:value-type="float" office:value="0.677160477597" calcext:value-type="float">
            <text:p>0.6771604776</text:p>
          </table:table-cell>
          <table:table-cell office:value-type="float" office:value="0.00216799426104233" calcext:value-type="float">
            <text:p>0.0021679943</text:p>
          </table:table-cell>
          <table:table-cell office:value-type="float" office:value="-0.0146375223717" calcext:value-type="float">
            <text:p>-0.0146375224</text:p>
          </table:table-cell>
          <table:table-cell office:value-type="float" office:value="1" calcext:value-type="float">
            <text:p>1</text:p>
          </table:table-cell>
          <table:table-cell office:value-type="float" office:value="0.175966593341" calcext:value-type="float">
            <text:p>0.1759665933</text:p>
          </table:table-cell>
          <table:table-cell office:value-type="float" office:value="0.51189918817" calcext:value-type="float">
            <text:p>0.5118991882</text:p>
          </table:table-cell>
          <table:table-cell office:value-type="float" office:value="0.677160477597" calcext:value-type="float">
            <text:p>0.6771604776</text:p>
          </table:table-cell>
          <table:table-cell office:value-type="float" office:value="0.557972" calcext:value-type="float">
            <text:p>0.557972</text:p>
          </table:table-cell>
          <table:table-cell office:value-type="float" office:value="0.824033406659" calcext:value-type="float">
            <text:p>0.824033406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noise40</text:p>
          </table:table-cell>
          <table:table-cell office:value-type="float" office:value="0.672994526333" calcext:value-type="float">
            <text:p>0.6729945263</text:p>
          </table:table-cell>
          <table:table-cell office:value-type="float" office:value="0.507152788506" calcext:value-type="float">
            <text:p>0.5071527885</text:p>
          </table:table-cell>
          <table:table-cell office:value-type="float" office:value="0.586201226922" calcext:value-type="float">
            <text:p>0.5862012269</text:p>
          </table:table-cell>
          <table:table-cell office:value-type="float" office:value="0.559242662547" calcext:value-type="float">
            <text:p>0.5592426625</text:p>
          </table:table-cell>
          <table:table-cell office:value-type="float" office:value="0.986733424854" calcext:value-type="float">
            <text:p>0.9867334249</text:p>
          </table:table-cell>
          <table:table-cell office:value-type="float" office:value="-0.0312552116951" calcext:value-type="float">
            <text:p>-0.0312552117</text:p>
          </table:table-cell>
          <table:table-cell office:value-type="float" office:value="0.673890696523" calcext:value-type="float">
            <text:p>0.6738906965</text:p>
          </table:table-cell>
          <table:table-cell office:value-type="float" office:value="0.00589506032932169" calcext:value-type="float">
            <text:p>0.0058950603</text:p>
          </table:table-cell>
          <table:table-cell office:value-type="float" office:value="-0.00935214425158" calcext:value-type="float">
            <text:p>-0.0093521443</text:p>
          </table:table-cell>
          <table:table-cell office:value-type="float" office:value="0.998670154975" calcext:value-type="float">
            <text:p>0.998670155</text:p>
          </table:table-cell>
          <table:table-cell office:value-type="float" office:value="0.173732298868" calcext:value-type="float">
            <text:p>0.1737322989</text:p>
          </table:table-cell>
          <table:table-cell office:value-type="float" office:value="0.507495516824" calcext:value-type="float">
            <text:p>0.5074955168</text:p>
          </table:table-cell>
          <table:table-cell office:value-type="float" office:value="0.672994526333" calcext:value-type="float">
            <text:p>0.6729945263</text:p>
          </table:table-cell>
          <table:table-cell office:value-type="float" office:value="0.553372" calcext:value-type="float">
            <text:p>0.553372</text:p>
          </table:table-cell>
          <table:table-cell office:value-type="float" office:value="0.826267701132" calcext:value-type="float">
            <text:p>0.8262677011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noise60</text:p>
          </table:table-cell>
          <table:table-cell office:value-type="float" office:value="0.669060716748" calcext:value-type="float">
            <text:p>0.6690607167</text:p>
          </table:table-cell>
          <table:table-cell office:value-type="float" office:value="0.502698150973" calcext:value-type="float">
            <text:p>0.502698151</text:p>
          </table:table-cell>
          <table:table-cell office:value-type="float" office:value="0.583656737357" calcext:value-type="float">
            <text:p>0.5836567374</text:p>
          </table:table-cell>
          <table:table-cell office:value-type="float" office:value="0.555599928718" calcext:value-type="float">
            <text:p>0.5555999287</text:p>
          </table:table-cell>
          <table:table-cell office:value-type="float" office:value="0.985799941184" calcext:value-type="float">
            <text:p>0.9857999412</text:p>
          </table:table-cell>
          <table:table-cell office:value-type="float" office:value="-0.0396740524418" calcext:value-type="float">
            <text:p>-0.0396740524</text:p>
          </table:table-cell>
          <table:table-cell office:value-type="float" office:value="0.671525180067" calcext:value-type="float">
            <text:p>0.6715251801</text:p>
          </table:table-cell>
          <table:table-cell office:value-type="float" office:value="0.000860442209616149" calcext:value-type="float">
            <text:p>0.0008604422</text:p>
          </table:table-cell>
          <table:table-cell office:value-type="float" office:value="-0.00370313533345" calcext:value-type="float">
            <text:p>-0.0037031353</text:p>
          </table:table-cell>
          <table:table-cell office:value-type="float" office:value="0.996330050768" calcext:value-type="float">
            <text:p>0.9963300508</text:p>
          </table:table-cell>
          <table:table-cell office:value-type="float" office:value="0.170983423947" calcext:value-type="float">
            <text:p>0.1709834239</text:p>
          </table:table-cell>
          <table:table-cell office:value-type="float" office:value="0.503630709976" calcext:value-type="float">
            <text:p>0.50363071</text:p>
          </table:table-cell>
          <table:table-cell office:value-type="float" office:value="0.669060716748" calcext:value-type="float">
            <text:p>0.6690607167</text:p>
          </table:table-cell>
          <table:table-cell office:value-type="float" office:value="0.548804" calcext:value-type="float">
            <text:p>0.548804</text:p>
          </table:table-cell>
          <table:table-cell office:value-type="float" office:value="0.829016576053" calcext:value-type="float">
            <text:p>0.8290165761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noise80</text:p>
          </table:table-cell>
          <table:table-cell office:value-type="float" office:value="0.670491500965" calcext:value-type="float">
            <text:p>0.670491501</text:p>
          </table:table-cell>
          <table:table-cell office:value-type="float" office:value="0.504315317616" calcext:value-type="float">
            <text:p>0.5043153176</text:p>
          </table:table-cell>
          <table:table-cell office:value-type="float" office:value="0.58194365069" calcext:value-type="float">
            <text:p>0.5819436507</text:p>
          </table:table-cell>
          <table:table-cell office:value-type="float" office:value="0.555394886099" calcext:value-type="float">
            <text:p>0.5553948861</text:p>
          </table:table-cell>
          <table:table-cell office:value-type="float" office:value="0.985981233429" calcext:value-type="float">
            <text:p>0.9859812334</text:p>
          </table:table-cell>
          <table:table-cell office:value-type="float" office:value="-0.0402905374358" calcext:value-type="float">
            <text:p>-0.0402905374</text:p>
          </table:table-cell>
          <table:table-cell office:value-type="float" office:value="0.674566120359" calcext:value-type="float">
            <text:p>0.6745661204</text:p>
          </table:table-cell>
          <table:table-cell office:value-type="float" office:value="0.00230669658301665" calcext:value-type="float">
            <text:p>0.0023066966</text:p>
          </table:table-cell>
          <table:table-cell office:value-type="float" office:value="-0.00359056653803" calcext:value-type="float">
            <text:p>-0.0035905665</text:p>
          </table:table-cell>
          <table:table-cell office:value-type="float" office:value="0.993959644174" calcext:value-type="float">
            <text:p>0.9939596442</text:p>
          </table:table-cell>
          <table:table-cell office:value-type="float" office:value="0.169927657206" calcext:value-type="float">
            <text:p>0.1699276572</text:p>
          </table:table-cell>
          <table:table-cell office:value-type="float" office:value="0.505865672565" calcext:value-type="float">
            <text:p>0.5058656726</text:p>
          </table:table-cell>
          <table:table-cell office:value-type="float" office:value="0.670491500965" calcext:value-type="float">
            <text:p>0.670491501</text:p>
          </table:table-cell>
          <table:table-cell office:value-type="float" office:value="0.549724" calcext:value-type="float">
            <text:p>0.549724</text:p>
          </table:table-cell>
          <table:table-cell office:value-type="float" office:value="0.830072342794" calcext:value-type="float">
            <text:p>0.8300723428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noise20</text:p>
          </table:table-cell>
          <table:table-cell office:value-type="float" office:value="0.299271415255" calcext:value-type="float">
            <text:p>0.2992714153</text:p>
          </table:table-cell>
          <table:table-cell office:value-type="float" office:value="0.175966593341" calcext:value-type="float">
            <text:p>0.1759665933</text:p>
          </table:table-cell>
          <table:table-cell office:value-type="float" office:value="0.587983296671" calcext:value-type="float">
            <text:p>0.5879832967</text:p>
          </table:table-cell>
          <table:table-cell office:value-type="float" office:value="0.562600051813" calcext:value-type="float">
            <text:p>0.5626000518</text:p>
          </table:table-cell>
          <table:table-cell office:value-type="float" office:value="0.987757793751" calcext:value-type="float">
            <text:p>0.9877577938</text:p>
          </table:table-cell>
          <table:table-cell office:value-type="float" office:value="-0.0235661082546" calcext:value-type="float">
            <text:p>-0.0235661083</text:p>
          </table:table-cell>
          <table:table-cell office:value-type="float" office:value="0.299271415255" calcext:value-type="float">
            <text:p>0.2992714153</text:p>
          </table:table-cell>
          <table:table-cell office:value-type="float" office:value="0.19026834545171" calcext:value-type="float">
            <text:p>0.1902683455</text:p>
          </table:table-cell>
          <table:table-cell office:value-type="float" office:value="-0.0146375223717" calcext:value-type="float">
            <text:p>-0.0146375224</text:p>
          </table:table-cell>
          <table:table-cell office:value-type="float" office:value="0.175966593341" calcext:value-type="float">
            <text:p>0.17596659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99271415255" calcext:value-type="float">
            <text:p>0.2992714153</text:p>
          </table:table-cell>
          <table:table-cell office:value-type="float" office:value="0.557972" calcext:value-type="float">
            <text:p>0.55797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noise40</text:p>
          </table:table-cell>
          <table:table-cell office:value-type="float" office:value="0.295748263922" calcext:value-type="float">
            <text:p>0.2957482639</text:p>
          </table:table-cell>
          <table:table-cell office:value-type="float" office:value="0.173535550917" calcext:value-type="float">
            <text:p>0.1735355509</text:p>
          </table:table-cell>
          <table:table-cell office:value-type="float" office:value="0.586201226922" calcext:value-type="float">
            <text:p>0.5862012269</text:p>
          </table:table-cell>
          <table:table-cell office:value-type="float" office:value="0.559242662547" calcext:value-type="float">
            <text:p>0.5592426625</text:p>
          </table:table-cell>
          <table:table-cell office:value-type="float" office:value="0.986733424854" calcext:value-type="float">
            <text:p>0.9867334249</text:p>
          </table:table-cell>
          <table:table-cell office:value-type="float" office:value="-0.0312552116951" calcext:value-type="float">
            <text:p>-0.0312552117</text:p>
          </table:table-cell>
          <table:table-cell office:value-type="float" office:value="0.29767829098" calcext:value-type="float">
            <text:p>0.297678291</text:p>
          </table:table-cell>
          <table:table-cell office:value-type="float" office:value="0.195091287092045" calcext:value-type="float">
            <text:p>0.1950912871</text:p>
          </table:table-cell>
          <table:table-cell office:value-type="float" office:value="-0.00935214425158" calcext:value-type="float">
            <text:p>-0.0093521443</text:p>
          </table:table-cell>
          <table:table-cell office:value-type="float" office:value="0.173732298868" calcext:value-type="float">
            <text:p>0.1737322989</text:p>
          </table:table-cell>
          <table:table-cell office:value-type="float" office:value="0.998670154975" calcext:value-type="float">
            <text:p>0.998670155</text:p>
          </table:table-cell>
          <table:table-cell office:value-type="float" office:value="0.993516399695" calcext:value-type="float">
            <text:p>0.9935163997</text:p>
          </table:table-cell>
          <table:table-cell office:value-type="float" office:value="0.295748263922" calcext:value-type="float">
            <text:p>0.2957482639</text:p>
          </table:table-cell>
          <table:table-cell office:value-type="float" office:value="0.553372" calcext:value-type="float">
            <text:p>0.553372</text:p>
          </table:table-cell>
          <table:table-cell office:value-type="float" office:value="0.00132984502525" calcext:value-type="float">
            <text:p>0.001329845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noise60</text:p>
          </table:table-cell>
          <table:table-cell office:value-type="float" office:value="0.291263233954" calcext:value-type="float">
            <text:p>0.291263234</text:p>
          </table:table-cell>
          <table:table-cell office:value-type="float" office:value="0.170455297587" calcext:value-type="float">
            <text:p>0.1704552976</text:p>
          </table:table-cell>
          <table:table-cell office:value-type="float" office:value="0.583656737357" calcext:value-type="float">
            <text:p>0.5836567374</text:p>
          </table:table-cell>
          <table:table-cell office:value-type="float" office:value="0.555599928718" calcext:value-type="float">
            <text:p>0.5555999287</text:p>
          </table:table-cell>
          <table:table-cell office:value-type="float" office:value="0.985799941184" calcext:value-type="float">
            <text:p>0.9857999412</text:p>
          </table:table-cell>
          <table:table-cell office:value-type="float" office:value="-0.0396740524418" calcext:value-type="float">
            <text:p>-0.0396740524</text:p>
          </table:table-cell>
          <table:table-cell office:value-type="float" office:value="0.296541107725" calcext:value-type="float">
            <text:p>0.2965411077</text:p>
          </table:table-cell>
          <table:table-cell office:value-type="float" office:value="0.190607306698676" calcext:value-type="float">
            <text:p>0.1906073067</text:p>
          </table:table-cell>
          <table:table-cell office:value-type="float" office:value="-0.00370313533345" calcext:value-type="float">
            <text:p>-0.0037031353</text:p>
          </table:table-cell>
          <table:table-cell office:value-type="float" office:value="0.170983423947" calcext:value-type="float">
            <text:p>0.1709834239</text:p>
          </table:table-cell>
          <table:table-cell office:value-type="float" office:value="0.996330050768" calcext:value-type="float">
            <text:p>0.9963300508</text:p>
          </table:table-cell>
          <table:table-cell office:value-type="float" office:value="0.982201881515" calcext:value-type="float">
            <text:p>0.9822018815</text:p>
          </table:table-cell>
          <table:table-cell office:value-type="float" office:value="0.291263233954" calcext:value-type="float">
            <text:p>0.291263234</text:p>
          </table:table-cell>
          <table:table-cell office:value-type="float" office:value="0.548804" calcext:value-type="float">
            <text:p>0.548804</text:p>
          </table:table-cell>
          <table:table-cell office:value-type="float" office:value="0.00366994923237" calcext:value-type="float">
            <text:p>0.0036699492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noise80</text:p>
          </table:table-cell>
          <table:table-cell office:value-type="float" office:value="0.289215964842" calcext:value-type="float">
            <text:p>0.2892159648</text:p>
          </table:table-cell>
          <table:table-cell office:value-type="float" office:value="0.169054631619" calcext:value-type="float">
            <text:p>0.1690546316</text:p>
          </table:table-cell>
          <table:table-cell office:value-type="float" office:value="0.58194365069" calcext:value-type="float">
            <text:p>0.5819436507</text:p>
          </table:table-cell>
          <table:table-cell office:value-type="float" office:value="0.555394886099" calcext:value-type="float">
            <text:p>0.5553948861</text:p>
          </table:table-cell>
          <table:table-cell office:value-type="float" office:value="0.985981233429" calcext:value-type="float">
            <text:p>0.9859812334</text:p>
          </table:table-cell>
          <table:table-cell office:value-type="float" office:value="-0.0402905374358" calcext:value-type="float">
            <text:p>-0.0402905374</text:p>
          </table:table-cell>
          <table:table-cell office:value-type="float" office:value="0.29800534182" calcext:value-type="float">
            <text:p>0.2980053418</text:p>
          </table:table-cell>
          <table:table-cell office:value-type="float" office:value="0.191687686286148" calcext:value-type="float">
            <text:p>0.1916876863</text:p>
          </table:table-cell>
          <table:table-cell office:value-type="float" office:value="-0.00359056653803" calcext:value-type="float">
            <text:p>-0.0035905665</text:p>
          </table:table-cell>
          <table:table-cell office:value-type="float" office:value="0.169927657206" calcext:value-type="float">
            <text:p>0.1699276572</text:p>
          </table:table-cell>
          <table:table-cell office:value-type="float" office:value="0.993959644174" calcext:value-type="float">
            <text:p>0.9939596442</text:p>
          </table:table-cell>
          <table:table-cell office:value-type="float" office:value="0.970505975083" calcext:value-type="float">
            <text:p>0.9705059751</text:p>
          </table:table-cell>
          <table:table-cell office:value-type="float" office:value="0.289215964842" calcext:value-type="float">
            <text:p>0.2892159648</text:p>
          </table:table-cell>
          <table:table-cell office:value-type="float" office:value="0.549724" calcext:value-type="float">
            <text:p>0.549724</text:p>
          </table:table-cell>
          <table:table-cell office:value-type="float" office:value="0.00604035582556" calcext:value-type="float">
            <text:p>0.0060403558</text:p>
          </table:table-cell>
          <table:table-cell table:style-name="Default"/>
          <table:table-cell table:number-columns-repeated="6"/>
          <table:table-cell table:style-name="Default"/>
          <table:table-cell table:number-columns-repeated="997"/>
          <table:table-cell table:style-name="ce2"/>
          <table:table-cell/>
        </table:table-row>
        <table:table-row table:style-name="ro1" table:number-rows-repeated="17">
          <table:table-cell table:style-name="Default" table:number-columns-repeated="1022"/>
          <table:table-cell table:number-columns-repeated="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results_1" table:base-cell-address="$Tabelle1.$A$1" table:cell-range-address="Tabelle1.$A$9:Tabelle1.$X$11"/>
          <table:named-range table:name="results_10" table:base-cell-address="$Tabelle1.$A$1" table:cell-range-address="Tabelle1.$A$57:Tabelle1.$X$59"/>
          <table:named-range table:name="results_11" table:base-cell-address="$Tabelle1.$A$1" table:cell-range-address="Tabelle1.$A$61:Tabelle1.$X$63"/>
          <table:named-range table:name="results_12" table:base-cell-address="$Tabelle1.$A$1" table:cell-range-address="Tabelle1.$A$65:Tabelle1.$X$67"/>
          <table:named-range table:name="results_13" table:base-cell-address="$Tabelle1.$A$1" table:cell-range-address="Tabelle1.$A$69:Tabelle1.$X$71"/>
          <table:named-range table:name="results_14" table:base-cell-address="$Tabelle1.$A$1" table:cell-range-address="Tabelle1.$A$73:Tabelle1.$X$75"/>
          <table:named-range table:name="results_15" table:base-cell-address="$Tabelle1.$A$1" table:cell-range-address="Tabelle1.$A$77:Tabelle1.$X$79"/>
          <table:named-range table:name="results_16" table:base-cell-address="$Tabelle1.$A$1" table:cell-range-address="Tabelle1.$A$81:Tabelle1.$X$83"/>
          <table:named-range table:name="results_17" table:base-cell-address="$Tabelle1.$A$1" table:cell-range-address="Tabelle1.$A$85:Tabelle1.$X$87"/>
          <table:named-range table:name="results_18" table:base-cell-address="$Tabelle1.$A$1" table:cell-range-address="Tabelle1.$A$89:Tabelle1.$X$91"/>
          <table:named-range table:name="results_2" table:base-cell-address="$Tabelle1.$A$1" table:cell-range-address="Tabelle1.$A$23:Tabelle1.$X$26"/>
          <table:named-range table:name="results_3" table:base-cell-address="$Tabelle1.$A$1" table:cell-range-address="Tabelle1.$A$28:Tabelle1.$X$30"/>
          <table:named-range table:name="results_4" table:base-cell-address="$Tabelle1.$A$1" table:cell-range-address="Tabelle1.$A$33:Tabelle1.$X$35"/>
          <table:named-range table:name="results_5" table:base-cell-address="$Tabelle1.$A$1" table:cell-range-address="Tabelle1.$A$37:Tabelle1.$X$39"/>
          <table:named-range table:name="results_6" table:base-cell-address="$Tabelle1.$A$1" table:cell-range-address="Tabelle1.$A$41:Tabelle1.$X$43"/>
          <table:named-range table:name="results_7" table:base-cell-address="$Tabelle1.$A$1" table:cell-range-address="Tabelle1.$A$45:Tabelle1.$X$47"/>
          <table:named-range table:name="results_8" table:base-cell-address="$Tabelle1.$A$1" table:cell-range-address="Tabelle1.$A$49:Tabelle1.$X$51"/>
          <table:named-range table:name="results_9" table:base-cell-address="$Tabelle1.$A$1" table:cell-range-address="Tabelle1.$A$53:Tabelle1.$X$55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5:24:37.8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initial-creator>Simu</meta:initial-creator>
    <meta:creation-date>2017-12-16T16:36:59Z</meta:creation-date>
    <dc:date>2017-12-19T16:19:48.291000000</dc:date>
    <meta:editing-duration>PT7H13M10S</meta:editing-duration>
    <meta:editing-cycles>28</meta:editing-cycles>
    <meta:document-statistic meta:table-count="1" meta:cell-count="152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.143cm" svg:height="8.967cm" xlink:href=".." xlink:type="simple" chart:class="chart:line" chart:style-name="ch1">
        <chart:title svg:x="5.882cm" svg:y="0.436cm" chart:style-name="ch2">
          <text:p>Rotation</text:p>
        </chart:title>
        <chart:legend chart:legend-position="end" svg:x="13.132cm" svg:y="0.698cm" style:legend-expansion="high" chart:style-name="ch3"/>
        <chart:plot-area chart:style-name="ch4" table:cell-range-address="Tabelle1.B3:Tabelle1.Q20" chart:data-source-has-labels="both" svg:x="0.322cm" svg:y="1.273cm" svg:width="12.488cm" svg:height="6.534cm">
          <chartooo:coordinate-region svg:x="1.049cm" svg:y="1.473cm" svg:width="11.508cm" svg:height="5.687cm"/>
          <chart:axis chart:dimension="x" chart:name="primary-x" chart:style-name="ch5" chartooo:axis-type="auto">
            <chartooo:date-scale/>
            <chart:title svg:x="3.043cm" svg:y="7.986cm" chart:style-name="ch6">
              <text:p>Background   -   Rotation in Degree   -   Structure</text:p>
            </chart:title>
            <chart:categories table:cell-range-address="Tabelle1.B4:Tabelle1.B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abelle1.C4:Tabelle1.C20" chart:label-cell-address="Tabelle1.C3:Tabelle1.C3" chart:class="chart:line">
            <chart:data-point chart:repeated="17"/>
          </chart:series>
          <chart:series chart:style-name="ch10" chart:values-cell-range-address="Tabelle1.D4:Tabelle1.D20" chart:label-cell-address="Tabelle1.D3:Tabelle1.D3" chart:class="chart:line">
            <chart:data-point chart:repeated="17"/>
          </chart:series>
          <chart:series chart:style-name="ch11" chart:values-cell-range-address="Tabelle1.E4:Tabelle1.E20" chart:label-cell-address="Tabelle1.E3:Tabelle1.E3" chart:class="chart:line">
            <chart:data-point chart:repeated="17"/>
          </chart:series>
          <chart:series chart:style-name="ch12" chart:values-cell-range-address="Tabelle1.F4:Tabelle1.F20" chart:label-cell-address="Tabelle1.F3:Tabelle1.F3" chart:class="chart:line">
            <chart:data-point chart:repeated="17"/>
          </chart:series>
          <chart:series chart:style-name="ch13" chart:values-cell-range-address="Tabelle1.G4:Tabelle1.G20" chart:label-cell-address="Tabelle1.G3:Tabelle1.G3" chart:class="chart:line">
            <chart:data-point chart:repeated="17"/>
          </chart:series>
          <chart:series chart:style-name="ch14" chart:values-cell-range-address="Tabelle1.H4:Tabelle1.H20" chart:label-cell-address="Tabelle1.H3:Tabelle1.H3" chart:class="chart:line">
            <chart:data-point chart:repeated="17"/>
          </chart:series>
          <chart:series chart:style-name="ch15" chart:values-cell-range-address="Tabelle1.I4:Tabelle1.I20" chart:label-cell-address="Tabelle1.I3:Tabelle1.I3" chart:class="chart:line">
            <chart:data-point chart:repeated="17"/>
          </chart:series>
          <chart:series chart:style-name="ch16" chart:values-cell-range-address="Tabelle1.J4:Tabelle1.J20" chart:label-cell-address="Tabelle1.J3:Tabelle1.J3" chart:class="chart:line">
            <chart:data-point chart:repeated="17"/>
          </chart:series>
          <chart:series chart:style-name="ch17" chart:values-cell-range-address="Tabelle1.K4:Tabelle1.K20" chart:label-cell-address="Tabelle1.K3:Tabelle1.K3" chart:class="chart:line">
            <chart:data-point chart:repeated="17"/>
          </chart:series>
          <chart:series chart:style-name="ch18" chart:values-cell-range-address="Tabelle1.L4:Tabelle1.L20" chart:label-cell-address="Tabelle1.L3:Tabelle1.L3" chart:class="chart:line">
            <chart:data-point chart:repeated="17"/>
          </chart:series>
          <chart:series chart:style-name="ch19" chart:values-cell-range-address="Tabelle1.M4:Tabelle1.M20" chart:label-cell-address="Tabelle1.M3:Tabelle1.M3" chart:class="chart:line">
            <chart:data-point chart:repeated="17"/>
          </chart:series>
          <chart:series chart:style-name="ch20" chart:values-cell-range-address="Tabelle1.N4:Tabelle1.N20" chart:label-cell-address="Tabelle1.N3:Tabelle1.N3" chart:class="chart:line">
            <chart:data-point chart:repeated="17"/>
          </chart:series>
          <chart:series chart:style-name="ch21" chart:values-cell-range-address="Tabelle1.O4:Tabelle1.O20" chart:label-cell-address="Tabelle1.O3:Tabelle1.O3" chart:class="chart:line">
            <chart:data-point chart:repeated="17"/>
          </chart:series>
          <chart:series chart:style-name="ch22" chart:values-cell-range-address="Tabelle1.P4:Tabelle1.P20" chart:label-cell-address="Tabelle1.P3:Tabelle1.P3" chart:class="chart:line">
            <chart:data-point chart:repeated="17"/>
          </chart:series>
          <chart:series chart:style-name="ch23" chart:values-cell-range-address="Tabelle1.Q4:Tabelle1.Q20" chart:label-cell-address="Tabelle1.Q3:Tabelle1.Q3" chart:class="chart:line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E</text:p>
                <draw:g>
                  <svg:desc>Tabelle1.C3:Tabelle1.C3</svg:desc>
                </draw:g>
              </table:table-cell>
              <table:table-cell office:value-type="string">
                <text:p>JACRD</text:p>
                <draw:g>
                  <svg:desc>Tabelle1.D3:Tabelle1.D3</svg:desc>
                </draw:g>
              </table:table-cell>
              <table:table-cell office:value-type="string">
                <text:p>AUC</text:p>
                <draw:g>
                  <svg:desc>Tabelle1.E3:Tabelle1.E3</svg:desc>
                </draw:g>
              </table:table-cell>
              <table:table-cell office:value-type="string">
                <text:p>KAPPA</text:p>
                <draw:g>
                  <svg:desc>Tabelle1.F3:Tabelle1.F3</svg:desc>
                </draw:g>
              </table:table-cell>
              <table:table-cell office:value-type="string">
                <text:p>RNDIND</text:p>
                <draw:g>
                  <svg:desc>Tabelle1.G3:Tabelle1.G3</svg:desc>
                </draw:g>
              </table:table-cell>
              <table:table-cell office:value-type="string">
                <text:p>ICCORR</text:p>
                <draw:g>
                  <svg:desc>Tabelle1.H3:Tabelle1.H3</svg:desc>
                </draw:g>
              </table:table-cell>
              <table:table-cell office:value-type="string">
                <text:p>VOLSMTY</text:p>
                <draw:g>
                  <svg:desc>Tabelle1.I3:Tabelle1.I3</svg:desc>
                </draw:g>
              </table:table-cell>
              <table:table-cell office:value-type="string">
                <text:p>MAHLNBS</text:p>
                <draw:g>
                  <svg:desc>Tabelle1.J3:Tabelle1.J3</svg:desc>
                </draw:g>
              </table:table-cell>
              <table:table-cell office:value-type="string">
                <text:p>GCOERR</text:p>
                <draw:g>
                  <svg:desc>Tabelle1.K3:Tabelle1.K3</svg:desc>
                </draw:g>
              </table:table-cell>
              <table:table-cell office:value-type="string">
                <text:p>SNSVTY</text:p>
                <draw:g>
                  <svg:desc>Tabelle1.L3:Tabelle1.L3</svg:desc>
                </draw:g>
              </table:table-cell>
              <table:table-cell office:value-type="string">
                <text:p>SPCFTY</text:p>
                <draw:g>
                  <svg:desc>Tabelle1.M3:Tabelle1.M3</svg:desc>
                </draw:g>
              </table:table-cell>
              <table:table-cell office:value-type="string">
                <text:p>PRCISON</text:p>
                <draw:g>
                  <svg:desc>Tabelle1.N3:Tabelle1.N3</svg:desc>
                </draw:g>
              </table:table-cell>
              <table:table-cell office:value-type="string">
                <text:p>FMEASR</text:p>
                <draw:g>
                  <svg:desc>Tabelle1.O3:Tabelle1.O3</svg:desc>
                </draw:g>
              </table:table-cell>
              <table:table-cell office:value-type="string">
                <text:p>ACURCY</text:p>
                <draw:g>
                  <svg:desc>Tabelle1.P3:Tabelle1.P3</svg:desc>
                </draw:g>
              </table:table-cell>
              <table:table-cell office:value-type="string">
                <text:p>FALLOUT</text:p>
                <draw:g>
                  <svg:desc>Tabelle1.Q3:Tabelle1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°</text:p>
                <draw:g>
                  <svg:desc>Tabelle1.B4:Tabelle1.B20</svg:desc>
                </draw:g>
              </table:table-cell>
              <table:table-cell office:value-type="float" office:value="0.990291176014">
                <text:p>0.990291176014</text:p>
                <draw:g>
                  <svg:desc>Tabelle1.C4:Tabelle1.C20</svg:desc>
                </draw:g>
              </table:table-cell>
              <table:table-cell office:value-type="float" office:value="0.980769061822">
                <text:p>0.980769061822</text:p>
                <draw:g>
                  <svg:desc>Tabelle1.D4:Tabelle1.D20</svg:desc>
                </draw:g>
              </table:table-cell>
              <table:table-cell office:value-type="float" office:value="0.93585043405">
                <text:p>0.93585043405</text:p>
                <draw:g>
                  <svg:desc>Tabelle1.E4:Tabelle1.E20</svg:desc>
                </draw:g>
              </table:table-cell>
              <table:table-cell office:value-type="float" office:value="0.98251735156">
                <text:p>0.98251735156</text:p>
                <draw:g>
                  <svg:desc>Tabelle1.F4:Tabelle1.F20</svg:desc>
                </draw:g>
              </table:table-cell>
              <table:table-cell office:value-type="float" office:value="0.965589202645">
                <text:p>0.965589202645</text:p>
                <draw:g>
                  <svg:desc>Tabelle1.G4:Tabelle1.G20</svg:desc>
                </draw:g>
              </table:table-cell>
              <table:table-cell office:value-type="float" office:value="0.901072069782">
                <text:p>0.901072069782</text:p>
                <draw:g>
                  <svg:desc>Tabelle1.H4:Tabelle1.H20</svg:desc>
                </draw:g>
              </table:table-cell>
              <table:table-cell office:value-type="float" office:value="0.995844144324">
                <text:p>0.995844144324</text:p>
                <draw:g>
                  <svg:desc>Tabelle1.I4:Tabelle1.I20</svg:desc>
                </draw:g>
              </table:table-cell>
              <table:table-cell office:value-type="float" office:value="0.00223260328236872">
                <text:p>0.00223260328236872</text:p>
                <draw:g>
                  <svg:desc>Tabelle1.J4:Tabelle1.J20</svg:desc>
                </draw:g>
              </table:table-cell>
              <table:table-cell office:value-type="float" office:value="0.0334615464148">
                <text:p>0.0334615464148</text:p>
                <draw:g>
                  <svg:desc>Tabelle1.K4:Tabelle1.K20</svg:desc>
                </draw:g>
              </table:table-cell>
              <table:table-cell office:value-type="float" office:value="0.994423858049">
                <text:p>0.994423858049</text:p>
                <draw:g>
                  <svg:desc>Tabelle1.L4:Tabelle1.L20</svg:desc>
                </draw:g>
              </table:table-cell>
              <table:table-cell office:value-type="float" office:value="0.87727701005">
                <text:p>0.87727701005</text:p>
                <draw:g>
                  <svg:desc>Tabelle1.M4:Tabelle1.M20</svg:desc>
                </draw:g>
              </table:table-cell>
              <table:table-cell office:value-type="float" office:value="0.986192701478">
                <text:p>0.986192701478</text:p>
                <draw:g>
                  <svg:desc>Tabelle1.N4:Tabelle1.N20</svg:desc>
                </draw:g>
              </table:table-cell>
              <table:table-cell office:value-type="float" office:value="0.990291176014">
                <text:p>0.990291176014</text:p>
                <draw:g>
                  <svg:desc>Tabelle1.O4:Tabelle1.O20</svg:desc>
                </draw:g>
              </table:table-cell>
              <table:table-cell office:value-type="float" office:value="0.982488">
                <text:p>0.982488</text:p>
                <draw:g>
                  <svg:desc>Tabelle1.P4:Tabelle1.P20</svg:desc>
                </draw:g>
              </table:table-cell>
              <table:table-cell office:value-type="float" office:value="0.12272298995">
                <text:p>0.12272298995</text:p>
                <draw:g>
                  <svg:desc>Tabelle1.Q4:Tabelle1.Q20</svg:desc>
                </draw:g>
              </table:table-cell>
            </table:table-row>
            <table:table-row>
              <table:table-cell office:value-type="string">
                <text:p>2°</text:p>
              </table:table-cell>
              <table:table-cell office:value-type="float" office:value="0.982334992061">
                <text:p>0.982334992061</text:p>
              </table:table-cell>
              <table:table-cell office:value-type="float" office:value="0.965283255686">
                <text:p>0.965283255686</text:p>
              </table:table-cell>
              <table:table-cell office:value-type="float" office:value="0.896729246343">
                <text:p>0.896729246343</text:p>
              </table:table-cell>
              <table:table-cell office:value-type="float" office:value="0.968187551725">
                <text:p>0.968187551725</text:p>
              </table:table-cell>
              <table:table-cell office:value-type="float" office:value="1.00754030146">
                <text:p>1.00754030146</text:p>
              </table:table-cell>
              <table:table-cell office:value-type="float" office:value="0.819936560788">
                <text:p>0.819936560788</text:p>
              </table:table-cell>
              <table:table-cell office:value-type="float" office:value="0.995884226119">
                <text:p>0.995884226119</text:p>
              </table:table-cell>
              <table:table-cell office:value-type="float" office:value="0.00231570379090603">
                <text:p>0.00231570379090603</text:p>
              </table:table-cell>
              <table:table-cell office:value-type="float" office:value="-0.0141622547063">
                <text:p>-0.0141622547063</text:p>
              </table:table-cell>
              <table:table-cell office:value-type="float" office:value="0.986394769891">
                <text:p>0.986394769891</text:p>
              </table:table-cell>
              <table:table-cell office:value-type="float" office:value="0.807063722794">
                <text:p>0.807063722794</text:p>
              </table:table-cell>
              <table:table-cell office:value-type="float" office:value="0.978308495508">
                <text:p>0.978308495508</text:p>
              </table:table-cell>
              <table:table-cell office:value-type="float" office:value="0.982334992061">
                <text:p>0.982334992061</text:p>
              </table:table-cell>
              <table:table-cell office:value-type="float" office:value="0.968136">
                <text:p>0.968136</text:p>
              </table:table-cell>
              <table:table-cell office:value-type="float" office:value="0.192936277206">
                <text:p>0.192936277206</text:p>
              </table:table-cell>
            </table:table-row>
            <table:table-row>
              <table:table-cell office:value-type="string">
                <text:p>3°</text:p>
              </table:table-cell>
              <table:table-cell office:value-type="float" office:value="0.975051892065">
                <text:p>0.975051892065</text:p>
              </table:table-cell>
              <table:table-cell office:value-type="float" office:value="0.951318300425">
                <text:p>0.951318300425</text:p>
              </table:table-cell>
              <table:table-cell office:value-type="float" office:value="0.860774371362">
                <text:p>0.860774371362</text:p>
              </table:table-cell>
              <table:table-cell office:value-type="float" office:value="0.955074550524">
                <text:p>0.955074550524</text:p>
              </table:table-cell>
              <table:table-cell office:value-type="float" office:value="1.05148915943">
                <text:p>1.05148915943</text:p>
              </table:table-cell>
              <table:table-cell office:value-type="float" office:value="0.745760426905">
                <text:p>0.745760426905</text:p>
              </table:table-cell>
              <table:table-cell office:value-type="float" office:value="0.995857505278">
                <text:p>0.995857505278</text:p>
              </table:table-cell>
              <table:table-cell office:value-type="float" office:value="0.00243263598982362">
                <text:p>0.00243263598982362</text:p>
              </table:table-cell>
              <table:table-cell office:value-type="float" office:value="0.00962772481577">
                <text:p>0.00962772481577</text:p>
              </table:table-cell>
              <table:table-cell office:value-type="float" office:value="0.979107841129">
                <text:p>0.979107841129</text:p>
              </table:table-cell>
              <table:table-cell office:value-type="float" office:value="0.742440901594">
                <text:p>0.742440901594</text:p>
              </table:table-cell>
              <table:table-cell office:value-type="float" office:value="0.971029407867">
                <text:p>0.971029407867</text:p>
              </table:table-cell>
              <table:table-cell office:value-type="float" office:value="0.975051892065">
                <text:p>0.975051892065</text:p>
              </table:table-cell>
              <table:table-cell office:value-type="float" office:value="0.955">
                <text:p>0.955</text:p>
              </table:table-cell>
              <table:table-cell office:value-type="float" office:value="0.257559098406">
                <text:p>0.257559098406</text:p>
              </table:table-cell>
            </table:table-row>
            <table:table-row>
              <table:table-cell office:value-type="string">
                <text:p>4°</text:p>
              </table:table-cell>
              <table:table-cell office:value-type="float" office:value="0.969124700905">
                <text:p>0.969124700905</text:p>
              </table:table-cell>
              <table:table-cell office:value-type="float" office:value="0.9400988672">
                <text:p>0.9400988672</text:p>
              </table:table-cell>
              <table:table-cell office:value-type="float" office:value="0.831576076788">
                <text:p>0.831576076788</text:p>
              </table:table-cell>
              <table:table-cell office:value-type="float" office:value="0.944399002897">
                <text:p>0.944399002897</text:p>
              </table:table-cell>
              <table:table-cell office:value-type="float" office:value="1.03225828023">
                <text:p>1.03225828023</text:p>
              </table:table-cell>
              <table:table-cell office:value-type="float" office:value="0.685313053934">
                <text:p>0.685313053934</text:p>
              </table:table-cell>
              <table:table-cell office:value-type="float" office:value="0.995873092608">
                <text:p>0.995873092608</text:p>
              </table:table-cell>
              <table:table-cell office:value-type="float" office:value="0.00262632110518204">
                <text:p>0.00262632110518204</text:p>
              </table:table-cell>
              <table:table-cell office:value-type="float" office:value="0.0244392706396">
                <text:p>0.0244392706396</text:p>
              </table:table-cell>
              <table:table-cell office:value-type="float" office:value="0.973140762711">
                <text:p>0.973140762711</text:p>
              </table:table-cell>
              <table:table-cell office:value-type="float" office:value="0.690011390864">
                <text:p>0.690011390864</text:p>
              </table:table-cell>
              <table:table-cell office:value-type="float" office:value="0.965141650692">
                <text:p>0.965141650692</text:p>
              </table:table-cell>
              <table:table-cell office:value-type="float" office:value="0.969124700905">
                <text:p>0.969124700905</text:p>
              </table:table-cell>
              <table:table-cell office:value-type="float" office:value="0.944308">
                <text:p>0.944308</text:p>
              </table:table-cell>
              <table:table-cell office:value-type="float" office:value="0.309988609136">
                <text:p>0.309988609136</text:p>
              </table:table-cell>
            </table:table-row>
            <table:table-row>
              <table:table-cell office:value-type="string">
                <text:p>5°</text:p>
              </table:table-cell>
              <table:table-cell office:value-type="float" office:value="0.964305991732">
                <text:p>0.964305991732</text:p>
              </table:table-cell>
              <table:table-cell office:value-type="float" office:value="0.931072289724">
                <text:p>0.931072289724</text:p>
              </table:table-cell>
              <table:table-cell office:value-type="float" office:value="0.807738855647">
                <text:p>0.807738855647</text:p>
              </table:table-cell>
              <table:table-cell office:value-type="float" office:value="0.93574064236">
                <text:p>0.93574064236</text:p>
              </table:table-cell>
              <table:table-cell office:value-type="float" office:value="1.01697556013">
                <text:p>1.01697556013</text:p>
              </table:table-cell>
              <table:table-cell office:value-type="float" office:value="0.636607230066">
                <text:p>0.636607230066</text:p>
              </table:table-cell>
              <table:table-cell office:value-type="float" office:value="0.99575060769">
                <text:p>0.99575060769</text:p>
              </table:table-cell>
              <table:table-cell office:value-type="float" office:value="0.0029427282972558">
                <text:p>0.0029427282972558</text:p>
              </table:table-cell>
              <table:table-cell office:value-type="float" office:value="0.0386137249027">
                <text:p>0.0386137249027</text:p>
              </table:table-cell>
              <table:table-cell office:value-type="float" office:value="0.968421193304">
                <text:p>0.968421193304</text:p>
              </table:table-cell>
              <table:table-cell office:value-type="float" office:value="0.64705651799">
                <text:p>0.64705651799</text:p>
              </table:table-cell>
              <table:table-cell office:value-type="float" office:value="0.960225616381">
                <text:p>0.960225616381</text:p>
              </table:table-cell>
              <table:table-cell office:value-type="float" office:value="0.964305991732">
                <text:p>0.964305991732</text:p>
              </table:table-cell>
              <table:table-cell office:value-type="float" office:value="0.935624">
                <text:p>0.935624</text:p>
              </table:table-cell>
              <table:table-cell office:value-type="float" office:value="0.35294348201">
                <text:p>0.35294348201</text:p>
              </table:table-cell>
            </table:table-row>
            <table:table-row>
              <table:table-cell office:value-type="string">
                <text:p>10°</text:p>
              </table:table-cell>
              <table:table-cell office:value-type="float" office:value="0.95411427849">
                <text:p>0.95411427849</text:p>
              </table:table-cell>
              <table:table-cell office:value-type="float" office:value="0.912254808406">
                <text:p>0.912254808406</text:p>
              </table:table-cell>
              <table:table-cell office:value-type="float" office:value="0.757596635357">
                <text:p>0.757596635357</text:p>
              </table:table-cell>
              <table:table-cell office:value-type="float" office:value="0.917395817811">
                <text:p>0.917395817811</text:p>
              </table:table-cell>
              <table:table-cell office:value-type="float" office:value="0.98562400704">
                <text:p>0.98562400704</text:p>
              </table:table-cell>
              <table:table-cell office:value-type="float" office:value="0.532914138807">
                <text:p>0.532914138807</text:p>
              </table:table-cell>
              <table:table-cell office:value-type="float" office:value="0.995735016556">
                <text:p>0.995735016556</text:p>
              </table:table-cell>
              <table:table-cell office:value-type="float" office:value="0.00418015713091181">
                <text:p>0.00418015713091181</text:p>
              </table:table-cell>
              <table:table-cell office:value-type="float" office:value="0.0673764297751">
                <text:p>0.0673764297751</text:p>
              </table:table-cell>
              <table:table-cell office:value-type="float" office:value="0.958200989848">
                <text:p>0.958200989848</text:p>
              </table:table-cell>
              <table:table-cell office:value-type="float" office:value="0.556992280867">
                <text:p>0.556992280867</text:p>
              </table:table-cell>
              <table:table-cell office:value-type="float" office:value="0.950062278602">
                <text:p>0.950062278602</text:p>
              </table:table-cell>
              <table:table-cell office:value-type="float" office:value="0.95411427849">
                <text:p>0.95411427849</text:p>
              </table:table-cell>
              <table:table-cell office:value-type="float" office:value="0.917244">
                <text:p>0.917244</text:p>
              </table:table-cell>
              <table:table-cell office:value-type="float" office:value="0.443007719133">
                <text:p>0.443007719133</text:p>
              </table:table-cell>
            </table:table-row>
            <table:table-row>
              <table:table-cell office:value-type="string">
                <text:p>15°</text:p>
              </table:table-cell>
              <table:table-cell office:value-type="float" office:value="0.948119265139">
                <text:p>0.948119265139</text:p>
              </table:table-cell>
              <table:table-cell office:value-type="float" office:value="0.901356240986">
                <text:p>0.901356240986</text:p>
              </table:table-cell>
              <table:table-cell office:value-type="float" office:value="0.728137604225">
                <text:p>0.728137604225</text:p>
              </table:table-cell>
              <table:table-cell office:value-type="float" office:value="0.906613694738">
                <text:p>0.906613694738</text:p>
              </table:table-cell>
              <table:table-cell office:value-type="float" office:value="0.967819268941">
                <text:p>0.967819268941</text:p>
              </table:table-cell>
              <table:table-cell office:value-type="float" office:value="0.472103806417">
                <text:p>0.472103806417</text:p>
              </table:table-cell>
              <table:table-cell office:value-type="float" office:value="0.995690467794">
                <text:p>0.995690467794</text:p>
              </table:table-cell>
              <table:table-cell office:value-type="float" office:value="0.0057420922666684">
                <text:p>0.0057420922666684</text:p>
              </table:table-cell>
              <table:table-cell office:value-type="float" office:value="0.0834108679363">
                <text:p>0.0834108679363</text:p>
              </table:table-cell>
              <table:table-cell office:value-type="float" office:value="0.952222900396">
                <text:p>0.952222900396</text:p>
              </table:table-cell>
              <table:table-cell office:value-type="float" office:value="0.504052308054">
                <text:p>0.504052308054</text:p>
              </table:table-cell>
              <table:table-cell office:value-type="float" office:value="0.944050847607">
                <text:p>0.944050847607</text:p>
              </table:table-cell>
              <table:table-cell office:value-type="float" office:value="0.948119265139">
                <text:p>0.948119265139</text:p>
              </table:table-cell>
              <table:table-cell office:value-type="float" office:value="0.906436">
                <text:p>0.906436</text:p>
              </table:table-cell>
              <table:table-cell office:value-type="float" office:value="0.495947691946">
                <text:p>0.495947691946</text:p>
              </table:table-cell>
            </table:table-row>
            <table:table-row>
              <table:table-cell office:value-type="string">
                <text:p>20°</text:p>
              </table:table-cell>
              <table:table-cell office:value-type="float" office:value="0.943691705881">
                <text:p>0.943691705881</text:p>
              </table:table-cell>
              <table:table-cell office:value-type="float" office:value="0.893386628822">
                <text:p>0.893386628822</text:p>
              </table:table-cell>
              <table:table-cell office:value-type="float" office:value="0.70617937233">
                <text:p>0.70617937233</text:p>
              </table:table-cell>
              <table:table-cell office:value-type="float" office:value="0.898596980564">
                <text:p>0.898596980564</text:p>
              </table:table-cell>
              <table:table-cell office:value-type="float" office:value="0.95493489046">
                <text:p>0.95493489046</text:p>
              </table:table-cell>
              <table:table-cell office:value-type="float" office:value="0.426059714585">
                <text:p>0.426059714585</text:p>
              </table:table-cell>
              <table:table-cell office:value-type="float" office:value="0.995879772744">
                <text:p>0.995879772744</text:p>
              </table:table-cell>
              <table:table-cell office:value-type="float" office:value="0.00745492965465339">
                <text:p>0.00745492965465339</text:p>
              </table:table-cell>
              <table:table-cell office:value-type="float" office:value="0.0949889834993">
                <text:p>0.0949889834993</text:p>
              </table:table-cell>
              <table:table-cell office:value-type="float" office:value="0.947596016816">
                <text:p>0.947596016816</text:p>
              </table:table-cell>
              <table:table-cell office:value-type="float" office:value="0.464762727844">
                <text:p>0.464762727844</text:p>
              </table:table-cell>
              <table:table-cell office:value-type="float" office:value="0.939819436224">
                <text:p>0.939819436224</text:p>
              </table:table-cell>
              <table:table-cell office:value-type="float" office:value="0.943691705881">
                <text:p>0.943691705881</text:p>
              </table:table-cell>
              <table:table-cell office:value-type="float" office:value="0.898432">
                <text:p>0.898432</text:p>
              </table:table-cell>
              <table:table-cell office:value-type="float" office:value="0.535237272156">
                <text:p>0.535237272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°</text:p>
              </table:table-cell>
              <table:table-cell office:value-type="float" office:value="0.910780517628">
                <text:p>0.910780517628</text:p>
              </table:table-cell>
              <table:table-cell office:value-type="float" office:value="0.836177218979">
                <text:p>0.836177218979</text:p>
              </table:table-cell>
              <table:table-cell office:value-type="float" office:value="0.93585043405">
                <text:p>0.93585043405</text:p>
              </table:table-cell>
              <table:table-cell office:value-type="float" office:value="0.98251735156">
                <text:p>0.98251735156</text:p>
              </table:table-cell>
              <table:table-cell office:value-type="float" office:value="0.965589202645">
                <text:p>0.965589202645</text:p>
              </table:table-cell>
              <table:table-cell office:value-type="float" office:value="0.901072069782">
                <text:p>0.901072069782</text:p>
              </table:table-cell>
              <table:table-cell office:value-type="float" office:value="0.96180965967">
                <text:p>0.96180965967</text:p>
              </table:table-cell>
              <table:table-cell office:value-type="float" office:value="0.0147985034245866">
                <text:p>0.0147985034245866</text:p>
              </table:table-cell>
              <table:table-cell office:value-type="float" office:value="0.0334615464148">
                <text:p>0.0334615464148</text:p>
              </table:table-cell>
              <table:table-cell office:value-type="float" office:value="0.87727701005">
                <text:p>0.87727701005</text:p>
              </table:table-cell>
              <table:table-cell office:value-type="float" office:value="0.994423858049">
                <text:p>0.994423858049</text:p>
              </table:table-cell>
              <table:table-cell office:value-type="float" office:value="0.946944656327">
                <text:p>0.946944656327</text:p>
              </table:table-cell>
              <table:table-cell office:value-type="float" office:value="0.910780517628">
                <text:p>0.910780517628</text:p>
              </table:table-cell>
              <table:table-cell office:value-type="float" office:value="0.982488">
                <text:p>0.982488</text:p>
              </table:table-cell>
              <table:table-cell office:value-type="float" office:value="0.00557614195112">
                <text:p>0.00557614195112</text:p>
              </table:table-cell>
            </table:table-row>
            <table:table-row>
              <table:table-cell office:value-type="string">
                <text:p>2°</text:p>
              </table:table-cell>
              <table:table-cell office:value-type="float" office:value="0.837600913316">
                <text:p>0.837600913316</text:p>
              </table:table-cell>
              <table:table-cell office:value-type="float" office:value="0.720579466134">
                <text:p>0.720579466134</text:p>
              </table:table-cell>
              <table:table-cell office:value-type="float" office:value="0.896729246343">
                <text:p>0.896729246343</text:p>
              </table:table-cell>
              <table:table-cell office:value-type="float" office:value="0.968187551725">
                <text:p>0.968187551725</text:p>
              </table:table-cell>
              <table:table-cell office:value-type="float" office:value="1.00754030146">
                <text:p>1.00754030146</text:p>
              </table:table-cell>
              <table:table-cell office:value-type="float" office:value="0.819936560788">
                <text:p>0.819936560788</text:p>
              </table:table-cell>
              <table:table-cell office:value-type="float" office:value="0.962162602952">
                <text:p>0.962162602952</text:p>
              </table:table-cell>
              <table:table-cell office:value-type="float" office:value="0.0213907256161064">
                <text:p>0.0213907256161064</text:p>
              </table:table-cell>
              <table:table-cell office:value-type="float" office:value="-0.0141622547063">
                <text:p>-0.0141622547063</text:p>
              </table:table-cell>
              <table:table-cell office:value-type="float" office:value="0.807063722794">
                <text:p>0.807063722794</text:p>
              </table:table-cell>
              <table:table-cell office:value-type="float" office:value="0.986394769891">
                <text:p>0.986394769891</text:p>
              </table:table-cell>
              <table:table-cell office:value-type="float" office:value="0.870539876261">
                <text:p>0.870539876261</text:p>
              </table:table-cell>
              <table:table-cell office:value-type="float" office:value="0.837600913316">
                <text:p>0.837600913316</text:p>
              </table:table-cell>
              <table:table-cell office:value-type="float" office:value="0.968136">
                <text:p>0.968136</text:p>
              </table:table-cell>
              <table:table-cell office:value-type="float" office:value="0.0136052301088">
                <text:p>0.0136052301088</text:p>
              </table:table-cell>
            </table:table-row>
            <table:table-row>
              <table:table-cell office:value-type="string">
                <text:p>3°</text:p>
              </table:table-cell>
              <table:table-cell office:value-type="float" office:value="0.770707647155">
                <text:p>0.770707647155</text:p>
              </table:table-cell>
              <table:table-cell office:value-type="float" office:value="0.626952283052">
                <text:p>0.626952283052</text:p>
              </table:table-cell>
              <table:table-cell office:value-type="float" office:value="0.860774371362">
                <text:p>0.860774371362</text:p>
              </table:table-cell>
              <table:table-cell office:value-type="float" office:value="0.955074550524">
                <text:p>0.955074550524</text:p>
              </table:table-cell>
              <table:table-cell office:value-type="float" office:value="1.05148915943">
                <text:p>1.05148915943</text:p>
              </table:table-cell>
              <table:table-cell office:value-type="float" office:value="0.745760426905">
                <text:p>0.745760426905</text:p>
              </table:table-cell>
              <table:table-cell office:value-type="float" office:value="0.961927278656">
                <text:p>0.961927278656</text:p>
              </table:table-cell>
              <table:table-cell office:value-type="float" office:value="0.0286670792333146">
                <text:p>0.0286670792333146</text:p>
              </table:table-cell>
              <table:table-cell office:value-type="float" office:value="0.00962772481577">
                <text:p>0.00962772481577</text:p>
              </table:table-cell>
              <table:table-cell office:value-type="float" office:value="0.742440901594">
                <text:p>0.742440901594</text:p>
              </table:table-cell>
              <table:table-cell office:value-type="float" office:value="0.979107841129">
                <text:p>0.979107841129</text:p>
              </table:table-cell>
              <table:table-cell office:value-type="float" office:value="0.801211967116">
                <text:p>0.801211967116</text:p>
              </table:table-cell>
              <table:table-cell office:value-type="float" office:value="0.770707647155">
                <text:p>0.770707647155</text:p>
              </table:table-cell>
              <table:table-cell office:value-type="float" office:value="0.955">
                <text:p>0.955</text:p>
              </table:table-cell>
              <table:table-cell office:value-type="float" office:value="0.0208921588713">
                <text:p>0.0208921588713</text:p>
              </table:table-cell>
            </table:table-row>
            <table:table-row>
              <table:table-cell office:value-type="string">
                <text:p>4°</text:p>
              </table:table-cell>
              <table:table-cell office:value-type="float" office:value="0.716187292333">
                <text:p>0.716187292333</text:p>
              </table:table-cell>
              <table:table-cell office:value-type="float" office:value="0.55785963798">
                <text:p>0.55785963798</text:p>
              </table:table-cell>
              <table:table-cell office:value-type="float" office:value="0.831576076788">
                <text:p>0.831576076788</text:p>
              </table:table-cell>
              <table:table-cell office:value-type="float" office:value="0.944399002897">
                <text:p>0.944399002897</text:p>
              </table:table-cell>
              <table:table-cell office:value-type="float" office:value="1.03225828023">
                <text:p>1.03225828023</text:p>
              </table:table-cell>
              <table:table-cell office:value-type="float" office:value="0.685313053934">
                <text:p>0.685313053934</text:p>
              </table:table-cell>
              <table:table-cell office:value-type="float" office:value="0.962064537171">
                <text:p>0.962064537171</text:p>
              </table:table-cell>
              <table:table-cell office:value-type="float" office:value="0.0363007311156423">
                <text:p>0.0363007311156423</text:p>
              </table:table-cell>
              <table:table-cell office:value-type="float" office:value="0.0244392706396">
                <text:p>0.0244392706396</text:p>
              </table:table-cell>
              <table:table-cell office:value-type="float" office:value="0.690011390864">
                <text:p>0.690011390864</text:p>
              </table:table-cell>
              <table:table-cell office:value-type="float" office:value="0.973140762711">
                <text:p>0.973140762711</text:p>
              </table:table-cell>
              <table:table-cell office:value-type="float" office:value="0.744427493855">
                <text:p>0.744427493855</text:p>
              </table:table-cell>
              <table:table-cell office:value-type="float" office:value="0.716187292333">
                <text:p>0.716187292333</text:p>
              </table:table-cell>
              <table:table-cell office:value-type="float" office:value="0.944308">
                <text:p>0.944308</text:p>
              </table:table-cell>
              <table:table-cell office:value-type="float" office:value="0.0268592372885">
                <text:p>0.0268592372885</text:p>
              </table:table-cell>
            </table:table-row>
            <table:table-row>
              <table:table-cell office:value-type="string">
                <text:p>5°</text:p>
              </table:table-cell>
              <table:table-cell office:value-type="float" office:value="0.672300048868">
                <text:p>0.672300048868</text:p>
              </table:table-cell>
              <table:table-cell office:value-type="float" office:value="0.50636444499">
                <text:p>0.50636444499</text:p>
              </table:table-cell>
              <table:table-cell office:value-type="float" office:value="0.807738855647">
                <text:p>0.807738855647</text:p>
              </table:table-cell>
              <table:table-cell office:value-type="float" office:value="0.93574064236">
                <text:p>0.93574064236</text:p>
              </table:table-cell>
              <table:table-cell office:value-type="float" office:value="1.01697556013">
                <text:p>1.01697556013</text:p>
              </table:table-cell>
              <table:table-cell office:value-type="float" office:value="0.636607230066">
                <text:p>0.636607230066</text:p>
              </table:table-cell>
              <table:table-cell office:value-type="float" office:value="0.960987131455">
                <text:p>0.960987131455</text:p>
              </table:table-cell>
              <table:table-cell office:value-type="float" office:value="0.0386145527408935">
                <text:p>0.0386145527408935</text:p>
              </table:table-cell>
              <table:table-cell office:value-type="float" office:value="0.0386137249027">
                <text:p>0.0386137249027</text:p>
              </table:table-cell>
              <table:table-cell office:value-type="float" office:value="0.64705651799">
                <text:p>0.64705651799</text:p>
              </table:table-cell>
              <table:table-cell office:value-type="float" office:value="0.968421193304">
                <text:p>0.968421193304</text:p>
              </table:table-cell>
              <table:table-cell office:value-type="float" office:value="0.699593185863">
                <text:p>0.699593185863</text:p>
              </table:table-cell>
              <table:table-cell office:value-type="float" office:value="0.672300048868">
                <text:p>0.672300048868</text:p>
              </table:table-cell>
              <table:table-cell office:value-type="float" office:value="0.935624">
                <text:p>0.935624</text:p>
              </table:table-cell>
              <table:table-cell office:value-type="float" office:value="0.0315788066962">
                <text:p>0.0315788066962</text:p>
              </table:table-cell>
            </table:table-row>
            <table:table-row>
              <table:table-cell office:value-type="string">
                <text:p>10°</text:p>
              </table:table-cell>
              <table:table-cell office:value-type="float" office:value="0.578798428307">
                <text:p>0.578798428307</text:p>
              </table:table-cell>
              <table:table-cell office:value-type="float" office:value="0.407259912904">
                <text:p>0.407259912904</text:p>
              </table:table-cell>
              <table:table-cell office:value-type="float" office:value="0.757596635357">
                <text:p>0.757596635357</text:p>
              </table:table-cell>
              <table:table-cell office:value-type="float" office:value="0.917395817811">
                <text:p>0.917395817811</text:p>
              </table:table-cell>
              <table:table-cell office:value-type="float" office:value="0.98562400704">
                <text:p>0.98562400704</text:p>
              </table:table-cell>
              <table:table-cell office:value-type="float" office:value="0.532914138807">
                <text:p>0.532914138807</text:p>
              </table:table-cell>
              <table:table-cell office:value-type="float" office:value="0.960850180175">
                <text:p>0.960850180175</text:p>
              </table:table-cell>
              <table:table-cell office:value-type="float" office:value="0.0797568839577065">
                <text:p>0.0797568839577065</text:p>
              </table:table-cell>
              <table:table-cell office:value-type="float" office:value="0.0673764297751">
                <text:p>0.0673764297751</text:p>
              </table:table-cell>
              <table:table-cell office:value-type="float" office:value="0.556992280867">
                <text:p>0.556992280867</text:p>
              </table:table-cell>
              <table:table-cell office:value-type="float" office:value="0.958200989848">
                <text:p>0.958200989848</text:p>
              </table:table-cell>
              <table:table-cell office:value-type="float" office:value="0.602381557759">
                <text:p>0.602381557759</text:p>
              </table:table-cell>
              <table:table-cell office:value-type="float" office:value="0.578798428307">
                <text:p>0.578798428307</text:p>
              </table:table-cell>
              <table:table-cell office:value-type="float" office:value="0.917244">
                <text:p>0.917244</text:p>
              </table:table-cell>
              <table:table-cell office:value-type="float" office:value="0.0417990101524">
                <text:p>0.0417990101524</text:p>
              </table:table-cell>
            </table:table-row>
            <table:table-row>
              <table:table-cell office:value-type="string">
                <text:p>15°</text:p>
              </table:table-cell>
              <table:table-cell office:value-type="float" office:value="0.523982987037">
                <text:p>0.523982987037</text:p>
              </table:table-cell>
              <table:table-cell office:value-type="float" office:value="0.35499793189">
                <text:p>0.35499793189</text:p>
              </table:table-cell>
              <table:table-cell office:value-type="float" office:value="0.728137604225">
                <text:p>0.728137604225</text:p>
              </table:table-cell>
              <table:table-cell office:value-type="float" office:value="0.906613694738">
                <text:p>0.906613694738</text:p>
              </table:table-cell>
              <table:table-cell office:value-type="float" office:value="0.967819268941">
                <text:p>0.967819268941</text:p>
              </table:table-cell>
              <table:table-cell office:value-type="float" office:value="0.472103806417">
                <text:p>0.472103806417</text:p>
              </table:table-cell>
              <table:table-cell office:value-type="float" office:value="0.960459105802">
                <text:p>0.960459105802</text:p>
              </table:table-cell>
              <table:table-cell office:value-type="float" office:value="0.117774869945639">
                <text:p>0.117774869945639</text:p>
              </table:table-cell>
              <table:table-cell office:value-type="float" office:value="0.0834108679363">
                <text:p>0.0834108679363</text:p>
              </table:table-cell>
              <table:table-cell office:value-type="float" office:value="0.504052308054">
                <text:p>0.504052308054</text:p>
              </table:table-cell>
              <table:table-cell office:value-type="float" office:value="0.952222900396">
                <text:p>0.952222900396</text:p>
              </table:table-cell>
              <table:table-cell office:value-type="float" office:value="0.545554708026">
                <text:p>0.545554708026</text:p>
              </table:table-cell>
              <table:table-cell office:value-type="float" office:value="0.523982987037">
                <text:p>0.523982987037</text:p>
              </table:table-cell>
              <table:table-cell office:value-type="float" office:value="0.906436">
                <text:p>0.906436</text:p>
              </table:table-cell>
              <table:table-cell office:value-type="float" office:value="0.0477770996039">
                <text:p>0.0477770996039</text:p>
              </table:table-cell>
            </table:table-row>
            <table:table-row>
              <table:table-cell office:value-type="string">
                <text:p>20°</text:p>
              </table:table-cell>
              <table:table-cell office:value-type="float" office:value="0.482366371754">
                <text:p>0.482366371754</text:p>
              </table:table-cell>
              <table:table-cell office:value-type="float" office:value="0.317841119738">
                <text:p>0.317841119738</text:p>
              </table:table-cell>
              <table:table-cell office:value-type="float" office:value="0.70617937233">
                <text:p>0.70617937233</text:p>
              </table:table-cell>
              <table:table-cell office:value-type="float" office:value="0.898596980564">
                <text:p>0.898596980564</text:p>
              </table:table-cell>
              <table:table-cell office:value-type="float" office:value="0.95493489046">
                <text:p>0.95493489046</text:p>
              </table:table-cell>
              <table:table-cell office:value-type="float" office:value="0.426059714585">
                <text:p>0.426059714585</text:p>
              </table:table-cell>
              <table:table-cell office:value-type="float" office:value="0.962123374241">
                <text:p>0.962123374241</text:p>
              </table:table-cell>
              <table:table-cell office:value-type="float" office:value="0.16645070054315">
                <text:p>0.16645070054315</text:p>
              </table:table-cell>
              <table:table-cell office:value-type="float" office:value="0.0949889834993">
                <text:p>0.0949889834993</text:p>
              </table:table-cell>
              <table:table-cell office:value-type="float" office:value="0.464762727844">
                <text:p>0.464762727844</text:p>
              </table:table-cell>
              <table:table-cell office:value-type="float" office:value="0.947596016816">
                <text:p>0.947596016816</text:p>
              </table:table-cell>
              <table:table-cell office:value-type="float" office:value="0.501356047123">
                <text:p>0.501356047123</text:p>
              </table:table-cell>
              <table:table-cell office:value-type="float" office:value="0.482366371754">
                <text:p>0.482366371754</text:p>
              </table:table-cell>
              <table:table-cell office:value-type="float" office:value="0.898432">
                <text:p>0.898432</text:p>
              </table:table-cell>
              <table:table-cell office:value-type="float" office:value="0.0524039831837">
                <text:p>0.0524039831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cm" svg:height="8.906cm" xlink:href=".." xlink:type="simple" chart:class="chart:line" chart:style-name="ch1">
        <chart:title svg:x="6.7cm" svg:y="0.314cm" chart:style-name="ch2">
          <text:p>Downscaling</text:p>
        </chart:title>
        <chart:legend chart:legend-position="end" svg:x="12.989cm" svg:y="0.668cm" style:legend-expansion="high" chart:style-name="ch3"/>
        <chart:plot-area chart:style-name="ch4" table:cell-range-address="Tabelle1.B23:Tabelle1.Q36" chart:data-source-has-labels="both" svg:x="0.32cm" svg:y="1.271cm" svg:width="12.349cm" svg:height="6.476cm">
          <chartooo:coordinate-region svg:x="1.047cm" svg:y="1.47cm" svg:width="11.276cm" svg:height="5.63cm"/>
          <chart:axis chart:dimension="x" chart:name="primary-x" chart:style-name="ch5" chartooo:axis-type="auto">
            <chartooo:date-scale/>
            <chart:title svg:x="2.931cm" svg:y="7.925cm" chart:style-name="ch6">
              <text:p>Background   -   Scaling percentage   -   Structure</text:p>
            </chart:title>
            <chart:categories table:cell-range-address="Tabelle1.B24:Tabelle1.B3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abelle1.C24:Tabelle1.C36" chart:label-cell-address="Tabelle1.C23:Tabelle1.C23" chart:class="chart:line">
            <chart:data-point chart:repeated="13"/>
          </chart:series>
          <chart:series chart:style-name="ch10" chart:values-cell-range-address="Tabelle1.D24:Tabelle1.D36" chart:label-cell-address="Tabelle1.D23:Tabelle1.D23" chart:class="chart:line">
            <chart:data-point chart:repeated="13"/>
          </chart:series>
          <chart:series chart:style-name="ch11" chart:values-cell-range-address="Tabelle1.E24:Tabelle1.E36" chart:label-cell-address="Tabelle1.E23:Tabelle1.E23" chart:class="chart:line">
            <chart:data-point chart:repeated="13"/>
          </chart:series>
          <chart:series chart:style-name="ch12" chart:values-cell-range-address="Tabelle1.F24:Tabelle1.F36" chart:label-cell-address="Tabelle1.F23:Tabelle1.F23" chart:class="chart:line">
            <chart:data-point chart:repeated="13"/>
          </chart:series>
          <chart:series chart:style-name="ch13" chart:values-cell-range-address="Tabelle1.G24:Tabelle1.G36" chart:label-cell-address="Tabelle1.G23:Tabelle1.G23" chart:class="chart:line">
            <chart:data-point chart:repeated="13"/>
          </chart:series>
          <chart:series chart:style-name="ch14" chart:values-cell-range-address="Tabelle1.H24:Tabelle1.H36" chart:label-cell-address="Tabelle1.H23:Tabelle1.H23" chart:class="chart:line">
            <chart:data-point chart:repeated="13"/>
          </chart:series>
          <chart:series chart:style-name="ch15" chart:values-cell-range-address="Tabelle1.I24:Tabelle1.I36" chart:label-cell-address="Tabelle1.I23:Tabelle1.I23" chart:class="chart:line">
            <chart:data-point chart:repeated="13"/>
          </chart:series>
          <chart:series chart:style-name="ch16" chart:values-cell-range-address="Tabelle1.J24:Tabelle1.J36" chart:label-cell-address="Tabelle1.J23:Tabelle1.J23" chart:class="chart:line">
            <chart:data-point chart:repeated="13"/>
          </chart:series>
          <chart:series chart:style-name="ch17" chart:values-cell-range-address="Tabelle1.K24:Tabelle1.K36" chart:label-cell-address="Tabelle1.K23:Tabelle1.K23" chart:class="chart:line">
            <chart:data-point chart:repeated="13"/>
          </chart:series>
          <chart:series chart:style-name="ch18" chart:values-cell-range-address="Tabelle1.L24:Tabelle1.L36" chart:label-cell-address="Tabelle1.L23:Tabelle1.L23" chart:class="chart:line">
            <chart:data-point chart:repeated="13"/>
          </chart:series>
          <chart:series chart:style-name="ch19" chart:values-cell-range-address="Tabelle1.M24:Tabelle1.M36" chart:label-cell-address="Tabelle1.M23:Tabelle1.M23" chart:class="chart:line">
            <chart:data-point chart:repeated="13"/>
          </chart:series>
          <chart:series chart:style-name="ch20" chart:values-cell-range-address="Tabelle1.N24:Tabelle1.N36" chart:label-cell-address="Tabelle1.N23:Tabelle1.N23" chart:class="chart:line">
            <chart:data-point chart:repeated="13"/>
          </chart:series>
          <chart:series chart:style-name="ch21" chart:values-cell-range-address="Tabelle1.O24:Tabelle1.O36" chart:label-cell-address="Tabelle1.O23:Tabelle1.O23" chart:class="chart:line">
            <chart:data-point chart:repeated="13"/>
          </chart:series>
          <chart:series chart:style-name="ch22" chart:values-cell-range-address="Tabelle1.P24:Tabelle1.P36" chart:label-cell-address="Tabelle1.P23:Tabelle1.P23" chart:class="chart:line">
            <chart:data-point chart:repeated="13"/>
          </chart:series>
          <chart:series chart:style-name="ch23" chart:values-cell-range-address="Tabelle1.Q24:Tabelle1.Q36" chart:label-cell-address="Tabelle1.Q23:Tabelle1.Q23" chart:class="chart:line">
            <chart:data-point chart:repeated="1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E</text:p>
                <draw:g>
                  <svg:desc>Tabelle1.C23:Tabelle1.C23</svg:desc>
                </draw:g>
              </table:table-cell>
              <table:table-cell office:value-type="string">
                <text:p>JACRD</text:p>
                <draw:g>
                  <svg:desc>Tabelle1.D23:Tabelle1.D23</svg:desc>
                </draw:g>
              </table:table-cell>
              <table:table-cell office:value-type="string">
                <text:p>AUC</text:p>
                <draw:g>
                  <svg:desc>Tabelle1.E23:Tabelle1.E23</svg:desc>
                </draw:g>
              </table:table-cell>
              <table:table-cell office:value-type="string">
                <text:p>KAPPA</text:p>
                <draw:g>
                  <svg:desc>Tabelle1.F23:Tabelle1.F23</svg:desc>
                </draw:g>
              </table:table-cell>
              <table:table-cell office:value-type="string">
                <text:p>RNDIND</text:p>
                <draw:g>
                  <svg:desc>Tabelle1.G23:Tabelle1.G23</svg:desc>
                </draw:g>
              </table:table-cell>
              <table:table-cell office:value-type="string">
                <text:p>ICCORR</text:p>
                <draw:g>
                  <svg:desc>Tabelle1.H23:Tabelle1.H23</svg:desc>
                </draw:g>
              </table:table-cell>
              <table:table-cell office:value-type="string">
                <text:p>VOLSMTY</text:p>
                <draw:g>
                  <svg:desc>Tabelle1.I23:Tabelle1.I23</svg:desc>
                </draw:g>
              </table:table-cell>
              <table:table-cell office:value-type="string">
                <text:p>MAHLNBS</text:p>
                <draw:g>
                  <svg:desc>Tabelle1.J23:Tabelle1.J23</svg:desc>
                </draw:g>
              </table:table-cell>
              <table:table-cell office:value-type="string">
                <text:p>GCOERR</text:p>
                <draw:g>
                  <svg:desc>Tabelle1.K23:Tabelle1.K23</svg:desc>
                </draw:g>
              </table:table-cell>
              <table:table-cell office:value-type="string">
                <text:p>SNSVTY</text:p>
                <draw:g>
                  <svg:desc>Tabelle1.L23:Tabelle1.L23</svg:desc>
                </draw:g>
              </table:table-cell>
              <table:table-cell office:value-type="string">
                <text:p>SPCFTY</text:p>
                <draw:g>
                  <svg:desc>Tabelle1.M23:Tabelle1.M23</svg:desc>
                </draw:g>
              </table:table-cell>
              <table:table-cell office:value-type="string">
                <text:p>PRCISON</text:p>
                <draw:g>
                  <svg:desc>Tabelle1.N23:Tabelle1.N23</svg:desc>
                </draw:g>
              </table:table-cell>
              <table:table-cell office:value-type="string">
                <text:p>FMEASR</text:p>
                <draw:g>
                  <svg:desc>Tabelle1.O23:Tabelle1.O23</svg:desc>
                </draw:g>
              </table:table-cell>
              <table:table-cell office:value-type="string">
                <text:p>ACURCY</text:p>
                <draw:g>
                  <svg:desc>Tabelle1.P23:Tabelle1.P23</svg:desc>
                </draw:g>
              </table:table-cell>
              <table:table-cell office:value-type="string">
                <text:p>FALLOUT</text:p>
                <draw:g>
                  <svg:desc>Tabelle1.Q23:Tabelle1.Q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%</text:p>
                <draw:g>
                  <svg:desc>Tabelle1.B24:Tabelle1.B36</svg:desc>
                </draw:g>
              </table:table-cell>
              <table:table-cell office:value-type="float" office:value="0.979699685923">
                <text:p>0.979699685923</text:p>
                <draw:g>
                  <svg:desc>Tabelle1.C24:Tabelle1.C36</svg:desc>
                </draw:g>
              </table:table-cell>
              <table:table-cell office:value-type="float" office:value="0.960207178618">
                <text:p>0.960207178618</text:p>
                <draw:g>
                  <svg:desc>Tabelle1.D24:Tabelle1.D36</svg:desc>
                </draw:g>
              </table:table-cell>
              <table:table-cell office:value-type="float" office:value="0.895603910665">
                <text:p>0.895603910665</text:p>
                <draw:g>
                  <svg:desc>Tabelle1.E24:Tabelle1.E36</svg:desc>
                </draw:g>
              </table:table-cell>
              <table:table-cell office:value-type="float" office:value="0.962950217408">
                <text:p>0.962950217408</text:p>
                <draw:g>
                  <svg:desc>Tabelle1.F24:Tabelle1.F36</svg:desc>
                </draw:g>
              </table:table-cell>
              <table:table-cell office:value-type="float" office:value="0.997635839091">
                <text:p>0.997635839091</text:p>
                <draw:g>
                  <svg:desc>Tabelle1.G24:Tabelle1.G36</svg:desc>
                </draw:g>
              </table:table-cell>
              <table:table-cell office:value-type="float" office:value="0.782223634166">
                <text:p>0.782223634166</text:p>
                <draw:g>
                  <svg:desc>Tabelle1.H24:Tabelle1.H36</svg:desc>
                </draw:g>
              </table:table-cell>
              <table:table-cell office:value-type="float" office:value="0.998703109009">
                <text:p>0.998703109009</text:p>
                <draw:g>
                  <svg:desc>Tabelle1.I24:Tabelle1.I36</svg:desc>
                </draw:g>
              </table:table-cell>
              <table:table-cell office:value-type="float" office:value="0.00137195082344733">
                <text:p>0.00137195082344733</text:p>
                <draw:g>
                  <svg:desc>Tabelle1.J24:Tabelle1.J36</svg:desc>
                </draw:g>
              </table:table-cell>
              <table:table-cell office:value-type="float" office:value="-0.00570221492452">
                <text:p>-0.00570221492452</text:p>
                <draw:g>
                  <svg:desc>Tabelle1.K24:Tabelle1.K36</svg:desc>
                </draw:g>
              </table:table-cell>
              <table:table-cell office:value-type="float" office:value="0.978430767875">
                <text:p>0.978430767875</text:p>
                <draw:g>
                  <svg:desc>Tabelle1.L24:Tabelle1.L36</svg:desc>
                </draw:g>
              </table:table-cell>
              <table:table-cell office:value-type="float" office:value="0.812777053455">
                <text:p>0.812777053455</text:p>
                <draw:g>
                  <svg:desc>Tabelle1.M24:Tabelle1.M36</svg:desc>
                </draw:g>
              </table:table-cell>
              <table:table-cell office:value-type="float" office:value="0.980971899542">
                <text:p>0.980971899542</text:p>
                <draw:g>
                  <svg:desc>Tabelle1.N24:Tabelle1.N36</svg:desc>
                </draw:g>
              </table:table-cell>
              <table:table-cell office:value-type="float" office:value="0.979699685923">
                <text:p>0.979699685923</text:p>
                <draw:g>
                  <svg:desc>Tabelle1.O24:Tabelle1.O36</svg:desc>
                </draw:g>
              </table:table-cell>
              <table:table-cell office:value-type="float" office:value="0.963184">
                <text:p>0.963184</text:p>
                <draw:g>
                  <svg:desc>Tabelle1.P24:Tabelle1.P36</svg:desc>
                </draw:g>
              </table:table-cell>
              <table:table-cell office:value-type="float" office:value="0.187222946545">
                <text:p>0.187222946545</text:p>
                <draw:g>
                  <svg:desc>Tabelle1.Q24:Tabelle1.Q36</svg:desc>
                </draw:g>
              </table:table-cell>
            </table:table-row>
            <table:table-row>
              <table:table-cell office:value-type="string">
                <text:p>10%</text:p>
              </table:table-cell>
              <table:table-cell office:value-type="float" office:value="0.969186595326">
                <text:p>0.969186595326</text:p>
              </table:table-cell>
              <table:table-cell office:value-type="float" office:value="0.940215358988">
                <text:p>0.940215358988</text:p>
              </table:table-cell>
              <table:table-cell office:value-type="float" office:value="0.850835824815">
                <text:p>0.850835824815</text:p>
              </table:table-cell>
              <table:table-cell office:value-type="float" office:value="0.942769550684">
                <text:p>0.942769550684</text:p>
              </table:table-cell>
              <table:table-cell office:value-type="float" office:value="1.03122105471">
                <text:p>1.03122105471</text:p>
              </table:table-cell>
              <table:table-cell office:value-type="float" office:value="0.64511432876">
                <text:p>0.64511432876</text:p>
              </table:table-cell>
              <table:table-cell office:value-type="float" office:value="0.991714612987">
                <text:p>0.991714612987</text:p>
              </table:table-cell>
              <table:table-cell office:value-type="float" office:value="0.00475389046322181">
                <text:p>0.00475389046322181</text:p>
              </table:table-cell>
              <table:table-cell office:value-type="float" office:value="0.0226974141427">
                <text:p>0.0226974141427</text:p>
              </table:table-cell>
              <table:table-cell office:value-type="float" office:value="0.96122249495">
                <text:p>0.96122249495</text:p>
              </table:table-cell>
              <table:table-cell office:value-type="float" office:value="0.740449154681">
                <text:p>0.740449154681</text:p>
              </table:table-cell>
              <table:table-cell office:value-type="float" office:value="0.977283769578">
                <text:p>0.977283769578</text:p>
              </table:table-cell>
              <table:table-cell office:value-type="float" office:value="0.969186595326">
                <text:p>0.969186595326</text:p>
              </table:table-cell>
              <table:table-cell office:value-type="float" office:value="0.943724">
                <text:p>0.943724</text:p>
              </table:table-cell>
              <table:table-cell office:value-type="float" office:value="0.259550845319">
                <text:p>0.259550845319</text:p>
              </table:table-cell>
            </table:table-row>
            <table:table-row>
              <table:table-cell office:value-type="string">
                <text:p>20%</text:p>
              </table:table-cell>
              <table:table-cell office:value-type="float" office:value="0.954477534142">
                <text:p>0.954477534142</text:p>
              </table:table-cell>
              <table:table-cell office:value-type="float" office:value="0.912919200984">
                <text:p>0.912919200984</text:p>
              </table:table-cell>
              <table:table-cell office:value-type="float" office:value="0.760757360529">
                <text:p>0.760757360529</text:p>
              </table:table-cell>
              <table:table-cell office:value-type="float" office:value="0.913642346137">
                <text:p>0.913642346137</text:p>
              </table:table-cell>
              <table:table-cell office:value-type="float" office:value="0.984857751497">
                <text:p>0.984857751497</text:p>
              </table:table-cell>
              <table:table-cell office:value-type="float" office:value="0.424758186652">
                <text:p>0.424758186652</text:p>
              </table:table-cell>
              <table:table-cell office:value-type="float" office:value="0.983432949925">
                <text:p>0.983432949925</text:p>
              </table:table-cell>
              <table:table-cell office:value-type="float" office:value="0.00939554296737303">
                <text:p>0.00939554296737303</text:p>
              </table:table-cell>
              <table:table-cell office:value-type="float" office:value="0.00624040160778">
                <text:p>0.00624040160778</text:p>
              </table:table-cell>
              <table:table-cell office:value-type="float" office:value="0.938922360381">
                <text:p>0.938922360381</text:p>
              </table:table-cell>
              <table:table-cell office:value-type="float" office:value="0.582592360676">
                <text:p>0.582592360676</text:p>
              </table:table-cell>
              <table:table-cell office:value-type="float" office:value="0.970556797201">
                <text:p>0.970556797201</text:p>
              </table:table-cell>
              <table:table-cell office:value-type="float" office:value="0.954477534142">
                <text:p>0.954477534142</text:p>
              </table:table-cell>
              <table:table-cell office:value-type="float" office:value="0.91616">
                <text:p>0.91616</text:p>
              </table:table-cell>
              <table:table-cell office:value-type="float" office:value="0.417407639324">
                <text:p>0.417407639324</text:p>
              </table:table-cell>
            </table:table-row>
            <table:table-row>
              <table:table-cell office:value-type="string">
                <text:p>30%</text:p>
              </table:table-cell>
              <table:table-cell office:value-type="float" office:value="0.9501821655">
                <text:p>0.9501821655</text:p>
              </table:table-cell>
              <table:table-cell office:value-type="float" office:value="0.905092421061">
                <text:p>0.905092421061</text:p>
              </table:table-cell>
              <table:table-cell office:value-type="float" office:value="0.725052883789">
                <text:p>0.725052883789</text:p>
              </table:table-cell>
              <table:table-cell office:value-type="float" office:value="0.910642732281">
                <text:p>0.910642732281</text:p>
              </table:table-cell>
              <table:table-cell office:value-type="float" office:value="1.03873416646">
                <text:p>1.03873416646</text:p>
              </table:table-cell>
              <table:table-cell office:value-type="float" office:value="0.331018667312">
                <text:p>0.331018667312</text:p>
              </table:table-cell>
              <table:table-cell office:value-type="float" office:value="0.97847292152">
                <text:p>0.97847292152</text:p>
              </table:table-cell>
              <table:table-cell office:value-type="float" office:value="0.0113945404883038">
                <text:p>0.0113945404883038</text:p>
              </table:table-cell>
              <table:table-cell office:value-type="float" office:value="0.0218826278536">
                <text:p>0.0218826278536</text:p>
              </table:table-cell>
              <table:table-cell office:value-type="float" office:value="0.930158568987">
                <text:p>0.930158568987</text:p>
              </table:table-cell>
              <table:table-cell office:value-type="float" office:value="0.519947198592">
                <text:p>0.519947198592</text:p>
              </table:table-cell>
              <table:table-cell office:value-type="float" office:value="0.971086827855">
                <text:p>0.971086827855</text:p>
              </table:table-cell>
              <table:table-cell office:value-type="float" office:value="0.9501821655">
                <text:p>0.9501821655</text:p>
              </table:table-cell>
              <table:table-cell office:value-type="float" office:value="0.907784">
                <text:p>0.907784</text:p>
              </table:table-cell>
              <table:table-cell office:value-type="float" office:value="0.480052801408">
                <text:p>0.480052801408</text:p>
              </table:table-cell>
            </table:table-row>
            <table:table-row>
              <table:table-cell office:value-type="string">
                <text:p>40%</text:p>
              </table:table-cell>
              <table:table-cell office:value-type="float" office:value="0.948810604374">
                <text:p>0.948810604374</text:p>
              </table:table-cell>
              <table:table-cell office:value-type="float" office:value="0.902606712284">
                <text:p>0.902606712284</text:p>
              </table:table-cell>
              <table:table-cell office:value-type="float" office:value="0.701826428723">
                <text:p>0.701826428723</text:p>
              </table:table-cell>
              <table:table-cell office:value-type="float" office:value="0.906028273881">
                <text:p>0.906028273881</text:p>
              </table:table-cell>
              <table:table-cell office:value-type="float" office:value="1.03560651341">
                <text:p>1.03560651341</text:p>
              </table:table-cell>
              <table:table-cell office:value-type="float" office:value="0.2213849084">
                <text:p>0.2213849084</text:p>
              </table:table-cell>
              <table:table-cell office:value-type="float" office:value="0.969336027813">
                <text:p>0.969336027813</text:p>
              </table:table-cell>
              <table:table-cell office:value-type="float" office:value="0.0149890203929575">
                <text:p>0.0149890203929575</text:p>
              </table:table-cell>
              <table:table-cell office:value-type="float" office:value="0.0325763013356">
                <text:p>0.0325763013356</text:p>
              </table:table-cell>
              <table:table-cell office:value-type="float" office:value="0.9205819064">
                <text:p>0.9205819064</text:p>
              </table:table-cell>
              <table:table-cell office:value-type="float" office:value="0.483070951046">
                <text:p>0.483070951046</text:p>
              </table:table-cell>
              <table:table-cell office:value-type="float" office:value="0.978825275395">
                <text:p>0.978825275395</text:p>
              </table:table-cell>
              <table:table-cell office:value-type="float" office:value="0.948810604374">
                <text:p>0.948810604374</text:p>
              </table:table-cell>
              <table:table-cell office:value-type="float" office:value="0.904352">
                <text:p>0.904352</text:p>
              </table:table-cell>
              <table:table-cell office:value-type="float" office:value="0.516929048954">
                <text:p>0.516929048954</text:p>
              </table:table-cell>
            </table:table-row>
            <table:table-row>
              <table:table-cell office:value-type="string">
                <text:p>50%</text:p>
              </table:table-cell>
              <table:table-cell office:value-type="float" office:value="0.948357788328">
                <text:p>0.948357788328</text:p>
              </table:table-cell>
              <table:table-cell office:value-type="float" office:value="0.901787487989">
                <text:p>0.901787487989</text:p>
              </table:table-cell>
              <table:table-cell office:value-type="float" office:value="0.686819698438">
                <text:p>0.686819698438</text:p>
              </table:table-cell>
              <table:table-cell office:value-type="float" office:value="0.904198072926">
                <text:p>0.904198072926</text:p>
              </table:table-cell>
              <table:table-cell office:value-type="float" office:value="0.962418023144">
                <text:p>0.962418023144</text:p>
              </table:table-cell>
              <table:table-cell office:value-type="float" office:value="0.164556712205">
                <text:p>0.164556712205</text:p>
              </table:table-cell>
              <table:table-cell office:value-type="float" office:value="0.965275542376">
                <text:p>0.965275542376</text:p>
              </table:table-cell>
              <table:table-cell office:value-type="float" office:value="0.0163878753704505">
                <text:p>0.0163878753704505</text:p>
              </table:table-cell>
              <table:table-cell office:value-type="float" office:value="0.0368418136159">
                <text:p>0.0368418136159</text:p>
              </table:table-cell>
              <table:table-cell office:value-type="float" office:value="0.916531721407">
                <text:p>0.916531721407</text:p>
              </table:table-cell>
              <table:table-cell office:value-type="float" office:value="0.457107675469">
                <text:p>0.457107675469</text:p>
              </table:table-cell>
              <table:table-cell office:value-type="float" office:value="0.98247365306">
                <text:p>0.98247365306</text:p>
              </table:table-cell>
              <table:table-cell office:value-type="float" office:value="0.948357788328">
                <text:p>0.948357788328</text:p>
              </table:table-cell>
              <table:table-cell office:value-type="float" office:value="0.9031">
                <text:p>0.9031</text:p>
              </table:table-cell>
              <table:table-cell office:value-type="float" office:value="0.542892324531">
                <text:p>0.542892324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%</text:p>
              </table:table-cell>
              <table:table-cell office:value-type="float" office:value="0.802523171988">
                <text:p>0.802523171988</text:p>
              </table:table-cell>
              <table:table-cell office:value-type="float" office:value="0.670178456246">
                <text:p>0.670178456246</text:p>
              </table:table-cell>
              <table:table-cell office:value-type="float" office:value="0.895603910665">
                <text:p>0.895603910665</text:p>
              </table:table-cell>
              <table:table-cell office:value-type="float" office:value="0.962950217408">
                <text:p>0.962950217408</text:p>
              </table:table-cell>
              <table:table-cell office:value-type="float" office:value="0.997635839091">
                <text:p>0.997635839091</text:p>
              </table:table-cell>
              <table:table-cell office:value-type="float" office:value="0.782223634166">
                <text:p>0.782223634166</text:p>
              </table:table-cell>
              <table:table-cell office:value-type="float" office:value="0.987384140062">
                <text:p>0.987384140062</text:p>
              </table:table-cell>
              <table:table-cell office:value-type="float" office:value="0.0202720592433343">
                <text:p>0.0202720592433343</text:p>
              </table:table-cell>
              <table:table-cell office:value-type="float" office:value="-0.00570221492452">
                <text:p>-0.00570221492452</text:p>
              </table:table-cell>
              <table:table-cell office:value-type="float" office:value="0.812777053455">
                <text:p>0.812777053455</text:p>
              </table:table-cell>
              <table:table-cell office:value-type="float" office:value="0.978430767875">
                <text:p>0.978430767875</text:p>
              </table:table-cell>
              <table:table-cell office:value-type="float" office:value="0.792524790236">
                <text:p>0.792524790236</text:p>
              </table:table-cell>
              <table:table-cell office:value-type="float" office:value="0.802523171988">
                <text:p>0.802523171988</text:p>
              </table:table-cell>
              <table:table-cell office:value-type="float" office:value="0.963184">
                <text:p>0.963184</text:p>
              </table:table-cell>
              <table:table-cell office:value-type="float" office:value="0.0215692321248">
                <text:p>0.0215692321248</text:p>
              </table:table-cell>
            </table:table-row>
            <table:table-row>
              <table:table-cell office:value-type="string">
                <text:p>10%</text:p>
              </table:table-cell>
              <table:table-cell office:value-type="float" office:value="0.675926565775">
                <text:p>0.675926565775</text:p>
              </table:table-cell>
              <table:table-cell office:value-type="float" office:value="0.510490240423">
                <text:p>0.510490240423</text:p>
              </table:table-cell>
              <table:table-cell office:value-type="float" office:value="0.850835824815">
                <text:p>0.850835824815</text:p>
              </table:table-cell>
              <table:table-cell office:value-type="float" office:value="0.942769550684">
                <text:p>0.942769550684</text:p>
              </table:table-cell>
              <table:table-cell office:value-type="float" office:value="1.03122105471">
                <text:p>1.03122105471</text:p>
              </table:table-cell>
              <table:table-cell office:value-type="float" office:value="0.64511432876">
                <text:p>0.64511432876</text:p>
              </table:table-cell>
              <table:table-cell office:value-type="float" office:value="0.912860203165">
                <text:p>0.912860203165</text:p>
              </table:table-cell>
              <table:table-cell office:value-type="float" office:value="0.0385016718270997">
                <text:p>0.0385016718270997</text:p>
              </table:table-cell>
              <table:table-cell office:value-type="float" office:value="0.0226974141427">
                <text:p>0.0226974141427</text:p>
              </table:table-cell>
              <table:table-cell office:value-type="float" office:value="0.740449154681">
                <text:p>0.740449154681</text:p>
              </table:table-cell>
              <table:table-cell office:value-type="float" office:value="0.96122249495">
                <text:p>0.96122249495</text:p>
              </table:table-cell>
              <table:table-cell office:value-type="float" office:value="0.621747605729">
                <text:p>0.621747605729</text:p>
              </table:table-cell>
              <table:table-cell office:value-type="float" office:value="0.675926565775">
                <text:p>0.675926565775</text:p>
              </table:table-cell>
              <table:table-cell office:value-type="float" office:value="0.943724">
                <text:p>0.943724</text:p>
              </table:table-cell>
              <table:table-cell office:value-type="float" office:value="0.0387775050503">
                <text:p>0.0387775050503</text:p>
              </table:table-cell>
            </table:table-row>
            <table:table-row>
              <table:table-cell office:value-type="string">
                <text:p>20%</text:p>
              </table:table-cell>
              <table:table-cell office:value-type="float" office:value="0.470279013344">
                <text:p>0.470279013344</text:p>
              </table:table-cell>
              <table:table-cell office:value-type="float" office:value="0.307427967222">
                <text:p>0.307427967222</text:p>
              </table:table-cell>
              <table:table-cell office:value-type="float" office:value="0.760757360529">
                <text:p>0.760757360529</text:p>
              </table:table-cell>
              <table:table-cell office:value-type="float" office:value="0.913642346137">
                <text:p>0.913642346137</text:p>
              </table:table-cell>
              <table:table-cell office:value-type="float" office:value="0.984857751497">
                <text:p>0.984857751497</text:p>
              </table:table-cell>
              <table:table-cell office:value-type="float" office:value="0.424758186652">
                <text:p>0.424758186652</text:p>
              </table:table-cell>
              <table:table-cell office:value-type="float" office:value="0.807217953902">
                <text:p>0.807217953902</text:p>
              </table:table-cell>
              <table:table-cell office:value-type="float" office:value="0.0984317196690225">
                <text:p>0.0984317196690225</text:p>
              </table:table-cell>
              <table:table-cell office:value-type="float" office:value="0.00624040160778">
                <text:p>0.00624040160778</text:p>
              </table:table-cell>
              <table:table-cell office:value-type="float" office:value="0.582592360676">
                <text:p>0.582592360676</text:p>
              </table:table-cell>
              <table:table-cell office:value-type="float" office:value="0.938922360381">
                <text:p>0.938922360381</text:p>
              </table:table-cell>
              <table:table-cell office:value-type="float" office:value="0.394270700907">
                <text:p>0.394270700907</text:p>
              </table:table-cell>
              <table:table-cell office:value-type="float" office:value="0.470279013344">
                <text:p>0.470279013344</text:p>
              </table:table-cell>
              <table:table-cell office:value-type="float" office:value="0.91616">
                <text:p>0.91616</text:p>
              </table:table-cell>
              <table:table-cell office:value-type="float" office:value="0.0610776396189">
                <text:p>0.0610776396189</text:p>
              </table:table-cell>
            </table:table-row>
            <table:table-row>
              <table:table-cell office:value-type="string">
                <text:p>30%</text:p>
              </table:table-cell>
              <table:table-cell office:value-type="float" office:value="0.380834720954">
                <text:p>0.380834720954</text:p>
              </table:table-cell>
              <table:table-cell office:value-type="float" office:value="0.235204352442">
                <text:p>0.235204352442</text:p>
              </table:table-cell>
              <table:table-cell office:value-type="float" office:value="0.725052883789">
                <text:p>0.725052883789</text:p>
              </table:table-cell>
              <table:table-cell office:value-type="float" office:value="0.910642732281">
                <text:p>0.910642732281</text:p>
              </table:table-cell>
              <table:table-cell office:value-type="float" office:value="1.03873416646">
                <text:p>1.03873416646</text:p>
              </table:table-cell>
              <table:table-cell office:value-type="float" office:value="0.331018667312">
                <text:p>0.331018667312</text:p>
              </table:table-cell>
              <table:table-cell office:value-type="float" office:value="0.732448837084">
                <text:p>0.732448837084</text:p>
              </table:table-cell>
              <table:table-cell office:value-type="float" office:value="0.123058405430474">
                <text:p>0.123058405430474</text:p>
              </table:table-cell>
              <table:table-cell office:value-type="float" office:value="0.0218826278536">
                <text:p>0.0218826278536</text:p>
              </table:table-cell>
              <table:table-cell office:value-type="float" office:value="0.519947198592">
                <text:p>0.519947198592</text:p>
              </table:table-cell>
              <table:table-cell office:value-type="float" office:value="0.930158568987">
                <text:p>0.930158568987</text:p>
              </table:table-cell>
              <table:table-cell office:value-type="float" office:value="0.300449190609">
                <text:p>0.300449190609</text:p>
              </table:table-cell>
              <table:table-cell office:value-type="float" office:value="0.380834720954">
                <text:p>0.380834720954</text:p>
              </table:table-cell>
              <table:table-cell office:value-type="float" office:value="0.907784">
                <text:p>0.907784</text:p>
              </table:table-cell>
              <table:table-cell office:value-type="float" office:value="0.0698414310132">
                <text:p>0.0698414310132</text:p>
              </table:table-cell>
            </table:table-row>
            <table:table-row>
              <table:table-cell office:value-type="string">
                <text:p>40%</text:p>
              </table:table-cell>
              <table:table-cell office:value-type="float" office:value="0.272572402044">
                <text:p>0.272572402044</text:p>
              </table:table-cell>
              <table:table-cell office:value-type="float" office:value="0.157790927022">
                <text:p>0.157790927022</text:p>
              </table:table-cell>
              <table:table-cell office:value-type="float" office:value="0.701826428723">
                <text:p>0.701826428723</text:p>
              </table:table-cell>
              <table:table-cell office:value-type="float" office:value="0.906028273881">
                <text:p>0.906028273881</text:p>
              </table:table-cell>
              <table:table-cell office:value-type="float" office:value="1.03560651341">
                <text:p>1.03560651341</text:p>
              </table:table-cell>
              <table:table-cell office:value-type="float" office:value="0.2213849084">
                <text:p>0.2213849084</text:p>
              </table:table-cell>
              <table:table-cell office:value-type="float" office:value="0.564249209053">
                <text:p>0.564249209053</text:p>
              </table:table-cell>
              <table:table-cell office:value-type="float" office:value="0.182972782854112">
                <text:p>0.182972782854112</text:p>
              </table:table-cell>
              <table:table-cell office:value-type="float" office:value="0.0325763013356">
                <text:p>0.0325763013356</text:p>
              </table:table-cell>
              <table:table-cell office:value-type="float" office:value="0.483070951046">
                <text:p>0.483070951046</text:p>
              </table:table-cell>
              <table:table-cell office:value-type="float" office:value="0.9205819064">
                <text:p>0.9205819064</text:p>
              </table:table-cell>
              <table:table-cell office:value-type="float" office:value="0.189846597169">
                <text:p>0.189846597169</text:p>
              </table:table-cell>
              <table:table-cell office:value-type="float" office:value="0.272572402044">
                <text:p>0.272572402044</text:p>
              </table:table-cell>
              <table:table-cell office:value-type="float" office:value="0.904352">
                <text:p>0.904352</text:p>
              </table:table-cell>
              <table:table-cell office:value-type="float" office:value="0.0794180936002">
                <text:p>0.0794180936002</text:p>
              </table:table-cell>
            </table:table-row>
            <table:table-row>
              <table:table-cell office:value-type="string">
                <text:p>50%</text:p>
              </table:table-cell>
              <table:table-cell office:value-type="float" office:value="0.216196978031">
                <text:p>0.216196978031</text:p>
              </table:table-cell>
              <table:table-cell office:value-type="float" office:value="0.121200029021">
                <text:p>0.121200029021</text:p>
              </table:table-cell>
              <table:table-cell office:value-type="float" office:value="0.686819698438">
                <text:p>0.686819698438</text:p>
              </table:table-cell>
              <table:table-cell office:value-type="float" office:value="0.904198072926">
                <text:p>0.904198072926</text:p>
              </table:table-cell>
              <table:table-cell office:value-type="float" office:value="0.962418023144">
                <text:p>0.962418023144</text:p>
              </table:table-cell>
              <table:table-cell office:value-type="float" office:value="0.164556712205">
                <text:p>0.164556712205</text:p>
              </table:table-cell>
              <table:table-cell office:value-type="float" office:value="0.472967288964">
                <text:p>0.472967288964</text:p>
              </table:table-cell>
              <table:table-cell office:value-type="float" office:value="0.21798557705097">
                <text:p>0.21798557705097</text:p>
              </table:table-cell>
              <table:table-cell office:value-type="float" office:value="0.0368418136159">
                <text:p>0.0368418136159</text:p>
              </table:table-cell>
              <table:table-cell office:value-type="float" office:value="0.457107675469">
                <text:p>0.457107675469</text:p>
              </table:table-cell>
              <table:table-cell office:value-type="float" office:value="0.916531721407">
                <text:p>0.916531721407</text:p>
              </table:table-cell>
              <table:table-cell office:value-type="float" office:value="0.141579794898">
                <text:p>0.141579794898</text:p>
              </table:table-cell>
              <table:table-cell office:value-type="float" office:value="0.216196978031">
                <text:p>0.216196978031</text:p>
              </table:table-cell>
              <table:table-cell office:value-type="float" office:value="0.9031">
                <text:p>0.9031</text:p>
              </table:table-cell>
              <table:table-cell office:value-type="float" office:value="0.0834682785929">
                <text:p>0.08346827859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.007cm" xlink:href=".." xlink:type="simple" chart:class="chart:line" chart:style-name="ch1">
        <chart:legend chart:legend-position="end" svg:x="12.989cm" svg:y="0.718cm" style:legend-expansion="high" chart:style-name="ch2"/>
        <chart:plot-area chart:style-name="ch3" table:cell-range-address="Tabelle1.B39:Tabelle1.Q48" chart:data-source-has-labels="both" svg:x="0.32cm" svg:y="0.18cm" svg:width="12.349cm" svg:height="8.647cm">
          <chartooo:coordinate-region svg:x="1.047cm" svg:y="0.38cm" svg:width="11.251cm" svg:height="7.8cm"/>
          <chart:axis chart:dimension="x" chart:name="primary-x" chart:style-name="ch4" chartooo:axis-type="auto">
            <chartooo:date-scale/>
            <chart:categories table:cell-range-address="Tabelle1.B40:Tabelle1.B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40:Tabelle1.C48" chart:label-cell-address="Tabelle1.C39:Tabelle1.C39" chart:class="chart:line">
            <chart:data-point chart:repeated="9"/>
          </chart:series>
          <chart:series chart:style-name="ch7" chart:values-cell-range-address="Tabelle1.D40:Tabelle1.D48" chart:label-cell-address="Tabelle1.D39:Tabelle1.D39" chart:class="chart:line">
            <chart:data-point chart:repeated="9"/>
          </chart:series>
          <chart:series chart:style-name="ch8" chart:values-cell-range-address="Tabelle1.E40:Tabelle1.E48" chart:label-cell-address="Tabelle1.E39:Tabelle1.E39" chart:class="chart:line">
            <chart:data-point chart:repeated="9"/>
          </chart:series>
          <chart:series chart:style-name="ch9" chart:values-cell-range-address="Tabelle1.F40:Tabelle1.F48" chart:label-cell-address="Tabelle1.F39:Tabelle1.F39" chart:class="chart:line">
            <chart:data-point chart:repeated="9"/>
          </chart:series>
          <chart:series chart:style-name="ch10" chart:values-cell-range-address="Tabelle1.G40:Tabelle1.G48" chart:label-cell-address="Tabelle1.G39:Tabelle1.G39" chart:class="chart:line">
            <chart:data-point chart:repeated="9"/>
          </chart:series>
          <chart:series chart:style-name="ch11" chart:values-cell-range-address="Tabelle1.H40:Tabelle1.H48" chart:label-cell-address="Tabelle1.H39:Tabelle1.H39" chart:class="chart:line">
            <chart:data-point chart:repeated="9"/>
          </chart:series>
          <chart:series chart:style-name="ch12" chart:values-cell-range-address="Tabelle1.I40:Tabelle1.I48" chart:label-cell-address="Tabelle1.I39:Tabelle1.I39" chart:class="chart:line">
            <chart:data-point chart:repeated="9"/>
          </chart:series>
          <chart:series chart:style-name="ch13" chart:values-cell-range-address="Tabelle1.J40:Tabelle1.J48" chart:label-cell-address="Tabelle1.J39:Tabelle1.J39" chart:class="chart:line">
            <chart:data-point chart:repeated="9"/>
          </chart:series>
          <chart:series chart:style-name="ch14" chart:values-cell-range-address="Tabelle1.K40:Tabelle1.K48" chart:label-cell-address="Tabelle1.K39:Tabelle1.K39" chart:class="chart:line">
            <chart:data-point chart:repeated="9"/>
          </chart:series>
          <chart:series chart:style-name="ch15" chart:values-cell-range-address="Tabelle1.L40:Tabelle1.L48" chart:label-cell-address="Tabelle1.L39:Tabelle1.L39" chart:class="chart:line">
            <chart:data-point chart:repeated="9"/>
          </chart:series>
          <chart:series chart:style-name="ch16" chart:values-cell-range-address="Tabelle1.M40:Tabelle1.M48" chart:label-cell-address="Tabelle1.M39:Tabelle1.M39" chart:class="chart:line">
            <chart:data-point chart:repeated="9"/>
          </chart:series>
          <chart:series chart:style-name="ch17" chart:values-cell-range-address="Tabelle1.N40:Tabelle1.N48" chart:label-cell-address="Tabelle1.N39:Tabelle1.N39" chart:class="chart:line">
            <chart:data-point chart:repeated="9"/>
          </chart:series>
          <chart:series chart:style-name="ch18" chart:values-cell-range-address="Tabelle1.O40:Tabelle1.O48" chart:label-cell-address="Tabelle1.O39:Tabelle1.O39" chart:class="chart:line">
            <chart:data-point chart:repeated="9"/>
          </chart:series>
          <chart:series chart:style-name="ch19" chart:values-cell-range-address="Tabelle1.P40:Tabelle1.P48" chart:label-cell-address="Tabelle1.P39:Tabelle1.P39" chart:class="chart:line">
            <chart:data-point chart:repeated="9"/>
          </chart:series>
          <chart:series chart:style-name="ch20" chart:values-cell-range-address="Tabelle1.Q40:Tabelle1.Q48" chart:label-cell-address="Tabelle1.Q39:Tabelle1.Q39" chart:class="chart:line">
            <chart:data-point chart:repeated="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E</text:p>
                <draw:g>
                  <svg:desc>Tabelle1.C39:Tabelle1.C39</svg:desc>
                </draw:g>
              </table:table-cell>
              <table:table-cell office:value-type="string">
                <text:p>JACRD</text:p>
                <draw:g>
                  <svg:desc>Tabelle1.D39:Tabelle1.D39</svg:desc>
                </draw:g>
              </table:table-cell>
              <table:table-cell office:value-type="string">
                <text:p>AUC</text:p>
                <draw:g>
                  <svg:desc>Tabelle1.E39:Tabelle1.E39</svg:desc>
                </draw:g>
              </table:table-cell>
              <table:table-cell office:value-type="string">
                <text:p>KAPPA</text:p>
                <draw:g>
                  <svg:desc>Tabelle1.F39:Tabelle1.F39</svg:desc>
                </draw:g>
              </table:table-cell>
              <table:table-cell office:value-type="string">
                <text:p>RNDIND</text:p>
                <draw:g>
                  <svg:desc>Tabelle1.G39:Tabelle1.G39</svg:desc>
                </draw:g>
              </table:table-cell>
              <table:table-cell office:value-type="string">
                <text:p>ICCORR</text:p>
                <draw:g>
                  <svg:desc>Tabelle1.H39:Tabelle1.H39</svg:desc>
                </draw:g>
              </table:table-cell>
              <table:table-cell office:value-type="string">
                <text:p>VOLSMTY</text:p>
                <draw:g>
                  <svg:desc>Tabelle1.I39:Tabelle1.I39</svg:desc>
                </draw:g>
              </table:table-cell>
              <table:table-cell office:value-type="string">
                <text:p>MAHLNBS</text:p>
                <draw:g>
                  <svg:desc>Tabelle1.J39:Tabelle1.J39</svg:desc>
                </draw:g>
              </table:table-cell>
              <table:table-cell office:value-type="string">
                <text:p>GCOERR</text:p>
                <draw:g>
                  <svg:desc>Tabelle1.K39:Tabelle1.K39</svg:desc>
                </draw:g>
              </table:table-cell>
              <table:table-cell office:value-type="string">
                <text:p>SNSVTY</text:p>
                <draw:g>
                  <svg:desc>Tabelle1.L39:Tabelle1.L39</svg:desc>
                </draw:g>
              </table:table-cell>
              <table:table-cell office:value-type="string">
                <text:p>SPCFTY</text:p>
                <draw:g>
                  <svg:desc>Tabelle1.M39:Tabelle1.M39</svg:desc>
                </draw:g>
              </table:table-cell>
              <table:table-cell office:value-type="string">
                <text:p>PRCISON</text:p>
                <draw:g>
                  <svg:desc>Tabelle1.N39:Tabelle1.N39</svg:desc>
                </draw:g>
              </table:table-cell>
              <table:table-cell office:value-type="string">
                <text:p>FMEASR</text:p>
                <draw:g>
                  <svg:desc>Tabelle1.O39:Tabelle1.O39</svg:desc>
                </draw:g>
              </table:table-cell>
              <table:table-cell office:value-type="string">
                <text:p>ACURCY</text:p>
                <draw:g>
                  <svg:desc>Tabelle1.P39:Tabelle1.P39</svg:desc>
                </draw:g>
              </table:table-cell>
              <table:table-cell office:value-type="string">
                <text:p>FALLOUT</text:p>
                <draw:g>
                  <svg:desc>Tabelle1.Q39:Tabelle1.Q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x1</text:p>
                <draw:g>
                  <svg:desc>Tabelle1.B40:Tabelle1.B48</svg:desc>
                </draw:g>
              </table:table-cell>
              <table:table-cell office:value-type="float" office:value="0.995013294936">
                <text:p>0.995013294936</text:p>
                <draw:g>
                  <svg:desc>Tabelle1.C40:Tabelle1.C48</svg:desc>
                </draw:g>
              </table:table-cell>
              <table:table-cell office:value-type="float" office:value="0.990076077545">
                <text:p>0.990076077545</text:p>
                <draw:g>
                  <svg:desc>Tabelle1.D40:Tabelle1.D48</svg:desc>
                </draw:g>
              </table:table-cell>
              <table:table-cell office:value-type="float" office:value="0.973585128695">
                <text:p>0.973585128695</text:p>
                <draw:g>
                  <svg:desc>Tabelle1.E40:Tabelle1.E48</svg:desc>
                </draw:g>
              </table:table-cell>
              <table:table-cell office:value-type="float" office:value="0.99092806554">
                <text:p>0.99092806554</text:p>
                <draw:g>
                  <svg:desc>Tabelle1.F40:Tabelle1.F48</svg:desc>
                </draw:g>
              </table:table-cell>
              <table:table-cell office:value-type="float" office:value="0.982099082444">
                <text:p>0.982099082444</text:p>
                <draw:g>
                  <svg:desc>Tabelle1.G40:Tabelle1.G48</svg:desc>
                </draw:g>
              </table:table-cell>
              <table:table-cell office:value-type="float" office:value="0.947170463127">
                <text:p>0.947170463127</text:p>
                <draw:g>
                  <svg:desc>Tabelle1.H40:Tabelle1.H48</svg:desc>
                </draw:g>
              </table:table-cell>
              <table:table-cell office:value-type="float" office:value="1">
                <text:p>1</text:p>
                <draw:g>
                  <svg:desc>Tabelle1.I40:Tabelle1.I48</svg:desc>
                </draw:g>
              </table:table-cell>
              <table:table-cell office:value-type="float" office:value="0.000692280580380473">
                <text:p>0.000692280580380473</text:p>
                <draw:g>
                  <svg:desc>Tabelle1.J40:Tabelle1.J48</svg:desc>
                </draw:g>
              </table:table-cell>
              <table:table-cell office:value-type="float" office:value="0.0178254208824">
                <text:p>0.0178254208824</text:p>
                <draw:g>
                  <svg:desc>Tabelle1.K40:Tabelle1.K48</svg:desc>
                </draw:g>
              </table:table-cell>
              <table:table-cell office:value-type="float" office:value="0.995013294936">
                <text:p>0.995013294936</text:p>
                <draw:g>
                  <svg:desc>Tabelle1.L40:Tabelle1.L48</svg:desc>
                </draw:g>
              </table:table-cell>
              <table:table-cell office:value-type="float" office:value="0.952156962454">
                <text:p>0.952156962454</text:p>
                <draw:g>
                  <svg:desc>Tabelle1.M40:Tabelle1.M48</svg:desc>
                </draw:g>
              </table:table-cell>
              <table:table-cell office:value-type="float" office:value="0.995013294936">
                <text:p>0.995013294936</text:p>
                <draw:g>
                  <svg:desc>Tabelle1.N40:Tabelle1.N48</svg:desc>
                </draw:g>
              </table:table-cell>
              <table:table-cell office:value-type="float" office:value="0.995013294936">
                <text:p>0.995013294936</text:p>
                <draw:g>
                  <svg:desc>Tabelle1.O40:Tabelle1.O48</svg:desc>
                </draw:g>
              </table:table-cell>
              <table:table-cell office:value-type="float" office:value="0.990968">
                <text:p>0.990968</text:p>
                <draw:g>
                  <svg:desc>Tabelle1.P40:Tabelle1.P48</svg:desc>
                </draw:g>
              </table:table-cell>
              <table:table-cell office:value-type="float" office:value="0.0478430375456">
                <text:p>0.0478430375456</text:p>
                <draw:g>
                  <svg:desc>Tabelle1.Q40:Tabelle1.Q48</svg:desc>
                </draw:g>
              </table:table-cell>
            </table:table-row>
            <table:table-row>
              <table:table-cell office:value-type="string">
                <text:p>px5</text:p>
              </table:table-cell>
              <table:table-cell office:value-type="float" office:value="0.975987349907">
                <text:p>0.975987349907</text:p>
              </table:table-cell>
              <table:table-cell office:value-type="float" office:value="0.953100872161">
                <text:p>0.953100872161</text:p>
              </table:table-cell>
              <table:table-cell office:value-type="float" office:value="0.872799193539">
                <text:p>0.872799193539</text:p>
              </table:table-cell>
              <table:table-cell office:value-type="float" office:value="0.956315845038">
                <text:p>0.956315845038</text:p>
              </table:table-cell>
              <table:table-cell office:value-type="float" office:value="1.05423827855">
                <text:p>1.05423827855</text:p>
              </table:table-cell>
              <table:table-cell office:value-type="float" office:value="0.745613426073">
                <text:p>0.745613426073</text:p>
              </table:table-cell>
              <table:table-cell office:value-type="float" office:value="0.999997791534">
                <text:p>0.999997791534</text:p>
              </table:table-cell>
              <table:table-cell office:value-type="float" office:value="0.00345385755310288">
                <text:p>0.00345385755310288</text:p>
              </table:table-cell>
              <table:table-cell office:value-type="float" office:value="0.00556889051717">
                <text:p>0.00556889051717</text:p>
              </table:table-cell>
              <table:table-cell office:value-type="float" office:value="0.975989505347">
                <text:p>0.975989505347</text:p>
              </table:table-cell>
              <table:table-cell office:value-type="float" office:value="0.769608881732">
                <text:p>0.769608881732</text:p>
              </table:table-cell>
              <table:table-cell office:value-type="float" office:value="0.975985194477">
                <text:p>0.975985194477</text:p>
              </table:table-cell>
              <table:table-cell office:value-type="float" office:value="0.975987349907">
                <text:p>0.975987349907</text:p>
              </table:table-cell>
              <table:table-cell office:value-type="float" office:value="0.956508">
                <text:p>0.956508</text:p>
              </table:table-cell>
              <table:table-cell office:value-type="float" office:value="0.230391118268">
                <text:p>0.230391118268</text:p>
              </table:table-cell>
            </table:table-row>
            <table:table-row>
              <table:table-cell office:value-type="string">
                <text:p>px10</text:p>
              </table:table-cell>
              <table:table-cell office:value-type="float" office:value="0.95804807378">
                <text:p>0.95804807378</text:p>
              </table:table-cell>
              <table:table-cell office:value-type="float" office:value="0.91947435354">
                <text:p>0.91947435354</text:p>
              </table:table-cell>
              <table:table-cell office:value-type="float" office:value="0.777778168596">
                <text:p>0.777778168596</text:p>
              </table:table-cell>
              <table:table-cell office:value-type="float" office:value="0.923680041182">
                <text:p>0.923680041182</text:p>
              </table:table-cell>
              <table:table-cell office:value-type="float" office:value="0.997018078056">
                <text:p>0.997018078056</text:p>
              </table:table-cell>
              <table:table-cell office:value-type="float" office:value="0.555557719908">
                <text:p>0.555557719908</text:p>
              </table:table-cell>
              <table:table-cell office:value-type="float" office:value="1">
                <text:p>1</text:p>
              </table:table-cell>
              <table:table-cell office:value-type="float" office:value="0.00692160349008685">
                <text:p>0.00692160349008685</text:p>
              </table:table-cell>
              <table:table-cell office:value-type="float" office:value="0.0592005522826">
                <text:p>0.0592005522826</text:p>
              </table:table-cell>
              <table:table-cell office:value-type="float" office:value="0.95804807378">
                <text:p>0.95804807378</text:p>
              </table:table-cell>
              <table:table-cell office:value-type="float" office:value="0.597508263412">
                <text:p>0.597508263412</text:p>
              </table:table-cell>
              <table:table-cell office:value-type="float" office:value="0.95804807378">
                <text:p>0.95804807378</text:p>
              </table:table-cell>
              <table:table-cell office:value-type="float" office:value="0.95804807378">
                <text:p>0.95804807378</text:p>
              </table:table-cell>
              <table:table-cell office:value-type="float" office:value="0.924016">
                <text:p>0.924016</text:p>
              </table:table-cell>
              <table:table-cell office:value-type="float" office:value="0.402491736588">
                <text:p>0.402491736588</text:p>
              </table:table-cell>
            </table:table-row>
            <table:table-row>
              <table:table-cell office:value-type="string">
                <text:p>px15</text:p>
              </table:table-cell>
              <table:table-cell office:value-type="float" office:value="0.946842342382">
                <text:p>0.946842342382</text:p>
              </table:table-cell>
              <table:table-cell office:value-type="float" office:value="0.899050902335">
                <text:p>0.899050902335</text:p>
              </table:table-cell>
              <table:table-cell office:value-type="float" office:value="0.718420747426">
                <text:p>0.718420747426</text:p>
              </table:table-cell>
              <table:table-cell office:value-type="float" office:value="0.903294303604">
                <text:p>0.903294303604</text:p>
              </table:table-cell>
              <table:table-cell office:value-type="float" office:value="0.963418483946">
                <text:p>0.963418483946</text:p>
              </table:table-cell>
              <table:table-cell office:value-type="float" office:value="0.436843113194">
                <text:p>0.436843113194</text:p>
              </table:table-cell>
              <table:table-cell office:value-type="float" office:value="1">
                <text:p>1</text:p>
              </table:table-cell>
              <table:table-cell office:value-type="float" office:value="0.0103823271288288">
                <text:p>0.0103823271288288</text:p>
              </table:table-cell>
              <table:table-cell office:value-type="float" office:value="0.0895674054822">
                <text:p>0.0895674054822</text:p>
              </table:table-cell>
              <table:table-cell office:value-type="float" office:value="0.946842342382">
                <text:p>0.946842342382</text:p>
              </table:table-cell>
              <table:table-cell office:value-type="float" office:value="0.489999152471">
                <text:p>0.489999152471</text:p>
              </table:table-cell>
              <table:table-cell office:value-type="float" office:value="0.946842342382">
                <text:p>0.946842342382</text:p>
              </table:table-cell>
              <table:table-cell office:value-type="float" office:value="0.946842342382">
                <text:p>0.946842342382</text:p>
              </table:table-cell>
              <table:table-cell office:value-type="float" office:value="0.90372">
                <text:p>0.90372</text:p>
              </table:table-cell>
              <table:table-cell office:value-type="float" office:value="0.510000847529">
                <text:p>0.510000847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x1</text:p>
              </table:table-cell>
              <table:table-cell office:value-type="float" office:value="0.952156962454">
                <text:p>0.952156962454</text:p>
              </table:table-cell>
              <table:table-cell office:value-type="float" office:value="0.908682816355">
                <text:p>0.908682816355</text:p>
              </table:table-cell>
              <table:table-cell office:value-type="float" office:value="0.973585128695">
                <text:p>0.973585128695</text:p>
              </table:table-cell>
              <table:table-cell office:value-type="float" office:value="0.99092806554">
                <text:p>0.99092806554</text:p>
              </table:table-cell>
              <table:table-cell office:value-type="float" office:value="0.982099082444">
                <text:p>0.982099082444</text:p>
              </table:table-cell>
              <table:table-cell office:value-type="float" office:value="0.947170463127">
                <text:p>0.947170463127</text:p>
              </table:table-cell>
              <table:table-cell office:value-type="float" office:value="1">
                <text:p>1</text:p>
              </table:table-cell>
              <table:table-cell office:value-type="float" office:value="0.0181091718141595">
                <text:p>0.0181091718141595</text:p>
              </table:table-cell>
              <table:table-cell office:value-type="float" office:value="0.0178254208824">
                <text:p>0.0178254208824</text:p>
              </table:table-cell>
              <table:table-cell office:value-type="float" office:value="0.952156962454">
                <text:p>0.952156962454</text:p>
              </table:table-cell>
              <table:table-cell office:value-type="float" office:value="0.995013294936">
                <text:p>0.995013294936</text:p>
              </table:table-cell>
              <table:table-cell office:value-type="float" office:value="0.952156962454">
                <text:p>0.952156962454</text:p>
              </table:table-cell>
              <table:table-cell office:value-type="float" office:value="0.952156962454">
                <text:p>0.952156962454</text:p>
              </table:table-cell>
              <table:table-cell office:value-type="float" office:value="0.990968">
                <text:p>0.990968</text:p>
              </table:table-cell>
              <table:table-cell office:value-type="float" office:value="0.00498670506444">
                <text:p>0.00498670506444</text:p>
              </table:table-cell>
            </table:table-row>
            <table:table-row>
              <table:table-cell office:value-type="string">
                <text:p>px5</text:p>
              </table:table-cell>
              <table:table-cell office:value-type="float" office:value="0.769625188042">
                <text:p>0.769625188042</text:p>
              </table:table-cell>
              <table:table-cell office:value-type="float" office:value="0.625520923024">
                <text:p>0.625520923024</text:p>
              </table:table-cell>
              <table:table-cell office:value-type="float" office:value="0.872799193539">
                <text:p>0.872799193539</text:p>
              </table:table-cell>
              <table:table-cell office:value-type="float" office:value="0.956315845038">
                <text:p>0.956315845038</text:p>
              </table:table-cell>
              <table:table-cell office:value-type="float" office:value="1.05423827855">
                <text:p>1.05423827855</text:p>
              </table:table-cell>
              <table:table-cell office:value-type="float" office:value="0.745613426073">
                <text:p>0.745613426073</text:p>
              </table:table-cell>
              <table:table-cell office:value-type="float" office:value="0.999978812213">
                <text:p>0.999978812213</text:p>
              </table:table-cell>
              <table:table-cell office:value-type="float" office:value="0.0903456460220151">
                <text:p>0.0903456460220151</text:p>
              </table:table-cell>
              <table:table-cell office:value-type="float" office:value="0.00556889051717">
                <text:p>0.00556889051717</text:p>
              </table:table-cell>
              <table:table-cell office:value-type="float" office:value="0.769608881732">
                <text:p>0.769608881732</text:p>
              </table:table-cell>
              <table:table-cell office:value-type="float" office:value="0.975989505347">
                <text:p>0.975989505347</text:p>
              </table:table-cell>
              <table:table-cell office:value-type="float" office:value="0.769641495042">
                <text:p>0.769641495042</text:p>
              </table:table-cell>
              <table:table-cell office:value-type="float" office:value="0.769625188042">
                <text:p>0.769625188042</text:p>
              </table:table-cell>
              <table:table-cell office:value-type="float" office:value="0.956508">
                <text:p>0.956508</text:p>
              </table:table-cell>
              <table:table-cell office:value-type="float" office:value="0.0240104946533">
                <text:p>0.0240104946533</text:p>
              </table:table-cell>
            </table:table-row>
            <table:table-row>
              <table:table-cell office:value-type="string">
                <text:p>px10</text:p>
              </table:table-cell>
              <table:table-cell office:value-type="float" office:value="0.597508263412">
                <text:p>0.597508263412</text:p>
              </table:table-cell>
              <table:table-cell office:value-type="float" office:value="0.426033357505">
                <text:p>0.426033357505</text:p>
              </table:table-cell>
              <table:table-cell office:value-type="float" office:value="0.777778168596">
                <text:p>0.777778168596</text:p>
              </table:table-cell>
              <table:table-cell office:value-type="float" office:value="0.923680041182">
                <text:p>0.923680041182</text:p>
              </table:table-cell>
              <table:table-cell office:value-type="float" office:value="0.997018078056">
                <text:p>0.997018078056</text:p>
              </table:table-cell>
              <table:table-cell office:value-type="float" office:value="0.555557719908">
                <text:p>0.555557719908</text:p>
              </table:table-cell>
              <table:table-cell office:value-type="float" office:value="1">
                <text:p>1</text:p>
              </table:table-cell>
              <table:table-cell office:value-type="float" office:value="0.181091718141595">
                <text:p>0.181091718141595</text:p>
              </table:table-cell>
              <table:table-cell office:value-type="float" office:value="0.0592005522826">
                <text:p>0.0592005522826</text:p>
              </table:table-cell>
              <table:table-cell office:value-type="float" office:value="0.597508263412">
                <text:p>0.597508263412</text:p>
              </table:table-cell>
              <table:table-cell office:value-type="float" office:value="0.95804807378">
                <text:p>0.95804807378</text:p>
              </table:table-cell>
              <table:table-cell office:value-type="float" office:value="0.597508263412">
                <text:p>0.597508263412</text:p>
              </table:table-cell>
              <table:table-cell office:value-type="float" office:value="0.597508263412">
                <text:p>0.597508263412</text:p>
              </table:table-cell>
              <table:table-cell office:value-type="float" office:value="0.924016">
                <text:p>0.924016</text:p>
              </table:table-cell>
              <table:table-cell office:value-type="float" office:value="0.0419519262197">
                <text:p>0.0419519262197</text:p>
              </table:table-cell>
            </table:table-row>
            <table:table-row>
              <table:table-cell office:value-type="string">
                <text:p>px15</text:p>
              </table:table-cell>
              <table:table-cell office:value-type="float" office:value="0.489999152471">
                <text:p>0.489999152471</text:p>
              </table:table-cell>
              <table:table-cell office:value-type="float" office:value="0.324502567844">
                <text:p>0.324502567844</text:p>
              </table:table-cell>
              <table:table-cell office:value-type="float" office:value="0.718420747426">
                <text:p>0.718420747426</text:p>
              </table:table-cell>
              <table:table-cell office:value-type="float" office:value="0.903294303604">
                <text:p>0.903294303604</text:p>
              </table:table-cell>
              <table:table-cell office:value-type="float" office:value="0.963418483946">
                <text:p>0.963418483946</text:p>
              </table:table-cell>
              <table:table-cell office:value-type="float" office:value="0.436843113194">
                <text:p>0.436843113194</text:p>
              </table:table-cell>
              <table:table-cell office:value-type="float" office:value="1">
                <text:p>1</text:p>
              </table:table-cell>
              <table:table-cell office:value-type="float" office:value="0.271637577212393">
                <text:p>0.271637577212393</text:p>
              </table:table-cell>
              <table:table-cell office:value-type="float" office:value="0.0895674054822">
                <text:p>0.0895674054822</text:p>
              </table:table-cell>
              <table:table-cell office:value-type="float" office:value="0.489999152471">
                <text:p>0.489999152471</text:p>
              </table:table-cell>
              <table:table-cell office:value-type="float" office:value="0.946842342382">
                <text:p>0.946842342382</text:p>
              </table:table-cell>
              <table:table-cell office:value-type="float" office:value="0.489999152471">
                <text:p>0.489999152471</text:p>
              </table:table-cell>
              <table:table-cell office:value-type="float" office:value="0.489999152471">
                <text:p>0.489999152471</text:p>
              </table:table-cell>
              <table:table-cell office:value-type="float" office:value="0.90372">
                <text:p>0.90372</text:p>
              </table:table-cell>
              <table:table-cell office:value-type="float" office:value="0.0531576576179">
                <text:p>0.05315765761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0.715cm" style:legend-expansion="high" chart:style-name="ch2"/>
        <chart:plot-area chart:style-name="ch3" table:cell-range-address="Tabelle1.B51:Tabelle1.Q64" chart:data-source-has-labels="both" svg:x="0.32cm" svg:y="0.18cm" svg:width="12.349cm" svg:height="8.64cm">
          <chartooo:coordinate-region svg:x="1.153cm" svg:y="0.38cm" svg:width="11.091cm" svg:height="8.241cm"/>
          <chart:axis chart:dimension="x" chart:name="primary-x" chart:style-name="ch4" chartooo:axis-type="auto">
            <chartooo:date-scale/>
            <chart:categories table:cell-range-address="Tabelle1.B52:Tabelle1.B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52:Tabelle1.C64" chart:label-cell-address="Tabelle1.C51:Tabelle1.C51" chart:class="chart:line">
            <chart:data-point chart:repeated="13"/>
          </chart:series>
          <chart:series chart:style-name="ch7" chart:values-cell-range-address="Tabelle1.D52:Tabelle1.D64" chart:label-cell-address="Tabelle1.D51:Tabelle1.D51" chart:class="chart:line">
            <chart:data-point chart:repeated="13"/>
          </chart:series>
          <chart:series chart:style-name="ch8" chart:values-cell-range-address="Tabelle1.E52:Tabelle1.E64" chart:label-cell-address="Tabelle1.E51:Tabelle1.E51" chart:class="chart:line">
            <chart:data-point chart:repeated="13"/>
          </chart:series>
          <chart:series chart:style-name="ch9" chart:values-cell-range-address="Tabelle1.F52:Tabelle1.F64" chart:label-cell-address="Tabelle1.F51:Tabelle1.F51" chart:class="chart:line">
            <chart:data-point chart:repeated="13"/>
          </chart:series>
          <chart:series chart:style-name="ch10" chart:values-cell-range-address="Tabelle1.G52:Tabelle1.G64" chart:label-cell-address="Tabelle1.G51:Tabelle1.G51" chart:class="chart:line">
            <chart:data-point chart:repeated="13"/>
          </chart:series>
          <chart:series chart:style-name="ch11" chart:values-cell-range-address="Tabelle1.H52:Tabelle1.H64" chart:label-cell-address="Tabelle1.H51:Tabelle1.H51" chart:class="chart:line">
            <chart:data-point chart:repeated="13"/>
          </chart:series>
          <chart:series chart:style-name="ch12" chart:values-cell-range-address="Tabelle1.I52:Tabelle1.I64" chart:label-cell-address="Tabelle1.I51:Tabelle1.I51" chart:class="chart:line">
            <chart:data-point chart:repeated="13"/>
          </chart:series>
          <chart:series chart:style-name="ch13" chart:values-cell-range-address="Tabelle1.J52:Tabelle1.J64" chart:label-cell-address="Tabelle1.J51:Tabelle1.J51" chart:class="chart:line">
            <chart:data-point chart:repeated="13"/>
          </chart:series>
          <chart:series chart:style-name="ch14" chart:values-cell-range-address="Tabelle1.K52:Tabelle1.K64" chart:label-cell-address="Tabelle1.K51:Tabelle1.K51" chart:class="chart:line">
            <chart:data-point chart:repeated="13"/>
          </chart:series>
          <chart:series chart:style-name="ch15" chart:values-cell-range-address="Tabelle1.L52:Tabelle1.L64" chart:label-cell-address="Tabelle1.L51:Tabelle1.L51" chart:class="chart:line">
            <chart:data-point chart:repeated="13"/>
          </chart:series>
          <chart:series chart:style-name="ch16" chart:values-cell-range-address="Tabelle1.M52:Tabelle1.M64" chart:label-cell-address="Tabelle1.M51:Tabelle1.M51" chart:class="chart:line">
            <chart:data-point chart:repeated="13"/>
          </chart:series>
          <chart:series chart:style-name="ch17" chart:values-cell-range-address="Tabelle1.N52:Tabelle1.N64" chart:label-cell-address="Tabelle1.N51:Tabelle1.N51" chart:class="chart:line">
            <chart:data-point chart:repeated="13"/>
          </chart:series>
          <chart:series chart:style-name="ch18" chart:values-cell-range-address="Tabelle1.O52:Tabelle1.O64" chart:label-cell-address="Tabelle1.O51:Tabelle1.O51" chart:class="chart:line">
            <chart:data-point chart:repeated="13"/>
          </chart:series>
          <chart:series chart:style-name="ch19" chart:values-cell-range-address="Tabelle1.P52:Tabelle1.P64" chart:label-cell-address="Tabelle1.P51:Tabelle1.P51" chart:class="chart:line">
            <chart:data-point chart:repeated="13"/>
          </chart:series>
          <chart:series chart:style-name="ch20" chart:values-cell-range-address="Tabelle1.Q52:Tabelle1.Q64" chart:label-cell-address="Tabelle1.Q51:Tabelle1.Q51" chart:class="chart:line">
            <chart:data-point chart:repeated="1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E</text:p>
                <draw:g>
                  <svg:desc>Tabelle1.C51:Tabelle1.C51</svg:desc>
                </draw:g>
              </table:table-cell>
              <table:table-cell office:value-type="string">
                <text:p>JACRD</text:p>
                <draw:g>
                  <svg:desc>Tabelle1.D51:Tabelle1.D51</svg:desc>
                </draw:g>
              </table:table-cell>
              <table:table-cell office:value-type="string">
                <text:p>AUC</text:p>
                <draw:g>
                  <svg:desc>Tabelle1.E51:Tabelle1.E51</svg:desc>
                </draw:g>
              </table:table-cell>
              <table:table-cell office:value-type="string">
                <text:p>KAPPA</text:p>
                <draw:g>
                  <svg:desc>Tabelle1.F51:Tabelle1.F51</svg:desc>
                </draw:g>
              </table:table-cell>
              <table:table-cell office:value-type="string">
                <text:p>RNDIND</text:p>
                <draw:g>
                  <svg:desc>Tabelle1.G51:Tabelle1.G51</svg:desc>
                </draw:g>
              </table:table-cell>
              <table:table-cell office:value-type="string">
                <text:p>ICCORR</text:p>
                <draw:g>
                  <svg:desc>Tabelle1.H51:Tabelle1.H51</svg:desc>
                </draw:g>
              </table:table-cell>
              <table:table-cell office:value-type="string">
                <text:p>VOLSMTY</text:p>
                <draw:g>
                  <svg:desc>Tabelle1.I51:Tabelle1.I51</svg:desc>
                </draw:g>
              </table:table-cell>
              <table:table-cell office:value-type="string">
                <text:p>MAHLNBS</text:p>
                <draw:g>
                  <svg:desc>Tabelle1.J51:Tabelle1.J51</svg:desc>
                </draw:g>
              </table:table-cell>
              <table:table-cell office:value-type="string">
                <text:p>GCOERR</text:p>
                <draw:g>
                  <svg:desc>Tabelle1.K51:Tabelle1.K51</svg:desc>
                </draw:g>
              </table:table-cell>
              <table:table-cell office:value-type="string">
                <text:p>SNSVTY</text:p>
                <draw:g>
                  <svg:desc>Tabelle1.L51:Tabelle1.L51</svg:desc>
                </draw:g>
              </table:table-cell>
              <table:table-cell office:value-type="string">
                <text:p>SPCFTY</text:p>
                <draw:g>
                  <svg:desc>Tabelle1.M51:Tabelle1.M51</svg:desc>
                </draw:g>
              </table:table-cell>
              <table:table-cell office:value-type="string">
                <text:p>PRCISON</text:p>
                <draw:g>
                  <svg:desc>Tabelle1.N51:Tabelle1.N51</svg:desc>
                </draw:g>
              </table:table-cell>
              <table:table-cell office:value-type="string">
                <text:p>FMEASR</text:p>
                <draw:g>
                  <svg:desc>Tabelle1.O51:Tabelle1.O51</svg:desc>
                </draw:g>
              </table:table-cell>
              <table:table-cell office:value-type="string">
                <text:p>ACURCY</text:p>
                <draw:g>
                  <svg:desc>Tabelle1.P51:Tabelle1.P51</svg:desc>
                </draw:g>
              </table:table-cell>
              <table:table-cell office:value-type="string">
                <text:p>FALLOUT</text:p>
                <draw:g>
                  <svg:desc>Tabelle1.Q51:Tabelle1.Q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 px</text:p>
                <draw:g>
                  <svg:desc>Tabelle1.B52:Tabelle1.B64</svg:desc>
                </draw:g>
              </table:table-cell>
              <table:table-cell office:value-type="float" office:value="0.996218946884">
                <text:p>0.996218946884</text:p>
                <draw:g>
                  <svg:desc>Tabelle1.C52:Tabelle1.C64</svg:desc>
                </draw:g>
              </table:table-cell>
              <table:table-cell office:value-type="float" office:value="0.992466378789">
                <text:p>0.992466378789</text:p>
                <draw:g>
                  <svg:desc>Tabelle1.D52:Tabelle1.D64</svg:desc>
                </draw:g>
              </table:table-cell>
              <table:table-cell office:value-type="float" office:value="0.971075200099">
                <text:p>0.971075200099</text:p>
                <draw:g>
                  <svg:desc>Tabelle1.E52:Tabelle1.E64</svg:desc>
                </draw:g>
              </table:table-cell>
              <table:table-cell office:value-type="float" office:value="0.99316181818">
                <text:p>0.99316181818</text:p>
                <draw:g>
                  <svg:desc>Tabelle1.F52:Tabelle1.F64</svg:desc>
                </draw:g>
              </table:table-cell>
              <table:table-cell office:value-type="float" office:value="0.986429298165">
                <text:p>0.986429298165</text:p>
                <draw:g>
                  <svg:desc>Tabelle1.G52:Tabelle1.G64</svg:desc>
                </draw:g>
              </table:table-cell>
              <table:table-cell office:value-type="float" office:value="0.960837735756">
                <text:p>0.960837735756</text:p>
                <draw:g>
                  <svg:desc>Tabelle1.H52:Tabelle1.H64</svg:desc>
                </draw:g>
              </table:table-cell>
              <table:table-cell office:value-type="float" office:value="0.997613597623">
                <text:p>0.997613597623</text:p>
                <draw:g>
                  <svg:desc>Tabelle1.I52:Tabelle1.I64</svg:desc>
                </draw:g>
              </table:table-cell>
              <table:table-cell office:value-type="float" office:value="0.0013677458425686">
                <text:p>0.0013677458425686</text:p>
                <draw:g>
                  <svg:desc>Tabelle1.J52:Tabelle1.J64</svg:desc>
                </draw:g>
              </table:table-cell>
              <table:table-cell office:value-type="float" office:value="0.0133476901494">
                <text:p>0.0133476901494</text:p>
                <draw:g>
                  <svg:desc>Tabelle1.K52:Tabelle1.K64</svg:desc>
                </draw:g>
              </table:table-cell>
              <table:table-cell office:value-type="float" office:value="0.998602013101">
                <text:p>0.998602013101</text:p>
                <draw:g>
                  <svg:desc>Tabelle1.L52:Tabelle1.L64</svg:desc>
                </draw:g>
              </table:table-cell>
              <table:table-cell office:value-type="float" office:value="0.943548387097">
                <text:p>0.943548387097</text:p>
                <draw:g>
                  <svg:desc>Tabelle1.M52:Tabelle1.M64</svg:desc>
                </draw:g>
              </table:table-cell>
              <table:table-cell office:value-type="float" office:value="0.993847227498">
                <text:p>0.993847227498</text:p>
                <draw:g>
                  <svg:desc>Tabelle1.N52:Tabelle1.N64</svg:desc>
                </draw:g>
              </table:table-cell>
              <table:table-cell office:value-type="float" office:value="0.996218946884">
                <text:p>0.996218946884</text:p>
                <draw:g>
                  <svg:desc>Tabelle1.O52:Tabelle1.O64</svg:desc>
                </draw:g>
              </table:table-cell>
              <table:table-cell office:value-type="float" office:value="0.993168">
                <text:p>0.993168</text:p>
                <draw:g>
                  <svg:desc>Tabelle1.P52:Tabelle1.P64</svg:desc>
                </draw:g>
              </table:table-cell>
              <table:table-cell office:value-type="float" office:value="0.0564516129032">
                <text:p>0.0564516129032</text:p>
                <draw:g>
                  <svg:desc>Tabelle1.Q52:Tabelle1.Q64</svg:desc>
                </draw:g>
              </table:table-cell>
            </table:table-row>
            <table:table-row>
              <table:table-cell office:value-type="string">
                <text:p>10 px</text:p>
              </table:table-cell>
              <table:table-cell office:value-type="float" office:value="0.992778483459">
                <text:p>0.992778483459</text:p>
              </table:table-cell>
              <table:table-cell office:value-type="float" office:value="0.985660519713">
                <text:p>0.985660519713</text:p>
              </table:table-cell>
              <table:table-cell office:value-type="float" office:value="0.960727645894">
                <text:p>0.960727645894</text:p>
              </table:table-cell>
              <table:table-cell office:value-type="float" office:value="0.986871704867">
                <text:p>0.986871704867</text:p>
              </table:table-cell>
              <table:table-cell office:value-type="float" office:value="0.974189860311">
                <text:p>0.974189860311</text:p>
              </table:table-cell>
              <table:table-cell office:value-type="float" office:value="0.923703235537">
                <text:p>0.923703235537</text:p>
              </table:table-cell>
              <table:table-cell office:value-type="float" office:value="0.999715027337">
                <text:p>0.999715027337</text:p>
              </table:table-cell>
              <table:table-cell office:value-type="float" office:value="0.000426355817403883">
                <text:p>0.000426355817403883</text:p>
              </table:table-cell>
              <table:table-cell office:value-type="float" office:value="0.0256217904399">
                <text:p>0.0256217904399</text:p>
              </table:table-cell>
              <table:table-cell office:value-type="float" office:value="0.993061478833">
                <text:p>0.993061478833</text:p>
              </table:table-cell>
              <table:table-cell office:value-type="float" office:value="0.928393812956">
                <text:p>0.928393812956</text:p>
              </table:table-cell>
              <table:table-cell office:value-type="float" office:value="0.992495649332">
                <text:p>0.992495649332</text:p>
              </table:table-cell>
              <table:table-cell office:value-type="float" office:value="0.992778483459">
                <text:p>0.992778483459</text:p>
              </table:table-cell>
              <table:table-cell office:value-type="float" office:value="0.986924">
                <text:p>0.986924</text:p>
              </table:table-cell>
              <table:table-cell office:value-type="float" office:value="0.0716061870443">
                <text:p>0.0716061870443</text:p>
              </table:table-cell>
            </table:table-row>
            <table:table-row>
              <table:table-cell office:value-type="string">
                <text:p>15 px</text:p>
              </table:table-cell>
              <table:table-cell office:value-type="float" office:value="0.989437422651">
                <text:p>0.989437422651</text:p>
              </table:table-cell>
              <table:table-cell office:value-type="float" office:value="0.979095649126">
                <text:p>0.979095649126</text:p>
              </table:table-cell>
              <table:table-cell office:value-type="float" office:value="0.936399392697">
                <text:p>0.936399392697</text:p>
              </table:table-cell>
              <table:table-cell office:value-type="float" office:value="0.980901027262">
                <text:p>0.980901027262</text:p>
              </table:table-cell>
              <table:table-cell office:value-type="float" office:value="0.962560248353">
                <text:p>0.962560248353</text:p>
              </table:table-cell>
              <table:table-cell office:value-type="float" office:value="0.890681859125">
                <text:p>0.890681859125</text:p>
              </table:table-cell>
              <table:table-cell office:value-type="float" office:value="0.997531487373">
                <text:p>0.997531487373</text:p>
              </table:table-cell>
              <table:table-cell office:value-type="float" office:value="0.00169068552308474">
                <text:p>0.00169068552308474</text:p>
              </table:table-cell>
              <table:table-cell office:value-type="float" office:value="0.036706776163">
                <text:p>0.036706776163</text:p>
              </table:table-cell>
              <table:table-cell office:value-type="float" office:value="0.991885905534">
                <text:p>0.991885905534</text:p>
              </table:table-cell>
              <table:table-cell office:value-type="float" office:value="0.880912879861">
                <text:p>0.880912879861</text:p>
              </table:table-cell>
              <table:table-cell office:value-type="float" office:value="0.987000998224">
                <text:p>0.987000998224</text:p>
              </table:table-cell>
              <table:table-cell office:value-type="float" office:value="0.989437422651">
                <text:p>0.989437422651</text:p>
              </table:table-cell>
              <table:table-cell office:value-type="float" office:value="0.980916">
                <text:p>0.980916</text:p>
              </table:table-cell>
              <table:table-cell office:value-type="float" office:value="0.119087120139">
                <text:p>0.119087120139</text:p>
              </table:table-cell>
            </table:table-row>
            <table:table-row>
              <table:table-cell office:value-type="string">
                <text:p>20 px</text:p>
              </table:table-cell>
              <table:table-cell office:value-type="float" office:value="0.986274318808">
                <text:p>0.986274318808</text:p>
              </table:table-cell>
              <table:table-cell office:value-type="float" office:value="0.972920324607">
                <text:p>0.972920324607</text:p>
              </table:table-cell>
              <table:table-cell office:value-type="float" office:value="0.920472494583">
                <text:p>0.920472494583</text:p>
              </table:table-cell>
              <table:table-cell office:value-type="float" office:value="0.975179011184">
                <text:p>0.975179011184</text:p>
              </table:table-cell>
              <table:table-cell office:value-type="float" office:value="0.95162988652">
                <text:p>0.95162988652</text:p>
              </table:table-cell>
              <table:table-cell office:value-type="float" office:value="0.857889192923">
                <text:p>0.857889192923</text:p>
              </table:table-cell>
              <table:table-cell office:value-type="float" office:value="0.997573653776">
                <text:p>0.997573653776</text:p>
              </table:table-cell>
              <table:table-cell office:value-type="float" office:value="0.00170416339676291">
                <text:p>0.00170416339676291</text:p>
              </table:table-cell>
              <table:table-cell office:value-type="float" office:value="0.0473287260509">
                <text:p>0.0473287260509</text:p>
              </table:table-cell>
              <table:table-cell office:value-type="float" office:value="0.98867318225">
                <text:p>0.98867318225</text:p>
              </table:table-cell>
              <table:table-cell office:value-type="float" office:value="0.852271806917">
                <text:p>0.852271806917</text:p>
              </table:table-cell>
              <table:table-cell office:value-type="float" office:value="0.983887068135">
                <text:p>0.983887068135</text:p>
              </table:table-cell>
              <table:table-cell office:value-type="float" office:value="0.986274318808">
                <text:p>0.986274318808</text:p>
              </table:table-cell>
              <table:table-cell office:value-type="float" office:value="0.9752">
                <text:p>0.9752</text:p>
              </table:table-cell>
              <table:table-cell office:value-type="float" office:value="0.147728193083">
                <text:p>0.147728193083</text:p>
              </table:table-cell>
            </table:table-row>
            <table:table-row>
              <table:table-cell office:value-type="string">
                <text:p>30 px</text:p>
              </table:table-cell>
              <table:table-cell office:value-type="float" office:value="0.980523505503">
                <text:p>0.980523505503</text:p>
              </table:table-cell>
              <table:table-cell office:value-type="float" office:value="0.961791184786">
                <text:p>0.961791184786</text:p>
              </table:table-cell>
              <table:table-cell office:value-type="float" office:value="0.891367812211">
                <text:p>0.891367812211</text:p>
              </table:table-cell>
              <table:table-cell office:value-type="float" office:value="0.964776385913">
                <text:p>0.964776385913</text:p>
              </table:table-cell>
              <table:table-cell office:value-type="float" office:value="1.00087238371">
                <text:p>1.00087238371</text:p>
              </table:table-cell>
              <table:table-cell office:value-type="float" office:value="0.798280465985">
                <text:p>0.798280465985</text:p>
              </table:table-cell>
              <table:table-cell office:value-type="float" office:value="0.997609159575">
                <text:p>0.997609159575</text:p>
              </table:table-cell>
              <table:table-cell office:value-type="float" office:value="0.00196079131647475">
                <text:p>0.00196079131647475</text:p>
              </table:table-cell>
              <table:table-cell office:value-type="float" office:value="-0.0084533862903">
                <text:p>-0.0084533862903</text:p>
              </table:table-cell>
              <table:table-cell office:value-type="float" office:value="0.982873398958">
                <text:p>0.982873398958</text:p>
              </table:table-cell>
              <table:table-cell office:value-type="float" office:value="0.799862225464">
                <text:p>0.799862225464</text:p>
              </table:table-cell>
              <table:table-cell office:value-type="float" office:value="0.978184821689">
                <text:p>0.978184821689</text:p>
              </table:table-cell>
              <table:table-cell office:value-type="float" office:value="0.980523505503">
                <text:p>0.980523505503</text:p>
              </table:table-cell>
              <table:table-cell office:value-type="float" office:value="0.964808">
                <text:p>0.964808</text:p>
              </table:table-cell>
              <table:table-cell office:value-type="float" office:value="0.200137774536">
                <text:p>0.200137774536</text:p>
              </table:table-cell>
            </table:table-row>
            <table:table-row>
              <table:table-cell office:value-type="string">
                <text:p>40 px</text:p>
              </table:table-cell>
              <table:table-cell office:value-type="float" office:value="0.975613427668">
                <text:p>0.975613427668</text:p>
              </table:table-cell>
              <table:table-cell office:value-type="float" office:value="0.952387950037">
                <text:p>0.952387950037</text:p>
              </table:table-cell>
              <table:table-cell office:value-type="float" office:value="0.866437483672">
                <text:p>0.866437483672</text:p>
              </table:table-cell>
              <table:table-cell office:value-type="float" office:value="0.955896415914">
                <text:p>0.955896415914</text:p>
              </table:table-cell>
              <table:table-cell office:value-type="float" office:value="1.05319443844">
                <text:p>1.05319443844</text:p>
              </table:table-cell>
              <table:table-cell office:value-type="float" office:value="0.747426390916">
                <text:p>0.747426390916</text:p>
              </table:table-cell>
              <table:table-cell office:value-type="float" office:value="0.997609159575">
                <text:p>0.997609159575</text:p>
              </table:table-cell>
              <table:table-cell office:value-type="float" office:value="0.00224862197064239">
                <text:p>0.00224862197064239</text:p>
              </table:table-cell>
              <table:table-cell office:value-type="float" office:value="0.00551510264089">
                <text:p>0.00551510264089</text:p>
              </table:table-cell>
              <table:table-cell office:value-type="float" office:value="0.977951553776">
                <text:p>0.977951553776</text:p>
              </table:table-cell>
              <table:table-cell office:value-type="float" office:value="0.754923413567">
                <text:p>0.754923413567</text:p>
              </table:table-cell>
              <table:table-cell office:value-type="float" office:value="0.973286455067">
                <text:p>0.973286455067</text:p>
              </table:table-cell>
              <table:table-cell office:value-type="float" office:value="0.975613427668">
                <text:p>0.975613427668</text:p>
              </table:table-cell>
              <table:table-cell office:value-type="float" office:value="0.955936">
                <text:p>0.955936</text:p>
              </table:table-cell>
              <table:table-cell office:value-type="float" office:value="0.245076586433">
                <text:p>0.245076586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 px</text:p>
              </table:table-cell>
              <table:table-cell office:value-type="float" office:value="0.96461863529">
                <text:p>0.96461863529</text:p>
              </table:table-cell>
              <table:table-cell office:value-type="float" office:value="0.931655395943">
                <text:p>0.931655395943</text:p>
              </table:table-cell>
              <table:table-cell office:value-type="float" office:value="0.971075200099">
                <text:p>0.971075200099</text:p>
              </table:table-cell>
              <table:table-cell office:value-type="float" office:value="0.99316181818">
                <text:p>0.99316181818</text:p>
              </table:table-cell>
              <table:table-cell office:value-type="float" office:value="0.986429298165">
                <text:p>0.986429298165</text:p>
              </table:table-cell>
              <table:table-cell office:value-type="float" office:value="0.960837735756">
                <text:p>0.960837735756</text:p>
              </table:table-cell>
              <table:table-cell office:value-type="float" office:value="0.977669138667">
                <text:p>0.977669138667</text:p>
              </table:table-cell>
              <table:table-cell office:value-type="float" office:value="0.00863338445215533">
                <text:p>0.00863338445215533</text:p>
              </table:table-cell>
              <table:table-cell office:value-type="float" office:value="0.0133476901494">
                <text:p>0.0133476901494</text:p>
              </table:table-cell>
              <table:table-cell office:value-type="float" office:value="0.943548387097">
                <text:p>0.943548387097</text:p>
              </table:table-cell>
              <table:table-cell office:value-type="float" office:value="0.998602013101">
                <text:p>0.998602013101</text:p>
              </table:table-cell>
              <table:table-cell office:value-type="float" office:value="0.986651411137">
                <text:p>0.986651411137</text:p>
              </table:table-cell>
              <table:table-cell office:value-type="float" office:value="0.96461863529">
                <text:p>0.96461863529</text:p>
              </table:table-cell>
              <table:table-cell office:value-type="float" office:value="0.993168">
                <text:p>0.993168</text:p>
              </table:table-cell>
              <table:table-cell office:value-type="float" office:value="0.00139798689887">
                <text:p>0.00139798689887</text:p>
              </table:table-cell>
            </table:table-row>
            <table:table-row>
              <table:table-cell office:value-type="string">
                <text:p>10 px</text:p>
              </table:table-cell>
              <table:table-cell office:value-type="float" office:value="0.930924458531">
                <text:p>0.930924458531</text:p>
              </table:table-cell>
              <table:table-cell office:value-type="float" office:value="0.870775190734">
                <text:p>0.870775190734</text:p>
              </table:table-cell>
              <table:table-cell office:value-type="float" office:value="0.960727645894">
                <text:p>0.960727645894</text:p>
              </table:table-cell>
              <table:table-cell office:value-type="float" office:value="0.986871704867">
                <text:p>0.986871704867</text:p>
              </table:table-cell>
              <table:table-cell office:value-type="float" office:value="0.974189860311">
                <text:p>0.974189860311</text:p>
              </table:table-cell>
              <table:table-cell office:value-type="float" office:value="0.923703235537">
                <text:p>0.923703235537</text:p>
              </table:table-cell>
              <table:table-cell office:value-type="float" office:value="0.997274167987">
                <text:p>0.997274167987</text:p>
              </table:table-cell>
              <table:table-cell office:value-type="float" office:value="0.00995550497897853">
                <text:p>0.00995550497897853</text:p>
              </table:table-cell>
              <table:table-cell office:value-type="float" office:value="0.0256217904399">
                <text:p>0.0256217904399</text:p>
              </table:table-cell>
              <table:table-cell office:value-type="float" office:value="0.928393812956">
                <text:p>0.928393812956</text:p>
              </table:table-cell>
              <table:table-cell office:value-type="float" office:value="0.993061478833">
                <text:p>0.993061478833</text:p>
              </table:table-cell>
              <table:table-cell office:value-type="float" office:value="0.933468938046">
                <text:p>0.933468938046</text:p>
              </table:table-cell>
              <table:table-cell office:value-type="float" office:value="0.930924458531">
                <text:p>0.930924458531</text:p>
              </table:table-cell>
              <table:table-cell office:value-type="float" office:value="0.986924">
                <text:p>0.986924</text:p>
              </table:table-cell>
              <table:table-cell office:value-type="float" office:value="0.00693852116691">
                <text:p>0.00693852116691</text:p>
              </table:table-cell>
            </table:table-row>
            <table:table-row>
              <table:table-cell office:value-type="string">
                <text:p>15 px</text:p>
              </table:table-cell>
              <table:table-cell office:value-type="float" office:value="0.9012440231">
                <text:p>0.9012440231</text:p>
              </table:table-cell>
              <table:table-cell office:value-type="float" office:value="0.820240382804">
                <text:p>0.820240382804</text:p>
              </table:table-cell>
              <table:table-cell office:value-type="float" office:value="0.936399392697">
                <text:p>0.936399392697</text:p>
              </table:table-cell>
              <table:table-cell office:value-type="float" office:value="0.980901027262">
                <text:p>0.980901027262</text:p>
              </table:table-cell>
              <table:table-cell office:value-type="float" office:value="0.962560248353">
                <text:p>0.962560248353</text:p>
              </table:table-cell>
              <table:table-cell office:value-type="float" office:value="0.890681859125">
                <text:p>0.890681859125</text:p>
              </table:table-cell>
              <table:table-cell office:value-type="float" office:value="0.976920370102">
                <text:p>0.976920370102</text:p>
              </table:table-cell>
              <table:table-cell office:value-type="float" office:value="0.0196717823000729">
                <text:p>0.0196717823000729</text:p>
              </table:table-cell>
              <table:table-cell office:value-type="float" office:value="0.036706776163">
                <text:p>0.036706776163</text:p>
              </table:table-cell>
              <table:table-cell office:value-type="float" office:value="0.880912879861">
                <text:p>0.880912879861</text:p>
              </table:table-cell>
              <table:table-cell office:value-type="float" office:value="0.991885905534">
                <text:p>0.991885905534</text:p>
              </table:table-cell>
              <table:table-cell office:value-type="float" office:value="0.922535808119">
                <text:p>0.922535808119</text:p>
              </table:table-cell>
              <table:table-cell office:value-type="float" office:value="0.9012440231">
                <text:p>0.9012440231</text:p>
              </table:table-cell>
              <table:table-cell office:value-type="float" office:value="0.980916">
                <text:p>0.980916</text:p>
              </table:table-cell>
              <table:table-cell office:value-type="float" office:value="0.00811409446617">
                <text:p>0.00811409446617</text:p>
              </table:table-cell>
            </table:table-row>
            <table:table-row>
              <table:table-cell office:value-type="string">
                <text:p>20 px</text:p>
              </table:table-cell>
              <table:table-cell office:value-type="float" office:value="0.871614346061">
                <text:p>0.871614346061</text:p>
              </table:table-cell>
              <table:table-cell office:value-type="float" office:value="0.772443661455">
                <text:p>0.772443661455</text:p>
              </table:table-cell>
              <table:table-cell office:value-type="float" office:value="0.920472494583">
                <text:p>0.920472494583</text:p>
              </table:table-cell>
              <table:table-cell office:value-type="float" office:value="0.975179011184">
                <text:p>0.975179011184</text:p>
              </table:table-cell>
              <table:table-cell office:value-type="float" office:value="0.95162988652">
                <text:p>0.95162988652</text:p>
              </table:table-cell>
              <table:table-cell office:value-type="float" office:value="0.857889192923">
                <text:p>0.857889192923</text:p>
              </table:table-cell>
              <table:table-cell office:value-type="float" office:value="0.977304729562">
                <text:p>0.977304729562</text:p>
              </table:table-cell>
              <table:table-cell office:value-type="float" office:value="0.0196574123507968">
                <text:p>0.0196574123507968</text:p>
              </table:table-cell>
              <table:table-cell office:value-type="float" office:value="0.0473287260509">
                <text:p>0.0473287260509</text:p>
              </table:table-cell>
              <table:table-cell office:value-type="float" office:value="0.852271806917">
                <text:p>0.852271806917</text:p>
              </table:table-cell>
              <table:table-cell office:value-type="float" office:value="0.98867318225">
                <text:p>0.98867318225</text:p>
              </table:table-cell>
              <table:table-cell office:value-type="float" office:value="0.89185524197">
                <text:p>0.89185524197</text:p>
              </table:table-cell>
              <table:table-cell office:value-type="float" office:value="0.871614346061">
                <text:p>0.871614346061</text:p>
              </table:table-cell>
              <table:table-cell office:value-type="float" office:value="0.9752">
                <text:p>0.9752</text:p>
              </table:table-cell>
              <table:table-cell office:value-type="float" office:value="0.0113268177501">
                <text:p>0.0113268177501</text:p>
              </table:table-cell>
            </table:table-row>
            <table:table-row>
              <table:table-cell office:value-type="string">
                <text:p>30 px</text:p>
              </table:table-cell>
              <table:table-cell office:value-type="float" office:value="0.817756234982">
                <text:p>0.817756234982</text:p>
              </table:table-cell>
              <table:table-cell office:value-type="float" office:value="0.691698496689">
                <text:p>0.691698496689</text:p>
              </table:table-cell>
              <table:table-cell office:value-type="float" office:value="0.891367812211">
                <text:p>0.891367812211</text:p>
              </table:table-cell>
              <table:table-cell office:value-type="float" office:value="0.964776385913">
                <text:p>0.964776385913</text:p>
              </table:table-cell>
              <table:table-cell office:value-type="float" office:value="1.00087238371">
                <text:p>1.00087238371</text:p>
              </table:table-cell>
              <table:table-cell office:value-type="float" office:value="0.798280465985">
                <text:p>0.798280465985</text:p>
              </table:table-cell>
              <table:table-cell office:value-type="float" office:value="0.977628635347">
                <text:p>0.977628635347</text:p>
              </table:table-cell>
              <table:table-cell office:value-type="float" office:value="0.0280874178774189">
                <text:p>0.0280874178774189</text:p>
              </table:table-cell>
              <table:table-cell office:value-type="float" office:value="-0.0084533862903">
                <text:p>-0.0084533862903</text:p>
              </table:table-cell>
              <table:table-cell office:value-type="float" office:value="0.799862225464">
                <text:p>0.799862225464</text:p>
              </table:table-cell>
              <table:table-cell office:value-type="float" office:value="0.982873398958">
                <text:p>0.982873398958</text:p>
              </table:table-cell>
              <table:table-cell office:value-type="float" office:value="0.836469192304">
                <text:p>0.836469192304</text:p>
              </table:table-cell>
              <table:table-cell office:value-type="float" office:value="0.817756234982">
                <text:p>0.817756234982</text:p>
              </table:table-cell>
              <table:table-cell office:value-type="float" office:value="0.964808">
                <text:p>0.964808</text:p>
              </table:table-cell>
              <table:table-cell office:value-type="float" office:value="0.0171266010421">
                <text:p>0.0171266010421</text:p>
              </table:table-cell>
            </table:table-row>
            <table:table-row>
              <table:table-cell office:value-type="string">
                <text:p>40 px</text:p>
              </table:table-cell>
              <table:table-cell office:value-type="float" office:value="0.771812080537">
                <text:p>0.771812080537</text:p>
              </table:table-cell>
              <table:table-cell office:value-type="float" office:value="0.628415300546">
                <text:p>0.628415300546</text:p>
              </table:table-cell>
              <table:table-cell office:value-type="float" office:value="0.866437483672">
                <text:p>0.866437483672</text:p>
              </table:table-cell>
              <table:table-cell office:value-type="float" office:value="0.955896415914">
                <text:p>0.955896415914</text:p>
              </table:table-cell>
              <table:table-cell office:value-type="float" office:value="1.05319443844">
                <text:p>1.05319443844</text:p>
              </table:table-cell>
              <table:table-cell office:value-type="float" office:value="0.747426390916">
                <text:p>0.747426390916</text:p>
              </table:table-cell>
              <table:table-cell office:value-type="float" office:value="0.977628635347">
                <text:p>0.977628635347</text:p>
              </table:table-cell>
              <table:table-cell office:value-type="float" office:value="0.0366061981706834">
                <text:p>0.0366061981706834</text:p>
              </table:table-cell>
              <table:table-cell office:value-type="float" office:value="0.00551510264089">
                <text:p>0.00551510264089</text:p>
              </table:table-cell>
              <table:table-cell office:value-type="float" office:value="0.754923413567">
                <text:p>0.754923413567</text:p>
              </table:table-cell>
              <table:table-cell office:value-type="float" office:value="0.977951553776">
                <text:p>0.977951553776</text:p>
              </table:table-cell>
              <table:table-cell office:value-type="float" office:value="0.789473684211">
                <text:p>0.789473684211</text:p>
              </table:table-cell>
              <table:table-cell office:value-type="float" office:value="0.771812080537">
                <text:p>0.771812080537</text:p>
              </table:table-cell>
              <table:table-cell office:value-type="float" office:value="0.955936">
                <text:p>0.955936</text:p>
              </table:table-cell>
              <table:table-cell office:value-type="float" office:value="0.0220484462236">
                <text:p>0.02204844622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0.715cm" style:legend-expansion="high" chart:style-name="ch2"/>
        <chart:plot-area chart:style-name="ch3" table:cell-range-address="Tabelle1.B67:Tabelle1.Q78" chart:data-source-has-labels="both" svg:x="0.32cm" svg:y="0.18cm" svg:width="12.349cm" svg:height="8.64cm">
          <chartooo:coordinate-region svg:x="1.153cm" svg:y="0.306cm" svg:width="11.013cm" svg:height="8.242cm"/>
          <chart:axis chart:dimension="x" chart:name="primary-x" chart:style-name="ch4" chartooo:axis-type="auto">
            <chartooo:date-scale/>
            <chart:categories table:cell-range-address="Tabelle1.B68:Tabelle1.B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68:Tabelle1.C78" chart:label-cell-address="Tabelle1.C67:Tabelle1.C67" chart:class="chart:line">
            <chart:data-point chart:repeated="11"/>
          </chart:series>
          <chart:series chart:style-name="ch7" chart:values-cell-range-address="Tabelle1.D68:Tabelle1.D78" chart:label-cell-address="Tabelle1.D67:Tabelle1.D67" chart:class="chart:line">
            <chart:data-point chart:repeated="11"/>
          </chart:series>
          <chart:series chart:style-name="ch8" chart:values-cell-range-address="Tabelle1.E68:Tabelle1.E78" chart:label-cell-address="Tabelle1.E67:Tabelle1.E67" chart:class="chart:line">
            <chart:data-point chart:repeated="11"/>
          </chart:series>
          <chart:series chart:style-name="ch9" chart:values-cell-range-address="Tabelle1.F68:Tabelle1.F78" chart:label-cell-address="Tabelle1.F67:Tabelle1.F67" chart:class="chart:line">
            <chart:data-point chart:repeated="11"/>
          </chart:series>
          <chart:series chart:style-name="ch10" chart:values-cell-range-address="Tabelle1.G68:Tabelle1.G78" chart:label-cell-address="Tabelle1.G67:Tabelle1.G67" chart:class="chart:line">
            <chart:data-point chart:repeated="11"/>
          </chart:series>
          <chart:series chart:style-name="ch11" chart:values-cell-range-address="Tabelle1.H68:Tabelle1.H78" chart:label-cell-address="Tabelle1.H67:Tabelle1.H67" chart:class="chart:line">
            <chart:data-point chart:repeated="11"/>
          </chart:series>
          <chart:series chart:style-name="ch12" chart:values-cell-range-address="Tabelle1.I68:Tabelle1.I78" chart:label-cell-address="Tabelle1.I67:Tabelle1.I67" chart:class="chart:line">
            <chart:data-point chart:repeated="11"/>
          </chart:series>
          <chart:series chart:style-name="ch13" chart:values-cell-range-address="Tabelle1.J68:Tabelle1.J78" chart:label-cell-address="Tabelle1.J67:Tabelle1.J67" chart:class="chart:line">
            <chart:data-point chart:repeated="11"/>
          </chart:series>
          <chart:series chart:style-name="ch14" chart:values-cell-range-address="Tabelle1.K68:Tabelle1.K78" chart:label-cell-address="Tabelle1.K67:Tabelle1.K67" chart:class="chart:line">
            <chart:data-point chart:repeated="11"/>
          </chart:series>
          <chart:series chart:style-name="ch15" chart:values-cell-range-address="Tabelle1.L68:Tabelle1.L78" chart:label-cell-address="Tabelle1.L67:Tabelle1.L67" chart:class="chart:line">
            <chart:data-point chart:repeated="11"/>
          </chart:series>
          <chart:series chart:style-name="ch16" chart:values-cell-range-address="Tabelle1.M68:Tabelle1.M78" chart:label-cell-address="Tabelle1.M67:Tabelle1.M67" chart:class="chart:line">
            <chart:data-point chart:repeated="11"/>
          </chart:series>
          <chart:series chart:style-name="ch17" chart:values-cell-range-address="Tabelle1.N68:Tabelle1.N78" chart:label-cell-address="Tabelle1.N67:Tabelle1.N67" chart:class="chart:line">
            <chart:data-point chart:repeated="11"/>
          </chart:series>
          <chart:series chart:style-name="ch18" chart:values-cell-range-address="Tabelle1.O68:Tabelle1.O78" chart:label-cell-address="Tabelle1.O67:Tabelle1.O67" chart:class="chart:line">
            <chart:data-point chart:repeated="11"/>
          </chart:series>
          <chart:series chart:style-name="ch19" chart:values-cell-range-address="Tabelle1.P68:Tabelle1.P78" chart:label-cell-address="Tabelle1.P67:Tabelle1.P67" chart:class="chart:line">
            <chart:data-point chart:repeated="11"/>
          </chart:series>
          <chart:series chart:style-name="ch20" chart:values-cell-range-address="Tabelle1.Q68:Tabelle1.Q78" chart:label-cell-address="Tabelle1.Q67:Tabelle1.Q67" chart:class="chart:line">
            <chart:data-point chart:repeated="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E</text:p>
                <draw:g>
                  <svg:desc>Tabelle1.C67:Tabelle1.C67</svg:desc>
                </draw:g>
              </table:table-cell>
              <table:table-cell office:value-type="string">
                <text:p>JACRD</text:p>
                <draw:g>
                  <svg:desc>Tabelle1.D67:Tabelle1.D67</svg:desc>
                </draw:g>
              </table:table-cell>
              <table:table-cell office:value-type="string">
                <text:p>AUC</text:p>
                <draw:g>
                  <svg:desc>Tabelle1.E67:Tabelle1.E67</svg:desc>
                </draw:g>
              </table:table-cell>
              <table:table-cell office:value-type="string">
                <text:p>KAPPA</text:p>
                <draw:g>
                  <svg:desc>Tabelle1.F67:Tabelle1.F67</svg:desc>
                </draw:g>
              </table:table-cell>
              <table:table-cell office:value-type="string">
                <text:p>RNDIND</text:p>
                <draw:g>
                  <svg:desc>Tabelle1.G67:Tabelle1.G67</svg:desc>
                </draw:g>
              </table:table-cell>
              <table:table-cell office:value-type="string">
                <text:p>ICCORR</text:p>
                <draw:g>
                  <svg:desc>Tabelle1.H67:Tabelle1.H67</svg:desc>
                </draw:g>
              </table:table-cell>
              <table:table-cell office:value-type="string">
                <text:p>VOLSMTY</text:p>
                <draw:g>
                  <svg:desc>Tabelle1.I67:Tabelle1.I67</svg:desc>
                </draw:g>
              </table:table-cell>
              <table:table-cell office:value-type="string">
                <text:p>MAHLNBS</text:p>
                <draw:g>
                  <svg:desc>Tabelle1.J67:Tabelle1.J67</svg:desc>
                </draw:g>
              </table:table-cell>
              <table:table-cell office:value-type="string">
                <text:p>GCOERR</text:p>
                <draw:g>
                  <svg:desc>Tabelle1.K67:Tabelle1.K67</svg:desc>
                </draw:g>
              </table:table-cell>
              <table:table-cell office:value-type="string">
                <text:p>SNSVTY</text:p>
                <draw:g>
                  <svg:desc>Tabelle1.L67:Tabelle1.L67</svg:desc>
                </draw:g>
              </table:table-cell>
              <table:table-cell office:value-type="string">
                <text:p>SPCFTY</text:p>
                <draw:g>
                  <svg:desc>Tabelle1.M67:Tabelle1.M67</svg:desc>
                </draw:g>
              </table:table-cell>
              <table:table-cell office:value-type="string">
                <text:p>PRCISON</text:p>
                <draw:g>
                  <svg:desc>Tabelle1.N67:Tabelle1.N67</svg:desc>
                </draw:g>
              </table:table-cell>
              <table:table-cell office:value-type="string">
                <text:p>FMEASR</text:p>
                <draw:g>
                  <svg:desc>Tabelle1.O67:Tabelle1.O67</svg:desc>
                </draw:g>
              </table:table-cell>
              <table:table-cell office:value-type="string">
                <text:p>ACURCY</text:p>
                <draw:g>
                  <svg:desc>Tabelle1.P67:Tabelle1.P67</svg:desc>
                </draw:g>
              </table:table-cell>
              <table:table-cell office:value-type="string">
                <text:p>FALLOUT</text:p>
                <draw:g>
                  <svg:desc>Tabelle1.Q67:Tabelle1.Q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cl5</text:p>
                <draw:g>
                  <svg:desc>Tabelle1.B68:Tabelle1.B78</svg:desc>
                </draw:g>
              </table:table-cell>
              <table:table-cell office:value-type="float" office:value="0.977880982017">
                <text:p>0.977880982017</text:p>
                <draw:g>
                  <svg:desc>Tabelle1.C68:Tabelle1.C78</svg:desc>
                </draw:g>
              </table:table-cell>
              <table:table-cell office:value-type="float" office:value="0.956719290818">
                <text:p>0.956719290818</text:p>
                <draw:g>
                  <svg:desc>Tabelle1.D68:Tabelle1.D78</svg:desc>
                </draw:g>
              </table:table-cell>
              <table:table-cell office:value-type="float" office:value="0.865626384236">
                <text:p>0.865626384236</text:p>
                <draw:g>
                  <svg:desc>Tabelle1.E68:Tabelle1.E78</svg:desc>
                </draw:g>
              </table:table-cell>
              <table:table-cell office:value-type="float" office:value="0.960736736542">
                <text:p>0.960736736542</text:p>
                <draw:g>
                  <svg:desc>Tabelle1.F68:Tabelle1.F78</svg:desc>
                </draw:g>
              </table:table-cell>
              <table:table-cell office:value-type="float" office:value="0.993017732376">
                <text:p>0.993017732376</text:p>
                <draw:g>
                  <svg:desc>Tabelle1.G68:Tabelle1.G78</svg:desc>
                </draw:g>
              </table:table-cell>
              <table:table-cell office:value-type="float" office:value="0.78607548676">
                <text:p>0.78607548676</text:p>
                <draw:g>
                  <svg:desc>Tabelle1.H68:Tabelle1.H78</svg:desc>
                </draw:g>
              </table:table-cell>
              <table:table-cell office:value-type="float" office:value="0.989957662469">
                <text:p>0.989957662469</text:p>
                <draw:g>
                  <svg:desc>Tabelle1.I68:Tabelle1.I78</svg:desc>
                </draw:g>
              </table:table-cell>
              <table:table-cell office:value-type="float" office:value="0.00498458022391641">
                <text:p>0.00498458022391641</text:p>
                <draw:g>
                  <svg:desc>Tabelle1.J68:Tabelle1.J78</svg:desc>
                </draw:g>
              </table:table-cell>
              <table:table-cell office:value-type="float" office:value="0.00128555821841">
                <text:p>0.00128555821841</text:p>
                <draw:g>
                  <svg:desc>Tabelle1.K68:Tabelle1.K78</svg:desc>
                </draw:g>
              </table:table-cell>
              <table:table-cell office:value-type="float" office:value="0.987800811176">
                <text:p>0.987800811176</text:p>
                <draw:g>
                  <svg:desc>Tabelle1.L68:Tabelle1.L78</svg:desc>
                </draw:g>
              </table:table-cell>
              <table:table-cell office:value-type="float" office:value="0.743451957295">
                <text:p>0.743451957295</text:p>
                <draw:g>
                  <svg:desc>Tabelle1.M68:Tabelle1.M78</svg:desc>
                </draw:g>
              </table:table-cell>
              <table:table-cell office:value-type="float" office:value="0.968158408495">
                <text:p>0.968158408495</text:p>
                <draw:g>
                  <svg:desc>Tabelle1.N68:Tabelle1.N78</svg:desc>
                </draw:g>
              </table:table-cell>
              <table:table-cell office:value-type="float" office:value="0.977880982017">
                <text:p>0.977880982017</text:p>
                <draw:g>
                  <svg:desc>Tabelle1.O68:Tabelle1.O78</svg:desc>
                </draw:g>
              </table:table-cell>
              <table:table-cell office:value-type="float" office:value="0.960336">
                <text:p>0.960336</text:p>
                <draw:g>
                  <svg:desc>Tabelle1.P68:Tabelle1.P78</svg:desc>
                </draw:g>
              </table:table-cell>
              <table:table-cell office:value-type="float" office:value="0.256548042705">
                <text:p>0.256548042705</text:p>
                <draw:g>
                  <svg:desc>Tabelle1.Q68:Tabelle1.Q78</svg:desc>
                </draw:g>
              </table:table-cell>
            </table:table-row>
            <table:table-row>
              <table:table-cell office:value-type="string">
                <text:p>uscl10</text:p>
              </table:table-cell>
              <table:table-cell office:value-type="float" office:value="0.961195905908">
                <text:p>0.961195905908</text:p>
              </table:table-cell>
              <table:table-cell office:value-type="float" office:value="0.925290833348">
                <text:p>0.925290833348</text:p>
              </table:table-cell>
              <table:table-cell office:value-type="float" office:value="0.789667594823">
                <text:p>0.789667594823</text:p>
              </table:table-cell>
              <table:table-cell office:value-type="float" office:value="0.932152943877">
                <text:p>0.932152943877</text:p>
              </table:table-cell>
              <table:table-cell office:value-type="float" office:value="1.00934089013">
                <text:p>1.00934089013</text:p>
              </table:table-cell>
              <table:table-cell office:value-type="float" office:value="0.643869617157">
                <text:p>0.643869617157</text:p>
              </table:table-cell>
              <table:table-cell office:value-type="float" office:value="0.983650565631">
                <text:p>0.983650565631</text:p>
              </table:table-cell>
              <table:table-cell office:value-type="float" office:value="0.00977879676265434">
                <text:p>0.00977879676265434</text:p>
              </table:table-cell>
              <table:table-cell office:value-type="float" office:value="0.0398913159246">
                <text:p>0.0398913159246</text:p>
              </table:table-cell>
              <table:table-cell office:value-type="float" office:value="0.977172117307">
                <text:p>0.977172117307</text:p>
              </table:table-cell>
              <table:table-cell office:value-type="float" office:value="0.60216307234">
                <text:p>0.60216307234</text:p>
              </table:table-cell>
              <table:table-cell office:value-type="float" office:value="0.945733694932">
                <text:p>0.945733694932</text:p>
              </table:table-cell>
              <table:table-cell office:value-type="float" office:value="0.961195905908">
                <text:p>0.961195905908</text:p>
              </table:table-cell>
              <table:table-cell office:value-type="float" office:value="0.930848">
                <text:p>0.930848</text:p>
              </table:table-cell>
              <table:table-cell office:value-type="float" office:value="0.39783692766">
                <text:p>0.39783692766</text:p>
              </table:table-cell>
            </table:table-row>
            <table:table-row>
              <table:table-cell office:value-type="string">
                <text:p>uscl20</text:p>
              </table:table-cell>
              <table:table-cell office:value-type="float" office:value="0.935939077981">
                <text:p>0.935939077981</text:p>
              </table:table-cell>
              <table:table-cell office:value-type="float" office:value="0.879591627334">
                <text:p>0.879591627334</text:p>
              </table:table-cell>
              <table:table-cell office:value-type="float" office:value="0.7013551923">
                <text:p>0.7013551923</text:p>
              </table:table-cell>
              <table:table-cell office:value-type="float" office:value="0.883809598963">
                <text:p>0.883809598963</text:p>
              </table:table-cell>
              <table:table-cell office:value-type="float" office:value="1.0062292038">
                <text:p>1.0062292038</text:p>
              </table:table-cell>
              <table:table-cell office:value-type="float" office:value="0.469309316654">
                <text:p>0.469309316654</text:p>
              </table:table-cell>
              <table:table-cell office:value-type="float" office:value="0.970066690322">
                <text:p>0.970066690322</text:p>
              </table:table-cell>
              <table:table-cell office:value-type="float" office:value="0.019395437089246">
                <text:p>0.019395437089246</text:p>
              </table:table-cell>
              <table:table-cell office:value-type="float" office:value="0.0564652611265">
                <text:p>0.0564652611265</text:p>
              </table:table-cell>
              <table:table-cell office:value-type="float" office:value="0.964819313268">
                <text:p>0.964819313268</text:p>
              </table:table-cell>
              <table:table-cell office:value-type="float" office:value="0.437891071331">
                <text:p>0.437891071331</text:p>
              </table:table-cell>
              <table:table-cell office:value-type="float" office:value="0.908737555322">
                <text:p>0.908737555322</text:p>
              </table:table-cell>
              <table:table-cell office:value-type="float" office:value="0.935939077981">
                <text:p>0.935939077981</text:p>
              </table:table-cell>
              <table:table-cell office:value-type="float" office:value="0.887344">
                <text:p>0.887344</text:p>
              </table:table-cell>
              <table:table-cell office:value-type="float" office:value="0.562108928669">
                <text:p>0.562108928669</text:p>
              </table:table-cell>
            </table:table-row>
            <table:table-row>
              <table:table-cell office:value-type="string">
                <text:p>uscl30</text:p>
              </table:table-cell>
              <table:table-cell office:value-type="float" office:value="0.911879693695">
                <text:p>0.911879693695</text:p>
              </table:table-cell>
              <table:table-cell office:value-type="float" office:value="0.838032052533">
                <text:p>0.838032052533</text:p>
              </table:table-cell>
              <table:table-cell office:value-type="float" office:value="0.64285923509">
                <text:p>0.64285923509</text:p>
              </table:table-cell>
              <table:table-cell office:value-type="float" office:value="0.845758246974">
                <text:p>0.845758246974</text:p>
              </table:table-cell>
              <table:table-cell office:value-type="float" office:value="1.01607365521">
                <text:p>1.01607365521</text:p>
              </table:table-cell>
              <table:table-cell office:value-type="float" office:value="0.339489174644">
                <text:p>0.339489174644</text:p>
              </table:table-cell>
              <table:table-cell office:value-type="float" office:value="0.954972835996">
                <text:p>0.954972835996</text:p>
              </table:table-cell>
              <table:table-cell office:value-type="float" office:value="0.0313459392781851">
                <text:p>0.0313459392781851</text:p>
              </table:table-cell>
              <table:table-cell office:value-type="float" office:value="0.0483341452832">
                <text:p>0.0483341452832</text:p>
              </table:table-cell>
              <table:table-cell office:value-type="float" office:value="0.95487500725">
                <text:p>0.95487500725</text:p>
              </table:table-cell>
              <table:table-cell office:value-type="float" office:value="0.33084346293">
                <text:p>0.33084346293</text:p>
              </table:table-cell>
              <table:table-cell office:value-type="float" office:value="0.872589464757">
                <text:p>0.872589464757</text:p>
              </table:table-cell>
              <table:table-cell office:value-type="float" office:value="0.911879693695">
                <text:p>0.911879693695</text:p>
              </table:table-cell>
              <table:table-cell office:value-type="float" office:value="0.847272">
                <text:p>0.847272</text:p>
              </table:table-cell>
              <table:table-cell office:value-type="float" office:value="0.66915653707">
                <text:p>0.66915653707</text:p>
              </table:table-cell>
            </table:table-row>
            <table:table-row>
              <table:table-cell office:value-type="string">
                <text:p>uscl40</text:p>
              </table:table-cell>
              <table:table-cell office:value-type="float" office:value="0.890188580212">
                <text:p>0.890188580212</text:p>
              </table:table-cell>
              <table:table-cell office:value-type="float" office:value="0.802107965678">
                <text:p>0.802107965678</text:p>
              </table:table-cell>
              <table:table-cell office:value-type="float" office:value="0.606824742216">
                <text:p>0.606824742216</text:p>
              </table:table-cell>
              <table:table-cell office:value-type="float" office:value="0.81464991502">
                <text:p>0.81464991502</text:p>
              </table:table-cell>
              <table:table-cell office:value-type="float" office:value="0.970245291797">
                <text:p>0.970245291797</text:p>
              </table:table-cell>
              <table:table-cell office:value-type="float" office:value="0.250251630408">
                <text:p>0.250251630408</text:p>
              </table:table-cell>
              <table:table-cell office:value-type="float" office:value="0.938992614254">
                <text:p>0.938992614254</text:p>
              </table:table-cell>
              <table:table-cell office:value-type="float" office:value="0.0450967639637854">
                <text:p>0.0450967639637854</text:p>
              </table:table-cell>
              <table:table-cell office:value-type="float" office:value="-0.166198532968">
                <text:p>-0.166198532968</text:p>
              </table:table-cell>
              <table:table-cell office:value-type="float" office:value="0.948025114041">
                <text:p>0.948025114041</text:p>
              </table:table-cell>
              <table:table-cell office:value-type="float" office:value="0.265624370391">
                <text:p>0.265624370391</text:p>
              </table:table-cell>
              <table:table-cell office:value-type="float" office:value="0.839003189018">
                <text:p>0.839003189018</text:p>
              </table:table-cell>
              <table:table-cell office:value-type="float" office:value="0.890188580212">
                <text:p>0.890188580212</text:p>
              </table:table-cell>
              <table:table-cell office:value-type="float" office:value="0.812544">
                <text:p>0.812544</text:p>
              </table:table-cell>
              <table:table-cell office:value-type="float" office:value="0.734375629609">
                <text:p>0.734375629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scl5</text:p>
              </table:table-cell>
              <table:table-cell office:value-type="float" office:value="0.80819374057">
                <text:p>0.80819374057</text:p>
              </table:table-cell>
              <table:table-cell office:value-type="float" office:value="0.678125101438">
                <text:p>0.678125101438</text:p>
              </table:table-cell>
              <table:table-cell office:value-type="float" office:value="0.865626384236">
                <text:p>0.865626384236</text:p>
              </table:table-cell>
              <table:table-cell office:value-type="float" office:value="0.960736736542">
                <text:p>0.960736736542</text:p>
              </table:table-cell>
              <table:table-cell office:value-type="float" office:value="0.993017732376">
                <text:p>0.993017732376</text:p>
              </table:table-cell>
              <table:table-cell office:value-type="float" office:value="0.78607548676">
                <text:p>0.78607548676</text:p>
              </table:table-cell>
              <table:table-cell office:value-type="float" office:value="0.912917327556">
                <text:p>0.912917327556</text:p>
              </table:table-cell>
              <table:table-cell office:value-type="float" office:value="0.0165106988811374">
                <text:p>0.0165106988811374</text:p>
              </table:table-cell>
              <table:table-cell office:value-type="float" office:value="0.00128555821841">
                <text:p>0.00128555821841</text:p>
              </table:table-cell>
              <table:table-cell office:value-type="float" office:value="0.743451957295">
                <text:p>0.743451957295</text:p>
              </table:table-cell>
              <table:table-cell office:value-type="float" office:value="0.987800811176">
                <text:p>0.987800811176</text:p>
              </table:table-cell>
              <table:table-cell office:value-type="float" office:value="0.885286888719">
                <text:p>0.885286888719</text:p>
              </table:table-cell>
              <table:table-cell office:value-type="float" office:value="0.80819374057">
                <text:p>0.80819374057</text:p>
              </table:table-cell>
              <table:table-cell office:value-type="float" office:value="0.960336">
                <text:p>0.960336</text:p>
              </table:table-cell>
              <table:table-cell office:value-type="float" office:value="0.0121991888238">
                <text:p>0.0121991888238</text:p>
              </table:table-cell>
            </table:table-row>
            <table:table-row>
              <table:table-cell office:value-type="string">
                <text:p>uscl10</text:p>
              </table:table-cell>
              <table:table-cell office:value-type="float" office:value="0.682672540382">
                <text:p>0.682672540382</text:p>
              </table:table-cell>
              <table:table-cell office:value-type="float" office:value="0.518225392933">
                <text:p>0.518225392933</text:p>
              </table:table-cell>
              <table:table-cell office:value-type="float" office:value="0.789667594823">
                <text:p>0.789667594823</text:p>
              </table:table-cell>
              <table:table-cell office:value-type="float" office:value="0.932152943877">
                <text:p>0.932152943877</text:p>
              </table:table-cell>
              <table:table-cell office:value-type="float" office:value="1.00934089013">
                <text:p>1.00934089013</text:p>
              </table:table-cell>
              <table:table-cell office:value-type="float" office:value="0.643869617157">
                <text:p>0.643869617157</text:p>
              </table:table-cell>
              <table:table-cell office:value-type="float" office:value="0.866299559471">
                <text:p>0.866299559471</text:p>
              </table:table-cell>
              <table:table-cell office:value-type="float" office:value="0.0458936733359583">
                <text:p>0.0458936733359583</text:p>
              </table:table-cell>
              <table:table-cell office:value-type="float" office:value="0.0398913159246">
                <text:p>0.0398913159246</text:p>
              </table:table-cell>
              <table:table-cell office:value-type="float" office:value="0.60216307234">
                <text:p>0.60216307234</text:p>
              </table:table-cell>
              <table:table-cell office:value-type="float" office:value="0.977172117307">
                <text:p>0.977172117307</text:p>
              </table:table-cell>
              <table:table-cell office:value-type="float" office:value="0.788032884143">
                <text:p>0.788032884143</text:p>
              </table:table-cell>
              <table:table-cell office:value-type="float" office:value="0.682672540382">
                <text:p>0.682672540382</text:p>
              </table:table-cell>
              <table:table-cell office:value-type="float" office:value="0.930848">
                <text:p>0.930848</text:p>
              </table:table-cell>
              <table:table-cell office:value-type="float" office:value="0.0228278826933">
                <text:p>0.0228278826933</text:p>
              </table:table-cell>
            </table:table-row>
            <table:table-row>
              <table:table-cell office:value-type="string">
                <text:p>uscl20</text:p>
              </table:table-cell>
              <table:table-cell office:value-type="float" office:value="0.53336867917">
                <text:p>0.53336867917</text:p>
              </table:table-cell>
              <table:table-cell office:value-type="float" office:value="0.363669227293">
                <text:p>0.363669227293</text:p>
              </table:table-cell>
              <table:table-cell office:value-type="float" office:value="0.7013551923">
                <text:p>0.7013551923</text:p>
              </table:table-cell>
              <table:table-cell office:value-type="float" office:value="0.883809598963">
                <text:p>0.883809598963</text:p>
              </table:table-cell>
              <table:table-cell office:value-type="float" office:value="1.0062292038">
                <text:p>1.0062292038</text:p>
              </table:table-cell>
              <table:table-cell office:value-type="float" office:value="0.469309316654">
                <text:p>0.469309316654</text:p>
              </table:table-cell>
              <table:table-cell office:value-type="float" office:value="0.78196036848">
                <text:p>0.78196036848</text:p>
              </table:table-cell>
              <table:table-cell office:value-type="float" office:value="0.0810235149415433">
                <text:p>0.0810235149415433</text:p>
              </table:table-cell>
              <table:table-cell office:value-type="float" office:value="0.0564652611265">
                <text:p>0.0564652611265</text:p>
              </table:table-cell>
              <table:table-cell office:value-type="float" office:value="0.437891071331">
                <text:p>0.437891071331</text:p>
              </table:table-cell>
              <table:table-cell office:value-type="float" office:value="0.964819313268">
                <text:p>0.964819313268</text:p>
              </table:table-cell>
              <table:table-cell office:value-type="float" office:value="0.682091702687">
                <text:p>0.682091702687</text:p>
              </table:table-cell>
              <table:table-cell office:value-type="float" office:value="0.53336867917">
                <text:p>0.53336867917</text:p>
              </table:table-cell>
              <table:table-cell office:value-type="float" office:value="0.887344">
                <text:p>0.887344</text:p>
              </table:table-cell>
              <table:table-cell office:value-type="float" office:value="0.0351806867315">
                <text:p>0.0351806867315</text:p>
              </table:table-cell>
            </table:table-row>
            <table:table-row>
              <table:table-cell office:value-type="string">
                <text:p>uscl30</text:p>
              </table:table-cell>
              <table:table-cell office:value-type="float" office:value="0.42760771145">
                <text:p>0.42760771145</text:p>
              </table:table-cell>
              <table:table-cell office:value-type="float" office:value="0.271947219892">
                <text:p>0.271947219892</text:p>
              </table:table-cell>
              <table:table-cell office:value-type="float" office:value="0.64285923509">
                <text:p>0.64285923509</text:p>
              </table:table-cell>
              <table:table-cell office:value-type="float" office:value="0.845758246974">
                <text:p>0.845758246974</text:p>
              </table:table-cell>
              <table:table-cell office:value-type="float" office:value="1.01607365521">
                <text:p>1.01607365521</text:p>
              </table:table-cell>
              <table:table-cell office:value-type="float" office:value="0.339489174644">
                <text:p>0.339489174644</text:p>
              </table:table-cell>
              <table:table-cell office:value-type="float" office:value="0.707522561689">
                <text:p>0.707522561689</text:p>
              </table:table-cell>
              <table:table-cell office:value-type="float" office:value="0.111612386319237">
                <text:p>0.111612386319237</text:p>
              </table:table-cell>
              <table:table-cell office:value-type="float" office:value="0.0483341452832">
                <text:p>0.0483341452832</text:p>
              </table:table-cell>
              <table:table-cell office:value-type="float" office:value="0.33084346293">
                <text:p>0.33084346293</text:p>
              </table:table-cell>
              <table:table-cell office:value-type="float" office:value="0.95487500725">
                <text:p>0.95487500725</text:p>
              </table:table-cell>
              <table:table-cell office:value-type="float" office:value="0.604373251971">
                <text:p>0.604373251971</text:p>
              </table:table-cell>
              <table:table-cell office:value-type="float" office:value="0.42760771145">
                <text:p>0.42760771145</text:p>
              </table:table-cell>
              <table:table-cell office:value-type="float" office:value="0.847272">
                <text:p>0.847272</text:p>
              </table:table-cell>
              <table:table-cell office:value-type="float" office:value="0.0451249927498">
                <text:p>0.0451249927498</text:p>
              </table:table-cell>
            </table:table-row>
            <table:table-row>
              <table:table-cell office:value-type="string">
                <text:p>uscl40</text:p>
              </table:table-cell>
              <table:table-cell office:value-type="float" office:value="0.360061175442">
                <text:p>0.360061175442</text:p>
              </table:table-cell>
              <table:table-cell office:value-type="float" office:value="0.219557687184">
                <text:p>0.219557687184</text:p>
              </table:table-cell>
              <table:table-cell office:value-type="float" office:value="0.606824742216">
                <text:p>0.606824742216</text:p>
              </table:table-cell>
              <table:table-cell office:value-type="float" office:value="0.81464991502">
                <text:p>0.81464991502</text:p>
              </table:table-cell>
              <table:table-cell office:value-type="float" office:value="0.970245291797">
                <text:p>0.970245291797</text:p>
              </table:table-cell>
              <table:table-cell office:value-type="float" office:value="0.250251630408">
                <text:p>0.250251630408</text:p>
              </table:table-cell>
              <table:table-cell office:value-type="float" office:value="0.644472361809">
                <text:p>0.644472361809</text:p>
              </table:table-cell>
              <table:table-cell office:value-type="float" office:value="0.135141201549908">
                <text:p>0.135141201549908</text:p>
              </table:table-cell>
              <table:table-cell office:value-type="float" office:value="-0.166198532968">
                <text:p>-0.166198532968</text:p>
              </table:table-cell>
              <table:table-cell office:value-type="float" office:value="0.265624370391">
                <text:p>0.265624370391</text:p>
              </table:table-cell>
              <table:table-cell office:value-type="float" office:value="0.948025114041">
                <text:p>0.948025114041</text:p>
              </table:table-cell>
              <table:table-cell office:value-type="float" office:value="0.558691414527">
                <text:p>0.558691414527</text:p>
              </table:table-cell>
              <table:table-cell office:value-type="float" office:value="0.360061175442">
                <text:p>0.360061175442</text:p>
              </table:table-cell>
              <table:table-cell office:value-type="float" office:value="0.812544">
                <text:p>0.812544</text:p>
              </table:table-cell>
              <table:table-cell office:value-type="float" office:value="0.0519748859587">
                <text:p>0.05197488595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0.715cm" style:legend-expansion="high" chart:style-name="ch2"/>
        <chart:plot-area chart:style-name="ch3" table:cell-range-address="Tabelle1.B81:Tabelle1.Q98" chart:data-source-has-labels="both" svg:x="0.32cm" svg:y="0.18cm" svg:width="12.349cm" svg:height="8.64cm">
          <chartooo:coordinate-region svg:x="1.047cm" svg:y="0.38cm" svg:width="10.96cm" svg:height="7.395cm"/>
          <chart:axis chart:dimension="x" chart:name="primary-x" chart:style-name="ch4" chartooo:axis-type="auto">
            <chartooo:date-scale/>
            <chart:categories table:cell-range-address="Tabelle1.B82:Tabelle1.B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82:Tabelle1.C98" chart:label-cell-address="Tabelle1.C81:Tabelle1.C81" chart:class="chart:line">
            <chart:data-point chart:repeated="17"/>
          </chart:series>
          <chart:series chart:style-name="ch7" chart:values-cell-range-address="Tabelle1.D82:Tabelle1.D98" chart:label-cell-address="Tabelle1.D81:Tabelle1.D81" chart:class="chart:line">
            <chart:data-point chart:repeated="17"/>
          </chart:series>
          <chart:series chart:style-name="ch8" chart:values-cell-range-address="Tabelle1.E82:Tabelle1.E98" chart:label-cell-address="Tabelle1.E81:Tabelle1.E81" chart:class="chart:line">
            <chart:data-point chart:repeated="17"/>
          </chart:series>
          <chart:series chart:style-name="ch9" chart:values-cell-range-address="Tabelle1.F82:Tabelle1.F98" chart:label-cell-address="Tabelle1.F81:Tabelle1.F81" chart:class="chart:line">
            <chart:data-point chart:repeated="17"/>
          </chart:series>
          <chart:series chart:style-name="ch10" chart:values-cell-range-address="Tabelle1.G82:Tabelle1.G98" chart:label-cell-address="Tabelle1.G81:Tabelle1.G81" chart:class="chart:line">
            <chart:data-point chart:repeated="17"/>
          </chart:series>
          <chart:series chart:style-name="ch11" chart:values-cell-range-address="Tabelle1.H82:Tabelle1.H98" chart:label-cell-address="Tabelle1.H81:Tabelle1.H81" chart:class="chart:line">
            <chart:data-point chart:repeated="17"/>
          </chart:series>
          <chart:series chart:style-name="ch12" chart:values-cell-range-address="Tabelle1.I82:Tabelle1.I98" chart:label-cell-address="Tabelle1.I81:Tabelle1.I81" chart:class="chart:line">
            <chart:data-point chart:repeated="17"/>
          </chart:series>
          <chart:series chart:style-name="ch13" chart:values-cell-range-address="Tabelle1.J82:Tabelle1.J98" chart:label-cell-address="Tabelle1.J81:Tabelle1.J81" chart:class="chart:line">
            <chart:data-point chart:repeated="17"/>
          </chart:series>
          <chart:series chart:style-name="ch14" chart:values-cell-range-address="Tabelle1.K82:Tabelle1.K98" chart:label-cell-address="Tabelle1.K81:Tabelle1.K81" chart:class="chart:line">
            <chart:data-point chart:repeated="17"/>
          </chart:series>
          <chart:series chart:style-name="ch15" chart:values-cell-range-address="Tabelle1.L82:Tabelle1.L98" chart:label-cell-address="Tabelle1.L81:Tabelle1.L81" chart:class="chart:line">
            <chart:data-point chart:repeated="17"/>
          </chart:series>
          <chart:series chart:style-name="ch16" chart:values-cell-range-address="Tabelle1.M82:Tabelle1.M98" chart:label-cell-address="Tabelle1.M81:Tabelle1.M81" chart:class="chart:line">
            <chart:data-point chart:repeated="17"/>
          </chart:series>
          <chart:series chart:style-name="ch17" chart:values-cell-range-address="Tabelle1.N82:Tabelle1.N98" chart:label-cell-address="Tabelle1.N81:Tabelle1.N81" chart:class="chart:line">
            <chart:data-point chart:repeated="17"/>
          </chart:series>
          <chart:series chart:style-name="ch18" chart:values-cell-range-address="Tabelle1.O82:Tabelle1.O98" chart:label-cell-address="Tabelle1.O81:Tabelle1.O81" chart:class="chart:line">
            <chart:data-point chart:repeated="17"/>
          </chart:series>
          <chart:series chart:style-name="ch19" chart:values-cell-range-address="Tabelle1.P82:Tabelle1.P98" chart:label-cell-address="Tabelle1.P81:Tabelle1.P81" chart:class="chart:line">
            <chart:data-point chart:repeated="17"/>
          </chart:series>
          <chart:series chart:style-name="ch20" chart:values-cell-range-address="Tabelle1.Q82:Tabelle1.Q98" chart:label-cell-address="Tabelle1.Q81:Tabelle1.Q81" chart:class="chart:line">
            <chart:data-point chart:repeated="1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E</text:p>
                <draw:g>
                  <svg:desc>Tabelle1.C81:Tabelle1.C81</svg:desc>
                </draw:g>
              </table:table-cell>
              <table:table-cell office:value-type="string">
                <text:p>JACRD</text:p>
                <draw:g>
                  <svg:desc>Tabelle1.D81:Tabelle1.D81</svg:desc>
                </draw:g>
              </table:table-cell>
              <table:table-cell office:value-type="string">
                <text:p>AUC</text:p>
                <draw:g>
                  <svg:desc>Tabelle1.E81:Tabelle1.E81</svg:desc>
                </draw:g>
              </table:table-cell>
              <table:table-cell office:value-type="string">
                <text:p>KAPPA</text:p>
                <draw:g>
                  <svg:desc>Tabelle1.F81:Tabelle1.F81</svg:desc>
                </draw:g>
              </table:table-cell>
              <table:table-cell office:value-type="string">
                <text:p>RNDIND</text:p>
                <draw:g>
                  <svg:desc>Tabelle1.G81:Tabelle1.G81</svg:desc>
                </draw:g>
              </table:table-cell>
              <table:table-cell office:value-type="string">
                <text:p>ICCORR</text:p>
                <draw:g>
                  <svg:desc>Tabelle1.H81:Tabelle1.H81</svg:desc>
                </draw:g>
              </table:table-cell>
              <table:table-cell office:value-type="string">
                <text:p>VOLSMTY</text:p>
                <draw:g>
                  <svg:desc>Tabelle1.I81:Tabelle1.I81</svg:desc>
                </draw:g>
              </table:table-cell>
              <table:table-cell office:value-type="string">
                <text:p>MAHLNBS</text:p>
                <draw:g>
                  <svg:desc>Tabelle1.J81:Tabelle1.J81</svg:desc>
                </draw:g>
              </table:table-cell>
              <table:table-cell office:value-type="string">
                <text:p>GCOERR</text:p>
                <draw:g>
                  <svg:desc>Tabelle1.K81:Tabelle1.K81</svg:desc>
                </draw:g>
              </table:table-cell>
              <table:table-cell office:value-type="string">
                <text:p>SNSVTY</text:p>
                <draw:g>
                  <svg:desc>Tabelle1.L81:Tabelle1.L81</svg:desc>
                </draw:g>
              </table:table-cell>
              <table:table-cell office:value-type="string">
                <text:p>SPCFTY</text:p>
                <draw:g>
                  <svg:desc>Tabelle1.M81:Tabelle1.M81</svg:desc>
                </draw:g>
              </table:table-cell>
              <table:table-cell office:value-type="string">
                <text:p>PRCISON</text:p>
                <draw:g>
                  <svg:desc>Tabelle1.N81:Tabelle1.N81</svg:desc>
                </draw:g>
              </table:table-cell>
              <table:table-cell office:value-type="string">
                <text:p>FMEASR</text:p>
                <draw:g>
                  <svg:desc>Tabelle1.O81:Tabelle1.O81</svg:desc>
                </draw:g>
              </table:table-cell>
              <table:table-cell office:value-type="string">
                <text:p>ACURCY</text:p>
                <draw:g>
                  <svg:desc>Tabelle1.P81:Tabelle1.P81</svg:desc>
                </draw:g>
              </table:table-cell>
              <table:table-cell office:value-type="string">
                <text:p>FALLOUT</text:p>
                <draw:g>
                  <svg:desc>Tabelle1.Q81:Tabelle1.Q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dmpx1</text:p>
                <draw:g>
                  <svg:desc>Tabelle1.B82:Tabelle1.B98</svg:desc>
                </draw:g>
              </table:table-cell>
              <table:table-cell office:value-type="float" office:value="0.997650145541">
                <text:p>0.997650145541</text:p>
                <draw:g>
                  <svg:desc>Tabelle1.C82:Tabelle1.C98</svg:desc>
                </draw:g>
              </table:table-cell>
              <table:table-cell office:value-type="float" office:value="0.995311308823">
                <text:p>0.995311308823</text:p>
                <draw:g>
                  <svg:desc>Tabelle1.D82:Tabelle1.D98</svg:desc>
                </draw:g>
              </table:table-cell>
              <table:table-cell office:value-type="float" office:value="0.987462826314">
                <text:p>0.987462826314</text:p>
                <draw:g>
                  <svg:desc>Tabelle1.E82:Tabelle1.E98</svg:desc>
                </draw:g>
              </table:table-cell>
              <table:table-cell office:value-type="float" office:value="0.995725321665">
                <text:p>0.995725321665</text:p>
                <draw:g>
                  <svg:desc>Tabelle1.F82:Tabelle1.F98</svg:desc>
                </draw:g>
              </table:table-cell>
              <table:table-cell office:value-type="float" office:value="0.991524193169">
                <text:p>0.991524193169</text:p>
                <draw:g>
                  <svg:desc>Tabelle1.G82:Tabelle1.G98</svg:desc>
                </draw:g>
              </table:table-cell>
              <table:table-cell office:value-type="float" office:value="0.97511073617">
                <text:p>0.97511073617</text:p>
                <draw:g>
                  <svg:desc>Tabelle1.H82:Tabelle1.H98</svg:desc>
                </draw:g>
              </table:table-cell>
              <table:table-cell office:value-type="float" office:value="0.999977914902">
                <text:p>0.999977914902</text:p>
                <draw:g>
                  <svg:desc>Tabelle1.I82:Tabelle1.I98</svg:desc>
                </draw:g>
              </table:table-cell>
              <table:table-cell office:value-type="float" office:value="0.000256254610165261">
                <text:p>0.000256254610165261</text:p>
                <draw:g>
                  <svg:desc>Tabelle1.J82:Tabelle1.J98</svg:desc>
                </draw:g>
              </table:table-cell>
              <table:table-cell office:value-type="float" office:value="0.00845823341468">
                <text:p>0.00845823341468</text:p>
                <draw:g>
                  <svg:desc>Tabelle1.K82:Tabelle1.K98</svg:desc>
                </draw:g>
              </table:table-cell>
              <table:table-cell office:value-type="float" office:value="0.997672179229">
                <text:p>0.997672179229</text:p>
                <draw:g>
                  <svg:desc>Tabelle1.L82:Tabelle1.L98</svg:desc>
                </draw:g>
              </table:table-cell>
              <table:table-cell office:value-type="float" office:value="0.977253473399">
                <text:p>0.977253473399</text:p>
                <draw:g>
                  <svg:desc>Tabelle1.M82:Tabelle1.M98</svg:desc>
                </draw:g>
              </table:table-cell>
              <table:table-cell office:value-type="float" office:value="0.997628112826">
                <text:p>0.997628112826</text:p>
                <draw:g>
                  <svg:desc>Tabelle1.N82:Tabelle1.N98</svg:desc>
                </draw:g>
              </table:table-cell>
              <table:table-cell office:value-type="float" office:value="0.997650145541">
                <text:p>0.997650145541</text:p>
                <draw:g>
                  <svg:desc>Tabelle1.O82:Tabelle1.O98</svg:desc>
                </draw:g>
              </table:table-cell>
              <table:table-cell office:value-type="float" office:value="0.995744">
                <text:p>0.995744</text:p>
                <draw:g>
                  <svg:desc>Tabelle1.P82:Tabelle1.P98</svg:desc>
                </draw:g>
              </table:table-cell>
              <table:table-cell office:value-type="float" office:value="0.0227465266012">
                <text:p>0.0227465266012</text:p>
                <draw:g>
                  <svg:desc>Tabelle1.Q82:Tabelle1.Q98</svg:desc>
                </draw:g>
              </table:table-cell>
            </table:table-row>
            <table:table-row>
              <table:table-cell office:value-type="string">
                <text:p>rdmpx2</text:p>
              </table:table-cell>
              <table:table-cell office:value-type="float" office:value="0.997820195984">
                <text:p>0.997820195984</text:p>
              </table:table-cell>
              <table:table-cell office:value-type="float" office:value="0.995649874388">
                <text:p>0.995649874388</text:p>
              </table:table-cell>
              <table:table-cell office:value-type="float" office:value="0.988354214912">
                <text:p>0.988354214912</text:p>
              </table:table-cell>
              <table:table-cell office:value-type="float" office:value="0.99603468631">
                <text:p>0.99603468631</text:p>
              </table:table-cell>
              <table:table-cell office:value-type="float" office:value="0.992135141949">
                <text:p>0.992135141949</text:p>
              </table:table-cell>
              <table:table-cell office:value-type="float" office:value="0.97691237107">
                <text:p>0.97691237107</text:p>
              </table:table-cell>
              <table:table-cell office:value-type="float" office:value="0.999975706338">
                <text:p>0.999975706338</text:p>
              </table:table-cell>
              <table:table-cell office:value-type="float" office:value="0.000186483019643423">
                <text:p>0.000186483019643423</text:p>
              </table:table-cell>
              <table:table-cell office:value-type="float" office:value="0.00784960487069">
                <text:p>0.00784960487069</text:p>
              </table:table-cell>
              <table:table-cell office:value-type="float" office:value="0.997844437279">
                <text:p>0.997844437279</text:p>
              </table:table-cell>
              <table:table-cell office:value-type="float" office:value="0.978863992545">
                <text:p>0.978863992545</text:p>
              </table:table-cell>
              <table:table-cell office:value-type="float" office:value="0.997795955866">
                <text:p>0.997795955866</text:p>
              </table:table-cell>
              <table:table-cell office:value-type="float" office:value="0.997820195984">
                <text:p>0.997820195984</text:p>
              </table:table-cell>
              <table:table-cell office:value-type="float" office:value="0.996052">
                <text:p>0.996052</text:p>
              </table:table-cell>
              <table:table-cell office:value-type="float" office:value="0.0211360074548">
                <text:p>0.0211360074548</text:p>
              </table:table-cell>
            </table:table-row>
            <table:table-row>
              <table:table-cell office:value-type="string">
                <text:p>rdmpx3</text:p>
              </table:table-cell>
              <table:table-cell office:value-type="float" office:value="0.99527577837">
                <text:p>0.99527577837</text:p>
              </table:table-cell>
              <table:table-cell office:value-type="float" office:value="0.990595983399">
                <text:p>0.990595983399</text:p>
              </table:table-cell>
              <table:table-cell office:value-type="float" office:value="0.974712887569">
                <text:p>0.974712887569</text:p>
              </table:table-cell>
              <table:table-cell office:value-type="float" office:value="0.99140703834">
                <text:p>0.99140703834</text:p>
              </table:table-cell>
              <table:table-cell office:value-type="float" office:value="0.983034342409">
                <text:p>0.983034342409</text:p>
              </table:table-cell>
              <table:table-cell office:value-type="float" office:value="0.949984085317">
                <text:p>0.949984085317</text:p>
              </table:table-cell>
              <table:table-cell office:value-type="float" office:value="0.99993153302">
                <text:p>0.99993153302</text:p>
              </table:table-cell>
              <table:table-cell office:value-type="float" office:value="0.000439875757150256">
                <text:p>0.000439875757150256</text:p>
              </table:table-cell>
              <table:table-cell office:value-type="float" office:value="0.0168930852172">
                <text:p>0.0168930852172</text:p>
              </table:table-cell>
              <table:table-cell office:value-type="float" office:value="0.995343926563">
                <text:p>0.995343926563</text:p>
              </table:table-cell>
              <table:table-cell office:value-type="float" office:value="0.954081848576">
                <text:p>0.954081848576</text:p>
              </table:table-cell>
              <table:table-cell office:value-type="float" office:value="0.995207639508">
                <text:p>0.995207639508</text:p>
              </table:table-cell>
              <table:table-cell office:value-type="float" office:value="0.99527577837">
                <text:p>0.99527577837</text:p>
              </table:table-cell>
              <table:table-cell office:value-type="float" office:value="0.991444">
                <text:p>0.991444</text:p>
              </table:table-cell>
              <table:table-cell office:value-type="float" office:value="0.0459181514241">
                <text:p>0.0459181514241</text:p>
              </table:table-cell>
            </table:table-row>
            <table:table-row>
              <table:table-cell office:value-type="string">
                <text:p>rdmpx4</text:p>
              </table:table-cell>
              <table:table-cell office:value-type="float" office:value="0.99533316106">
                <text:p>0.99533316106</text:p>
              </table:table-cell>
              <table:table-cell office:value-type="float" office:value="0.990709678554">
                <text:p>0.990709678554</text:p>
              </table:table-cell>
              <table:table-cell office:value-type="float" office:value="0.974982589831">
                <text:p>0.974982589831</text:p>
              </table:table-cell>
              <table:table-cell office:value-type="float" office:value="0.991511598268">
                <text:p>0.991511598268</text:p>
              </table:table-cell>
              <table:table-cell office:value-type="float" office:value="0.983238805563">
                <text:p>0.983238805563</text:p>
              </table:table-cell>
              <table:table-cell office:value-type="float" office:value="0.950595787367">
                <text:p>0.950595787367</text:p>
              </table:table-cell>
              <table:table-cell office:value-type="float" office:value="0.999922697888">
                <text:p>0.999922697888</text:p>
              </table:table-cell>
              <table:table-cell office:value-type="float" office:value="0.000301688653952657">
                <text:p>0.000301688653952657</text:p>
              </table:table-cell>
              <table:table-cell office:value-type="float" office:value="0.0166896929967">
                <text:p>0.0166896929967</text:p>
              </table:table-cell>
              <table:table-cell office:value-type="float" office:value="0.995410108364">
                <text:p>0.995410108364</text:p>
              </table:table-cell>
              <table:table-cell office:value-type="float" office:value="0.954555071299">
                <text:p>0.954555071299</text:p>
              </table:table-cell>
              <table:table-cell office:value-type="float" office:value="0.995256225652">
                <text:p>0.995256225652</text:p>
              </table:table-cell>
              <table:table-cell office:value-type="float" office:value="0.99533316106">
                <text:p>0.99533316106</text:p>
              </table:table-cell>
              <table:table-cell office:value-type="float" office:value="0.991548">
                <text:p>0.991548</text:p>
              </table:table-cell>
              <table:table-cell office:value-type="float" office:value="0.0454449287014">
                <text:p>0.0454449287014</text:p>
              </table:table-cell>
            </table:table-row>
            <table:table-row>
              <table:table-cell office:value-type="string">
                <text:p>rdmpx5</text:p>
              </table:table-cell>
              <table:table-cell office:value-type="float" office:value="0.992829174461">
                <text:p>0.992829174461</text:p>
              </table:table-cell>
              <table:table-cell office:value-type="float" office:value="0.985760458191">
                <text:p>0.985760458191</text:p>
              </table:table-cell>
              <table:table-cell office:value-type="float" office:value="0.96203960942">
                <text:p>0.96203960942</text:p>
              </table:table-cell>
              <table:table-cell office:value-type="float" office:value="0.986954446762">
                <text:p>0.986954446762</text:p>
              </table:table-cell>
              <table:table-cell office:value-type="float" office:value="0.974361273733">
                <text:p>0.974361273733</text:p>
              </table:table-cell>
              <table:table-cell office:value-type="float" office:value="0.924026890157">
                <text:p>0.924026890157</text:p>
              </table:table-cell>
              <table:table-cell office:value-type="float" office:value="0.999993374661">
                <text:p>0.999993374661</text:p>
              </table:table-cell>
              <table:table-cell office:value-type="float" office:value="0.000608690244902246">
                <text:p>0.000608690244902246</text:p>
              </table:table-cell>
              <table:table-cell office:value-type="float" office:value="0.0254819168695">
                <text:p>0.0254819168695</text:p>
              </table:table-cell>
              <table:table-cell office:value-type="float" office:value="0.992822596674">
                <text:p>0.992822596674</text:p>
              </table:table-cell>
              <table:table-cell office:value-type="float" office:value="0.931256622166">
                <text:p>0.931256622166</text:p>
              </table:table-cell>
              <table:table-cell office:value-type="float" office:value="0.992835752334">
                <text:p>0.992835752334</text:p>
              </table:table-cell>
              <table:table-cell office:value-type="float" office:value="0.992829174461">
                <text:p>0.992829174461</text:p>
              </table:table-cell>
              <table:table-cell office:value-type="float" office:value="0.987012">
                <text:p>0.987012</text:p>
              </table:table-cell>
              <table:table-cell office:value-type="float" office:value="0.0687433778343">
                <text:p>0.0687433778343</text:p>
              </table:table-cell>
            </table:table-row>
            <table:table-row>
              <table:table-cell office:value-type="string">
                <text:p>rdmpx10</text:p>
              </table:table-cell>
              <table:table-cell office:value-type="float" office:value="0.988000008832">
                <text:p>0.988000008832</text:p>
              </table:table-cell>
              <table:table-cell office:value-type="float" office:value="0.976284602227">
                <text:p>0.976284602227</text:p>
              </table:table-cell>
              <table:table-cell office:value-type="float" office:value="0.937223602319">
                <text:p>0.937223602319</text:p>
              </table:table-cell>
              <table:table-cell office:value-type="float" office:value="0.978155832853">
                <text:p>0.978155832853</text:p>
              </table:table-cell>
              <table:table-cell office:value-type="float" office:value="0.95746508506">
                <text:p>0.95746508506</text:p>
              </table:table-cell>
              <table:table-cell office:value-type="float" office:value="0.872566040537">
                <text:p>0.872566040537</text:p>
              </table:table-cell>
              <table:table-cell office:value-type="float" office:value="0.999750506163">
                <text:p>0.999750506163</text:p>
              </table:table-cell>
              <table:table-cell office:value-type="float" office:value="0.000507048214842252">
                <text:p>0.000507048214842252</text:p>
              </table:table-cell>
              <table:table-cell office:value-type="float" office:value="0.0420505357853">
                <text:p>0.0420505357853</text:p>
              </table:table-cell>
              <table:table-cell office:value-type="float" office:value="0.987753570404">
                <text:p>0.987753570404</text:p>
              </table:table-cell>
              <table:table-cell office:value-type="float" office:value="0.886693634235">
                <text:p>0.886693634235</text:p>
              </table:table-cell>
              <table:table-cell office:value-type="float" office:value="0.98824657026">
                <text:p>0.98824657026</text:p>
              </table:table-cell>
              <table:table-cell office:value-type="float" office:value="0.988000008832">
                <text:p>0.988000008832</text:p>
              </table:table-cell>
              <table:table-cell office:value-type="float" office:value="0.97826">
                <text:p>0.97826</text:p>
              </table:table-cell>
              <table:table-cell office:value-type="float" office:value="0.113306365765">
                <text:p>0.113306365765</text:p>
              </table:table-cell>
            </table:table-row>
            <table:table-row>
              <table:table-cell office:value-type="string">
                <text:p>rdmpx20</text:p>
              </table:table-cell>
              <table:table-cell office:value-type="float" office:value="0.976917911701">
                <text:p>0.976917911701</text:p>
              </table:table-cell>
              <table:table-cell office:value-type="float" office:value="0.954877348429">
                <text:p>0.954877348429</text:p>
              </table:table-cell>
              <table:table-cell office:value-type="float" office:value="0.877404415128">
                <text:p>0.877404415128</text:p>
              </table:table-cell>
              <table:table-cell office:value-type="float" office:value="0.958025033721">
                <text:p>0.958025033721</text:p>
              </table:table-cell>
              <table:table-cell office:value-type="float" office:value="1.05733366281">
                <text:p>1.05733366281</text:p>
              </table:table-cell>
              <table:table-cell office:value-type="float" office:value="0.755838968831">
                <text:p>0.755838968831</text:p>
              </table:table-cell>
              <table:table-cell office:value-type="float" office:value="0.999840965516">
                <text:p>0.999840965516</text:p>
              </table:table-cell>
              <table:table-cell office:value-type="float" office:value="0.0005163629086162">
                <text:p>0.0005163629086162</text:p>
              </table:table-cell>
              <table:table-cell office:value-type="float" office:value="0.0025405162392">
                <text:p>0.0025405162392</text:p>
              </table:table-cell>
              <table:table-cell office:value-type="float" office:value="0.977073300049">
                <text:p>0.977073300049</text:p>
              </table:table-cell>
              <table:table-cell office:value-type="float" office:value="0.777735530207">
                <text:p>0.777735530207</text:p>
              </table:table-cell>
              <table:table-cell office:value-type="float" office:value="0.976762572769">
                <text:p>0.976762572769</text:p>
              </table:table-cell>
              <table:table-cell office:value-type="float" office:value="0.976917911701">
                <text:p>0.976917911701</text:p>
              </table:table-cell>
              <table:table-cell office:value-type="float" office:value="0.9582">
                <text:p>0.9582</text:p>
              </table:table-cell>
              <table:table-cell office:value-type="float" office:value="0.222264469793">
                <text:p>0.222264469793</text:p>
              </table:table-cell>
            </table:table-row>
            <table:table-row>
              <table:table-cell office:value-type="string">
                <text:p>rdmpx30</text:p>
              </table:table-cell>
              <table:table-cell office:value-type="float" office:value="0.968238682546">
                <text:p>0.968238682546</text:p>
              </table:table-cell>
              <table:table-cell office:value-type="float" office:value="0.938432819845">
                <text:p>0.938432819845</text:p>
              </table:table-cell>
              <table:table-cell office:value-type="float" office:value="0.831616810763">
                <text:p>0.831616810763</text:p>
              </table:table-cell>
              <table:table-cell office:value-type="float" office:value="0.942235468553">
                <text:p>0.942235468553</text:p>
              </table:table-cell>
              <table:table-cell office:value-type="float" office:value="1.02901617034">
                <text:p>1.02901617034</text:p>
              </table:table-cell>
              <table:table-cell office:value-type="float" office:value="0.663888294112">
                <text:p>0.663888294112</text:p>
              </table:table-cell>
              <table:table-cell office:value-type="float" office:value="0.999885146835">
                <text:p>0.999885146835</text:p>
              </table:table-cell>
              <table:table-cell office:value-type="float" office:value="0.000547196622108922">
                <text:p>0.000547196622108922</text:p>
              </table:table-cell>
              <table:table-cell office:value-type="float" office:value="0.0294265817815">
                <text:p>0.0294265817815</text:p>
              </table:table-cell>
              <table:table-cell office:value-type="float" office:value="0.968349900596">
                <text:p>0.968349900596</text:p>
              </table:table-cell>
              <table:table-cell office:value-type="float" office:value="0.69488372093">
                <text:p>0.69488372093</text:p>
              </table:table-cell>
              <table:table-cell office:value-type="float" office:value="0.96812749004">
                <text:p>0.96812749004</text:p>
              </table:table-cell>
              <table:table-cell office:value-type="float" office:value="0.968238682546">
                <text:p>0.968238682546</text:p>
              </table:table-cell>
              <table:table-cell office:value-type="float" office:value="0.94248">
                <text:p>0.94248</text:p>
              </table:table-cell>
              <table:table-cell office:value-type="float" office:value="0.30511627907">
                <text:p>0.30511627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dmpx1</text:p>
              </table:table-cell>
              <table:table-cell office:value-type="float" office:value="0.97746049231">
                <text:p>0.97746049231</text:p>
              </table:table-cell>
              <table:table-cell office:value-type="float" office:value="0.955914646779">
                <text:p>0.955914646779</text:p>
              </table:table-cell>
              <table:table-cell office:value-type="float" office:value="0.987462826314">
                <text:p>0.987462826314</text:p>
              </table:table-cell>
              <table:table-cell office:value-type="float" office:value="0.995725321665">
                <text:p>0.995725321665</text:p>
              </table:table-cell>
              <table:table-cell office:value-type="float" office:value="0.991524193169">
                <text:p>0.991524193169</text:p>
              </table:table-cell>
              <table:table-cell office:value-type="float" office:value="0.97511073617">
                <text:p>0.97511073617</text:p>
              </table:table-cell>
              <table:table-cell office:value-type="float" office:value="0.999788162522">
                <text:p>0.999788162522</text:p>
              </table:table-cell>
              <table:table-cell office:value-type="float" office:value="0.00650133571526855">
                <text:p>0.00650133571526855</text:p>
              </table:table-cell>
              <table:table-cell office:value-type="float" office:value="0.00845823341468">
                <text:p>0.00845823341468</text:p>
              </table:table-cell>
              <table:table-cell office:value-type="float" office:value="0.977253473399">
                <text:p>0.977253473399</text:p>
              </table:table-cell>
              <table:table-cell office:value-type="float" office:value="0.997672179229">
                <text:p>0.997672179229</text:p>
              </table:table-cell>
              <table:table-cell office:value-type="float" office:value="0.977667598949">
                <text:p>0.977667598949</text:p>
              </table:table-cell>
              <table:table-cell office:value-type="float" office:value="0.97746049231">
                <text:p>0.97746049231</text:p>
              </table:table-cell>
              <table:table-cell office:value-type="float" office:value="0.995744">
                <text:p>0.995744</text:p>
              </table:table-cell>
              <table:table-cell office:value-type="float" office:value="0.00232782077105">
                <text:p>0.00232782077105</text:p>
              </table:table-cell>
            </table:table-row>
            <table:table-row>
              <table:table-cell office:value-type="string">
                <text:p>rdmpx2</text:p>
              </table:table-cell>
              <table:table-cell office:value-type="float" office:value="0.979092083801">
                <text:p>0.979092083801</text:p>
              </table:table-cell>
              <table:table-cell office:value-type="float" office:value="0.959040544466">
                <text:p>0.959040544466</text:p>
              </table:table-cell>
              <table:table-cell office:value-type="float" office:value="0.988354214912">
                <text:p>0.988354214912</text:p>
              </table:table-cell>
              <table:table-cell office:value-type="float" office:value="0.99603468631">
                <text:p>0.99603468631</text:p>
              </table:table-cell>
              <table:table-cell office:value-type="float" office:value="0.992135141949">
                <text:p>0.992135141949</text:p>
              </table:table-cell>
              <table:table-cell office:value-type="float" office:value="0.97691237107">
                <text:p>0.97691237107</text:p>
              </table:table-cell>
              <table:table-cell office:value-type="float" office:value="0.99976698371">
                <text:p>0.99976698371</text:p>
              </table:table-cell>
              <table:table-cell office:value-type="float" office:value="0.00440909972441833">
                <text:p>0.00440909972441833</text:p>
              </table:table-cell>
              <table:table-cell office:value-type="float" office:value="0.00784960487069">
                <text:p>0.00784960487069</text:p>
              </table:table-cell>
              <table:table-cell office:value-type="float" office:value="0.978863992545">
                <text:p>0.978863992545</text:p>
              </table:table-cell>
              <table:table-cell office:value-type="float" office:value="0.997844437279">
                <text:p>0.997844437279</text:p>
              </table:table-cell>
              <table:table-cell office:value-type="float" office:value="0.97932028138">
                <text:p>0.97932028138</text:p>
              </table:table-cell>
              <table:table-cell office:value-type="float" office:value="0.979092083801">
                <text:p>0.979092083801</text:p>
              </table:table-cell>
              <table:table-cell office:value-type="float" office:value="0.996052">
                <text:p>0.996052</text:p>
              </table:table-cell>
              <table:table-cell office:value-type="float" office:value="0.00215556272113">
                <text:p>0.00215556272113</text:p>
              </table:table-cell>
            </table:table-row>
            <table:table-row>
              <table:table-cell office:value-type="string">
                <text:p>rdmpx3</text:p>
              </table:table-cell>
              <table:table-cell office:value-type="float" office:value="0.954708111885">
                <text:p>0.954708111885</text:p>
              </table:table-cell>
              <table:table-cell office:value-type="float" office:value="0.913341165985">
                <text:p>0.913341165985</text:p>
              </table:table-cell>
              <table:table-cell office:value-type="float" office:value="0.974712887569">
                <text:p>0.974712887569</text:p>
              </table:table-cell>
              <table:table-cell office:value-type="float" office:value="0.99140703834">
                <text:p>0.99140703834</text:p>
              </table:table-cell>
              <table:table-cell office:value-type="float" office:value="0.983034342409">
                <text:p>0.983034342409</text:p>
              </table:table-cell>
              <table:table-cell office:value-type="float" office:value="0.949984085317">
                <text:p>0.949984085317</text:p>
              </table:table-cell>
              <table:table-cell office:value-type="float" office:value="0.999343595824">
                <text:p>0.999343595824</text:p>
              </table:table-cell>
              <table:table-cell office:value-type="float" office:value="0.0107801624346283">
                <text:p>0.0107801624346283</text:p>
              </table:table-cell>
              <table:table-cell office:value-type="float" office:value="0.0168930852172">
                <text:p>0.0168930852172</text:p>
              </table:table-cell>
              <table:table-cell office:value-type="float" office:value="0.954081848576">
                <text:p>0.954081848576</text:p>
              </table:table-cell>
              <table:table-cell office:value-type="float" office:value="0.995343926563">
                <text:p>0.995343926563</text:p>
              </table:table-cell>
              <table:table-cell office:value-type="float" office:value="0.955335197898">
                <text:p>0.955335197898</text:p>
              </table:table-cell>
              <table:table-cell office:value-type="float" office:value="0.954708111885">
                <text:p>0.954708111885</text:p>
              </table:table-cell>
              <table:table-cell office:value-type="float" office:value="0.991444">
                <text:p>0.991444</text:p>
              </table:table-cell>
              <table:table-cell office:value-type="float" office:value="0.00465607343697">
                <text:p>0.00465607343697</text:p>
              </table:table-cell>
            </table:table-row>
            <table:table-row>
              <table:table-cell office:value-type="string">
                <text:p>rdmpx4</text:p>
              </table:table-cell>
              <table:table-cell office:value-type="float" office:value="0.955262433571">
                <text:p>0.955262433571</text:p>
              </table:table-cell>
              <table:table-cell office:value-type="float" office:value="0.914356355383">
                <text:p>0.914356355383</text:p>
              </table:table-cell>
              <table:table-cell office:value-type="float" office:value="0.974982589831">
                <text:p>0.974982589831</text:p>
              </table:table-cell>
              <table:table-cell office:value-type="float" office:value="0.991511598268">
                <text:p>0.991511598268</text:p>
              </table:table-cell>
              <table:table-cell office:value-type="float" office:value="0.983238805563">
                <text:p>0.983238805563</text:p>
              </table:table-cell>
              <table:table-cell office:value-type="float" office:value="0.950595787367">
                <text:p>0.950595787367</text:p>
              </table:table-cell>
              <table:table-cell office:value-type="float" office:value="0.999258961275">
                <text:p>0.999258961275</text:p>
              </table:table-cell>
              <table:table-cell office:value-type="float" office:value="0.00797840500652057">
                <text:p>0.00797840500652057</text:p>
              </table:table-cell>
              <table:table-cell office:value-type="float" office:value="0.0166896929967">
                <text:p>0.0166896929967</text:p>
              </table:table-cell>
              <table:table-cell office:value-type="float" office:value="0.954555071299">
                <text:p>0.954555071299</text:p>
              </table:table-cell>
              <table:table-cell office:value-type="float" office:value="0.995410108364">
                <text:p>0.995410108364</text:p>
              </table:table-cell>
              <table:table-cell office:value-type="float" office:value="0.955970844987">
                <text:p>0.955970844987</text:p>
              </table:table-cell>
              <table:table-cell office:value-type="float" office:value="0.955262433571">
                <text:p>0.955262433571</text:p>
              </table:table-cell>
              <table:table-cell office:value-type="float" office:value="0.991548">
                <text:p>0.991548</text:p>
              </table:table-cell>
              <table:table-cell office:value-type="float" office:value="0.00458989163615">
                <text:p>0.00458989163615</text:p>
              </table:table-cell>
            </table:table-row>
            <table:table-row>
              <table:table-cell office:value-type="string">
                <text:p>rdmpx5</text:p>
              </table:table-cell>
              <table:table-cell office:value-type="float" office:value="0.931197423347">
                <text:p>0.931197423347</text:p>
              </table:table-cell>
              <table:table-cell office:value-type="float" office:value="0.87125297383">
                <text:p>0.87125297383</text:p>
              </table:table-cell>
              <table:table-cell office:value-type="float" office:value="0.96203960942">
                <text:p>0.96203960942</text:p>
              </table:table-cell>
              <table:table-cell office:value-type="float" office:value="0.986954446762">
                <text:p>0.986954446762</text:p>
              </table:table-cell>
              <table:table-cell office:value-type="float" office:value="0.974361273733">
                <text:p>0.974361273733</text:p>
              </table:table-cell>
              <table:table-cell office:value-type="float" office:value="0.924026890157">
                <text:p>0.924026890157</text:p>
              </table:table-cell>
              <table:table-cell office:value-type="float" office:value="0.99993643125">
                <text:p>0.99993643125</text:p>
              </table:table-cell>
              <table:table-cell office:value-type="float" office:value="0.013938342596023">
                <text:p>0.013938342596023</text:p>
              </table:table-cell>
              <table:table-cell office:value-type="float" office:value="0.0254819168695">
                <text:p>0.0254819168695</text:p>
              </table:table-cell>
              <table:table-cell office:value-type="float" office:value="0.931256622166">
                <text:p>0.931256622166</text:p>
              </table:table-cell>
              <table:table-cell office:value-type="float" office:value="0.992822596674">
                <text:p>0.992822596674</text:p>
              </table:table-cell>
              <table:table-cell office:value-type="float" office:value="0.931138232054">
                <text:p>0.931138232054</text:p>
              </table:table-cell>
              <table:table-cell office:value-type="float" office:value="0.931197423347">
                <text:p>0.931197423347</text:p>
              </table:table-cell>
              <table:table-cell office:value-type="float" office:value="0.987012">
                <text:p>0.987012</text:p>
              </table:table-cell>
              <table:table-cell office:value-type="float" office:value="0.0071774033259">
                <text:p>0.0071774033259</text:p>
              </table:table-cell>
            </table:table-row>
            <table:table-row>
              <table:table-cell office:value-type="string">
                <text:p>rdmpx10</text:p>
              </table:table-cell>
              <table:table-cell office:value-type="float" office:value="0.884565554446">
                <text:p>0.884565554446</text:p>
              </table:table-cell>
              <table:table-cell office:value-type="float" office:value="0.793023344377">
                <text:p>0.793023344377</text:p>
              </table:table-cell>
              <table:table-cell office:value-type="float" office:value="0.937223602319">
                <text:p>0.937223602319</text:p>
              </table:table-cell>
              <table:table-cell office:value-type="float" office:value="0.978155832853">
                <text:p>0.978155832853</text:p>
              </table:table-cell>
              <table:table-cell office:value-type="float" office:value="0.95746508506">
                <text:p>0.95746508506</text:p>
              </table:table-cell>
              <table:table-cell office:value-type="float" office:value="0.872566040537">
                <text:p>0.872566040537</text:p>
              </table:table-cell>
              <table:table-cell office:value-type="float" office:value="0.997599983009">
                <text:p>0.997599983009</text:p>
              </table:table-cell>
              <table:table-cell office:value-type="float" office:value="0.00920097754617165">
                <text:p>0.00920097754617165</text:p>
              </table:table-cell>
              <table:table-cell office:value-type="float" office:value="0.0420505357853">
                <text:p>0.0420505357853</text:p>
              </table:table-cell>
              <table:table-cell office:value-type="float" office:value="0.886693634235">
                <text:p>0.886693634235</text:p>
              </table:table-cell>
              <table:table-cell office:value-type="float" office:value="0.987753570404">
                <text:p>0.987753570404</text:p>
              </table:table-cell>
              <table:table-cell office:value-type="float" office:value="0.882447665056">
                <text:p>0.882447665056</text:p>
              </table:table-cell>
              <table:table-cell office:value-type="float" office:value="0.884565554446">
                <text:p>0.884565554446</text:p>
              </table:table-cell>
              <table:table-cell office:value-type="float" office:value="0.97826">
                <text:p>0.97826</text:p>
              </table:table-cell>
              <table:table-cell office:value-type="float" office:value="0.0122464295963">
                <text:p>0.0122464295963</text:p>
              </table:table-cell>
            </table:table-row>
            <table:table-row>
              <table:table-cell office:value-type="string">
                <text:p>rdmpx20</text:p>
              </table:table-cell>
              <table:table-cell office:value-type="float" office:value="0.778920199712">
                <text:p>0.778920199712</text:p>
              </table:table-cell>
              <table:table-cell office:value-type="float" office:value="0.637894590942">
                <text:p>0.637894590942</text:p>
              </table:table-cell>
              <table:table-cell office:value-type="float" office:value="0.877404415128">
                <text:p>0.877404415128</text:p>
              </table:table-cell>
              <table:table-cell office:value-type="float" office:value="0.958025033721">
                <text:p>0.958025033721</text:p>
              </table:table-cell>
              <table:table-cell office:value-type="float" office:value="1.05733366281">
                <text:p>1.05733366281</text:p>
              </table:table-cell>
              <table:table-cell office:value-type="float" office:value="0.755838968831">
                <text:p>0.755838968831</text:p>
              </table:table-cell>
              <table:table-cell office:value-type="float" office:value="0.998476770754">
                <text:p>0.998476770754</text:p>
              </table:table-cell>
              <table:table-cell office:value-type="float" office:value="0.0127849294762154">
                <text:p>0.0127849294762154</text:p>
              </table:table-cell>
              <table:table-cell office:value-type="float" office:value="0.0025405162392">
                <text:p>0.0025405162392</text:p>
              </table:table-cell>
              <table:table-cell office:value-type="float" office:value="0.777735530207">
                <text:p>0.777735530207</text:p>
              </table:table-cell>
              <table:table-cell office:value-type="float" office:value="0.977073300049">
                <text:p>0.977073300049</text:p>
              </table:table-cell>
              <table:table-cell office:value-type="float" office:value="0.78010848377">
                <text:p>0.78010848377</text:p>
              </table:table-cell>
              <table:table-cell office:value-type="float" office:value="0.778920199712">
                <text:p>0.778920199712</text:p>
              </table:table-cell>
              <table:table-cell office:value-type="float" office:value="0.9582">
                <text:p>0.9582</text:p>
              </table:table-cell>
              <table:table-cell office:value-type="float" office:value="0.0229266999514">
                <text:p>0.0229266999514</text:p>
              </table:table-cell>
            </table:table-row>
            <table:table-row>
              <table:table-cell office:value-type="string">
                <text:p>rdmpx30</text:p>
              </table:table-cell>
              <table:table-cell office:value-type="float" office:value="0.695648493058">
                <text:p>0.695648493058</text:p>
              </table:table-cell>
              <table:table-cell office:value-type="float" office:value="0.533329006296">
                <text:p>0.533329006296</text:p>
              </table:table-cell>
              <table:table-cell office:value-type="float" office:value="0.831616810763">
                <text:p>0.831616810763</text:p>
              </table:table-cell>
              <table:table-cell office:value-type="float" office:value="0.942235468553">
                <text:p>0.942235468553</text:p>
              </table:table-cell>
              <table:table-cell office:value-type="float" office:value="1.02901617034">
                <text:p>1.02901617034</text:p>
              </table:table-cell>
              <table:table-cell office:value-type="float" office:value="0.663888294112">
                <text:p>0.663888294112</text:p>
              </table:table-cell>
              <table:table-cell office:value-type="float" office:value="0.998899424314">
                <text:p>0.998899424314</text:p>
              </table:table-cell>
              <table:table-cell office:value-type="float" office:value="0.0123449128681481">
                <text:p>0.0123449128681481</text:p>
              </table:table-cell>
              <table:table-cell office:value-type="float" office:value="0.0294265817815">
                <text:p>0.0294265817815</text:p>
              </table:table-cell>
              <table:table-cell office:value-type="float" office:value="0.69488372093">
                <text:p>0.69488372093</text:p>
              </table:table-cell>
              <table:table-cell office:value-type="float" office:value="0.968349900596">
                <text:p>0.968349900596</text:p>
              </table:table-cell>
              <table:table-cell office:value-type="float" office:value="0.69641495042">
                <text:p>0.69641495042</text:p>
              </table:table-cell>
              <table:table-cell office:value-type="float" office:value="0.695648493058">
                <text:p>0.695648493058</text:p>
              </table:table-cell>
              <table:table-cell office:value-type="float" office:value="0.94248">
                <text:p>0.94248</text:p>
              </table:table-cell>
              <table:table-cell office:value-type="float" office:value="0.0316500994036">
                <text:p>0.03165009940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6cm" svg:height="9.007cm" xlink:href=".." xlink:type="simple" chart:class="chart:line" chart:style-name="ch1">
        <chart:legend chart:legend-position="end" svg:x="12.985cm" svg:y="0.718cm" style:legend-expansion="high" chart:style-name="ch2"/>
        <chart:plot-area chart:style-name="ch3" table:cell-range-address="Tabelle1.B101:Tabelle1.Q110" chart:data-source-has-labels="both" svg:x="0.319cm" svg:y="0.18cm" svg:width="12.347cm" svg:height="8.647cm">
          <chartooo:coordinate-region svg:x="1.152cm" svg:y="0.38cm" svg:width="10.917cm" svg:height="8.248cm"/>
          <chart:axis chart:dimension="x" chart:name="primary-x" chart:style-name="ch4" chartooo:axis-type="auto">
            <chartooo:date-scale/>
            <chart:categories table:cell-range-address="Tabelle1.B102:Tabelle1.B1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102:Tabelle1.C110" chart:label-cell-address="Tabelle1.C101:Tabelle1.C101" chart:class="chart:line">
            <chart:data-point chart:repeated="9"/>
          </chart:series>
          <chart:series chart:style-name="ch7" chart:values-cell-range-address="Tabelle1.D102:Tabelle1.D110" chart:label-cell-address="Tabelle1.D101:Tabelle1.D101" chart:class="chart:line">
            <chart:data-point chart:repeated="9"/>
          </chart:series>
          <chart:series chart:style-name="ch8" chart:values-cell-range-address="Tabelle1.E102:Tabelle1.E110" chart:label-cell-address="Tabelle1.E101:Tabelle1.E101" chart:class="chart:line">
            <chart:data-point chart:repeated="9"/>
          </chart:series>
          <chart:series chart:style-name="ch9" chart:values-cell-range-address="Tabelle1.F102:Tabelle1.F110" chart:label-cell-address="Tabelle1.F101:Tabelle1.F101" chart:class="chart:line">
            <chart:data-point chart:repeated="9"/>
          </chart:series>
          <chart:series chart:style-name="ch10" chart:values-cell-range-address="Tabelle1.G102:Tabelle1.G110" chart:label-cell-address="Tabelle1.G101:Tabelle1.G101" chart:class="chart:line">
            <chart:data-point chart:repeated="9"/>
          </chart:series>
          <chart:series chart:style-name="ch11" chart:values-cell-range-address="Tabelle1.H102:Tabelle1.H110" chart:label-cell-address="Tabelle1.H101:Tabelle1.H101" chart:class="chart:line">
            <chart:data-point chart:repeated="9"/>
          </chart:series>
          <chart:series chart:style-name="ch12" chart:values-cell-range-address="Tabelle1.I102:Tabelle1.I110" chart:label-cell-address="Tabelle1.I101:Tabelle1.I101" chart:class="chart:line">
            <chart:data-point chart:repeated="9"/>
          </chart:series>
          <chart:series chart:style-name="ch13" chart:values-cell-range-address="Tabelle1.J102:Tabelle1.J110" chart:label-cell-address="Tabelle1.J101:Tabelle1.J101" chart:class="chart:line">
            <chart:data-point chart:repeated="9"/>
          </chart:series>
          <chart:series chart:style-name="ch14" chart:values-cell-range-address="Tabelle1.K102:Tabelle1.K110" chart:label-cell-address="Tabelle1.K101:Tabelle1.K101" chart:class="chart:line">
            <chart:data-point chart:repeated="9"/>
          </chart:series>
          <chart:series chart:style-name="ch15" chart:values-cell-range-address="Tabelle1.L102:Tabelle1.L110" chart:label-cell-address="Tabelle1.L101:Tabelle1.L101" chart:class="chart:line">
            <chart:data-point chart:repeated="9"/>
          </chart:series>
          <chart:series chart:style-name="ch16" chart:values-cell-range-address="Tabelle1.M102:Tabelle1.M110" chart:label-cell-address="Tabelle1.M101:Tabelle1.M101" chart:class="chart:line">
            <chart:data-point chart:repeated="9"/>
          </chart:series>
          <chart:series chart:style-name="ch17" chart:values-cell-range-address="Tabelle1.N102:Tabelle1.N110" chart:label-cell-address="Tabelle1.N101:Tabelle1.N101" chart:class="chart:line">
            <chart:data-point chart:repeated="9"/>
          </chart:series>
          <chart:series chart:style-name="ch18" chart:values-cell-range-address="Tabelle1.O102:Tabelle1.O110" chart:label-cell-address="Tabelle1.O101:Tabelle1.O101" chart:class="chart:line">
            <chart:data-point chart:repeated="9"/>
          </chart:series>
          <chart:series chart:style-name="ch19" chart:values-cell-range-address="Tabelle1.P102:Tabelle1.P110" chart:label-cell-address="Tabelle1.P101:Tabelle1.P101" chart:class="chart:line">
            <chart:data-point chart:repeated="9"/>
          </chart:series>
          <chart:series chart:style-name="ch20" chart:values-cell-range-address="Tabelle1.Q102:Tabelle1.Q110" chart:label-cell-address="Tabelle1.Q101:Tabelle1.Q101" chart:class="chart:line">
            <chart:data-point chart:repeated="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E</text:p>
                <draw:g>
                  <svg:desc>Tabelle1.C101:Tabelle1.C101</svg:desc>
                </draw:g>
              </table:table-cell>
              <table:table-cell office:value-type="string">
                <text:p>JACRD</text:p>
                <draw:g>
                  <svg:desc>Tabelle1.D101:Tabelle1.D101</svg:desc>
                </draw:g>
              </table:table-cell>
              <table:table-cell office:value-type="string">
                <text:p>AUC</text:p>
                <draw:g>
                  <svg:desc>Tabelle1.E101:Tabelle1.E101</svg:desc>
                </draw:g>
              </table:table-cell>
              <table:table-cell office:value-type="string">
                <text:p>KAPPA</text:p>
                <draw:g>
                  <svg:desc>Tabelle1.F101:Tabelle1.F101</svg:desc>
                </draw:g>
              </table:table-cell>
              <table:table-cell office:value-type="string">
                <text:p>RNDIND</text:p>
                <draw:g>
                  <svg:desc>Tabelle1.G101:Tabelle1.G101</svg:desc>
                </draw:g>
              </table:table-cell>
              <table:table-cell office:value-type="string">
                <text:p>ICCORR</text:p>
                <draw:g>
                  <svg:desc>Tabelle1.H101:Tabelle1.H101</svg:desc>
                </draw:g>
              </table:table-cell>
              <table:table-cell office:value-type="string">
                <text:p>VOLSMTY</text:p>
                <draw:g>
                  <svg:desc>Tabelle1.I101:Tabelle1.I101</svg:desc>
                </draw:g>
              </table:table-cell>
              <table:table-cell office:value-type="string">
                <text:p>MAHLNBS</text:p>
                <draw:g>
                  <svg:desc>Tabelle1.J101:Tabelle1.J101</svg:desc>
                </draw:g>
              </table:table-cell>
              <table:table-cell office:value-type="string">
                <text:p>GCOERR</text:p>
                <draw:g>
                  <svg:desc>Tabelle1.K101:Tabelle1.K101</svg:desc>
                </draw:g>
              </table:table-cell>
              <table:table-cell office:value-type="string">
                <text:p>SNSVTY</text:p>
                <draw:g>
                  <svg:desc>Tabelle1.L101:Tabelle1.L101</svg:desc>
                </draw:g>
              </table:table-cell>
              <table:table-cell office:value-type="string">
                <text:p>SPCFTY</text:p>
                <draw:g>
                  <svg:desc>Tabelle1.M101:Tabelle1.M101</svg:desc>
                </draw:g>
              </table:table-cell>
              <table:table-cell office:value-type="string">
                <text:p>PRCISON</text:p>
                <draw:g>
                  <svg:desc>Tabelle1.N101:Tabelle1.N101</svg:desc>
                </draw:g>
              </table:table-cell>
              <table:table-cell office:value-type="string">
                <text:p>FMEASR</text:p>
                <draw:g>
                  <svg:desc>Tabelle1.O101:Tabelle1.O101</svg:desc>
                </draw:g>
              </table:table-cell>
              <table:table-cell office:value-type="string">
                <text:p>ACURCY</text:p>
                <draw:g>
                  <svg:desc>Tabelle1.P101:Tabelle1.P101</svg:desc>
                </draw:g>
              </table:table-cell>
              <table:table-cell office:value-type="string">
                <text:p>FALLOUT</text:p>
                <draw:g>
                  <svg:desc>Tabelle1.Q101:Tabelle1.Q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ise20</text:p>
                <draw:g>
                  <svg:desc>Tabelle1.B102:Tabelle1.B110</svg:desc>
                </draw:g>
              </table:table-cell>
              <table:table-cell office:value-type="float" office:value="0.677160477597">
                <text:p>0.677160477597</text:p>
                <draw:g>
                  <svg:desc>Tabelle1.C102:Tabelle1.C110</svg:desc>
                </draw:g>
              </table:table-cell>
              <table:table-cell office:value-type="float" office:value="0.51189918817">
                <text:p>0.51189918817</text:p>
                <draw:g>
                  <svg:desc>Tabelle1.D102:Tabelle1.D110</svg:desc>
                </draw:g>
              </table:table-cell>
              <table:table-cell office:value-type="float" office:value="0.587983296671">
                <text:p>0.587983296671</text:p>
                <draw:g>
                  <svg:desc>Tabelle1.E102:Tabelle1.E110</svg:desc>
                </draw:g>
              </table:table-cell>
              <table:table-cell office:value-type="float" office:value="0.562600051813">
                <text:p>0.562600051813</text:p>
                <draw:g>
                  <svg:desc>Tabelle1.F102:Tabelle1.F110</svg:desc>
                </draw:g>
              </table:table-cell>
              <table:table-cell office:value-type="float" office:value="0.987757793751">
                <text:p>0.987757793751</text:p>
                <draw:g>
                  <svg:desc>Tabelle1.G102:Tabelle1.G110</svg:desc>
                </draw:g>
              </table:table-cell>
              <table:table-cell office:value-type="float" office:value="-0.0235661082546">
                <text:p>-0.0235661082546</text:p>
                <draw:g>
                  <svg:desc>Tabelle1.H102:Tabelle1.H110</svg:desc>
                </draw:g>
              </table:table-cell>
              <table:table-cell office:value-type="float" office:value="0.677160477597">
                <text:p>0.677160477597</text:p>
                <draw:g>
                  <svg:desc>Tabelle1.I102:Tabelle1.I110</svg:desc>
                </draw:g>
              </table:table-cell>
              <table:table-cell office:value-type="float" office:value="0.00216799426104233">
                <text:p>0.00216799426104233</text:p>
                <draw:g>
                  <svg:desc>Tabelle1.J102:Tabelle1.J110</svg:desc>
                </draw:g>
              </table:table-cell>
              <table:table-cell office:value-type="float" office:value="-0.0146375223717">
                <text:p>-0.0146375223717</text:p>
                <draw:g>
                  <svg:desc>Tabelle1.K102:Tabelle1.K110</svg:desc>
                </draw:g>
              </table:table-cell>
              <table:table-cell office:value-type="float" office:value="1">
                <text:p>1</text:p>
                <draw:g>
                  <svg:desc>Tabelle1.L102:Tabelle1.L110</svg:desc>
                </draw:g>
              </table:table-cell>
              <table:table-cell office:value-type="float" office:value="0.175966593341">
                <text:p>0.175966593341</text:p>
                <draw:g>
                  <svg:desc>Tabelle1.M102:Tabelle1.M110</svg:desc>
                </draw:g>
              </table:table-cell>
              <table:table-cell office:value-type="float" office:value="0.51189918817">
                <text:p>0.51189918817</text:p>
                <draw:g>
                  <svg:desc>Tabelle1.N102:Tabelle1.N110</svg:desc>
                </draw:g>
              </table:table-cell>
              <table:table-cell office:value-type="float" office:value="0.677160477597">
                <text:p>0.677160477597</text:p>
                <draw:g>
                  <svg:desc>Tabelle1.O102:Tabelle1.O110</svg:desc>
                </draw:g>
              </table:table-cell>
              <table:table-cell office:value-type="float" office:value="0.557972">
                <text:p>0.557972</text:p>
                <draw:g>
                  <svg:desc>Tabelle1.P102:Tabelle1.P110</svg:desc>
                </draw:g>
              </table:table-cell>
              <table:table-cell office:value-type="float" office:value="0.824033406659">
                <text:p>0.824033406659</text:p>
                <draw:g>
                  <svg:desc>Tabelle1.Q102:Tabelle1.Q110</svg:desc>
                </draw:g>
              </table:table-cell>
            </table:table-row>
            <table:table-row>
              <table:table-cell office:value-type="string">
                <text:p>noise40</text:p>
              </table:table-cell>
              <table:table-cell office:value-type="float" office:value="0.672994526333">
                <text:p>0.672994526333</text:p>
              </table:table-cell>
              <table:table-cell office:value-type="float" office:value="0.507152788506">
                <text:p>0.507152788506</text:p>
              </table:table-cell>
              <table:table-cell office:value-type="float" office:value="0.586201226922">
                <text:p>0.586201226922</text:p>
              </table:table-cell>
              <table:table-cell office:value-type="float" office:value="0.559242662547">
                <text:p>0.559242662547</text:p>
              </table:table-cell>
              <table:table-cell office:value-type="float" office:value="0.986733424854">
                <text:p>0.986733424854</text:p>
              </table:table-cell>
              <table:table-cell office:value-type="float" office:value="-0.0312552116951">
                <text:p>-0.0312552116951</text:p>
              </table:table-cell>
              <table:table-cell office:value-type="float" office:value="0.673890696523">
                <text:p>0.673890696523</text:p>
              </table:table-cell>
              <table:table-cell office:value-type="float" office:value="0.00589506032932169">
                <text:p>0.00589506032932169</text:p>
              </table:table-cell>
              <table:table-cell office:value-type="float" office:value="-0.00935214425158">
                <text:p>-0.00935214425158</text:p>
              </table:table-cell>
              <table:table-cell office:value-type="float" office:value="0.998670154975">
                <text:p>0.998670154975</text:p>
              </table:table-cell>
              <table:table-cell office:value-type="float" office:value="0.173732298868">
                <text:p>0.173732298868</text:p>
              </table:table-cell>
              <table:table-cell office:value-type="float" office:value="0.507495516824">
                <text:p>0.507495516824</text:p>
              </table:table-cell>
              <table:table-cell office:value-type="float" office:value="0.672994526333">
                <text:p>0.672994526333</text:p>
              </table:table-cell>
              <table:table-cell office:value-type="float" office:value="0.553372">
                <text:p>0.553372</text:p>
              </table:table-cell>
              <table:table-cell office:value-type="float" office:value="0.826267701132">
                <text:p>0.826267701132</text:p>
              </table:table-cell>
            </table:table-row>
            <table:table-row>
              <table:table-cell office:value-type="string">
                <text:p>noise60</text:p>
              </table:table-cell>
              <table:table-cell office:value-type="float" office:value="0.669060716748">
                <text:p>0.669060716748</text:p>
              </table:table-cell>
              <table:table-cell office:value-type="float" office:value="0.502698150973">
                <text:p>0.502698150973</text:p>
              </table:table-cell>
              <table:table-cell office:value-type="float" office:value="0.583656737357">
                <text:p>0.583656737357</text:p>
              </table:table-cell>
              <table:table-cell office:value-type="float" office:value="0.555599928718">
                <text:p>0.555599928718</text:p>
              </table:table-cell>
              <table:table-cell office:value-type="float" office:value="0.985799941184">
                <text:p>0.985799941184</text:p>
              </table:table-cell>
              <table:table-cell office:value-type="float" office:value="-0.0396740524418">
                <text:p>-0.0396740524418</text:p>
              </table:table-cell>
              <table:table-cell office:value-type="float" office:value="0.671525180067">
                <text:p>0.671525180067</text:p>
              </table:table-cell>
              <table:table-cell office:value-type="float" office:value="0.000860442209616149">
                <text:p>0.000860442209616149</text:p>
              </table:table-cell>
              <table:table-cell office:value-type="float" office:value="-0.00370313533345">
                <text:p>-0.00370313533345</text:p>
              </table:table-cell>
              <table:table-cell office:value-type="float" office:value="0.996330050768">
                <text:p>0.996330050768</text:p>
              </table:table-cell>
              <table:table-cell office:value-type="float" office:value="0.170983423947">
                <text:p>0.170983423947</text:p>
              </table:table-cell>
              <table:table-cell office:value-type="float" office:value="0.503630709976">
                <text:p>0.503630709976</text:p>
              </table:table-cell>
              <table:table-cell office:value-type="float" office:value="0.669060716748">
                <text:p>0.669060716748</text:p>
              </table:table-cell>
              <table:table-cell office:value-type="float" office:value="0.548804">
                <text:p>0.548804</text:p>
              </table:table-cell>
              <table:table-cell office:value-type="float" office:value="0.829016576053">
                <text:p>0.829016576053</text:p>
              </table:table-cell>
            </table:table-row>
            <table:table-row>
              <table:table-cell office:value-type="string">
                <text:p>noise80</text:p>
              </table:table-cell>
              <table:table-cell office:value-type="float" office:value="0.670491500965">
                <text:p>0.670491500965</text:p>
              </table:table-cell>
              <table:table-cell office:value-type="float" office:value="0.504315317616">
                <text:p>0.504315317616</text:p>
              </table:table-cell>
              <table:table-cell office:value-type="float" office:value="0.58194365069">
                <text:p>0.58194365069</text:p>
              </table:table-cell>
              <table:table-cell office:value-type="float" office:value="0.555394886099">
                <text:p>0.555394886099</text:p>
              </table:table-cell>
              <table:table-cell office:value-type="float" office:value="0.985981233429">
                <text:p>0.985981233429</text:p>
              </table:table-cell>
              <table:table-cell office:value-type="float" office:value="-0.0402905374358">
                <text:p>-0.0402905374358</text:p>
              </table:table-cell>
              <table:table-cell office:value-type="float" office:value="0.674566120359">
                <text:p>0.674566120359</text:p>
              </table:table-cell>
              <table:table-cell office:value-type="float" office:value="0.00230669658301665">
                <text:p>0.00230669658301665</text:p>
              </table:table-cell>
              <table:table-cell office:value-type="float" office:value="-0.00359056653803">
                <text:p>-0.00359056653803</text:p>
              </table:table-cell>
              <table:table-cell office:value-type="float" office:value="0.993959644174">
                <text:p>0.993959644174</text:p>
              </table:table-cell>
              <table:table-cell office:value-type="float" office:value="0.169927657206">
                <text:p>0.169927657206</text:p>
              </table:table-cell>
              <table:table-cell office:value-type="float" office:value="0.505865672565">
                <text:p>0.505865672565</text:p>
              </table:table-cell>
              <table:table-cell office:value-type="float" office:value="0.670491500965">
                <text:p>0.670491500965</text:p>
              </table:table-cell>
              <table:table-cell office:value-type="float" office:value="0.549724">
                <text:p>0.549724</text:p>
              </table:table-cell>
              <table:table-cell office:value-type="float" office:value="0.830072342794">
                <text:p>0.830072342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ise20</text:p>
              </table:table-cell>
              <table:table-cell office:value-type="float" office:value="0.299271415255">
                <text:p>0.299271415255</text:p>
              </table:table-cell>
              <table:table-cell office:value-type="float" office:value="0.175966593341">
                <text:p>0.175966593341</text:p>
              </table:table-cell>
              <table:table-cell office:value-type="float" office:value="0.587983296671">
                <text:p>0.587983296671</text:p>
              </table:table-cell>
              <table:table-cell office:value-type="float" office:value="0.562600051813">
                <text:p>0.562600051813</text:p>
              </table:table-cell>
              <table:table-cell office:value-type="float" office:value="0.987757793751">
                <text:p>0.987757793751</text:p>
              </table:table-cell>
              <table:table-cell office:value-type="float" office:value="-0.0235661082546">
                <text:p>-0.0235661082546</text:p>
              </table:table-cell>
              <table:table-cell office:value-type="float" office:value="0.299271415255">
                <text:p>0.299271415255</text:p>
              </table:table-cell>
              <table:table-cell office:value-type="float" office:value="0.19026834545171">
                <text:p>0.19026834545171</text:p>
              </table:table-cell>
              <table:table-cell office:value-type="float" office:value="-0.0146375223717">
                <text:p>-0.0146375223717</text:p>
              </table:table-cell>
              <table:table-cell office:value-type="float" office:value="0.175966593341">
                <text:p>0.1759665933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99271415255">
                <text:p>0.299271415255</text:p>
              </table:table-cell>
              <table:table-cell office:value-type="float" office:value="0.557972">
                <text:p>0.557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ise40</text:p>
              </table:table-cell>
              <table:table-cell office:value-type="float" office:value="0.295748263922">
                <text:p>0.295748263922</text:p>
              </table:table-cell>
              <table:table-cell office:value-type="float" office:value="0.173535550917">
                <text:p>0.173535550917</text:p>
              </table:table-cell>
              <table:table-cell office:value-type="float" office:value="0.586201226922">
                <text:p>0.586201226922</text:p>
              </table:table-cell>
              <table:table-cell office:value-type="float" office:value="0.559242662547">
                <text:p>0.559242662547</text:p>
              </table:table-cell>
              <table:table-cell office:value-type="float" office:value="0.986733424854">
                <text:p>0.986733424854</text:p>
              </table:table-cell>
              <table:table-cell office:value-type="float" office:value="-0.0312552116951">
                <text:p>-0.0312552116951</text:p>
              </table:table-cell>
              <table:table-cell office:value-type="float" office:value="0.29767829098">
                <text:p>0.29767829098</text:p>
              </table:table-cell>
              <table:table-cell office:value-type="float" office:value="0.195091287092045">
                <text:p>0.195091287092045</text:p>
              </table:table-cell>
              <table:table-cell office:value-type="float" office:value="-0.00935214425158">
                <text:p>-0.00935214425158</text:p>
              </table:table-cell>
              <table:table-cell office:value-type="float" office:value="0.173732298868">
                <text:p>0.173732298868</text:p>
              </table:table-cell>
              <table:table-cell office:value-type="float" office:value="0.998670154975">
                <text:p>0.998670154975</text:p>
              </table:table-cell>
              <table:table-cell office:value-type="float" office:value="0.993516399695">
                <text:p>0.993516399695</text:p>
              </table:table-cell>
              <table:table-cell office:value-type="float" office:value="0.295748263922">
                <text:p>0.295748263922</text:p>
              </table:table-cell>
              <table:table-cell office:value-type="float" office:value="0.553372">
                <text:p>0.553372</text:p>
              </table:table-cell>
              <table:table-cell office:value-type="float" office:value="0.00132984502525">
                <text:p>0.00132984502525</text:p>
              </table:table-cell>
            </table:table-row>
            <table:table-row>
              <table:table-cell office:value-type="string">
                <text:p>noise60</text:p>
              </table:table-cell>
              <table:table-cell office:value-type="float" office:value="0.291263233954">
                <text:p>0.291263233954</text:p>
              </table:table-cell>
              <table:table-cell office:value-type="float" office:value="0.170455297587">
                <text:p>0.170455297587</text:p>
              </table:table-cell>
              <table:table-cell office:value-type="float" office:value="0.583656737357">
                <text:p>0.583656737357</text:p>
              </table:table-cell>
              <table:table-cell office:value-type="float" office:value="0.555599928718">
                <text:p>0.555599928718</text:p>
              </table:table-cell>
              <table:table-cell office:value-type="float" office:value="0.985799941184">
                <text:p>0.985799941184</text:p>
              </table:table-cell>
              <table:table-cell office:value-type="float" office:value="-0.0396740524418">
                <text:p>-0.0396740524418</text:p>
              </table:table-cell>
              <table:table-cell office:value-type="float" office:value="0.296541107725">
                <text:p>0.296541107725</text:p>
              </table:table-cell>
              <table:table-cell office:value-type="float" office:value="0.190607306698676">
                <text:p>0.190607306698676</text:p>
              </table:table-cell>
              <table:table-cell office:value-type="float" office:value="-0.00370313533345">
                <text:p>-0.00370313533345</text:p>
              </table:table-cell>
              <table:table-cell office:value-type="float" office:value="0.170983423947">
                <text:p>0.170983423947</text:p>
              </table:table-cell>
              <table:table-cell office:value-type="float" office:value="0.996330050768">
                <text:p>0.996330050768</text:p>
              </table:table-cell>
              <table:table-cell office:value-type="float" office:value="0.982201881515">
                <text:p>0.982201881515</text:p>
              </table:table-cell>
              <table:table-cell office:value-type="float" office:value="0.291263233954">
                <text:p>0.291263233954</text:p>
              </table:table-cell>
              <table:table-cell office:value-type="float" office:value="0.548804">
                <text:p>0.548804</text:p>
              </table:table-cell>
              <table:table-cell office:value-type="float" office:value="0.00366994923237">
                <text:p>0.00366994923237</text:p>
              </table:table-cell>
            </table:table-row>
            <table:table-row>
              <table:table-cell office:value-type="string">
                <text:p>noise80</text:p>
              </table:table-cell>
              <table:table-cell office:value-type="float" office:value="0.289215964842">
                <text:p>0.289215964842</text:p>
              </table:table-cell>
              <table:table-cell office:value-type="float" office:value="0.169054631619">
                <text:p>0.169054631619</text:p>
              </table:table-cell>
              <table:table-cell office:value-type="float" office:value="0.58194365069">
                <text:p>0.58194365069</text:p>
              </table:table-cell>
              <table:table-cell office:value-type="float" office:value="0.555394886099">
                <text:p>0.555394886099</text:p>
              </table:table-cell>
              <table:table-cell office:value-type="float" office:value="0.985981233429">
                <text:p>0.985981233429</text:p>
              </table:table-cell>
              <table:table-cell office:value-type="float" office:value="-0.0402905374358">
                <text:p>-0.0402905374358</text:p>
              </table:table-cell>
              <table:table-cell office:value-type="float" office:value="0.29800534182">
                <text:p>0.29800534182</text:p>
              </table:table-cell>
              <table:table-cell office:value-type="float" office:value="0.191687686286148">
                <text:p>0.191687686286148</text:p>
              </table:table-cell>
              <table:table-cell office:value-type="float" office:value="-0.00359056653803">
                <text:p>-0.00359056653803</text:p>
              </table:table-cell>
              <table:table-cell office:value-type="float" office:value="0.169927657206">
                <text:p>0.169927657206</text:p>
              </table:table-cell>
              <table:table-cell office:value-type="float" office:value="0.993959644174">
                <text:p>0.993959644174</text:p>
              </table:table-cell>
              <table:table-cell office:value-type="float" office:value="0.970505975083">
                <text:p>0.970505975083</text:p>
              </table:table-cell>
              <table:table-cell office:value-type="float" office:value="0.289215964842">
                <text:p>0.289215964842</text:p>
              </table:table-cell>
              <table:table-cell office:value-type="float" office:value="0.549724">
                <text:p>0.549724</text:p>
              </table:table-cell>
              <table:table-cell office:value-type="float" office:value="0.00604035582556">
                <text:p>0.006040355825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